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Mono1" fo:font-size="8pt" officeooo:paragraph-rsid="004f2d8a" style:font-size-asian="8pt" style:font-size-complex="8pt"/>
    </style:style>
    <style:style style:name="P2" style:family="paragraph" style:parent-style-name="Standard">
      <style:text-properties style:font-name="Liberation Mono1" fo:font-size="10pt" style:text-underline-style="solid" style:text-underline-width="auto" style:text-underline-color="font-color" fo:font-weight="bold" officeooo:rsid="00096be3" officeooo:paragraph-rsid="00096be3" style:font-size-asian="10pt" style:font-weight-asian="bold" style:font-size-complex="10pt" style:font-weight-complex="bold"/>
    </style:style>
    <style:style style:name="P3" style:family="paragraph" style:parent-style-name="Standard">
      <style:text-properties style:font-name="Liberation Mono1" fo:font-size="10pt" style:text-underline-style="solid" style:text-underline-width="auto" style:text-underline-color="font-color" fo:font-weight="bold" officeooo:rsid="00e088ea" officeooo:paragraph-rsid="00e088ea" style:font-size-asian="10pt" style:font-weight-asian="bold" style:font-size-complex="10pt" style:font-weight-complex="bold"/>
    </style:style>
    <style:style style:name="P4" style:family="paragraph" style:parent-style-name="Standard">
      <style:text-properties style:font-name="Liberation Mono1" fo:font-size="10pt" style:text-underline-style="solid" style:text-underline-width="auto" style:text-underline-color="font-color" fo:font-weight="bold" officeooo:rsid="00e088ea" officeooo:paragraph-rsid="010385bc" style:font-size-asian="10pt" style:font-weight-asian="bold" style:font-size-complex="10pt" style:font-weight-complex="bold"/>
    </style:style>
    <style:style style:name="P5" style:family="paragraph" style:parent-style-name="Standard">
      <style:text-properties style:font-name="Liberation Mono1" fo:font-size="10pt" style:text-underline-style="solid" style:text-underline-width="auto" style:text-underline-color="font-color" fo:font-weight="bold" officeooo:rsid="00d97b18" officeooo:paragraph-rsid="010385bc" style:font-size-asian="10pt" style:font-weight-asian="bold" style:font-size-complex="10pt" style:font-weight-complex="bold"/>
    </style:style>
    <style:style style:name="P6" style:family="paragraph" style:parent-style-name="Standard">
      <style:text-properties style:font-name="Liberation Mono1" fo:font-size="10pt" style:text-underline-style="solid" style:text-underline-width="auto" style:text-underline-color="font-color" fo:font-weight="bold" officeooo:rsid="00c3ca74" officeooo:paragraph-rsid="010385bc" style:font-size-asian="10pt" style:font-weight-asian="bold" style:font-size-complex="10pt" style:font-weight-complex="bold"/>
    </style:style>
    <style:style style:name="P7" style:family="paragraph" style:parent-style-name="Standard">
      <style:text-properties style:font-name="Liberation Mono1" fo:font-size="10pt" style:text-underline-style="solid" style:text-underline-width="auto" style:text-underline-color="font-color" fo:font-weight="bold" officeooo:rsid="01056e0c" officeooo:paragraph-rsid="01056e0c" style:font-size-asian="10pt" style:font-weight-asian="bold" style:font-size-complex="10pt" style:font-weight-complex="bold"/>
    </style:style>
    <style:style style:name="P8" style:family="paragraph" style:parent-style-name="Standard">
      <style:text-properties style:font-name="Liberation Mono1" fo:font-size="10pt" style:text-underline-style="solid" style:text-underline-width="auto" style:text-underline-color="font-color" fo:font-weight="bold" officeooo:rsid="0107415e" officeooo:paragraph-rsid="0107415e" style:font-size-asian="10pt" style:font-weight-asian="bold" style:font-size-complex="10pt" style:font-weight-complex="bold"/>
    </style:style>
    <style:style style:name="P9" style:family="paragraph" style:parent-style-name="Standard">
      <style:text-properties style:font-name="Liberation Mono1" fo:font-size="10pt" style:text-underline-style="solid" style:text-underline-width="auto" style:text-underline-color="font-color" fo:font-weight="bold" officeooo:rsid="0107415e" officeooo:paragraph-rsid="011c8491" style:font-size-asian="10pt" style:font-weight-asian="bold" style:font-size-complex="10pt" style:font-weight-complex="bold"/>
    </style:style>
    <style:style style:name="P10" style:family="paragraph" style:parent-style-name="Standard">
      <style:text-properties style:font-name="Liberation Mono1" fo:font-size="10pt" style:text-underline-style="solid" style:text-underline-width="auto" style:text-underline-color="font-color" fo:font-weight="bold" officeooo:rsid="011eb8e8" officeooo:paragraph-rsid="011eb8e8" style:font-size-asian="10pt" style:font-weight-asian="bold" style:font-size-complex="10pt" style:font-weight-complex="bold"/>
    </style:style>
    <style:style style:name="P11" style:family="paragraph" style:parent-style-name="Standard">
      <style:text-properties style:font-name="Liberation Mono1" fo:font-size="10pt" style:text-underline-style="solid" style:text-underline-width="auto" style:text-underline-color="font-color" fo:font-weight="bold" officeooo:rsid="013412f6" officeooo:paragraph-rsid="013412f6" style:font-size-asian="10pt" style:font-weight-asian="bold" style:font-size-complex="10pt" style:font-weight-complex="bold"/>
    </style:style>
    <style:style style:name="P12" style:family="paragraph" style:parent-style-name="Standard">
      <style:text-properties style:font-name="Liberation Mono1" fo:font-size="10pt" style:text-underline-style="solid" style:text-underline-width="auto" style:text-underline-color="font-color" fo:font-weight="bold" officeooo:rsid="013961ca" officeooo:paragraph-rsid="013961ca" style:font-size-asian="10pt" style:font-weight-asian="bold" style:font-size-complex="10pt" style:font-weight-complex="bold"/>
    </style:style>
    <style:style style:name="P13" style:family="paragraph" style:parent-style-name="Standard">
      <style:text-properties style:font-name="Liberation Mono1" fo:font-size="10pt" style:text-underline-style="solid" style:text-underline-width="auto" style:text-underline-color="font-color" fo:font-weight="bold" officeooo:rsid="013ccfea" officeooo:paragraph-rsid="013ccfea" style:font-size-asian="10pt" style:font-weight-asian="bold" style:font-size-complex="10pt" style:font-weight-complex="bold"/>
    </style:style>
    <style:style style:name="P14" style:family="paragraph" style:parent-style-name="Standard">
      <style:text-properties style:font-name="Liberation Mono1" fo:font-size="10pt" style:text-underline-style="solid" style:text-underline-width="auto" style:text-underline-color="font-color" fo:font-weight="bold" officeooo:rsid="013d5142" officeooo:paragraph-rsid="013d5142" style:font-size-asian="10pt" style:font-weight-asian="bold" style:font-size-complex="10pt" style:font-weight-complex="bold"/>
    </style:style>
    <style:style style:name="P15" style:family="paragraph" style:parent-style-name="Standard">
      <style:text-properties style:font-name="Liberation Mono1" fo:font-size="10pt" style:text-underline-style="solid" style:text-underline-width="auto" style:text-underline-color="font-color" fo:font-weight="bold" officeooo:rsid="013e9faa" officeooo:paragraph-rsid="013e9faa" style:font-size-asian="10pt" style:font-weight-asian="bold" style:font-size-complex="10pt" style:font-weight-complex="bold"/>
    </style:style>
    <style:style style:name="P16" style:family="paragraph" style:parent-style-name="Standard">
      <style:text-properties style:font-name="Liberation Mono1" fo:font-size="10pt" style:text-underline-style="solid" style:text-underline-width="auto" style:text-underline-color="font-color" fo:font-weight="bold" officeooo:rsid="0141ca94" officeooo:paragraph-rsid="0141ca94" style:font-size-asian="10pt" style:font-weight-asian="bold" style:font-size-complex="10pt" style:font-weight-complex="bold"/>
    </style:style>
    <style:style style:name="P17" style:family="paragraph" style:parent-style-name="Standard">
      <style:text-properties style:font-name="Liberation Mono1" fo:font-size="10pt" style:text-underline-style="solid" style:text-underline-width="auto" style:text-underline-color="font-color" fo:font-weight="bold" officeooo:rsid="01435b59" officeooo:paragraph-rsid="01435b59" style:font-size-asian="10pt" style:font-weight-asian="bold" style:font-size-complex="10pt" style:font-weight-complex="bold"/>
    </style:style>
    <style:style style:name="P18" style:family="paragraph" style:parent-style-name="Standard">
      <style:text-properties style:font-name="Liberation Mono1" fo:font-size="10pt" style:text-underline-style="solid" style:text-underline-width="auto" style:text-underline-color="font-color" fo:font-weight="bold" officeooo:rsid="01435b59" officeooo:paragraph-rsid="014568e2" style:font-size-asian="10pt" style:font-weight-asian="bold" style:font-size-complex="10pt" style:font-weight-complex="bold"/>
    </style:style>
    <style:style style:name="P19" style:family="paragraph" style:parent-style-name="Standard">
      <style:text-properties style:font-name="Liberation Mono1" fo:font-size="10pt" style:text-underline-style="solid" style:text-underline-width="auto" style:text-underline-color="font-color" fo:font-weight="bold" officeooo:rsid="01466a88" officeooo:paragraph-rsid="01466a88" style:font-size-asian="10pt" style:font-weight-asian="bold" style:font-size-complex="10pt" style:font-weight-complex="bold"/>
    </style:style>
    <style:style style:name="P20" style:family="paragraph" style:parent-style-name="Standard">
      <style:text-properties style:font-name="Liberation Mono1" fo:font-size="10pt" style:text-underline-style="solid" style:text-underline-width="auto" style:text-underline-color="font-color" fo:font-weight="bold" officeooo:rsid="0147c779" officeooo:paragraph-rsid="0147c779" style:font-size-asian="10pt" style:font-weight-asian="bold" style:font-size-complex="10pt" style:font-weight-complex="bold"/>
    </style:style>
    <style:style style:name="P21" style:family="paragraph" style:parent-style-name="Standard">
      <style:text-properties style:font-name="Liberation Mono1" fo:font-size="10pt" style:text-underline-style="solid" style:text-underline-width="auto" style:text-underline-color="font-color" fo:font-weight="bold" officeooo:rsid="014e35f8" officeooo:paragraph-rsid="014e35f8" style:font-size-asian="10pt" style:font-weight-asian="bold" style:font-size-complex="10pt" style:font-weight-complex="bold"/>
    </style:style>
    <style:style style:name="P22" style:family="paragraph" style:parent-style-name="Standard">
      <style:text-properties style:font-name="Liberation Mono1" fo:font-size="10pt" style:text-underline-style="solid" style:text-underline-width="auto" style:text-underline-color="font-color" fo:font-weight="bold" officeooo:rsid="014e35f8" officeooo:paragraph-rsid="015116e6" style:font-size-asian="10pt" style:font-weight-asian="bold" style:font-size-complex="10pt" style:font-weight-complex="bold"/>
    </style:style>
    <style:style style:name="P23" style:family="paragraph" style:parent-style-name="Standard">
      <style:text-properties style:font-name="Liberation Mono1" fo:font-size="10pt" style:text-underline-style="solid" style:text-underline-width="auto" style:text-underline-color="font-color" fo:font-weight="bold" officeooo:rsid="014e35f8" officeooo:paragraph-rsid="01551b9f" style:font-size-asian="10pt" style:font-weight-asian="bold" style:font-size-complex="10pt" style:font-weight-complex="bold"/>
    </style:style>
    <style:style style:name="P24" style:family="paragraph" style:parent-style-name="Standard">
      <style:text-properties style:font-name="Liberation Mono1" fo:font-size="10pt" style:text-underline-style="solid" style:text-underline-width="auto" style:text-underline-color="font-color" fo:font-weight="bold" officeooo:rsid="015c9e15" officeooo:paragraph-rsid="015c9e15" style:font-size-asian="10pt" style:font-weight-asian="bold" style:font-size-complex="10pt" style:font-weight-complex="bold"/>
    </style:style>
    <style:style style:name="P25" style:family="paragraph" style:parent-style-name="Standard">
      <style:text-properties style:font-name="Liberation Mono1" fo:font-size="10pt" style:text-underline-style="solid" style:text-underline-width="auto" style:text-underline-color="font-color" fo:font-weight="bold" officeooo:rsid="015f776e" officeooo:paragraph-rsid="015f776e" style:font-size-asian="10pt" style:font-weight-asian="bold" style:font-size-complex="10pt" style:font-weight-complex="bold"/>
    </style:style>
    <style:style style:name="P26" style:family="paragraph" style:parent-style-name="Standard">
      <style:text-properties style:font-name="Liberation Mono1" fo:font-size="10pt" style:text-underline-style="solid" style:text-underline-width="auto" style:text-underline-color="font-color" fo:font-weight="bold" officeooo:rsid="0166fb07" officeooo:paragraph-rsid="0166fb07" style:font-size-asian="10pt" style:font-weight-asian="bold" style:font-size-complex="10pt" style:font-weight-complex="bold"/>
    </style:style>
    <style:style style:name="P27" style:family="paragraph" style:parent-style-name="Standard">
      <style:text-properties style:font-name="Liberation Mono1" fo:font-size="10pt" style:text-underline-style="solid" style:text-underline-width="auto" style:text-underline-color="font-color" fo:font-weight="bold" officeooo:rsid="016849d8" officeooo:paragraph-rsid="016b9360" style:font-size-asian="10pt" style:font-weight-asian="bold" style:font-size-complex="10pt" style:font-weight-complex="bold"/>
    </style:style>
    <style:style style:name="P28" style:family="paragraph" style:parent-style-name="Standard">
      <style:text-properties style:font-name="Liberation Mono1" fo:font-size="10pt" style:text-underline-style="solid" style:text-underline-width="auto" style:text-underline-color="font-color" fo:font-weight="bold" officeooo:rsid="016b9360" officeooo:paragraph-rsid="016b9360" style:font-size-asian="10pt" style:font-weight-asian="bold" style:font-size-complex="10pt" style:font-weight-complex="bold"/>
    </style:style>
    <style:style style:name="P29" style:family="paragraph" style:parent-style-name="Standard">
      <style:text-properties style:font-name="Liberation Mono1" fo:font-size="10pt" style:text-underline-style="solid" style:text-underline-width="auto" style:text-underline-color="font-color" fo:font-weight="bold" officeooo:rsid="016d4807" officeooo:paragraph-rsid="016d4807" style:font-size-asian="10pt" style:font-weight-asian="bold" style:font-size-complex="10pt" style:font-weight-complex="bold"/>
    </style:style>
    <style:style style:name="P30" style:family="paragraph" style:parent-style-name="Standard">
      <style:text-properties style:font-name="Liberation Mono1" fo:font-size="10pt" style:text-underline-style="solid" style:text-underline-width="auto" style:text-underline-color="font-color" fo:font-weight="bold" officeooo:rsid="0171bcbd" officeooo:paragraph-rsid="0171bcbd" style:font-size-asian="10pt" style:font-weight-asian="bold" style:font-size-complex="10pt" style:font-weight-complex="bold"/>
    </style:style>
    <style:style style:name="P31" style:family="paragraph" style:parent-style-name="Standard">
      <style:text-properties style:font-name="Liberation Mono1" fo:font-size="10pt" style:text-underline-style="solid" style:text-underline-width="auto" style:text-underline-color="font-color" fo:font-weight="bold" officeooo:rsid="0174ccb7" officeooo:paragraph-rsid="0174ccb7" style:font-size-asian="10pt" style:font-weight-asian="bold" style:font-size-complex="10pt" style:font-weight-complex="bold"/>
    </style:style>
    <style:style style:name="P32" style:family="paragraph" style:parent-style-name="Standard">
      <style:text-properties style:font-name="Liberation Mono1" fo:font-size="10pt" style:text-underline-style="solid" style:text-underline-width="auto" style:text-underline-color="font-color" fo:font-weight="bold" officeooo:rsid="01771d58" officeooo:paragraph-rsid="01771d58" style:font-size-asian="10pt" style:font-weight-asian="bold" style:font-size-complex="10pt" style:font-weight-complex="bold"/>
    </style:style>
    <style:style style:name="P33" style:family="paragraph" style:parent-style-name="Standard">
      <style:text-properties style:font-name="Liberation Mono1" fo:font-size="10pt" style:text-underline-style="solid" style:text-underline-width="auto" style:text-underline-color="font-color" fo:font-weight="bold" officeooo:rsid="01771d58" officeooo:paragraph-rsid="0179e22f" style:font-size-asian="10pt" style:font-weight-asian="bold" style:font-size-complex="10pt" style:font-weight-complex="bold"/>
    </style:style>
    <style:style style:name="P34" style:family="paragraph" style:parent-style-name="Standard">
      <style:text-properties style:font-name="Liberation Mono1" fo:font-size="10pt" style:text-underline-style="solid" style:text-underline-width="auto" style:text-underline-color="font-color" fo:font-weight="bold" officeooo:rsid="0179e22f" officeooo:paragraph-rsid="0179e22f" style:font-size-asian="10pt" style:font-weight-asian="bold" style:font-size-complex="10pt" style:font-weight-complex="bold"/>
    </style:style>
    <style:style style:name="P35" style:family="paragraph" style:parent-style-name="Standard">
      <style:text-properties style:font-name="Liberation Mono1" fo:font-size="10pt" style:text-underline-style="solid" style:text-underline-width="auto" style:text-underline-color="font-color" fo:font-weight="bold" officeooo:rsid="010385bc" officeooo:paragraph-rsid="010385bc" style:font-size-asian="10pt" style:font-weight-asian="bold" style:font-size-complex="10pt" style:font-weight-complex="bold"/>
    </style:style>
    <style:style style:name="P36" style:family="paragraph" style:parent-style-name="Standard">
      <style:text-properties style:font-name="Liberation Mono1" fo:font-size="10pt" style:text-underline-style="solid" style:text-underline-width="auto" style:text-underline-color="font-color" fo:font-weight="bold" officeooo:rsid="017b1244" officeooo:paragraph-rsid="017b1244" style:font-size-asian="10pt" style:font-weight-asian="bold" style:font-size-complex="10pt" style:font-weight-complex="bold"/>
    </style:style>
    <style:style style:name="P37" style:family="paragraph" style:parent-style-name="Standard">
      <style:text-properties style:font-name="Liberation Mono1" fo:font-size="10pt" style:text-underline-style="solid" style:text-underline-width="auto" style:text-underline-color="font-color" fo:font-weight="bold" officeooo:rsid="0028c693" officeooo:paragraph-rsid="0182b25a" style:text-underline-mode="continuous" style:text-overline-mode="continuous" style:text-line-through-mode="continuous" style:font-size-asian="10pt" style:font-weight-asian="bold" style:font-size-complex="10pt" style:font-weight-complex="bold"/>
    </style:style>
    <style:style style:name="P38" style:family="paragraph" style:parent-style-name="Standard">
      <style:text-properties style:font-name="Liberation Mono1" fo:font-size="10pt" style:text-underline-style="solid" style:text-underline-width="auto" style:text-underline-color="font-color" fo:font-weight="bold" officeooo:rsid="01843040" officeooo:paragraph-rsid="01843040" style:text-underline-mode="continuous" style:text-overline-mode="continuous" style:text-line-through-mode="continuous" style:font-size-asian="10pt" style:font-weight-asian="bold" style:font-size-complex="10pt" style:font-weight-complex="bold"/>
    </style:style>
    <style:style style:name="P39" style:family="paragraph" style:parent-style-name="Standard">
      <style:text-properties style:font-name="Liberation Mono1" fo:font-size="10pt" style:text-underline-style="none" fo:font-weight="normal" officeooo:rsid="00947cb3" officeooo:paragraph-rsid="00947cb3" style:font-size-asian="10pt" style:font-weight-asian="normal" style:font-size-complex="10pt" style:font-weight-complex="normal"/>
    </style:style>
    <style:style style:name="P40" style:family="paragraph" style:parent-style-name="Standard">
      <style:text-properties style:font-name="Liberation Mono1" fo:font-size="10pt" style:text-underline-style="none" fo:font-weight="normal" officeooo:rsid="0095cc83" officeooo:paragraph-rsid="0095cc83" style:font-size-asian="10pt" style:font-weight-asian="normal" style:font-size-complex="10pt" style:font-weight-complex="normal"/>
    </style:style>
    <style:style style:name="P41" style:family="paragraph" style:parent-style-name="Standard">
      <style:text-properties style:font-name="Liberation Mono1" fo:font-size="10pt" style:text-underline-style="none" fo:font-weight="normal" officeooo:rsid="00e088ea" officeooo:paragraph-rsid="00e088ea" style:font-size-asian="10pt" style:font-weight-asian="normal" style:font-size-complex="10pt" style:font-weight-complex="normal"/>
    </style:style>
    <style:style style:name="P42" style:family="paragraph" style:parent-style-name="Standard">
      <style:text-properties style:font-name="Liberation Mono1" fo:font-size="10pt" style:text-underline-style="none" fo:font-weight="normal" officeooo:rsid="00e088ea" officeooo:paragraph-rsid="010385bc" style:font-size-asian="10pt" style:font-weight-asian="normal" style:font-size-complex="10pt" style:font-weight-complex="normal"/>
    </style:style>
    <style:style style:name="P43" style:family="paragraph" style:parent-style-name="Standard">
      <style:text-properties style:font-name="Liberation Mono1" fo:font-size="10pt" style:text-underline-style="none" fo:font-weight="normal" officeooo:rsid="00e088ea" officeooo:paragraph-rsid="016d4807" style:font-size-asian="10pt" style:font-weight-asian="normal" style:font-size-complex="10pt" style:font-weight-complex="normal"/>
    </style:style>
    <style:style style:name="P44" style:family="paragraph" style:parent-style-name="Standard">
      <style:text-properties style:font-name="Liberation Mono1" fo:font-size="10pt" style:text-underline-style="none" fo:font-weight="normal" officeooo:rsid="00e27993" officeooo:paragraph-rsid="00e27993" style:font-size-asian="10pt" style:font-weight-asian="normal" style:font-size-complex="10pt" style:font-weight-complex="normal"/>
    </style:style>
    <style:style style:name="P45" style:family="paragraph" style:parent-style-name="Standard">
      <style:text-properties style:font-name="Liberation Mono1" fo:font-size="10pt" style:text-underline-style="none" fo:font-weight="normal" officeooo:rsid="00e6519d" officeooo:paragraph-rsid="010385bc" style:font-size-asian="10pt" style:font-weight-asian="normal" style:font-size-complex="10pt" style:font-weight-complex="normal"/>
    </style:style>
    <style:style style:name="P46" style:family="paragraph" style:parent-style-name="Standard">
      <style:text-properties style:font-name="Liberation Mono1" fo:font-size="10pt" style:text-underline-style="none" fo:font-weight="normal" officeooo:rsid="00d97b18" officeooo:paragraph-rsid="010385bc" style:font-size-asian="10pt" style:font-weight-asian="normal" style:font-size-complex="10pt" style:font-weight-complex="normal"/>
    </style:style>
    <style:style style:name="P47" style:family="paragraph" style:parent-style-name="Standard">
      <style:text-properties style:font-name="Liberation Mono1" fo:font-size="10pt" style:text-underline-style="none" fo:font-weight="normal" officeooo:rsid="00d58fd0" officeooo:paragraph-rsid="010385bc" style:font-size-asian="10pt" style:font-weight-asian="normal" style:font-size-complex="10pt" style:font-weight-complex="normal"/>
    </style:style>
    <style:style style:name="P48" style:family="paragraph" style:parent-style-name="Standard">
      <style:text-properties style:font-name="Liberation Mono1" fo:font-size="10pt" style:text-underline-style="none" fo:font-weight="normal" officeooo:rsid="00ce1088" officeooo:paragraph-rsid="010385bc" style:font-size-asian="10pt" style:font-weight-asian="normal" style:font-size-complex="10pt" style:font-weight-complex="normal"/>
    </style:style>
    <style:style style:name="P49" style:family="paragraph" style:parent-style-name="Standard">
      <style:text-properties style:font-name="Liberation Mono1" fo:font-size="10pt" style:text-underline-style="none" fo:font-weight="normal" officeooo:rsid="0107415e" officeooo:paragraph-rsid="0107415e" style:font-size-asian="10pt" style:font-weight-asian="normal" style:font-size-complex="10pt" style:font-weight-complex="normal"/>
    </style:style>
    <style:style style:name="P50" style:family="paragraph" style:parent-style-name="Standard">
      <style:text-properties style:font-name="Liberation Mono1" fo:font-size="10pt" style:text-underline-style="none" fo:font-weight="normal" officeooo:rsid="0107415e" officeooo:paragraph-rsid="010b1403" style:font-size-asian="10pt" style:font-weight-asian="normal" style:font-size-complex="10pt" style:font-weight-complex="normal"/>
    </style:style>
    <style:style style:name="P51" style:family="paragraph" style:parent-style-name="Standard">
      <style:text-properties style:font-name="Liberation Mono1" fo:font-size="10pt" style:text-underline-style="none" fo:font-weight="normal" officeooo:rsid="01076f11" officeooo:paragraph-rsid="01076f11" style:font-size-asian="10pt" style:font-weight-asian="normal" style:font-size-complex="10pt" style:font-weight-complex="normal"/>
    </style:style>
    <style:style style:name="P52" style:family="paragraph" style:parent-style-name="Standard">
      <style:text-properties style:font-name="Liberation Mono1" fo:font-size="10pt" style:text-underline-style="none" fo:font-weight="normal" officeooo:rsid="01056e0c" officeooo:paragraph-rsid="01056e0c" style:font-size-asian="10pt" style:font-weight-asian="normal" style:font-size-complex="10pt" style:font-weight-complex="normal"/>
    </style:style>
    <style:style style:name="P53" style:family="paragraph" style:parent-style-name="Standard">
      <style:text-properties style:font-name="Liberation Mono1" fo:font-size="10pt" style:text-underline-style="none" fo:font-weight="normal" officeooo:rsid="01084848" officeooo:paragraph-rsid="01084848" style:font-size-asian="10pt" style:font-weight-asian="normal" style:font-size-complex="10pt" style:font-weight-complex="normal"/>
    </style:style>
    <style:style style:name="P54" style:family="paragraph" style:parent-style-name="Standard">
      <style:text-properties style:font-name="Liberation Mono1" fo:font-size="10pt" style:text-underline-style="none" fo:font-weight="normal" officeooo:rsid="01084848" officeooo:paragraph-rsid="012d7f67" style:font-size-asian="10pt" style:font-weight-asian="normal" style:font-size-complex="10pt" style:font-weight-complex="normal"/>
    </style:style>
    <style:style style:name="P55" style:family="paragraph" style:parent-style-name="Standard">
      <style:text-properties style:font-name="Liberation Mono1" fo:font-size="10pt" style:text-underline-style="none" fo:font-weight="normal" officeooo:rsid="01084848" officeooo:paragraph-rsid="013412f6" style:font-size-asian="10pt" style:font-weight-asian="normal" style:font-size-complex="10pt" style:font-weight-complex="normal"/>
    </style:style>
    <style:style style:name="P56" style:family="paragraph" style:parent-style-name="Standard">
      <style:text-properties style:font-name="Liberation Mono1" fo:font-size="10pt" style:text-underline-style="none" fo:font-weight="normal" officeooo:rsid="01084848" officeooo:paragraph-rsid="014b38d2" style:font-size-asian="10pt" style:font-weight-asian="normal" style:font-size-complex="10pt" style:font-weight-complex="normal"/>
    </style:style>
    <style:style style:name="P57" style:family="paragraph" style:parent-style-name="Standard">
      <style:text-properties style:font-name="Liberation Mono1" fo:font-size="10pt" style:text-underline-style="none" fo:font-weight="normal" officeooo:rsid="01084848" officeooo:paragraph-rsid="0189c4e5" style:font-size-asian="10pt" style:font-weight-asian="normal" style:font-size-complex="10pt" style:font-weight-complex="normal"/>
    </style:style>
    <style:style style:name="P58" style:family="paragraph" style:parent-style-name="Standard">
      <style:text-properties style:font-name="Liberation Mono1" fo:font-size="10pt" style:text-underline-style="none" fo:font-weight="normal" officeooo:rsid="010b1403" officeooo:paragraph-rsid="010b1403" style:font-size-asian="10pt" style:font-weight-asian="normal" style:font-size-complex="10pt" style:font-weight-complex="normal"/>
    </style:style>
    <style:style style:name="P59" style:family="paragraph" style:parent-style-name="Standard">
      <style:text-properties style:font-name="Liberation Mono1" fo:font-size="10pt" style:text-underline-style="none" fo:font-weight="normal" officeooo:rsid="011c8491" officeooo:paragraph-rsid="011c8491" style:font-size-asian="10pt" style:font-weight-asian="normal" style:font-size-complex="10pt" style:font-weight-complex="normal"/>
    </style:style>
    <style:style style:name="P60" style:family="paragraph" style:parent-style-name="Standard">
      <style:text-properties style:font-name="Liberation Mono1" fo:font-size="10pt" style:text-underline-style="none" fo:font-weight="normal" officeooo:rsid="011eb8e8" officeooo:paragraph-rsid="011eb8e8" style:font-size-asian="10pt" style:font-weight-asian="normal" style:font-size-complex="10pt" style:font-weight-complex="normal"/>
    </style:style>
    <style:style style:name="P61" style:family="paragraph" style:parent-style-name="Standard">
      <style:text-properties style:font-name="Liberation Mono1" fo:font-size="10pt" style:text-underline-style="none" fo:font-weight="normal" officeooo:rsid="0121b27c" officeooo:paragraph-rsid="0121b27c" style:font-size-asian="10pt" style:font-weight-asian="normal" style:font-size-complex="10pt" style:font-weight-complex="normal"/>
    </style:style>
    <style:style style:name="P62" style:family="paragraph" style:parent-style-name="Standard">
      <style:text-properties style:font-name="Liberation Mono1" fo:font-size="10pt" style:text-underline-style="none" fo:font-weight="normal" officeooo:rsid="012a99aa" officeooo:paragraph-rsid="012a99aa" style:font-size-asian="10pt" style:font-weight-asian="normal" style:font-size-complex="10pt" style:font-weight-complex="normal"/>
    </style:style>
    <style:style style:name="P63" style:family="paragraph" style:parent-style-name="Standard">
      <style:text-properties style:font-name="Liberation Mono1" fo:font-size="10pt" style:text-underline-style="none" fo:font-weight="normal" officeooo:rsid="012d7f67" officeooo:paragraph-rsid="013412f6" style:font-size-asian="10pt" style:font-weight-asian="normal" style:font-size-complex="10pt" style:font-weight-complex="normal"/>
    </style:style>
    <style:style style:name="P64" style:family="paragraph" style:parent-style-name="Standard">
      <style:text-properties style:font-name="Liberation Mono1" fo:font-size="10pt" style:text-underline-style="none" fo:font-weight="normal" officeooo:rsid="013412f6" officeooo:paragraph-rsid="013412f6" style:font-size-asian="10pt" style:font-weight-asian="normal" style:font-size-complex="10pt" style:font-weight-complex="normal"/>
    </style:style>
    <style:style style:name="P65" style:family="paragraph" style:parent-style-name="Standard">
      <style:text-properties style:font-name="Liberation Mono1" fo:font-size="10pt" style:text-underline-style="none" fo:font-weight="normal" officeooo:rsid="013961ca" officeooo:paragraph-rsid="013961ca" style:font-size-asian="10pt" style:font-weight-asian="normal" style:font-size-complex="10pt" style:font-weight-complex="normal"/>
    </style:style>
    <style:style style:name="P66" style:family="paragraph" style:parent-style-name="Standard">
      <style:text-properties style:font-name="Liberation Mono1" fo:font-size="10pt" style:text-underline-style="none" fo:font-weight="normal" officeooo:rsid="013ccfea" officeooo:paragraph-rsid="013ccfea" style:font-size-asian="10pt" style:font-weight-asian="normal" style:font-size-complex="10pt" style:font-weight-complex="normal"/>
    </style:style>
    <style:style style:name="P67" style:family="paragraph" style:parent-style-name="Standard">
      <style:text-properties style:font-name="Liberation Mono1" fo:font-size="10pt" style:text-underline-style="none" fo:font-weight="normal" officeooo:rsid="013d5142" officeooo:paragraph-rsid="013d5142" style:font-size-asian="10pt" style:font-weight-asian="normal" style:font-size-complex="10pt" style:font-weight-complex="normal"/>
    </style:style>
    <style:style style:name="P68" style:family="paragraph" style:parent-style-name="Standard">
      <style:text-properties style:font-name="Liberation Mono1" fo:font-size="10pt" style:text-underline-style="none" fo:font-weight="normal" officeooo:rsid="013e9faa" officeooo:paragraph-rsid="013e9faa" style:font-size-asian="10pt" style:font-weight-asian="normal" style:font-size-complex="10pt" style:font-weight-complex="normal"/>
    </style:style>
    <style:style style:name="P69" style:family="paragraph" style:parent-style-name="Standard">
      <style:text-properties style:font-name="Liberation Mono1" fo:font-size="10pt" style:text-underline-style="none" fo:font-weight="normal" officeooo:rsid="0141ca94" officeooo:paragraph-rsid="0141ca94" style:font-size-asian="10pt" style:font-weight-asian="normal" style:font-size-complex="10pt" style:font-weight-complex="normal"/>
    </style:style>
    <style:style style:name="P70" style:family="paragraph" style:parent-style-name="Standard">
      <style:text-properties style:font-name="Liberation Mono1" fo:font-size="10pt" style:text-underline-style="none" fo:font-weight="normal" officeooo:rsid="01429976" officeooo:paragraph-rsid="01429976" style:font-size-asian="10pt" style:font-weight-asian="normal" style:font-size-complex="10pt" style:font-weight-complex="normal"/>
    </style:style>
    <style:style style:name="P71" style:family="paragraph" style:parent-style-name="Standard">
      <style:text-properties style:font-name="Liberation Mono1" fo:font-size="10pt" style:text-underline-style="none" fo:font-weight="normal" officeooo:rsid="01435b59" officeooo:paragraph-rsid="01435b59" style:font-size-asian="10pt" style:font-weight-asian="normal" style:font-size-complex="10pt" style:font-weight-complex="normal"/>
    </style:style>
    <style:style style:name="P72" style:family="paragraph" style:parent-style-name="Standard">
      <style:text-properties style:font-name="Liberation Mono1" fo:font-size="10pt" style:text-underline-style="none" fo:font-weight="normal" officeooo:rsid="014568e2" officeooo:paragraph-rsid="014568e2" style:font-size-asian="10pt" style:font-weight-asian="normal" style:font-size-complex="10pt" style:font-weight-complex="normal"/>
    </style:style>
    <style:style style:name="P73" style:family="paragraph" style:parent-style-name="Standard">
      <style:text-properties style:font-name="Liberation Mono1" fo:font-size="10pt" style:text-underline-style="none" fo:font-weight="normal" officeooo:rsid="01466a88" officeooo:paragraph-rsid="01466a88" style:font-size-asian="10pt" style:font-weight-asian="normal" style:font-size-complex="10pt" style:font-weight-complex="normal"/>
    </style:style>
    <style:style style:name="P74" style:family="paragraph" style:parent-style-name="Standard">
      <style:text-properties style:font-name="Liberation Mono1" fo:font-size="10pt" style:text-underline-style="none" fo:font-weight="normal" officeooo:rsid="0147c779" officeooo:paragraph-rsid="0147c779" style:font-size-asian="10pt" style:font-weight-asian="normal" style:font-size-complex="10pt" style:font-weight-complex="normal"/>
    </style:style>
    <style:style style:name="P75" style:family="paragraph" style:parent-style-name="Standard">
      <style:text-properties style:font-name="Liberation Mono1" fo:font-size="10pt" style:text-underline-style="none" fo:font-weight="normal" officeooo:rsid="014c5652" officeooo:paragraph-rsid="014c5652" style:font-size-asian="10pt" style:font-weight-asian="normal" style:font-size-complex="10pt" style:font-weight-complex="normal"/>
    </style:style>
    <style:style style:name="P76" style:family="paragraph" style:parent-style-name="Standard">
      <style:text-properties style:font-name="Liberation Mono1" fo:font-size="10pt" style:text-underline-style="none" fo:font-weight="normal" officeooo:rsid="014c5652" officeooo:paragraph-rsid="0186a232" style:font-size-asian="10pt" style:font-weight-asian="normal" style:font-size-complex="10pt" style:font-weight-complex="normal"/>
    </style:style>
    <style:style style:name="P77" style:family="paragraph" style:parent-style-name="Standard">
      <style:text-properties style:font-name="Liberation Mono1" fo:font-size="10pt" style:text-underline-style="none" fo:font-weight="normal" officeooo:rsid="014c5652" officeooo:paragraph-rsid="01b6d19f" style:font-size-asian="10pt" style:font-weight-asian="normal" style:font-size-complex="10pt" style:font-weight-complex="normal"/>
    </style:style>
    <style:style style:name="P78" style:family="paragraph" style:parent-style-name="Standard">
      <style:text-properties style:font-name="Liberation Mono1" fo:font-size="10pt" style:text-underline-style="none" fo:font-weight="normal" officeooo:rsid="014c5652" officeooo:paragraph-rsid="01b96d7c" style:font-size-asian="10pt" style:font-weight-asian="normal" style:font-size-complex="10pt" style:font-weight-complex="normal"/>
    </style:style>
    <style:style style:name="P79" style:family="paragraph" style:parent-style-name="Standard">
      <style:text-properties style:font-name="Liberation Mono1" fo:font-size="10pt" style:text-underline-style="none" fo:font-weight="normal" officeooo:rsid="014c5652" officeooo:paragraph-rsid="01b99a92" style:font-size-asian="10pt" style:font-weight-asian="normal" style:font-size-complex="10pt" style:font-weight-complex="normal"/>
    </style:style>
    <style:style style:name="P80" style:family="paragraph" style:parent-style-name="Standard">
      <style:text-properties style:font-name="Liberation Mono1" fo:font-size="10pt" style:text-underline-style="none" fo:font-weight="normal" officeooo:rsid="014e35f8" officeooo:paragraph-rsid="014e35f8" style:font-size-asian="10pt" style:font-weight-asian="normal" style:font-size-complex="10pt" style:font-weight-complex="normal"/>
    </style:style>
    <style:style style:name="P81" style:family="paragraph" style:parent-style-name="Standard">
      <style:text-properties style:font-name="Liberation Mono1" fo:font-size="10pt" style:text-underline-style="none" fo:font-weight="normal" officeooo:rsid="014e35f8" officeooo:paragraph-rsid="01551b9f" style:font-size-asian="10pt" style:font-weight-asian="normal" style:font-size-complex="10pt" style:font-weight-complex="normal"/>
    </style:style>
    <style:style style:name="P82" style:family="paragraph" style:parent-style-name="Standard">
      <style:text-properties style:font-name="Liberation Mono1" fo:font-size="10pt" style:text-underline-style="none" fo:font-weight="normal" officeooo:rsid="015116e6" officeooo:paragraph-rsid="015116e6" style:font-size-asian="10pt" style:font-weight-asian="normal" style:font-size-complex="10pt" style:font-weight-complex="normal"/>
    </style:style>
    <style:style style:name="P83" style:family="paragraph" style:parent-style-name="Standard">
      <style:text-properties style:font-name="Liberation Mono1" fo:font-size="10pt" style:text-underline-style="none" fo:font-weight="normal" officeooo:rsid="015c9e15" officeooo:paragraph-rsid="015c9e15" style:font-size-asian="10pt" style:font-weight-asian="normal" style:font-size-complex="10pt" style:font-weight-complex="normal"/>
    </style:style>
    <style:style style:name="P84" style:family="paragraph" style:parent-style-name="Standard">
      <style:text-properties style:font-name="Liberation Mono1" fo:font-size="10pt" style:text-underline-style="none" fo:font-weight="normal" officeooo:rsid="015e5a2f" officeooo:paragraph-rsid="015e5a2f" style:font-size-asian="10pt" style:font-weight-asian="normal" style:font-size-complex="10pt" style:font-weight-complex="normal"/>
    </style:style>
    <style:style style:name="P85" style:family="paragraph" style:parent-style-name="Standard">
      <style:text-properties style:font-name="Liberation Mono1" fo:font-size="10pt" style:text-underline-style="none" fo:font-weight="normal" officeooo:rsid="015f776e" officeooo:paragraph-rsid="015f776e" style:font-size-asian="10pt" style:font-weight-asian="normal" style:font-size-complex="10pt" style:font-weight-complex="normal"/>
    </style:style>
    <style:style style:name="P86" style:family="paragraph" style:parent-style-name="Standard">
      <style:text-properties style:font-name="Liberation Mono1" fo:font-size="10pt" style:text-underline-style="none" fo:font-weight="normal" officeooo:rsid="0162756b" officeooo:paragraph-rsid="0162756b" style:font-size-asian="10pt" style:font-weight-asian="normal" style:font-size-complex="10pt" style:font-weight-complex="normal"/>
    </style:style>
    <style:style style:name="P87" style:family="paragraph" style:parent-style-name="Standard">
      <style:text-properties style:font-name="Liberation Mono1" fo:font-size="10pt" style:text-underline-style="none" fo:font-weight="normal" officeooo:rsid="0164febc" officeooo:paragraph-rsid="0164febc" style:font-size-asian="10pt" style:font-weight-asian="normal" style:font-size-complex="10pt" style:font-weight-complex="normal"/>
    </style:style>
    <style:style style:name="P88" style:family="paragraph" style:parent-style-name="Standard">
      <style:text-properties style:font-name="Liberation Mono1" fo:font-size="10pt" style:text-underline-style="none" fo:font-weight="normal" officeooo:rsid="0166fb07" officeooo:paragraph-rsid="0166fb07" style:font-size-asian="10pt" style:font-weight-asian="normal" style:font-size-complex="10pt" style:font-weight-complex="normal"/>
    </style:style>
    <style:style style:name="P89" style:family="paragraph" style:parent-style-name="Standard">
      <style:text-properties style:font-name="Liberation Mono1" fo:font-size="10pt" style:text-underline-style="none" fo:font-weight="normal" officeooo:rsid="016849d8" officeooo:paragraph-rsid="016849d8" style:font-size-asian="10pt" style:font-weight-asian="normal" style:font-size-complex="10pt" style:font-weight-complex="normal"/>
    </style:style>
    <style:style style:name="P90" style:family="paragraph" style:parent-style-name="Standard">
      <style:text-properties style:font-name="Liberation Mono1" fo:font-size="10pt" style:text-underline-style="none" fo:font-weight="normal" officeooo:rsid="016b9360" officeooo:paragraph-rsid="016b9360" style:font-size-asian="10pt" style:font-weight-asian="normal" style:font-size-complex="10pt" style:font-weight-complex="normal"/>
    </style:style>
    <style:style style:name="P91" style:family="paragraph" style:parent-style-name="Standard">
      <style:text-properties style:font-name="Liberation Mono1" fo:font-size="10pt" style:text-underline-style="none" fo:font-weight="normal" officeooo:rsid="016d4807" officeooo:paragraph-rsid="016d4807" style:font-size-asian="10pt" style:font-weight-asian="normal" style:font-size-complex="10pt" style:font-weight-complex="normal"/>
    </style:style>
    <style:style style:name="P92" style:family="paragraph" style:parent-style-name="Standard">
      <style:text-properties style:font-name="Liberation Mono1" fo:font-size="10pt" style:text-underline-style="none" fo:font-weight="normal" officeooo:rsid="0171bcbd" officeooo:paragraph-rsid="0171bcbd" style:font-size-asian="10pt" style:font-weight-asian="normal" style:font-size-complex="10pt" style:font-weight-complex="normal"/>
    </style:style>
    <style:style style:name="P93" style:family="paragraph" style:parent-style-name="Standard">
      <style:text-properties style:font-name="Liberation Mono1" fo:font-size="10pt" style:text-underline-style="none" fo:font-weight="normal" officeooo:rsid="01771d58" officeooo:paragraph-rsid="01771d58" style:font-size-asian="10pt" style:font-weight-asian="normal" style:font-size-complex="10pt" style:font-weight-complex="normal"/>
    </style:style>
    <style:style style:name="P94" style:family="paragraph" style:parent-style-name="Standard">
      <style:text-properties style:font-name="Liberation Mono1" fo:font-size="10pt" style:text-underline-style="none" fo:font-weight="normal" officeooo:rsid="017771d0" officeooo:paragraph-rsid="017771d0" style:font-size-asian="10pt" style:font-weight-asian="normal" style:font-size-complex="10pt" style:font-weight-complex="normal"/>
    </style:style>
    <style:style style:name="P95" style:family="paragraph" style:parent-style-name="Standard">
      <style:text-properties style:font-name="Liberation Mono1" fo:font-size="10pt" style:text-underline-style="none" fo:font-weight="normal" officeooo:rsid="017771d0" officeooo:paragraph-rsid="0177e314" style:font-size-asian="10pt" style:font-weight-asian="normal" style:font-size-complex="10pt" style:font-weight-complex="normal"/>
    </style:style>
    <style:style style:name="P96" style:family="paragraph" style:parent-style-name="Standard">
      <style:text-properties style:font-name="Liberation Mono1" fo:font-size="10pt" style:text-underline-style="none" fo:font-weight="normal" officeooo:rsid="0179e22f" officeooo:paragraph-rsid="0179e22f" style:font-size-asian="10pt" style:font-weight-asian="normal" style:font-size-complex="10pt" style:font-weight-complex="normal"/>
    </style:style>
    <style:style style:name="P97" style:family="paragraph" style:parent-style-name="Standard">
      <style:text-properties style:font-name="Liberation Mono1" fo:font-size="10pt" style:text-underline-style="none" fo:font-weight="normal" officeooo:rsid="017b1244" officeooo:paragraph-rsid="017b1244" style:font-size-asian="10pt" style:font-weight-asian="normal" style:font-size-complex="10pt" style:font-weight-complex="normal"/>
    </style:style>
    <style:style style:name="P98" style:family="paragraph" style:parent-style-name="Standard">
      <style:text-properties style:font-name="Liberation Mono1" fo:font-size="10pt" style:text-underline-style="none" fo:font-weight="normal" officeooo:rsid="01b99a92" officeooo:paragraph-rsid="01b99a92" style:font-size-asian="10pt" style:font-weight-asian="normal" style:font-size-complex="10pt" style:font-weight-complex="normal"/>
    </style:style>
    <style:style style:name="P99" style:family="paragraph" style:parent-style-name="Standard">
      <style:text-properties style:font-name="Liberation Mono1" fo:font-size="10pt" style:text-underline-style="none" fo:font-weight="normal" officeooo:rsid="0028c693" officeooo:paragraph-rsid="0182b25a" style:text-underline-mode="continuous" style:text-overline-mode="continuous" style:text-line-through-mode="continuous" style:font-size-asian="10pt" style:font-weight-asian="normal" style:font-size-complex="10pt" style:font-weight-complex="normal"/>
    </style:style>
    <style:style style:name="P100" style:family="paragraph" style:parent-style-name="Standard">
      <style:text-properties style:font-name="Liberation Mono1" fo:font-size="10pt" style:text-underline-style="none" fo:font-weight="normal" officeooo:rsid="01843040" officeooo:paragraph-rsid="01843040" style:text-underline-mode="continuous" style:text-overline-mode="continuous" style:text-line-through-mode="continuous" style:font-size-asian="10pt" style:font-weight-asian="normal" style:font-size-complex="10pt" style:font-weight-complex="normal"/>
    </style:style>
    <style:style style:name="P101" style:family="paragraph" style:parent-style-name="Standard">
      <style:text-properties style:font-name="Liberation Mono1" fo:font-size="10pt" style:text-underline-style="none" fo:font-weight="bold" officeooo:rsid="00e088ea" officeooo:paragraph-rsid="00e088ea" style:font-size-asian="10pt" style:font-weight-asian="bold" style:font-size-complex="10pt" style:font-weight-complex="bold"/>
    </style:style>
    <style:style style:name="P102" style:family="paragraph" style:parent-style-name="Standard">
      <style:text-properties style:font-name="Liberation Mono1" fo:font-size="10pt" style:text-underline-style="none" fo:font-weight="bold" officeooo:rsid="00c3ca74" officeooo:paragraph-rsid="010385bc" style:font-size-asian="10pt" style:font-weight-asian="bold" style:font-size-complex="10pt" style:font-weight-complex="bold"/>
    </style:style>
    <style:style style:name="P103" style:family="paragraph" style:parent-style-name="Standard">
      <style:text-properties style:font-name="Liberation Mono1" fo:font-size="10pt" officeooo:rsid="00221043" officeooo:paragraph-rsid="00947cb3" style:font-size-asian="10pt" style:font-size-complex="10pt"/>
    </style:style>
    <style:style style:name="P104" style:family="paragraph" style:parent-style-name="Standard">
      <style:text-properties style:font-name="Liberation Mono1" fo:font-size="10pt" officeooo:rsid="00221043" officeooo:paragraph-rsid="010385bc" style:font-size-asian="10pt" style:font-size-complex="10pt"/>
    </style:style>
    <style:style style:name="P105" style:family="paragraph" style:parent-style-name="Standard">
      <style:text-properties style:font-name="Liberation Mono1" fo:font-size="10pt" officeooo:rsid="00221043" officeooo:paragraph-rsid="01081066" style:font-size-asian="10pt" style:font-size-complex="10pt"/>
    </style:style>
    <style:style style:name="P106" style:family="paragraph" style:parent-style-name="Standard">
      <style:text-properties style:font-name="Liberation Mono1" fo:font-size="10pt" officeooo:rsid="00c1ec4e" officeooo:paragraph-rsid="00c1ec4e" style:font-size-asian="10pt" style:font-size-complex="10pt"/>
    </style:style>
    <style:style style:name="P107" style:family="paragraph" style:parent-style-name="Standard">
      <style:text-properties style:font-name="Liberation Mono1" fo:font-size="10pt" officeooo:rsid="00c1ec4e" officeooo:paragraph-rsid="010385bc" style:font-size-asian="10pt" style:font-size-complex="10pt"/>
    </style:style>
    <style:style style:name="P108" style:family="paragraph" style:parent-style-name="Standard">
      <style:text-properties style:font-name="Liberation Mono1" fo:font-size="10pt" officeooo:rsid="00e6519d" officeooo:paragraph-rsid="00e6519d" style:font-size-asian="10pt" style:font-size-complex="10pt"/>
    </style:style>
    <style:style style:name="P109" style:family="paragraph" style:parent-style-name="Standard">
      <style:text-properties style:font-name="Liberation Mono1" fo:font-size="10pt" officeooo:rsid="00ccf601" officeooo:paragraph-rsid="010385bc" style:font-size-asian="10pt" style:font-size-complex="10pt"/>
    </style:style>
    <style:style style:name="P110" style:family="paragraph" style:parent-style-name="Standard">
      <style:text-properties style:font-name="Liberation Mono1" fo:font-size="10pt" officeooo:rsid="00ccf601" officeooo:paragraph-rsid="01081066" style:font-size-asian="10pt" style:font-size-complex="10pt"/>
    </style:style>
    <style:style style:name="P111" style:family="paragraph" style:parent-style-name="Standard">
      <style:text-properties style:font-name="Liberation Mono1" fo:font-size="10pt" officeooo:rsid="00ce2b58" officeooo:paragraph-rsid="010385bc" style:font-size-asian="10pt" style:font-size-complex="10pt"/>
    </style:style>
    <style:style style:name="P112" style:family="paragraph" style:parent-style-name="Standard">
      <style:text-properties style:font-name="Liberation Mono1" fo:font-size="10pt" officeooo:rsid="00e088ea" officeooo:paragraph-rsid="00e088ea" style:font-size-asian="10pt" style:font-size-complex="10pt"/>
    </style:style>
    <style:style style:name="P113" style:family="paragraph" style:parent-style-name="Standard">
      <style:text-properties style:font-name="Liberation Mono1" fo:font-size="10pt" officeooo:rsid="00dd08cf" officeooo:paragraph-rsid="010385bc" style:font-size-asian="10pt" style:font-size-complex="10pt"/>
    </style:style>
    <style:style style:name="P114" style:family="paragraph" style:parent-style-name="Standard">
      <style:text-properties style:font-name="Liberation Mono1" fo:font-size="12pt" style:text-underline-style="solid" style:text-underline-width="auto" style:text-underline-color="font-color" fo:font-weight="bold" officeooo:rsid="00221043" officeooo:paragraph-rsid="00221043" style:font-size-asian="12pt" style:font-weight-asian="bold" style:font-size-complex="12pt" style:font-weight-complex="bold"/>
    </style:style>
    <style:style style:name="P115" style:family="paragraph" style:parent-style-name="Standard">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088ea" officeooo:paragraph-rsid="010385bc" style:font-size-asian="10pt" style:font-weight-asian="bold" style:font-size-complex="10pt" style:font-weight-complex="bold"/>
    </style:style>
    <style:style style:name="P116" style:family="paragraph" style:parent-style-name="Standard">
      <style:paragraph-properties fo:orphans="2" fo:widows="2"/>
      <style:text-properties fo:font-variant="normal" fo:text-transform="none" fo:color="#000000" style:font-name="Liberation Mono1" fo:font-size="10pt" fo:letter-spacing="normal" fo:font-style="normal" style:text-underline-style="none" fo:font-weight="normal" officeooo:rsid="0177e314" officeooo:paragraph-rsid="0177e314" style:font-size-asian="10pt" style:font-weight-asian="normal" style:font-size-complex="10pt" style:font-weight-complex="normal"/>
    </style:style>
    <style:style style:name="P117" style:family="paragraph" style:parent-style-name="Preformatted_20_Text">
      <style:paragraph-properties fo:orphans="2" fo:widows="2"/>
      <style:text-properties fo:font-variant="normal" fo:text-transform="none" fo:color="#000000" fo:letter-spacing="normal" fo:font-style="normal" fo:font-weight="normal"/>
    </style:style>
    <style:style style:name="P118" style:family="paragraph" style:parent-style-name="Preformatted_20_Text">
      <style:paragraph-properties fo:orphans="2" fo:widows="2"/>
      <style:text-properties fo:font-variant="normal" fo:text-transform="none" fo:color="#000000" fo:letter-spacing="normal" fo:font-style="normal" fo:font-weight="normal" officeooo:paragraph-rsid="00947cb3"/>
    </style:style>
    <style:style style:name="P119" style:family="paragraph" style:parent-style-name="Preformatted_20_Text">
      <style:paragraph-properties fo:orphans="2" fo:widows="2"/>
      <style:text-properties fo:font-variant="normal" fo:text-transform="none" fo:color="#000000" fo:letter-spacing="normal" fo:font-style="normal" fo:font-weight="normal" officeooo:paragraph-rsid="0095cc83"/>
    </style:style>
    <style:style style:name="P120" style:family="paragraph" style:parent-style-name="Preformatted_20_Text">
      <style:paragraph-properties fo:orphans="2" fo:widows="2"/>
      <style:text-properties fo:font-variant="normal" fo:text-transform="none" fo:color="#000000" fo:letter-spacing="normal" fo:font-style="normal" fo:font-weight="normal" officeooo:paragraph-rsid="01466a88"/>
    </style:style>
    <style:style style:name="P121" style:family="paragraph" style:parent-style-name="Preformatted_20_Text">
      <style:paragraph-properties fo:orphans="2" fo:widows="2"/>
      <style:text-properties fo:font-variant="normal" fo:text-transform="none" fo:color="#000000" fo:letter-spacing="normal" fo:font-style="normal" fo:font-weight="normal" officeooo:paragraph-rsid="0182be88"/>
    </style:style>
    <style:style style:name="P122" style:family="paragraph" style:parent-style-name="Preformatted_20_Text">
      <style:paragraph-properties fo:orphans="2" fo:widows="2"/>
      <style:text-properties fo:font-variant="normal" fo:text-transform="none" fo:color="#000000" fo:letter-spacing="normal" fo:font-style="normal" fo:font-weight="normal" officeooo:paragraph-rsid="01843040"/>
    </style:style>
    <style:style style:name="P123" style:family="paragraph" style:parent-style-name="Preformatted_20_Text">
      <style:paragraph-properties fo:orphans="2" fo:widows="2"/>
      <style:text-properties fo:font-variant="normal" fo:text-transform="none" fo:color="#000000" fo:letter-spacing="normal" fo:font-style="normal" fo:font-weight="normal" officeooo:rsid="0095cc83" officeooo:paragraph-rsid="0095cc83"/>
    </style:style>
    <style:style style:name="P12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947cb3" officeooo:paragraph-rsid="009920b5" style:font-size-asian="10pt" style:font-weight-asian="normal" style:font-size-complex="10pt" style:font-weight-complex="normal"/>
    </style:style>
    <style:style style:name="P125"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9920b5" style:font-size-asian="10pt" style:font-weight-asian="normal" style:font-size-complex="10pt" style:font-weight-complex="normal"/>
    </style:style>
    <style:style style:name="P126"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9a196c" style:font-size-asian="10pt" style:font-weight-asian="normal" style:font-size-complex="10pt" style:font-weight-complex="normal"/>
    </style:style>
    <style:style style:name="P127"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9b5493" style:font-size-asian="10pt" style:font-weight-asian="normal" style:font-size-complex="10pt" style:font-weight-complex="normal"/>
    </style:style>
    <style:style style:name="P128"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9c4183" style:font-size-asian="10pt" style:font-weight-asian="normal" style:font-size-complex="10pt" style:font-weight-complex="normal"/>
    </style:style>
    <style:style style:name="P129"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a3a011" style:font-size-asian="10pt" style:font-weight-asian="normal" style:font-size-complex="10pt" style:font-weight-complex="normal"/>
    </style:style>
    <style:style style:name="P130"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ccf600" style:font-size-asian="10pt" style:font-weight-asian="normal" style:font-size-complex="10pt" style:font-weight-complex="normal"/>
    </style:style>
    <style:style style:name="P131"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d04d76" style:font-size-asian="10pt" style:font-weight-asian="normal" style:font-size-complex="10pt" style:font-weight-complex="normal"/>
    </style:style>
    <style:style style:name="P132"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dd08cf" style:font-size-asian="10pt" style:font-weight-asian="normal" style:font-size-complex="10pt" style:font-weight-complex="normal"/>
    </style:style>
    <style:style style:name="P133"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11eb8e8" style:font-size-asian="10pt" style:font-weight-asian="normal" style:font-size-complex="10pt" style:font-weight-complex="normal"/>
    </style:style>
    <style:style style:name="P134"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130d70a" style:font-size-asian="10pt" style:font-weight-asian="normal" style:font-size-complex="10pt" style:font-weight-complex="normal"/>
    </style:style>
    <style:style style:name="P135"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1466a88" style:font-size-asian="10pt" style:font-weight-asian="normal" style:font-size-complex="10pt" style:font-weight-complex="normal"/>
    </style:style>
    <style:style style:name="P136"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177e314" style:font-size-asian="10pt" style:font-weight-asian="normal" style:font-size-complex="10pt" style:font-weight-complex="normal"/>
    </style:style>
    <style:style style:name="P137"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182be88" style:font-size-asian="10pt" style:font-weight-asian="normal" style:font-size-complex="10pt" style:font-weight-complex="normal"/>
    </style:style>
    <style:style style:name="P13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9920b5" officeooo:paragraph-rsid="009920b5" style:font-size-asian="10pt" style:font-weight-asian="normal" style:font-size-complex="10pt" style:font-weight-complex="normal"/>
    </style:style>
    <style:style style:name="P139"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b5493" officeooo:paragraph-rsid="009b5493" style:font-size-asian="10pt" style:font-weight-asian="normal" style:font-size-complex="10pt" style:font-weight-complex="normal"/>
    </style:style>
    <style:style style:name="P140"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aefb26" officeooo:paragraph-rsid="00aefb26" style:font-size-asian="10pt" style:font-weight-asian="normal" style:font-size-complex="10pt" style:font-weight-complex="normal"/>
    </style:style>
    <style:style style:name="P14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550dbd" style:font-size-asian="10pt" style:font-weight-asian="normal" style:font-size-complex="10pt" style:font-weight-complex="normal"/>
    </style:style>
    <style:style style:name="P142"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dc446" officeooo:paragraph-rsid="00a9d72e" style:font-size-asian="8.75pt" style:font-weight-asian="normal" style:font-size-complex="10pt" style:font-weight-complex="normal"/>
    </style:style>
    <style:style style:name="P143"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dc446" officeooo:paragraph-rsid="00ab3258" style:font-size-asian="8.75pt" style:font-weight-asian="normal" style:font-size-complex="10pt" style:font-weight-complex="normal"/>
    </style:style>
    <style:style style:name="P144"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dc446" officeooo:paragraph-rsid="009dc446" style:font-size-asian="8.75pt" style:font-weight-asian="normal" style:font-size-complex="10pt" style:font-weight-complex="normal"/>
    </style:style>
    <style:style style:name="P14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9dc446" officeooo:paragraph-rsid="00a9d72e" style:font-size-asian="8.75pt" style:font-weight-asian="normal" style:font-size-complex="10pt" style:font-weight-complex="normal"/>
    </style:style>
    <style:style style:name="P14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ad91c5" officeooo:paragraph-rsid="00ad91c5" style:font-size-asian="8.75pt" style:font-weight-asian="normal" style:font-size-complex="10pt" style:font-weight-complex="normal"/>
    </style:style>
    <style:style style:name="P14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ae442a" officeooo:paragraph-rsid="00ae442a" style:font-size-asian="8.75pt" style:font-weight-asian="normal" style:font-size-complex="10pt" style:font-weight-complex="normal"/>
    </style:style>
    <style:style style:name="P14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b05652" style:font-size-asian="8.75pt" style:font-weight-asian="normal" style:font-size-complex="10pt" style:font-weight-complex="normal"/>
    </style:style>
    <style:style style:name="P14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b4560f" style:font-size-asian="8.75pt" style:font-weight-asian="normal" style:font-size-complex="10pt" style:font-weight-complex="normal"/>
    </style:style>
    <style:style style:name="P15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b69992" style:font-size-asian="8.75pt" style:font-weight-asian="normal" style:font-size-complex="10pt" style:font-weight-complex="normal"/>
    </style:style>
    <style:style style:name="P15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c750af" style:font-size-asian="8.75pt" style:font-weight-asian="normal" style:font-size-complex="10pt" style:font-weight-complex="normal"/>
    </style:style>
    <style:style style:name="P15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d58fd0" style:font-size-asian="8.75pt" style:font-weight-asian="normal" style:font-size-complex="10pt" style:font-weight-complex="normal"/>
    </style:style>
    <style:style style:name="P15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16c7311" style:font-size-asian="8.75pt" style:font-weight-asian="normal" style:font-size-complex="10pt" style:font-weight-complex="normal"/>
    </style:style>
    <style:style style:name="P15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0b69992" style:font-size-asian="8.75pt" style:font-weight-asian="normal" style:font-size-complex="10pt" style:font-weight-complex="normal"/>
    </style:style>
    <style:style style:name="P15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0bf58be" style:font-size-asian="8.75pt" style:font-weight-asian="normal" style:font-size-complex="10pt" style:font-weight-complex="normal"/>
    </style:style>
    <style:style style:name="P15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0d12380" style:font-size-asian="8.75pt" style:font-weight-asian="normal" style:font-size-complex="10pt" style:font-weight-complex="normal"/>
    </style:style>
    <style:style style:name="P15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0dd08cf" style:font-size-asian="8.75pt" style:font-weight-asian="normal" style:font-size-complex="10pt" style:font-weight-complex="normal"/>
    </style:style>
    <style:style style:name="P15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11fe762" style:font-size-asian="8.75pt" style:font-weight-asian="normal" style:font-size-complex="10pt" style:font-weight-complex="normal"/>
    </style:style>
    <style:style style:name="P15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13d96ed" style:font-size-asian="8.75pt" style:font-weight-asian="normal" style:font-size-complex="10pt" style:font-weight-complex="normal"/>
    </style:style>
    <style:style style:name="P16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14f8264" style:font-size-asian="8.75pt" style:font-weight-asian="normal" style:font-size-complex="10pt" style:font-weight-complex="normal"/>
    </style:style>
    <style:style style:name="P16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58be" officeooo:paragraph-rsid="00bf58be" style:font-size-asian="8.75pt" style:font-weight-asian="normal" style:font-size-complex="10pt" style:font-weight-complex="normal"/>
    </style:style>
    <style:style style:name="P16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58be" officeooo:paragraph-rsid="00bfe3b7" style:font-size-asian="8.75pt" style:font-weight-asian="normal" style:font-size-complex="10pt" style:font-weight-complex="normal"/>
    </style:style>
    <style:style style:name="P16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58be" officeooo:paragraph-rsid="012105ff" style:font-size-asian="8.75pt" style:font-weight-asian="normal" style:font-size-complex="10pt" style:font-weight-complex="normal"/>
    </style:style>
    <style:style style:name="P16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58be" officeooo:paragraph-rsid="017771d0" style:font-size-asian="8.75pt" style:font-weight-asian="normal" style:font-size-complex="10pt" style:font-weight-complex="normal"/>
    </style:style>
    <style:style style:name="P16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e3b7" officeooo:paragraph-rsid="00bfe3b7" style:font-size-asian="8.75pt" style:font-weight-asian="normal" style:font-size-complex="10pt" style:font-weight-complex="normal"/>
    </style:style>
    <style:style style:name="P16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e3b7" officeooo:paragraph-rsid="00cb5f00" style:font-size-asian="8.75pt" style:font-weight-asian="normal" style:font-size-complex="10pt" style:font-weight-complex="normal"/>
    </style:style>
    <style:style style:name="P16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3ca74" officeooo:paragraph-rsid="00c3ca74" style:font-size-asian="8.75pt" style:font-weight-asian="normal" style:font-size-complex="10pt" style:font-weight-complex="normal"/>
    </style:style>
    <style:style style:name="P16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87d60" officeooo:paragraph-rsid="00c87d60" style:font-size-asian="8.75pt" style:font-weight-asian="normal" style:font-size-complex="10pt" style:font-weight-complex="normal"/>
    </style:style>
    <style:style style:name="P16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0cb5f00" style:font-size-asian="8.75pt" style:font-weight-asian="normal" style:font-size-complex="10pt" style:font-weight-complex="normal"/>
    </style:style>
    <style:style style:name="P17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0d12380" style:font-size-asian="8.75pt" style:font-weight-asian="normal" style:font-size-complex="10pt" style:font-weight-complex="normal"/>
    </style:style>
    <style:style style:name="P17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11fe762" style:font-size-asian="8.75pt" style:font-weight-asian="normal" style:font-size-complex="10pt" style:font-weight-complex="normal"/>
    </style:style>
    <style:style style:name="P17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14f8264" style:font-size-asian="8.75pt" style:font-weight-asian="normal" style:font-size-complex="10pt" style:font-weight-complex="normal"/>
    </style:style>
    <style:style style:name="P17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17f4bc8" style:font-size-asian="8.75pt" style:font-weight-asian="normal" style:font-size-complex="10pt" style:font-weight-complex="normal"/>
    </style:style>
    <style:style style:name="P17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d58fd0" officeooo:paragraph-rsid="00d58fd0" style:font-size-asian="8.75pt" style:font-weight-asian="normal" style:font-size-complex="10pt" style:font-weight-complex="normal"/>
    </style:style>
    <style:style style:name="P17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d6ee87" officeooo:paragraph-rsid="00d6ee87" style:font-size-asian="8.75pt" style:font-weight-asian="normal" style:font-size-complex="10pt" style:font-weight-complex="normal"/>
    </style:style>
    <style:style style:name="P17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38ff8" officeooo:paragraph-rsid="00e38ff8" style:font-size-asian="8.75pt" style:font-weight-asian="normal" style:font-size-complex="10pt" style:font-weight-complex="normal"/>
    </style:style>
    <style:style style:name="P17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38ff8" officeooo:paragraph-rsid="00e45a6d" style:font-size-asian="8.75pt" style:font-weight-asian="normal" style:font-size-complex="10pt" style:font-weight-complex="normal"/>
    </style:style>
    <style:style style:name="P17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38ff8" officeooo:paragraph-rsid="0118bbc5" style:font-size-asian="8.75pt" style:font-weight-asian="normal" style:font-size-complex="10pt" style:font-weight-complex="normal"/>
    </style:style>
    <style:style style:name="P17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38ff8" officeooo:paragraph-rsid="01197bc2" style:font-size-asian="8.75pt" style:font-weight-asian="normal" style:font-size-complex="10pt" style:font-weight-complex="normal"/>
    </style:style>
    <style:style style:name="P18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7864c" officeooo:paragraph-rsid="00e7864c" style:font-size-asian="8.75pt" style:font-weight-asian="normal" style:font-size-complex="10pt" style:font-weight-complex="normal"/>
    </style:style>
    <style:style style:name="P18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7864c" officeooo:paragraph-rsid="010dea86" style:font-size-asian="8.75pt" style:font-weight-asian="normal" style:font-size-complex="10pt" style:font-weight-complex="normal"/>
    </style:style>
    <style:style style:name="P18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9730e" officeooo:paragraph-rsid="00e9730e" style:font-size-asian="8.75pt" style:font-weight-asian="normal" style:font-size-complex="10pt" style:font-weight-complex="normal"/>
    </style:style>
    <style:style style:name="P18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9cd33" officeooo:paragraph-rsid="00e9cd33" style:font-size-asian="8.75pt" style:font-weight-asian="normal" style:font-size-complex="10pt" style:font-weight-complex="normal"/>
    </style:style>
    <style:style style:name="P18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c6d6c" officeooo:paragraph-rsid="00ec6d6c" style:font-size-asian="8.75pt" style:font-weight-asian="normal" style:font-size-complex="10pt" style:font-weight-complex="normal"/>
    </style:style>
    <style:style style:name="P18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c6d6c" officeooo:paragraph-rsid="00edbf64" style:font-size-asian="8.75pt" style:font-weight-asian="normal" style:font-size-complex="10pt" style:font-weight-complex="normal"/>
    </style:style>
    <style:style style:name="P18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c6d6c" officeooo:paragraph-rsid="016f2b0a" style:font-size-asian="8.75pt" style:font-weight-asian="normal" style:font-size-complex="10pt" style:font-weight-complex="normal"/>
    </style:style>
    <style:style style:name="P18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c6d6c" officeooo:paragraph-rsid="0189c4e5" style:font-size-asian="8.75pt" style:font-weight-asian="normal" style:font-size-complex="10pt" style:font-weight-complex="normal"/>
    </style:style>
    <style:style style:name="P18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dbf64" officeooo:paragraph-rsid="00edbf64" style:font-size-asian="8.75pt" style:font-weight-asian="normal" style:font-size-complex="10pt" style:font-weight-complex="normal"/>
    </style:style>
    <style:style style:name="P18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dbf64" officeooo:paragraph-rsid="016b9360" style:font-size-asian="8.75pt" style:font-weight-asian="normal" style:font-size-complex="10pt" style:font-weight-complex="normal"/>
    </style:style>
    <style:style style:name="P19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dbf64" officeooo:paragraph-rsid="0179e22f" style:font-size-asian="8.75pt" style:font-weight-asian="normal" style:font-size-complex="10pt" style:font-weight-complex="normal"/>
    </style:style>
    <style:style style:name="P19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e4725" officeooo:paragraph-rsid="00ee4725" style:font-size-asian="8.75pt" style:font-weight-asian="normal" style:font-size-complex="10pt" style:font-weight-complex="normal"/>
    </style:style>
    <style:style style:name="P19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e4725" officeooo:paragraph-rsid="0144c9e5" style:font-size-asian="8.75pt" style:font-weight-asian="normal" style:font-size-complex="10pt" style:font-weight-complex="normal"/>
    </style:style>
    <style:style style:name="P19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e4725" officeooo:paragraph-rsid="01466a88" style:font-size-asian="8.75pt" style:font-weight-asian="normal" style:font-size-complex="10pt" style:font-weight-complex="normal"/>
    </style:style>
    <style:style style:name="P19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fa1fb" officeooo:paragraph-rsid="00ee4725" style:font-size-asian="8.75pt" style:font-weight-asian="normal" style:font-size-complex="10pt" style:font-weight-complex="normal"/>
    </style:style>
    <style:style style:name="P19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fa1fb" officeooo:paragraph-rsid="00efa1fb" style:font-size-asian="8.75pt" style:font-weight-asian="normal" style:font-size-complex="10pt" style:font-weight-complex="normal"/>
    </style:style>
    <style:style style:name="P19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fa1fb" officeooo:paragraph-rsid="0160e4eb" style:font-size-asian="8.75pt" style:font-weight-asian="normal" style:font-size-complex="10pt" style:font-weight-complex="normal"/>
    </style:style>
    <style:style style:name="P19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fa1fb" officeooo:paragraph-rsid="0179e22f" style:font-size-asian="8.75pt" style:font-weight-asian="normal" style:font-size-complex="10pt" style:font-weight-complex="normal"/>
    </style:style>
    <style:style style:name="P19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0e731" officeooo:paragraph-rsid="00f0e731" style:font-size-asian="8.75pt" style:font-weight-asian="normal" style:font-size-complex="10pt" style:font-weight-complex="normal"/>
    </style:style>
    <style:style style:name="P19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0e731" officeooo:paragraph-rsid="010a9d7e" style:font-size-asian="8.75pt" style:font-weight-asian="normal" style:font-size-complex="10pt" style:font-weight-complex="normal"/>
    </style:style>
    <style:style style:name="P20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0e731" officeooo:paragraph-rsid="017f89d7" style:font-size-asian="8.75pt" style:font-weight-asian="normal" style:font-size-complex="10pt" style:font-weight-complex="normal"/>
    </style:style>
    <style:style style:name="P20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0f17577" style:font-size-asian="8.75pt" style:font-weight-asian="normal" style:font-size-complex="10pt" style:font-weight-complex="normal"/>
    </style:style>
    <style:style style:name="P20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110b0bb" style:font-size-asian="8.75pt" style:font-weight-asian="normal" style:font-size-complex="10pt" style:font-weight-complex="normal"/>
    </style:style>
    <style:style style:name="P20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164febc" style:font-size-asian="8.75pt" style:font-weight-asian="normal" style:font-size-complex="10pt" style:font-weight-complex="normal"/>
    </style:style>
    <style:style style:name="P20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179e22f" style:font-size-asian="8.75pt" style:font-weight-asian="normal" style:font-size-complex="10pt" style:font-weight-complex="normal"/>
    </style:style>
    <style:style style:name="P20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1913a00" style:font-size-asian="8.75pt" style:font-weight-asian="normal" style:font-size-complex="10pt" style:font-weight-complex="normal"/>
    </style:style>
    <style:style style:name="P20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19249cf" style:font-size-asian="8.75pt" style:font-weight-asian="normal" style:font-size-complex="10pt" style:font-weight-complex="normal"/>
    </style:style>
    <style:style style:name="P20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36a27" officeooo:paragraph-rsid="00f36a27" style:font-size-asian="8.75pt" style:font-weight-asian="normal" style:font-size-complex="10pt" style:font-weight-complex="normal"/>
    </style:style>
    <style:style style:name="P20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3a269" officeooo:paragraph-rsid="00f3a269" style:font-size-asian="8.75pt" style:font-weight-asian="normal" style:font-size-complex="10pt" style:font-weight-complex="normal"/>
    </style:style>
    <style:style style:name="P20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3a269" officeooo:paragraph-rsid="0179e22f" style:font-size-asian="8.75pt" style:font-weight-asian="normal" style:font-size-complex="10pt" style:font-weight-complex="normal"/>
    </style:style>
    <style:style style:name="P21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55bed" officeooo:paragraph-rsid="00f55bed" style:font-size-asian="8.75pt" style:font-weight-asian="normal" style:font-size-complex="10pt" style:font-weight-complex="normal"/>
    </style:style>
    <style:style style:name="P21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55bed" officeooo:paragraph-rsid="0179e22f" style:font-size-asian="8.75pt" style:font-weight-asian="normal" style:font-size-complex="10pt" style:font-weight-complex="normal"/>
    </style:style>
    <style:style style:name="P21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721d3" officeooo:paragraph-rsid="00f721d3" style:font-size-asian="8.75pt" style:font-weight-asian="normal" style:font-size-complex="10pt" style:font-weight-complex="normal"/>
    </style:style>
    <style:style style:name="P21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721d3" officeooo:paragraph-rsid="0179e22f" style:font-size-asian="8.75pt" style:font-weight-asian="normal" style:font-size-complex="10pt" style:font-weight-complex="normal"/>
    </style:style>
    <style:style style:name="P21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82f06" officeooo:paragraph-rsid="00f721d3" style:font-size-asian="8.75pt" style:font-weight-asian="normal" style:font-size-complex="10pt" style:font-weight-complex="normal"/>
    </style:style>
    <style:style style:name="P21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82f06" officeooo:paragraph-rsid="00f82f06" style:font-size-asian="8.75pt" style:font-weight-asian="normal" style:font-size-complex="10pt" style:font-weight-complex="normal"/>
    </style:style>
    <style:style style:name="P21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82f06" officeooo:paragraph-rsid="0179e22f" style:font-size-asian="8.75pt" style:font-weight-asian="normal" style:font-size-complex="10pt" style:font-weight-complex="normal"/>
    </style:style>
    <style:style style:name="P21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a64e7" officeooo:paragraph-rsid="00fa64e7" style:font-size-asian="8.75pt" style:font-weight-asian="normal" style:font-size-complex="10pt" style:font-weight-complex="normal"/>
    </style:style>
    <style:style style:name="P21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a64e7" officeooo:paragraph-rsid="0100c321" style:font-size-asian="8.75pt" style:font-weight-asian="normal" style:font-size-complex="10pt" style:font-weight-complex="normal"/>
    </style:style>
    <style:style style:name="P21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a64e7" officeooo:paragraph-rsid="0179e22f" style:font-size-asian="8.75pt" style:font-weight-asian="normal" style:font-size-complex="10pt" style:font-weight-complex="normal"/>
    </style:style>
    <style:style style:name="P22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b83e4" officeooo:paragraph-rsid="00fb83e4" style:font-size-asian="8.75pt" style:font-weight-asian="normal" style:font-size-complex="10pt" style:font-weight-complex="normal"/>
    </style:style>
    <style:style style:name="P22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b83e4" officeooo:paragraph-rsid="0100c321" style:font-size-asian="8.75pt" style:font-weight-asian="normal" style:font-size-complex="10pt" style:font-weight-complex="normal"/>
    </style:style>
    <style:style style:name="P22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b83e4" officeooo:paragraph-rsid="013ccfea" style:font-size-asian="8.75pt" style:font-weight-asian="normal" style:font-size-complex="10pt" style:font-weight-complex="normal"/>
    </style:style>
    <style:style style:name="P22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0fda0d3" style:font-size-asian="8.75pt" style:font-weight-asian="normal" style:font-size-complex="10pt" style:font-weight-complex="normal"/>
    </style:style>
    <style:style style:name="P22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179e22f" style:font-size-asian="8.75pt" style:font-weight-asian="normal" style:font-size-complex="10pt" style:font-weight-complex="normal"/>
    </style:style>
    <style:style style:name="P22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1a1cee4" style:font-size-asian="8.75pt" style:font-weight-asian="normal" style:font-size-complex="10pt" style:font-weight-complex="normal"/>
    </style:style>
    <style:style style:name="P22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1a379d7" style:font-size-asian="8.75pt" style:font-weight-asian="normal" style:font-size-complex="10pt" style:font-weight-complex="normal"/>
    </style:style>
    <style:style style:name="P22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1a4900f" style:font-size-asian="8.75pt" style:font-weight-asian="normal" style:font-size-complex="10pt" style:font-weight-complex="normal"/>
    </style:style>
    <style:style style:name="P22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1a4d54d" style:font-size-asian="8.75pt" style:font-weight-asian="normal" style:font-size-complex="10pt" style:font-weight-complex="normal"/>
    </style:style>
    <style:style style:name="P22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ea060" officeooo:paragraph-rsid="00fea060" style:font-size-asian="8.75pt" style:font-weight-asian="normal" style:font-size-complex="10pt" style:font-weight-complex="normal"/>
    </style:style>
    <style:style style:name="P23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ea060" officeooo:paragraph-rsid="0179e22f" style:font-size-asian="8.75pt" style:font-weight-asian="normal" style:font-size-complex="10pt" style:font-weight-complex="normal"/>
    </style:style>
    <style:style style:name="P23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ea060" officeooo:paragraph-rsid="01a52439" style:font-size-asian="8.75pt" style:font-weight-asian="normal" style:font-size-complex="10pt" style:font-weight-complex="normal"/>
    </style:style>
    <style:style style:name="P23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fd5ae" officeooo:paragraph-rsid="00ffd5ae" style:font-size-asian="8.75pt" style:font-weight-asian="normal" style:font-size-complex="10pt" style:font-weight-complex="normal"/>
    </style:style>
    <style:style style:name="P23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fd5ae" officeooo:paragraph-rsid="0169f1bf" style:font-size-asian="8.75pt" style:font-weight-asian="normal" style:font-size-complex="10pt" style:font-weight-complex="normal"/>
    </style:style>
    <style:style style:name="P23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771a" officeooo:paragraph-rsid="0100771a" style:font-size-asian="8.75pt" style:font-weight-asian="normal" style:font-size-complex="10pt" style:font-weight-complex="normal"/>
    </style:style>
    <style:style style:name="P23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771a" officeooo:paragraph-rsid="0162756b" style:font-size-asian="8.75pt" style:font-weight-asian="normal" style:font-size-complex="10pt" style:font-weight-complex="normal"/>
    </style:style>
    <style:style style:name="P23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771a" officeooo:paragraph-rsid="01645fbb" style:font-size-asian="8.75pt" style:font-weight-asian="normal" style:font-size-complex="10pt" style:font-weight-complex="normal"/>
    </style:style>
    <style:style style:name="P23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771a" officeooo:paragraph-rsid="0179e22f" style:font-size-asian="8.75pt" style:font-weight-asian="normal" style:font-size-complex="10pt" style:font-weight-complex="normal"/>
    </style:style>
    <style:style style:name="P23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c321" officeooo:paragraph-rsid="0100c321" style:font-size-asian="8.75pt" style:font-weight-asian="normal" style:font-size-complex="10pt" style:font-weight-complex="normal"/>
    </style:style>
    <style:style style:name="P23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c321" officeooo:paragraph-rsid="0179e22f" style:font-size-asian="8.75pt" style:font-weight-asian="normal" style:font-size-complex="10pt" style:font-weight-complex="normal"/>
    </style:style>
    <style:style style:name="P24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15436" officeooo:paragraph-rsid="01015436" style:font-size-asian="8.75pt" style:font-weight-asian="normal" style:font-size-complex="10pt" style:font-weight-complex="normal"/>
    </style:style>
    <style:style style:name="P24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15436" officeooo:paragraph-rsid="0179e22f" style:font-size-asian="8.75pt" style:font-weight-asian="normal" style:font-size-complex="10pt" style:font-weight-complex="normal"/>
    </style:style>
    <style:style style:name="P24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289da" officeooo:paragraph-rsid="010289da" style:font-size-asian="8.75pt" style:font-weight-asian="normal" style:font-size-complex="10pt" style:font-weight-complex="normal"/>
    </style:style>
    <style:style style:name="P24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289da" officeooo:paragraph-rsid="0179e22f" style:font-size-asian="8.75pt" style:font-weight-asian="normal" style:font-size-complex="10pt" style:font-weight-complex="normal"/>
    </style:style>
    <style:style style:name="P24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cf542" officeooo:paragraph-rsid="010dea86" style:font-size-asian="8.75pt" style:font-weight-asian="normal" style:font-size-complex="10pt" style:font-weight-complex="normal"/>
    </style:style>
    <style:style style:name="P24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fe4b7" officeooo:paragraph-rsid="010fe4b7" style:font-size-asian="8.75pt" style:font-weight-asian="normal" style:font-size-complex="10pt" style:font-weight-complex="normal"/>
    </style:style>
    <style:style style:name="P24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fe4b7" officeooo:paragraph-rsid="0179e22f" style:font-size-asian="8.75pt" style:font-weight-asian="normal" style:font-size-complex="10pt" style:font-weight-complex="normal"/>
    </style:style>
    <style:style style:name="P24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201bd" officeooo:paragraph-rsid="011201bd" style:font-size-asian="8.75pt" style:font-weight-asian="normal" style:font-size-complex="10pt" style:font-weight-complex="normal"/>
    </style:style>
    <style:style style:name="P24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2367f" officeooo:paragraph-rsid="0112367f" style:font-size-asian="8.75pt" style:font-weight-asian="normal" style:font-size-complex="10pt" style:font-weight-complex="normal"/>
    </style:style>
    <style:style style:name="P24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2367f" officeooo:paragraph-rsid="0179e22f" style:font-size-asian="8.75pt" style:font-weight-asian="normal" style:font-size-complex="10pt" style:font-weight-complex="normal"/>
    </style:style>
    <style:style style:name="P25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a9d7e" officeooo:paragraph-rsid="010a9d7e" style:font-size-asian="8.75pt" style:font-weight-asian="normal" style:font-size-complex="10pt" style:font-weight-complex="normal"/>
    </style:style>
    <style:style style:name="P25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0b0bb" officeooo:paragraph-rsid="0110b0bb" style:font-size-asian="8.75pt" style:font-weight-asian="normal" style:font-size-complex="10pt" style:font-weight-complex="normal"/>
    </style:style>
    <style:style style:name="P25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0b0bb" officeooo:paragraph-rsid="0179e22f" style:font-size-asian="8.75pt" style:font-weight-asian="normal" style:font-size-complex="10pt" style:font-weight-complex="normal"/>
    </style:style>
    <style:style style:name="P25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8bbc5" officeooo:paragraph-rsid="0118bbc5" style:font-size-asian="8.75pt" style:font-weight-asian="normal" style:font-size-complex="10pt" style:font-weight-complex="normal"/>
    </style:style>
    <style:style style:name="P25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97bc2" officeooo:paragraph-rsid="01197bc2" style:font-size-asian="8.75pt" style:font-weight-asian="normal" style:font-size-complex="10pt" style:font-weight-complex="normal"/>
    </style:style>
    <style:style style:name="P25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8e48d" officeooo:paragraph-rsid="01197bc2" style:font-size-asian="8.75pt" style:font-weight-asian="normal" style:font-size-complex="10pt" style:font-weight-complex="normal"/>
    </style:style>
    <style:style style:name="P25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8e48d" officeooo:paragraph-rsid="0108e48d" style:font-size-asian="8.75pt" style:font-weight-asian="normal" style:font-size-complex="10pt" style:font-weight-complex="normal"/>
    </style:style>
    <style:style style:name="P25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8e48d" officeooo:paragraph-rsid="011a8adf" style:font-size-asian="8.75pt" style:font-weight-asian="normal" style:font-size-complex="10pt" style:font-weight-complex="normal"/>
    </style:style>
    <style:style style:name="P25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45a6d" officeooo:paragraph-rsid="01197bc2" style:font-size-asian="8.75pt" style:font-weight-asian="normal" style:font-size-complex="10pt" style:font-weight-complex="normal"/>
    </style:style>
    <style:style style:name="P25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a8adf" officeooo:paragraph-rsid="0108e48d" style:font-size-asian="8.75pt" style:font-weight-asian="normal" style:font-size-complex="10pt" style:font-weight-complex="normal"/>
    </style:style>
    <style:style style:name="P26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a8adf" officeooo:paragraph-rsid="011a8adf" style:font-size-asian="8.75pt" style:font-weight-asian="normal" style:font-size-complex="10pt" style:font-weight-complex="normal"/>
    </style:style>
    <style:style style:name="P26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2a994" officeooo:paragraph-rsid="0122a994" style:font-size-asian="8.75pt" style:font-weight-asian="normal" style:font-size-complex="10pt" style:font-weight-complex="normal"/>
    </style:style>
    <style:style style:name="P26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5da76" officeooo:paragraph-rsid="0125da76" style:font-size-asian="8.75pt" style:font-weight-asian="normal" style:font-size-complex="10pt" style:font-weight-complex="normal"/>
    </style:style>
    <style:style style:name="P26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1d1fa" officeooo:paragraph-rsid="0122a994" style:font-size-asian="8.75pt" style:font-weight-asian="normal" style:font-size-complex="10pt" style:font-weight-complex="normal"/>
    </style:style>
    <style:style style:name="P26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7da17" officeooo:paragraph-rsid="00b05652" style:font-size-asian="8.75pt" style:font-weight-asian="normal" style:font-size-complex="10pt" style:font-weight-complex="normal"/>
    </style:style>
    <style:style style:name="P26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acdfb" officeooo:paragraph-rsid="013acdfb" style:font-size-asian="8.75pt" style:font-weight-asian="normal" style:font-size-complex="10pt" style:font-weight-complex="normal"/>
    </style:style>
    <style:style style:name="P26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c1aba" officeooo:paragraph-rsid="013c1aba" style:font-size-asian="8.75pt" style:font-weight-asian="normal" style:font-size-complex="10pt" style:font-weight-complex="normal"/>
    </style:style>
    <style:style style:name="P26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c1aba" officeooo:paragraph-rsid="01bdc4a6" style:font-size-asian="8.75pt" style:font-weight-asian="normal" style:font-size-complex="10pt" style:font-weight-complex="normal"/>
    </style:style>
    <style:style style:name="P26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d96ed" officeooo:paragraph-rsid="013d96ed" style:font-size-asian="8.75pt" style:font-weight-asian="normal" style:font-size-complex="10pt" style:font-weight-complex="normal"/>
    </style:style>
    <style:style style:name="P26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1ca94" officeooo:paragraph-rsid="0141ca94" style:font-size-asian="8.75pt" style:font-weight-asian="normal" style:font-size-complex="10pt" style:font-weight-complex="normal"/>
    </style:style>
    <style:style style:name="P270"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1429976" officeooo:paragraph-rsid="01429976" style:font-size-asian="8.75pt" style:font-weight-asian="normal" style:font-size-complex="10pt" style:font-weight-complex="normal"/>
    </style:style>
    <style:style style:name="P27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66a88" officeooo:paragraph-rsid="01466a88" style:font-size-asian="8.75pt" style:font-weight-asian="normal" style:font-size-complex="10pt" style:font-weight-complex="normal"/>
    </style:style>
    <style:style style:name="P27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9b9dc" officeooo:paragraph-rsid="0149b9dc" style:font-size-asian="8.75pt" style:font-weight-asian="normal" style:font-size-complex="10pt" style:font-weight-complex="normal"/>
    </style:style>
    <style:style style:name="P27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1859b" officeooo:paragraph-rsid="0121859b" style:font-size-asian="8.75pt" style:font-weight-asian="normal" style:font-size-complex="10pt" style:font-weight-complex="normal"/>
    </style:style>
    <style:style style:name="P27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f8264" officeooo:paragraph-rsid="014f8264" style:font-size-asian="8.75pt" style:font-weight-asian="normal" style:font-size-complex="10pt" style:font-weight-complex="normal"/>
    </style:style>
    <style:style style:name="P27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f8264" officeooo:paragraph-rsid="01550dbd" style:font-size-asian="8.75pt" style:font-weight-asian="normal" style:font-size-complex="10pt" style:font-weight-complex="normal"/>
    </style:style>
    <style:style style:name="P27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fe762" officeooo:paragraph-rsid="014f8264" style:font-size-asian="8.75pt" style:font-weight-asian="normal" style:font-size-complex="10pt" style:font-weight-complex="normal"/>
    </style:style>
    <style:style style:name="P27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550dbd" style:font-size-asian="8.75pt" style:font-weight-asian="normal" style:font-size-complex="10pt" style:font-weight-complex="normal"/>
    </style:style>
    <style:style style:name="P27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58a18b" style:font-size-asian="8.75pt" style:font-weight-asian="normal" style:font-size-complex="10pt" style:font-weight-complex="normal"/>
    </style:style>
    <style:style style:name="P27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5b7cfd" style:font-size-asian="8.75pt" style:font-weight-asian="normal" style:font-size-complex="10pt" style:font-weight-complex="normal"/>
    </style:style>
    <style:style style:name="P28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77e314" style:font-size-asian="8.75pt" style:font-weight-asian="normal" style:font-size-complex="10pt" style:font-weight-complex="normal"/>
    </style:style>
    <style:style style:name="P281"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1550dbd" officeooo:paragraph-rsid="0177e314" style:font-size-asian="8.75pt" style:font-weight-asian="normal" style:font-size-complex="10pt" style:font-weight-complex="normal"/>
    </style:style>
    <style:style style:name="P28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7994aa" style:font-size-asian="8.75pt" style:font-weight-asian="normal" style:font-size-complex="10pt" style:font-weight-complex="normal"/>
    </style:style>
    <style:style style:name="P28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1b9f" officeooo:paragraph-rsid="01558ae2" style:font-size-asian="8.75pt" style:font-weight-asian="normal" style:font-size-complex="10pt" style:font-weight-complex="normal"/>
    </style:style>
    <style:style style:name="P28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1b9f" officeooo:paragraph-rsid="01550dbd" style:font-size-asian="8.75pt" style:font-weight-asian="normal" style:font-size-complex="10pt" style:font-weight-complex="normal"/>
    </style:style>
    <style:style style:name="P28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8ae2" officeooo:paragraph-rsid="01558ae2" style:font-size-asian="8.75pt" style:font-weight-asian="normal" style:font-size-complex="10pt" style:font-weight-complex="normal"/>
    </style:style>
    <style:style style:name="P28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9d256" officeooo:paragraph-rsid="0159d256" style:font-size-asian="8.75pt" style:font-weight-asian="normal" style:font-size-complex="10pt" style:font-weight-complex="normal"/>
    </style:style>
    <style:style style:name="P28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4febc" officeooo:paragraph-rsid="0164febc" style:font-size-asian="8.75pt" style:font-weight-asian="normal" style:font-size-complex="10pt" style:font-weight-complex="normal"/>
    </style:style>
    <style:style style:name="P28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0e4eb" officeooo:paragraph-rsid="0160e4eb" style:font-size-asian="8.75pt" style:font-weight-asian="normal" style:font-size-complex="10pt" style:font-weight-complex="normal"/>
    </style:style>
    <style:style style:name="P28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6fb07" officeooo:paragraph-rsid="0166fb07" style:font-size-asian="8.75pt" style:font-weight-asian="normal" style:font-size-complex="10pt" style:font-weight-complex="normal"/>
    </style:style>
    <style:style style:name="P29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6fb07" officeooo:paragraph-rsid="01942a8d" style:font-size-asian="8.75pt" style:font-weight-asian="normal" style:font-size-complex="10pt" style:font-weight-complex="normal"/>
    </style:style>
    <style:style style:name="P29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849d8" officeooo:paragraph-rsid="0169f1bf" style:font-size-asian="8.75pt" style:font-weight-asian="normal" style:font-size-complex="10pt" style:font-weight-complex="normal"/>
    </style:style>
    <style:style style:name="P29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c7311" officeooo:paragraph-rsid="016c7311" style:font-size-asian="8.75pt" style:font-weight-asian="normal" style:font-size-complex="10pt" style:font-weight-complex="normal"/>
    </style:style>
    <style:style style:name="P29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b9360" officeooo:paragraph-rsid="016b9360" style:font-size-asian="8.75pt" style:font-weight-asian="normal" style:font-size-complex="10pt" style:font-weight-complex="normal"/>
    </style:style>
    <style:style style:name="P29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f2b0a" officeooo:paragraph-rsid="016f2b0a" style:font-size-asian="8.75pt" style:font-weight-asian="normal" style:font-size-complex="10pt" style:font-weight-complex="normal"/>
    </style:style>
    <style:style style:name="P29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f2b0a" officeooo:paragraph-rsid="0189c4e5" style:font-size-asian="8.75pt" style:font-weight-asian="normal" style:font-size-complex="10pt" style:font-weight-complex="normal"/>
    </style:style>
    <style:style style:name="P29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8a18b" officeooo:paragraph-rsid="0158a18b" style:font-size-asian="8.75pt" style:font-weight-asian="normal" style:font-size-complex="10pt" style:font-weight-complex="normal"/>
    </style:style>
    <style:style style:name="P29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7994aa" officeooo:paragraph-rsid="017994aa" style:font-size-asian="8.75pt" style:font-weight-asian="normal" style:font-size-complex="10pt" style:font-weight-complex="normal"/>
    </style:style>
    <style:style style:name="P29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2756b" officeooo:paragraph-rsid="0179e22f" style:font-size-asian="8.75pt" style:font-weight-asian="normal" style:font-size-complex="10pt" style:font-weight-complex="normal"/>
    </style:style>
    <style:style style:name="P29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942a8d" officeooo:paragraph-rsid="01942a8d" style:font-size-asian="8.75pt" style:font-weight-asian="normal" style:font-size-complex="10pt" style:font-weight-complex="normal"/>
    </style:style>
    <style:style style:name="P30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992a71" officeooo:paragraph-rsid="01992a71" style:font-size-asian="8.75pt" style:font-weight-asian="normal" style:font-size-complex="10pt" style:font-weight-complex="normal"/>
    </style:style>
    <style:style style:name="P30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a4d54d" officeooo:paragraph-rsid="01a4d54d" style:font-size-asian="8.75pt" style:font-weight-asian="normal" style:font-size-complex="10pt" style:font-weight-complex="normal"/>
    </style:style>
    <style:style style:name="P30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a7f11" officeooo:paragraph-rsid="01a76db6" style:font-size-asian="8.75pt" style:font-weight-asian="normal" style:font-size-complex="10pt" style:font-weight-complex="normal"/>
    </style:style>
    <style:style style:name="P30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bdc4a6" officeooo:paragraph-rsid="01bdc4a6" style:font-size-asian="8.75pt" style:font-weight-asian="normal" style:font-size-complex="10pt" style:font-weight-complex="normal"/>
    </style:style>
    <style:style style:name="P30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5da76" officeooo:paragraph-rsid="0127aa4b" style:font-size-asian="8.75pt" style:font-style-asian="normal" style:font-weight-asian="normal" style:font-size-complex="10pt" style:font-style-complex="normal" style:font-weight-complex="normal"/>
    </style:style>
    <style:style style:name="P30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5da76" officeooo:paragraph-rsid="0125da76" style:font-size-asian="8.75pt" style:font-style-asian="normal" style:font-weight-asian="normal" style:font-size-complex="10pt" style:font-style-complex="normal" style:font-weight-complex="normal"/>
    </style:style>
    <style:style style:name="P30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7aa4b" officeooo:paragraph-rsid="0127aa4b" style:font-size-asian="8.75pt" style:font-style-asian="normal" style:font-weight-asian="normal" style:font-size-complex="10pt" style:font-style-complex="normal" style:font-weight-complex="normal"/>
    </style:style>
    <style:style style:name="P30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79968" officeooo:paragraph-rsid="01379968" style:font-size-asian="8.75pt" style:font-style-asian="normal" style:font-weight-asian="normal" style:font-size-complex="10pt" style:font-style-complex="normal" style:font-weight-complex="normal"/>
    </style:style>
    <style:style style:name="P30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96666" officeooo:paragraph-rsid="0127aa4b" style:font-size-asian="8.75pt" style:font-style-asian="normal" style:font-weight-asian="normal" style:font-size-complex="10pt" style:font-style-complex="normal" style:font-weight-complex="normal"/>
    </style:style>
    <style:style style:name="P30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96666" officeooo:paragraph-rsid="01496666" style:font-size-asian="8.75pt" style:font-style-asian="normal" style:font-weight-asian="normal" style:font-size-complex="10pt" style:font-style-complex="normal" style:font-weight-complex="normal"/>
    </style:style>
    <style:style style:name="P310"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05652" officeooo:paragraph-rsid="00b05652" style:font-size-asian="8.75pt" style:font-weight-asian="bold" style:font-size-complex="10pt" style:font-weight-complex="bold"/>
    </style:style>
    <style:style style:name="P311"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05652" officeooo:paragraph-rsid="00b69992" style:font-size-asian="8.75pt" style:font-weight-asian="bold" style:font-size-complex="10pt" style:font-weight-complex="bold"/>
    </style:style>
    <style:style style:name="P312"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05652" officeooo:paragraph-rsid="00bf58be" style:font-size-asian="8.75pt" style:font-weight-asian="bold" style:font-size-complex="10pt" style:font-weight-complex="bold"/>
    </style:style>
    <style:style style:name="P313"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0bfe3b7" style:font-size-asian="8.75pt" style:font-weight-asian="bold" style:font-size-complex="10pt" style:font-weight-complex="bold"/>
    </style:style>
    <style:style style:name="P314"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0cb5f00" style:font-size-asian="8.75pt" style:font-weight-asian="bold" style:font-size-complex="10pt" style:font-weight-complex="bold"/>
    </style:style>
    <style:style style:name="P315"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0d04d76" style:font-size-asian="8.75pt" style:font-weight-asian="bold" style:font-size-complex="10pt" style:font-weight-complex="bold"/>
    </style:style>
    <style:style style:name="P316"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0dd08cf" style:font-size-asian="8.75pt" style:font-weight-asian="bold" style:font-size-complex="10pt" style:font-weight-complex="bold"/>
    </style:style>
    <style:style style:name="P317"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11fe762" style:font-size-asian="8.75pt" style:font-weight-asian="bold" style:font-size-complex="10pt" style:font-weight-complex="bold"/>
    </style:style>
    <style:style style:name="P318"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dbbcc3" officeooo:paragraph-rsid="00dbbcc3" style:font-size-asian="8.75pt" style:font-weight-asian="bold" style:font-size-complex="10pt" style:font-weight-complex="bold"/>
    </style:style>
    <style:style style:name="P319"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e38ff8" officeooo:paragraph-rsid="00e38ff8" style:font-size-asian="8.75pt" style:font-weight-asian="bold" style:font-size-complex="10pt" style:font-weight-complex="bold"/>
    </style:style>
    <style:style style:name="P320"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127aa4b" officeooo:paragraph-rsid="0127aa4b" style:font-size-asian="8.75pt" style:font-weight-asian="bold" style:font-size-complex="10pt" style:font-weight-complex="bold"/>
    </style:style>
    <style:style style:name="P321"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14f8264" officeooo:paragraph-rsid="014f8264" style:font-size-asian="8.75pt" style:font-weight-asian="bold" style:font-size-complex="10pt" style:font-weight-complex="bold"/>
    </style:style>
    <style:style style:name="P322"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14f8264" officeooo:paragraph-rsid="01550dbd" style:font-size-asian="8.75pt" style:font-weight-asian="bold" style:font-size-complex="10pt" style:font-weight-complex="bold"/>
    </style:style>
    <style:style style:name="P323"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127aa4b" officeooo:paragraph-rsid="0127aa4b" style:font-size-asian="8.75pt" style:font-style-asian="normal" style:font-weight-asian="bold" style:font-size-complex="10pt" style:font-style-complex="normal" style:font-weight-complex="bold"/>
    </style:style>
    <style:style style:name="P324"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127aa4b" officeooo:paragraph-rsid="0132ce85" style:font-size-asian="8.75pt" style:font-style-asian="normal" style:font-weight-asian="bold" style:font-size-complex="10pt" style:font-style-complex="normal" style:font-weight-complex="bold"/>
    </style:style>
    <style:style style:name="P325"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bold" officeooo:rsid="01429976" officeooo:paragraph-rsid="01429976" style:font-size-asian="8.75pt" style:font-style-asian="normal" style:font-weight-asian="bold" style:font-size-complex="10pt" style:font-style-complex="normal" style:font-weight-complex="bold"/>
    </style:style>
    <style:style style:name="P326"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75b19" officeooo:paragraph-rsid="00e75b19" style:font-size-asian="8.75pt" style:font-weight-asian="bold" style:font-size-complex="10pt" style:font-weight-complex="bold"/>
    </style:style>
    <style:style style:name="P327"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9730e" officeooo:paragraph-rsid="00e9730e" style:font-size-asian="8.75pt" style:font-weight-asian="bold" style:font-size-complex="10pt" style:font-weight-complex="bold"/>
    </style:style>
    <style:style style:name="P328"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38ff8" officeooo:paragraph-rsid="00e38ff8" style:font-size-asian="8.75pt" style:font-weight-asian="bold" style:font-size-complex="10pt" style:font-weight-complex="bold"/>
    </style:style>
    <style:style style:name="P329"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197bc2" officeooo:paragraph-rsid="01197bc2" style:font-size-asian="8.75pt" style:font-weight-asian="bold" style:font-size-complex="10pt" style:font-weight-complex="bold"/>
    </style:style>
    <style:style style:name="P330"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1a8adf" officeooo:paragraph-rsid="011a8adf" style:font-size-asian="8.75pt" style:font-weight-asian="bold" style:font-size-complex="10pt" style:font-weight-complex="bold"/>
    </style:style>
    <style:style style:name="P331"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25da76" officeooo:paragraph-rsid="0125da76" style:font-size-asian="8.75pt" style:font-weight-asian="bold" style:font-size-complex="10pt" style:font-weight-complex="bold"/>
    </style:style>
    <style:style style:name="P332"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25da76" officeooo:paragraph-rsid="0127aa4b" style:font-size-asian="8.75pt" style:font-weight-asian="bold" style:font-size-complex="10pt" style:font-weight-complex="bold"/>
    </style:style>
    <style:style style:name="P333"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27aa4b" officeooo:paragraph-rsid="0127aa4b" style:font-size-asian="8.75pt" style:font-weight-asian="bold" style:font-size-complex="10pt" style:font-weight-complex="bold"/>
    </style:style>
    <style:style style:name="P334"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25da76" officeooo:paragraph-rsid="0125da76" style:font-size-asian="8.75pt" style:font-style-asian="normal" style:font-weight-asian="bold" style:font-size-complex="10pt" style:font-style-complex="normal" style:font-weight-complex="bold"/>
    </style:style>
    <style:style style:name="P335"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379968" officeooo:paragraph-rsid="01379968" style:font-size-asian="8.75pt" style:font-style-asian="normal" style:font-weight-asian="bold" style:font-size-complex="10pt" style:font-style-complex="normal" style:font-weight-complex="bold"/>
    </style:style>
    <style:style style:name="P336"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379968" officeooo:paragraph-rsid="01496666" style:font-size-asian="8.75pt" style:font-style-asian="normal" style:font-weight-asian="bold" style:font-size-complex="10pt" style:font-style-complex="normal" style:font-weight-complex="bold"/>
    </style:style>
    <style:style style:name="P337" style:family="paragraph" style:parent-style-name="Preformatted_20_Text">
      <style:paragraph-properties fo:orphans="2" fo:widows="2"/>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9dc446" officeooo:paragraph-rsid="009dc446" style:font-size-asian="10.5pt" style:font-weight-asian="bold" style:font-size-complex="12pt" style:font-weight-complex="bold"/>
    </style:style>
    <style:style style:name="P338" style:family="paragraph" style:parent-style-name="Preformatted_20_Text">
      <style:paragraph-properties fo:orphans="2" fo:widows="2"/>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9dc446" officeooo:paragraph-rsid="00a9d72e" style:font-size-asian="10.5pt" style:font-weight-asian="bold" style:font-size-complex="12pt" style:font-weight-complex="bold"/>
    </style:style>
    <style:style style:name="P339" style:family="paragraph" style:parent-style-name="Preformatted_20_Text">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ad91c5" officeooo:paragraph-rsid="00ad91c5" style:font-size-asian="10.5pt" style:font-weight-asian="bold" style:font-size-complex="12pt" style:font-weight-complex="bold"/>
    </style:style>
    <style:style style:name="P340" style:family="paragraph" style:parent-style-name="Preformatted_20_Text">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d12380" officeooo:paragraph-rsid="00d04d76" style:font-size-asian="10.5pt" style:font-weight-asian="bold" style:font-size-complex="12pt" style:font-weight-complex="bold"/>
    </style:style>
    <style:style style:name="P341" style:family="paragraph" style:parent-style-name="Preformatted_20_Text">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125da76" officeooo:paragraph-rsid="0125da76" style:font-size-asian="10.5pt" style:font-weight-asian="bold" style:font-size-complex="12pt" style:font-weight-complex="bold"/>
    </style:style>
    <style:style style:name="P342" style:family="paragraph" style:parent-style-name="Preformatted_20_Text">
      <style:text-properties fo:font-variant="normal" fo:text-transform="none" fo:color="#000000" style:font-name="Liberation Mono1" fo:font-size="12pt" fo:letter-spacing="normal" fo:font-style="normal" style:text-underline-style="none" fo:font-weight="normal" officeooo:rsid="00e38ff8" officeooo:paragraph-rsid="00e38ff8" style:font-size-asian="12pt" style:font-weight-asian="normal" style:font-size-complex="12pt" style:font-weight-complex="normal"/>
    </style:style>
    <style:style style:name="P343" style:family="paragraph" style:parent-style-name="Preformatted_20_Text">
      <style:paragraph-properties fo:orphans="2" fo:widows="2"/>
      <style:text-properties fo:font-variant="normal" fo:text-transform="none" fo:color="#00cc00" style:font-name="Liberation Mono1" fo:font-size="10pt" fo:letter-spacing="normal" fo:font-style="normal" style:text-underline-style="none" fo:font-weight="normal" officeooo:rsid="014f8264" officeooo:paragraph-rsid="014f8264" style:font-size-asian="10pt" style:font-weight-asian="normal" style:font-size-complex="10pt" style:font-weight-complex="normal"/>
    </style:style>
    <style:style style:name="P344" style:family="paragraph" style:parent-style-name="Preformatted_20_Text">
      <style:paragraph-properties fo:orphans="2" fo:widows="2"/>
      <style:text-properties fo:font-variant="normal" fo:text-transform="none" fo:color="#00cc00" style:font-name="Liberation Mono1" fo:font-size="10pt" fo:letter-spacing="normal" fo:font-style="normal" style:text-underline-style="none" fo:font-weight="normal" officeooo:rsid="014f8264" officeooo:paragraph-rsid="0177e314" style:font-size-asian="10pt" style:font-weight-asian="normal" style:font-size-complex="10pt" style:font-weight-complex="normal"/>
    </style:style>
    <style:style style:name="P345" style:family="paragraph" style:parent-style-name="Preformatted_20_Text">
      <style:paragraph-properties fo:orphans="2" fo:widows="2"/>
    </style:style>
    <style:style style:name="P346" style:family="paragraph" style:parent-style-name="Preformatted_20_Text">
      <style:paragraph-properties fo:orphans="2" fo:widows="2"/>
      <style:text-properties officeooo:paragraph-rsid="01466a88"/>
    </style:style>
    <style:style style:name="P347" style:family="paragraph" style:parent-style-name="Preformatted_20_Text">
      <style:paragraph-properties fo:orphans="2" fo:widows="2"/>
      <style:text-properties officeooo:paragraph-rsid="0182be88"/>
    </style:style>
    <style:style style:name="P348" style:family="paragraph" style:parent-style-name="Preformatted_20_Text">
      <style:text-properties fo:font-weight="bold" style:font-weight-asian="bold" style:font-weight-complex="bold"/>
    </style:style>
    <style:style style:name="P349" style:family="paragraph" style:parent-style-name="Preformatted_20_Text">
      <style:text-properties fo:font-weight="bold" officeooo:rsid="00a9d72e" style:font-weight-asian="bold" style:font-weight-complex="bold"/>
    </style:style>
    <style:style style:name="P350" style:family="paragraph" style:parent-style-name="Preformatted_20_Text">
      <style:text-properties fo:font-weight="bold" officeooo:rsid="00a9d72e" officeooo:paragraph-rsid="00a9d72e" style:font-weight-asian="bold" style:font-weight-complex="bold"/>
    </style:style>
    <style:style style:name="P351" style:family="paragraph" style:parent-style-name="Preformatted_20_Text">
      <style:text-properties fo:font-weight="bold" officeooo:paragraph-rsid="00a9d72e" style:font-weight-asian="bold" style:font-weight-complex="bold"/>
    </style:style>
    <style:style style:name="P352" style:family="paragraph" style:parent-style-name="Preformatted_20_Text">
      <style:text-properties fo:font-weight="bold" officeooo:paragraph-rsid="00ab3258" style:font-weight-asian="bold" style:font-weight-complex="bold"/>
    </style:style>
    <style:style style:name="P353" style:family="paragraph" style:parent-style-name="Preformatted_20_Text">
      <style:text-properties fo:font-weight="bold" officeooo:rsid="00a2bd55" officeooo:paragraph-rsid="00a2bd55" style:font-weight-asian="bold" style:font-weight-complex="bold"/>
    </style:style>
    <style:style style:name="P354" style:family="paragraph" style:parent-style-name="Preformatted_20_Text">
      <style:text-properties officeooo:paragraph-rsid="00a10b04"/>
    </style:style>
    <style:style style:name="P355" style:family="paragraph" style:parent-style-name="Preformatted_20_Text">
      <style:text-properties fo:color="#00cc00"/>
    </style:style>
    <style:style style:name="P356" style:family="paragraph" style:parent-style-name="Preformatted_20_Text">
      <style:text-properties fo:color="#00cc00" style:font-name="Liberation Mono1"/>
    </style:style>
    <style:style style:name="P357" style:family="paragraph" style:parent-style-name="Preformatted_20_Text">
      <style:text-properties fo:color="#00cc00" style:font-name="Liberation Mono1" officeooo:rsid="00a79fdb" officeooo:paragraph-rsid="00a79fdb"/>
    </style:style>
    <style:style style:name="P358" style:family="paragraph" style:parent-style-name="Preformatted_20_Text">
      <style:text-properties fo:color="#00cc00" style:font-name="Liberation Mono1" fo:font-style="normal" fo:font-weight="normal" officeooo:rsid="01afd88e" officeooo:paragraph-rsid="01afd88e"/>
    </style:style>
    <style:style style:name="P359" style:family="paragraph" style:parent-style-name="Preformatted_20_Text">
      <style:text-properties fo:color="#00cc00" officeooo:paragraph-rsid="00a8fbeb"/>
    </style:style>
    <style:style style:name="P360" style:family="paragraph" style:parent-style-name="Preformatted_20_Text">
      <style:text-properties fo:color="#00cc00" fo:font-style="normal" fo:font-weight="normal" officeooo:rsid="00a8fbeb"/>
    </style:style>
    <style:style style:name="P361" style:family="paragraph" style:parent-style-name="Preformatted_20_Text">
      <style:text-properties fo:color="#00cc00" fo:font-style="normal" fo:font-weight="normal" officeooo:rsid="00a90f1c" officeooo:paragraph-rsid="00a90f1c"/>
    </style:style>
    <style:style style:name="P362" style:family="paragraph" style:parent-style-name="Preformatted_20_Text">
      <style:text-properties fo:color="#00cc00" fo:font-style="normal" fo:font-weight="normal" officeooo:rsid="00a90f1c" officeooo:paragraph-rsid="019e45da"/>
    </style:style>
    <style:style style:name="P363" style:family="paragraph" style:parent-style-name="Preformatted_20_Text">
      <style:text-properties fo:color="#00cc00" fo:font-style="normal" fo:font-weight="normal" officeooo:rsid="019df9fd" officeooo:paragraph-rsid="019e45da"/>
    </style:style>
    <style:style style:name="P364" style:family="paragraph" style:parent-style-name="Preformatted_20_Text">
      <style:text-properties fo:color="#00cc00" fo:font-style="normal" fo:font-weight="normal" officeooo:rsid="019df9fd" officeooo:paragraph-rsid="00a8fbeb"/>
    </style:style>
    <style:style style:name="P365" style:family="paragraph" style:parent-style-name="Preformatted_20_Text">
      <style:text-properties fo:color="#00cc00" officeooo:rsid="014568e2" officeooo:paragraph-rsid="014568e2"/>
    </style:style>
    <style:style style:name="P366" style:family="paragraph" style:parent-style-name="Preformatted_20_Text">
      <style:text-properties fo:color="#00cc00" officeooo:paragraph-rsid="019e45da"/>
    </style:style>
    <style:style style:name="P367" style:family="paragraph" style:parent-style-name="Preformatted_20_Text">
      <style:text-properties fo:color="#00cc00" officeooo:rsid="0196e476" officeooo:paragraph-rsid="0196e476"/>
    </style:style>
    <style:style style:name="P368" style:family="paragraph" style:parent-style-name="Preformatted_20_Text">
      <style:text-properties officeooo:rsid="00a79fdb" officeooo:paragraph-rsid="00a79fdb"/>
    </style:style>
    <style:style style:name="P369" style:family="paragraph" style:parent-style-name="Preformatted_20_Text">
      <style:text-properties style:font-name="Liberation Mono1"/>
    </style:style>
    <style:style style:name="P370" style:family="paragraph" style:parent-style-name="Preformatted_20_Text">
      <style:text-properties style:font-name="Liberation Mono1" fo:font-weight="bold" style:font-weight-asian="bold" style:font-weight-complex="bold"/>
    </style:style>
    <style:style style:name="P371" style:family="paragraph" style:parent-style-name="Preformatted_20_Text">
      <style:text-properties style:font-name="Liberation Mono1" fo:font-size="10pt" style:text-underline-style="none" fo:font-weight="normal" officeooo:rsid="00d04d76" officeooo:paragraph-rsid="010385bc" style:font-size-asian="10pt" style:font-weight-asian="normal" style:font-size-complex="10pt" style:font-weight-complex="normal"/>
    </style:style>
    <style:style style:name="P372" style:family="paragraph" style:parent-style-name="Preformatted_20_Text">
      <style:text-properties style:font-name="Liberation Mono1" officeooo:rsid="01afd88e" officeooo:paragraph-rsid="01afd88e"/>
    </style:style>
    <style:style style:name="P373" style:family="paragraph" style:parent-style-name="Preformatted_20_Text">
      <style:text-properties officeooo:rsid="00a9d72e" officeooo:paragraph-rsid="00a9d72e"/>
    </style:style>
    <style:style style:name="P374" style:family="paragraph" style:parent-style-name="Preformatted_20_Text">
      <style:text-properties officeooo:rsid="00a9d72e" officeooo:paragraph-rsid="00ab3258"/>
    </style:style>
    <style:style style:name="P375" style:family="paragraph" style:parent-style-name="Preformatted_20_Text">
      <style:text-properties officeooo:paragraph-rsid="00a9d72e"/>
    </style:style>
    <style:style style:name="P376" style:family="paragraph" style:parent-style-name="Preformatted_20_Text">
      <style:text-properties officeooo:paragraph-rsid="00ab3258"/>
    </style:style>
    <style:style style:name="P377" style:family="paragraph" style:parent-style-name="Preformatted_20_Text">
      <style:text-properties officeooo:rsid="00ab3258" officeooo:paragraph-rsid="00ab3258"/>
    </style:style>
    <style:style style:name="P378" style:family="paragraph" style:parent-style-name="Preformatted_20_Text">
      <style:text-properties officeooo:paragraph-rsid="00b4560f"/>
    </style:style>
    <style:style style:name="P379" style:family="paragraph" style:parent-style-name="Preformatted_20_Text">
      <style:text-properties officeooo:paragraph-rsid="00b7214a"/>
    </style:style>
    <style:style style:name="P380" style:family="paragraph" style:parent-style-name="Preformatted_20_Text">
      <style:text-properties officeooo:rsid="00b9918a" officeooo:paragraph-rsid="00b9918a"/>
    </style:style>
    <style:style style:name="P381" style:family="paragraph" style:parent-style-name="Preformatted_20_Text">
      <style:text-properties officeooo:rsid="00bb1417" officeooo:paragraph-rsid="00bb1417"/>
    </style:style>
    <style:style style:name="P382" style:family="paragraph" style:parent-style-name="Preformatted_20_Text">
      <style:text-properties officeooo:paragraph-rsid="00bf58be"/>
    </style:style>
    <style:style style:name="P383" style:family="paragraph" style:parent-style-name="Preformatted_20_Text">
      <style:text-properties officeooo:paragraph-rsid="00bfe3b7"/>
    </style:style>
    <style:style style:name="P384" style:family="paragraph" style:parent-style-name="Preformatted_20_Text">
      <style:text-properties fo:color="#0000ff" fo:font-style="normal" fo:font-weight="normal" officeooo:rsid="00a8fbeb" officeooo:paragraph-rsid="00a8fbeb"/>
    </style:style>
    <style:style style:name="P385" style:family="paragraph" style:parent-style-name="Preformatted_20_Text">
      <style:text-properties fo:font-style="normal" fo:font-weight="normal"/>
    </style:style>
    <style:style style:name="P386" style:family="paragraph" style:parent-style-name="Preformatted_20_Text">
      <style:text-properties fo:font-style="normal" fo:font-weight="normal" officeooo:paragraph-rsid="00a10b04"/>
    </style:style>
    <style:style style:name="P387" style:family="paragraph" style:parent-style-name="Preformatted_20_Text">
      <style:text-properties fo:font-style="normal" fo:font-weight="normal" officeooo:paragraph-rsid="013e9faa"/>
    </style:style>
    <style:style style:name="P388" style:family="paragraph" style:parent-style-name="Preformatted_20_Text">
      <style:text-properties fo:font-style="normal" fo:font-weight="normal" officeooo:rsid="013e9faa" officeooo:paragraph-rsid="013e9faa"/>
    </style:style>
    <style:style style:name="P389" style:family="paragraph" style:parent-style-name="Preformatted_20_Text">
      <style:text-properties fo:font-style="normal" fo:font-weight="normal" officeooo:paragraph-rsid="014055dd" style:font-weight-asian="normal" style:font-weight-complex="normal"/>
    </style:style>
    <style:style style:name="P390" style:family="paragraph" style:parent-style-name="Preformatted_20_Text">
      <style:text-properties fo:font-style="normal" fo:font-weight="normal" officeooo:rsid="014055dd" officeooo:paragraph-rsid="014055dd" style:font-weight-asian="normal" style:font-weight-complex="normal"/>
    </style:style>
    <style:style style:name="P391" style:family="paragraph" style:parent-style-name="Preformatted_20_Text">
      <style:text-properties fo:font-style="normal" fo:font-weight="normal" officeooo:rsid="01a7b35c" officeooo:paragraph-rsid="01a7b35c" style:font-weight-asian="normal" style:font-weight-complex="normal"/>
    </style:style>
    <style:style style:name="P392" style:family="paragraph" style:parent-style-name="Preformatted_20_Text">
      <style:text-properties fo:font-style="normal" fo:font-weight="normal" officeooo:rsid="01a7fa35" officeooo:paragraph-rsid="01a7fa35"/>
    </style:style>
    <style:style style:name="P393" style:family="paragraph" style:parent-style-name="Preformatted_20_Text">
      <style:text-properties fo:font-style="normal" fo:font-weight="bold" style:font-weight-asian="bold" style:font-weight-complex="bold"/>
    </style:style>
    <style:style style:name="P394" style:family="paragraph" style:parent-style-name="Preformatted_20_Text">
      <style:text-properties fo:font-style="normal" fo:font-weight="bold" officeooo:paragraph-rsid="013e9faa" style:font-weight-asian="bold" style:font-weight-complex="bold"/>
    </style:style>
    <style:style style:name="P395" style:family="paragraph" style:parent-style-name="Preformatted_20_Text">
      <style:text-properties fo:font-style="normal" fo:font-weight="bold" officeooo:paragraph-rsid="014055dd" style:font-weight-asian="bold" style:font-weight-complex="bold"/>
    </style:style>
    <style:style style:name="P396" style:family="paragraph" style:parent-style-name="Preformatted_20_Text">
      <style:text-properties fo:font-style="normal" fo:font-weight="bold" officeooo:rsid="014055dd" officeooo:paragraph-rsid="014055dd" style:font-weight-asian="bold" style:font-weight-complex="bold"/>
    </style:style>
    <style:style style:name="P397" style:family="paragraph" style:parent-style-name="Preformatted_20_Text">
      <style:text-properties fo:font-weight="normal" officeooo:rsid="00a9d72e" officeooo:paragraph-rsid="00ab3258" style:font-weight-asian="normal" style:font-weight-complex="normal"/>
    </style:style>
    <style:style style:name="P398" style:family="paragraph" style:parent-style-name="Preformatted_20_Text">
      <style:text-properties fo:font-weight="normal" officeooo:rsid="00a9d72e" officeooo:paragraph-rsid="00a9d72e" style:font-weight-asian="normal" style:font-weight-complex="normal"/>
    </style:style>
    <style:style style:name="P399" style:family="paragraph" style:parent-style-name="Preformatted_20_Text">
      <style:text-properties officeooo:rsid="00ca7f11" officeooo:paragraph-rsid="00ca7f11"/>
    </style:style>
    <style:style style:name="P400" style:family="paragraph" style:parent-style-name="Preformatted_20_Text">
      <style:text-properties officeooo:rsid="00ca7f11" officeooo:paragraph-rsid="01a76db6"/>
    </style:style>
    <style:style style:name="P401" style:family="paragraph" style:parent-style-name="Preformatted_20_Text">
      <style:text-properties officeooo:rsid="00ca7f11" officeooo:paragraph-rsid="00cf92bc"/>
    </style:style>
    <style:style style:name="P402" style:family="paragraph" style:parent-style-name="Preformatted_20_Text">
      <style:text-properties officeooo:rsid="00cb5f00" officeooo:paragraph-rsid="00cb5f00"/>
    </style:style>
    <style:style style:name="P403" style:family="paragraph" style:parent-style-name="Preformatted_20_Text">
      <style:text-properties officeooo:rsid="00cb5f00" officeooo:paragraph-rsid="00d04d76"/>
    </style:style>
    <style:style style:name="P404" style:family="paragraph" style:parent-style-name="Preformatted_20_Text">
      <style:text-properties officeooo:rsid="00cb5f00" officeooo:paragraph-rsid="00dd08cf"/>
    </style:style>
    <style:style style:name="P405" style:family="paragraph" style:parent-style-name="Preformatted_20_Text">
      <style:text-properties officeooo:rsid="00cb5f00" officeooo:paragraph-rsid="011fe762"/>
    </style:style>
    <style:style style:name="P406" style:family="paragraph" style:parent-style-name="Preformatted_20_Text">
      <style:text-properties officeooo:rsid="00cb5f00" officeooo:paragraph-rsid="014f8264"/>
    </style:style>
    <style:style style:name="P407" style:family="paragraph" style:parent-style-name="Preformatted_20_Text">
      <style:text-properties officeooo:rsid="00cb5f00" officeooo:paragraph-rsid="01550dbd"/>
    </style:style>
    <style:style style:name="P408" style:family="paragraph" style:parent-style-name="Preformatted_20_Text">
      <style:text-properties officeooo:rsid="00cb5f00" officeooo:paragraph-rsid="0177e314"/>
    </style:style>
    <style:style style:name="P409" style:family="paragraph" style:parent-style-name="Preformatted_20_Text">
      <style:text-properties officeooo:rsid="00cfda1f" officeooo:paragraph-rsid="00cfda1f"/>
    </style:style>
    <style:style style:name="P410" style:family="paragraph" style:parent-style-name="Preformatted_20_Text">
      <style:text-properties officeooo:rsid="00bfe3b7" officeooo:paragraph-rsid="00dd08cf"/>
    </style:style>
    <style:style style:name="P411" style:family="paragraph" style:parent-style-name="Preformatted_20_Text">
      <style:text-properties officeooo:rsid="00d12380" officeooo:paragraph-rsid="00d12380"/>
    </style:style>
    <style:style style:name="P412" style:family="paragraph" style:parent-style-name="Preformatted_20_Text">
      <style:text-properties officeooo:rsid="00d12380" officeooo:paragraph-rsid="00dd08cf"/>
    </style:style>
    <style:style style:name="P413" style:family="paragraph" style:parent-style-name="Preformatted_20_Text">
      <style:text-properties officeooo:rsid="00d12380" officeooo:paragraph-rsid="017f4bc8"/>
    </style:style>
    <style:style style:name="P414" style:family="paragraph" style:parent-style-name="Preformatted_20_Text">
      <style:text-properties officeooo:rsid="00d12380" officeooo:paragraph-rsid="017f89d7"/>
    </style:style>
    <style:style style:name="P415" style:family="paragraph" style:parent-style-name="Preformatted_20_Text">
      <style:text-properties officeooo:rsid="00b69992" officeooo:paragraph-rsid="00d12380"/>
    </style:style>
    <style:style style:name="P416" style:family="paragraph" style:parent-style-name="Preformatted_20_Text">
      <style:text-properties officeooo:rsid="00b69992" officeooo:paragraph-rsid="00dd08cf"/>
    </style:style>
    <style:style style:name="P417" style:family="paragraph" style:parent-style-name="Preformatted_20_Text">
      <style:text-properties officeooo:rsid="00b69992" officeooo:paragraph-rsid="011fe762"/>
    </style:style>
    <style:style style:name="P418" style:family="paragraph" style:parent-style-name="Preformatted_20_Text">
      <style:text-properties officeooo:rsid="00b69992" officeooo:paragraph-rsid="014f8264"/>
    </style:style>
    <style:style style:name="P419" style:family="paragraph" style:parent-style-name="Preformatted_20_Text">
      <style:text-properties officeooo:rsid="00dd08cf" officeooo:paragraph-rsid="00dd08cf"/>
    </style:style>
    <style:style style:name="P420" style:family="paragraph" style:parent-style-name="Preformatted_20_Text">
      <style:text-properties officeooo:rsid="00dd08cf" officeooo:paragraph-rsid="011fe762"/>
    </style:style>
    <style:style style:name="P421" style:family="paragraph" style:parent-style-name="Preformatted_20_Text">
      <style:text-properties officeooo:rsid="01076f11" officeooo:paragraph-rsid="01076f11"/>
    </style:style>
    <style:style style:name="P422" style:family="paragraph" style:parent-style-name="Preformatted_20_Text">
      <style:text-properties style:text-underline-style="solid" style:text-underline-width="auto" style:text-underline-color="font-color" fo:font-weight="bold" officeooo:rsid="01197bc2" officeooo:paragraph-rsid="01197bc2" style:font-weight-asian="bold" style:font-weight-complex="bold"/>
    </style:style>
    <style:style style:name="P423" style:family="paragraph" style:parent-style-name="Preformatted_20_Text">
      <style:text-properties style:text-underline-style="none" fo:font-weight="normal" officeooo:rsid="01197bc2" officeooo:paragraph-rsid="01197bc2" style:font-weight-asian="normal" style:font-weight-complex="normal"/>
    </style:style>
    <style:style style:name="P424" style:family="paragraph" style:parent-style-name="Preformatted_20_Text">
      <style:text-properties style:text-underline-style="none" fo:font-weight="normal" officeooo:rsid="011a8adf" officeooo:paragraph-rsid="011a8adf" style:font-weight-asian="normal" style:font-weight-complex="normal"/>
    </style:style>
    <style:style style:name="P425" style:family="paragraph" style:parent-style-name="Preformatted_20_Text">
      <style:text-properties officeooo:rsid="011fe762" officeooo:paragraph-rsid="011fe762"/>
    </style:style>
    <style:style style:name="P426" style:family="paragraph" style:parent-style-name="Preformatted_20_Text">
      <style:text-properties officeooo:rsid="013d96ed" officeooo:paragraph-rsid="013d96ed"/>
    </style:style>
    <style:style style:name="P427" style:family="paragraph" style:parent-style-name="Preformatted_20_Text">
      <style:text-properties officeooo:paragraph-rsid="013e9faa"/>
    </style:style>
    <style:style style:name="P428" style:family="paragraph" style:parent-style-name="Preformatted_20_Text">
      <style:text-properties officeooo:rsid="014f8264" officeooo:paragraph-rsid="014f8264"/>
    </style:style>
    <style:style style:name="P429" style:family="paragraph" style:parent-style-name="Preformatted_20_Text">
      <style:text-properties officeooo:paragraph-rsid="00e45a6d"/>
    </style:style>
    <style:style style:name="P430" style:family="paragraph" style:parent-style-name="Preformatted_20_Text">
      <style:text-properties officeooo:rsid="0161e50d" officeooo:paragraph-rsid="0161e50d"/>
    </style:style>
    <style:style style:name="P431" style:family="paragraph" style:parent-style-name="Preformatted_20_Text">
      <style:text-properties officeooo:rsid="017f4bc8" officeooo:paragraph-rsid="017f89d7"/>
    </style:style>
    <style:style style:name="P432" style:family="paragraph" style:parent-style-name="Preformatted_20_Text">
      <style:text-properties officeooo:rsid="01992a71" officeooo:paragraph-rsid="01992a71"/>
    </style:style>
    <style:style style:name="P433" style:family="paragraph" style:parent-style-name="Preformatted_20_Text">
      <style:text-properties officeooo:rsid="01992a71" officeooo:paragraph-rsid="01b4a0ee"/>
    </style:style>
    <style:style style:name="P434" style:family="paragraph" style:parent-style-name="Preformatted_20_Text">
      <style:text-properties officeooo:paragraph-rsid="019e45da"/>
    </style:style>
    <style:style style:name="P435" style:family="paragraph" style:parent-style-name="Preformatted_20_Text">
      <style:text-properties officeooo:rsid="019e45da" officeooo:paragraph-rsid="019e45da"/>
    </style:style>
    <style:style style:name="P436" style:family="paragraph" style:parent-style-name="Preformatted_20_Text">
      <style:text-properties officeooo:rsid="019e45da" officeooo:paragraph-rsid="01a04526"/>
    </style:style>
    <style:style style:name="P437" style:family="paragraph" style:parent-style-name="Preformatted_20_Text">
      <style:text-properties officeooo:rsid="01a04526" officeooo:paragraph-rsid="01a04526"/>
    </style:style>
    <style:style style:name="P438" style:family="paragraph" style:parent-style-name="Preformatted_20_Text">
      <style:text-properties officeooo:rsid="00cf92bc" officeooo:paragraph-rsid="01a76db6"/>
    </style:style>
    <style:style style:name="P439" style:family="paragraph" style:parent-style-name="Preformatted_20_Text">
      <style:text-properties officeooo:rsid="01b4a0ee" officeooo:paragraph-rsid="01b4a0ee"/>
    </style:style>
    <style:style style:name="P440" style:family="paragraph" style:parent-style-name="Preformatted_20_Text">
      <style:paragraph-properties fo:break-before="page"/>
    </style:style>
    <style:style style:name="P441" style:family="paragraph" style:parent-style-name="Preformatted_20_Text">
      <style:paragraph-properties fo:orphans="2" fo:widows="2"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9dc446" officeooo:paragraph-rsid="00a9d72e" style:font-size-asian="10.5pt" style:font-weight-asian="bold" style:font-size-complex="12pt" style:font-weight-complex="bold"/>
    </style:style>
    <style:style style:name="P442" style:family="paragraph" style:parent-style-name="Preformatted_20_Text">
      <style:paragraph-properties fo:orphans="2" fo:widows="2"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9dc446" officeooo:paragraph-rsid="0130d70a" style:font-size-asian="10.5pt" style:font-weight-asian="bold" style:font-size-complex="12pt" style:font-weight-complex="bold"/>
    </style:style>
    <style:style style:name="P443" style:family="paragraph" style:parent-style-name="Preformatted_20_Text">
      <style:paragraph-properties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125da76" officeooo:paragraph-rsid="0125da76" style:font-size-asian="10.5pt" style:font-weight-asian="bold" style:font-size-complex="12pt" style:font-weight-complex="bold"/>
    </style:style>
    <style:style style:name="P444" style:family="paragraph" style:parent-style-name="Preformatted_20_Text">
      <style:paragraph-properties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ad91c5" officeooo:paragraph-rsid="00d04d76" style:font-size-asian="10.5pt" style:font-weight-asian="bold" style:font-size-complex="12pt" style:font-weight-complex="bold"/>
    </style:style>
    <style:style style:name="P445" style:family="paragraph" style:parent-style-name="Preformatted_20_Text">
      <style:paragraph-properties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e38ff8" officeooo:paragraph-rsid="00e38ff8" style:font-size-asian="12pt" style:font-weight-asian="bold" style:font-size-complex="12pt" style:font-weight-complex="bold"/>
    </style:style>
    <style:style style:name="P446"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ec6d6c" officeooo:paragraph-rsid="00ec6d6c" style:font-size-asian="8.75pt" style:font-weight-asian="normal" style:font-size-complex="10pt" style:font-weight-complex="normal"/>
    </style:style>
    <style:style style:name="P447"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ee4725" officeooo:paragraph-rsid="00ee4725" style:font-size-asian="8.75pt" style:font-weight-asian="normal" style:font-size-complex="10pt" style:font-weight-complex="normal"/>
    </style:style>
    <style:style style:name="P448"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efa1fb" officeooo:paragraph-rsid="00efa1fb" style:font-size-asian="8.75pt" style:font-weight-asian="normal" style:font-size-complex="10pt" style:font-weight-complex="normal"/>
    </style:style>
    <style:style style:name="P449"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0e731" officeooo:paragraph-rsid="00f0e731" style:font-size-asian="8.75pt" style:font-weight-asian="normal" style:font-size-complex="10pt" style:font-weight-complex="normal"/>
    </style:style>
    <style:style style:name="P450"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3a269" officeooo:paragraph-rsid="00f3a269" style:font-size-asian="8.75pt" style:font-weight-asian="normal" style:font-size-complex="10pt" style:font-weight-complex="normal"/>
    </style:style>
    <style:style style:name="P451"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55bed" officeooo:paragraph-rsid="00f55bed" style:font-size-asian="8.75pt" style:font-weight-asian="normal" style:font-size-complex="10pt" style:font-weight-complex="normal"/>
    </style:style>
    <style:style style:name="P452"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a64e7" officeooo:paragraph-rsid="00fa64e7" style:font-size-asian="8.75pt" style:font-weight-asian="normal" style:font-size-complex="10pt" style:font-weight-complex="normal"/>
    </style:style>
    <style:style style:name="P453"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00c321" officeooo:paragraph-rsid="0100c321" style:font-size-asian="8.75pt" style:font-weight-asian="normal" style:font-size-complex="10pt" style:font-weight-complex="normal"/>
    </style:style>
    <style:style style:name="P454"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015436" officeooo:paragraph-rsid="01015436" style:font-size-asian="8.75pt" style:font-weight-asian="normal" style:font-size-complex="10pt" style:font-weight-complex="normal"/>
    </style:style>
    <style:style style:name="P455"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10b0bb" officeooo:paragraph-rsid="0110b0bb" style:font-size-asian="8.75pt" style:font-weight-asian="normal" style:font-size-complex="10pt" style:font-weight-complex="normal"/>
    </style:style>
    <style:style style:name="P456"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36a27" officeooo:paragraph-rsid="00f36a27" style:font-size-asian="8.75pt" style:font-weight-asian="normal" style:font-size-complex="10pt" style:font-weight-complex="normal"/>
    </style:style>
    <style:style style:name="P457"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22a994" officeooo:paragraph-rsid="0122a994" style:font-size-asian="8.75pt" style:font-weight-asian="normal" style:font-size-complex="10pt" style:font-weight-complex="normal"/>
    </style:style>
    <style:style style:name="P458"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edbf64" officeooo:paragraph-rsid="00edbf64" style:font-size-asian="8.75pt" style:font-weight-asian="normal" style:font-size-complex="10pt" style:font-weight-complex="normal"/>
    </style:style>
    <style:style style:name="P459"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ea060" officeooo:paragraph-rsid="00fea060" style:font-size-asian="8.75pt" style:font-weight-asian="normal" style:font-size-complex="10pt" style:font-weight-complex="normal"/>
    </style:style>
    <style:style style:name="P460"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fd5ae" officeooo:paragraph-rsid="00ffd5ae" style:font-size-asian="8.75pt" style:font-weight-asian="normal" style:font-size-complex="10pt" style:font-weight-complex="normal"/>
    </style:style>
    <style:style style:name="P461"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00771a" officeooo:paragraph-rsid="0100771a" style:font-size-asian="8.75pt" style:font-weight-asian="normal" style:font-size-complex="10pt" style:font-weight-complex="normal"/>
    </style:style>
    <style:style style:name="P462"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3c1aba" officeooo:paragraph-rsid="013c1aba" style:font-size-asian="8.75pt" style:font-weight-asian="normal" style:font-size-complex="10pt" style:font-weight-complex="normal"/>
    </style:style>
    <style:style style:name="P463" style:family="paragraph" style:parent-style-name="Preformatted_20_Text">
      <style:paragraph-properties fo:orphans="2" fo:widows="2" fo:break-before="page"/>
      <style:text-properties fo:font-variant="normal" fo:text-transform="none" fo:color="#000000" style:font-name="Liberation Mono1" fo:font-size="10pt" fo:letter-spacing="normal" fo:font-style="normal" style:text-underline-style="none" fo:font-weight="normal" officeooo:rsid="009b5493" officeooo:paragraph-rsid="009b5493" style:font-size-asian="10pt" style:font-weight-asian="normal" style:font-size-complex="10pt" style:font-weight-complex="normal"/>
    </style:style>
    <style:style style:name="P464"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14f8264" officeooo:paragraph-rsid="0177e314" style:font-size-asian="8.75pt" style:font-weight-asian="bold" style:font-size-complex="10pt" style:font-weight-complex="bold"/>
    </style:style>
    <style:style style:name="P465"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14f8264" officeooo:paragraph-rsid="01550dbd" style:font-size-asian="8.75pt" style:font-weight-asian="bold" style:font-size-complex="10pt" style:font-weight-complex="bold"/>
    </style:style>
    <style:style style:name="P466"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0b05652" officeooo:paragraph-rsid="00b05652" style:font-size-asian="8.75pt" style:font-weight-asian="bold" style:font-size-complex="10pt" style:font-weight-complex="bold"/>
    </style:style>
    <style:style style:name="P467"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0b05652" officeooo:paragraph-rsid="00b69992" style:font-size-asian="8.75pt" style:font-weight-asian="bold" style:font-size-complex="10pt" style:font-weight-complex="bold"/>
    </style:style>
    <style:style style:name="P468"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0b05652" officeooo:paragraph-rsid="00bf58be" style:font-size-asian="8.75pt" style:font-weight-asian="bold" style:font-size-complex="10pt" style:font-weight-complex="bold"/>
    </style:style>
    <style:style style:name="P469"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0bfe3b7" officeooo:paragraph-rsid="00bfe3b7" style:font-size-asian="8.75pt" style:font-weight-asian="bold" style:font-size-complex="10pt" style:font-weight-complex="bold"/>
    </style:style>
    <style:style style:name="P470"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0bfe3b7" officeooo:paragraph-rsid="00cb5f00" style:font-size-asian="8.75pt" style:font-weight-asian="bold" style:font-size-complex="10pt" style:font-weight-complex="bold"/>
    </style:style>
    <style:style style:name="P471"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75b19" officeooo:paragraph-rsid="00e75b19" style:font-size-asian="8.75pt" style:font-weight-asian="bold" style:font-size-complex="10pt" style:font-weight-complex="bold"/>
    </style:style>
    <style:style style:name="P472"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9730e" officeooo:paragraph-rsid="00e9730e" style:font-size-asian="8.75pt" style:font-weight-asian="bold" style:font-size-complex="10pt" style:font-weight-complex="bold"/>
    </style:style>
    <style:style style:name="P473" style:family="paragraph" style:parent-style-name="Preformatted_20_Text">
      <style:paragraph-properties fo:break-before="page"/>
      <style:text-properties style:text-underline-style="solid" style:text-underline-width="auto" style:text-underline-color="font-color" fo:font-weight="bold" officeooo:rsid="01197bc2" officeooo:paragraph-rsid="01197bc2" style:font-weight-asian="bold" style:font-weight-complex="bold"/>
    </style:style>
    <style:style style:name="P474" style:family="paragraph" style:parent-style-name="Preformatted_20_Text">
      <style:paragraph-properties fo:break-before="page"/>
      <style:text-properties officeooo:rsid="00bfe3b7" officeooo:paragraph-rsid="00d04d76"/>
    </style:style>
    <style:style style:name="P475" style:family="paragraph" style:parent-style-name="Preformatted_20_Text">
      <style:paragraph-properties fo:break-before="page"/>
      <style:text-properties officeooo:rsid="00bfe3b7" officeooo:paragraph-rsid="011fe762"/>
    </style:style>
    <style:style style:name="P476" style:family="paragraph" style:parent-style-name="Preformatted_20_Text">
      <style:paragraph-properties fo:break-before="page"/>
      <style:text-properties fo:font-weight="bold" style:font-weight-asian="bold" style:font-weight-complex="bold"/>
    </style:style>
    <style:style style:name="P477" style:family="paragraph" style:parent-style-name="Preformatted_20_Text">
      <style:paragraph-properties fo:break-before="page"/>
      <style:text-properties fo:font-weight="bold" officeooo:rsid="00a2bd55" officeooo:paragraph-rsid="00a2bd55" style:font-weight-asian="bold" style:font-weight-complex="bold"/>
    </style:style>
    <style:style style:name="P478"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0e088ea" officeooo:paragraph-rsid="00e088ea" style:font-size-asian="10pt" style:font-weight-asian="bold" style:font-size-complex="10pt" style:font-weight-complex="bold"/>
    </style:style>
    <style:style style:name="P479"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84848" officeooo:paragraph-rsid="01084848" style:font-size-asian="10pt" style:font-weight-asian="bold" style:font-size-complex="10pt" style:font-weight-complex="bold"/>
    </style:style>
    <style:style style:name="P480"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84848" officeooo:paragraph-rsid="012d7f67" style:font-size-asian="10pt" style:font-weight-asian="bold" style:font-size-complex="10pt" style:font-weight-complex="bold"/>
    </style:style>
    <style:style style:name="P481"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84848" officeooo:paragraph-rsid="013412f6" style:font-size-asian="10pt" style:font-weight-asian="bold" style:font-size-complex="10pt" style:font-weight-complex="bold"/>
    </style:style>
    <style:style style:name="P482"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84848" officeooo:paragraph-rsid="014b38d2" style:font-size-asian="10pt" style:font-weight-asian="bold" style:font-size-complex="10pt" style:font-weight-complex="bold"/>
    </style:style>
    <style:style style:name="P483"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385bc" officeooo:paragraph-rsid="010385bc" style:font-size-asian="10pt" style:font-weight-asian="bold" style:font-size-complex="10pt" style:font-weight-complex="bold"/>
    </style:style>
    <style:style style:name="P484" style:family="paragraph" style:parent-style-name="Standard">
      <style:paragraph-properties fo:break-before="page"/>
      <style:text-properties style:font-name="Liberation Mono1" fo:font-size="10pt" style:text-underline-style="none" fo:font-weight="normal" officeooo:rsid="00947cb3" officeooo:paragraph-rsid="00947cb3" style:font-size-asian="10pt" style:font-weight-asian="normal" style:font-size-complex="10pt" style:font-weight-complex="normal"/>
    </style:style>
    <style:style style:name="P485"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officeooo:rsid="00221043" officeooo:paragraph-rsid="010385bc" style:letter-kerning="true" style:font-name-asian="Liberation Mono2" style:font-size-asian="10pt" style:language-asian="hi" style:country-asian="IN" style:font-size-complex="10pt"/>
    </style:style>
    <style:style style:name="P486"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3d7314" officeooo:paragraph-rsid="017e018c" style:letter-kerning="true" style:font-name-asian="Liberation Serif1" style:font-size-asian="10pt" style:language-asian="hi" style:country-asian="IN" style:font-weight-asian="bold" style:font-size-complex="10pt" style:font-weight-complex="bold"/>
    </style:style>
    <style:style style:name="P487"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3d7314" officeooo:paragraph-rsid="017e018c" style:letter-kerning="true" style:font-name-asian="Liberation Serif1" style:font-size-asian="10pt" style:language-asian="hi" style:country-asian="IN" style:font-weight-asian="bold" style:font-weight-complex="bold"/>
    </style:style>
    <style:style style:name="P488"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827a41" officeooo:paragraph-rsid="01827a41" style:letter-kerning="true" style:font-name-asian="Liberation Serif1" style:font-size-asian="10pt" style:language-asian="hi" style:country-asian="IN" style:font-weight-asian="bold" style:font-weight-complex="bold"/>
    </style:style>
    <style:style style:name="P489"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21f0e1" officeooo:paragraph-rsid="017e018c" style:letter-kerning="true" style:font-name-asian="Liberation Serif1" style:font-size-asian="10pt" style:language-asian="hi" style:country-asian="IN" style:font-weight-asian="bold" style:font-weight-complex="bold"/>
    </style:style>
    <style:style style:name="P490"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88709c" officeooo:paragraph-rsid="0188709c" style:letter-kerning="true" style:font-name-asian="Liberation Serif1" style:font-size-asian="10pt" style:language-asian="hi" style:country-asian="IN" style:font-weight-asian="bold" style:font-weight-complex="bold"/>
    </style:style>
    <style:style style:name="P491"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88709c" officeooo:paragraph-rsid="018d4f77" style:letter-kerning="true" style:font-name-asian="Liberation Serif1" style:font-size-asian="10pt" style:language-asian="hi" style:country-asian="IN" style:font-weight-asian="bold" style:font-weight-complex="bold"/>
    </style:style>
    <style:style style:name="P492"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97adbe" officeooo:paragraph-rsid="0197adbe" style:letter-kerning="true" style:font-name-asian="Liberation Serif1" style:font-size-asian="10pt" style:language-asian="hi" style:country-asian="IN" style:font-weight-asian="bold" style:font-weight-complex="bold"/>
    </style:style>
    <style:style style:name="P493"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aaa911" officeooo:paragraph-rsid="01aaa911" style:letter-kerning="true" style:font-name-asian="Liberation Serif1" style:font-size-asian="10pt" style:language-asian="hi" style:country-asian="IN" style:font-weight-asian="bold" style:font-weight-complex="bold"/>
    </style:style>
    <style:style style:name="P494"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bdb656" officeooo:paragraph-rsid="01bdb656" style:letter-kerning="true" style:font-name-asian="Liberation Serif1" style:font-size-asian="10pt" style:language-asian="hi" style:country-asian="IN" style:font-weight-asian="bold" style:font-weight-complex="bold"/>
    </style:style>
    <style:style style:name="P495"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bdc4a6" officeooo:paragraph-rsid="01bdb656" style:letter-kerning="true" style:font-name-asian="Liberation Serif1" style:font-size-asian="10pt" style:language-asian="hi" style:country-asian="IN" style:font-weight-asian="bold" style:font-weight-complex="bold"/>
    </style:style>
    <style:style style:name="P496"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03d7314" officeooo:paragraph-rsid="017e018c" style:letter-kerning="true" style:font-name-asian="Liberation Serif1" style:font-size-asian="10pt" style:language-asian="hi" style:country-asian="IN" style:font-weight-asian="normal" style:font-weight-complex="normal"/>
    </style:style>
    <style:style style:name="P497"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827a41" officeooo:paragraph-rsid="01827a41" style:letter-kerning="true" style:font-name-asian="Liberation Serif1" style:font-size-asian="10pt" style:language-asian="hi" style:country-asian="IN" style:font-weight-asian="normal" style:font-weight-complex="normal"/>
    </style:style>
    <style:style style:name="P498"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88709c" officeooo:paragraph-rsid="0188709c" style:letter-kerning="true" style:font-name-asian="Liberation Serif1" style:font-size-asian="10pt" style:language-asian="hi" style:country-asian="IN" style:font-weight-asian="normal" style:font-weight-complex="normal"/>
    </style:style>
    <style:style style:name="P499"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89c4e5" officeooo:paragraph-rsid="0189c4e5" style:letter-kerning="true" style:font-name-asian="Liberation Serif1" style:font-size-asian="10pt" style:language-asian="hi" style:country-asian="IN" style:font-weight-asian="normal" style:font-weight-complex="normal"/>
    </style:style>
    <style:style style:name="P500"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8d4f77" officeooo:paragraph-rsid="018d4f77" style:letter-kerning="true" style:font-name-asian="Liberation Serif1" style:font-size-asian="10pt" style:language-asian="hi" style:country-asian="IN" style:font-weight-asian="normal" style:font-weight-complex="normal"/>
    </style:style>
    <style:style style:name="P501"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926050" officeooo:paragraph-rsid="01926050" style:letter-kerning="true" style:font-name-asian="Liberation Serif1" style:font-size-asian="10pt" style:language-asian="hi" style:country-asian="IN" style:font-weight-asian="normal" style:font-weight-complex="normal"/>
    </style:style>
    <style:style style:name="P502"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97adbe" officeooo:paragraph-rsid="0197adbe" style:letter-kerning="true" style:font-name-asian="Liberation Serif1" style:font-size-asian="10pt" style:language-asian="hi" style:country-asian="IN" style:font-weight-asian="normal" style:font-weight-complex="normal"/>
    </style:style>
    <style:style style:name="P503"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a76db6" officeooo:paragraph-rsid="01a76db6" style:letter-kerning="true" style:font-name-asian="Liberation Serif1" style:font-size-asian="10pt" style:language-asian="hi" style:country-asian="IN" style:font-weight-asian="normal" style:font-weight-complex="normal"/>
    </style:style>
    <style:style style:name="P504"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a7b35c" officeooo:paragraph-rsid="01a7b35c" style:letter-kerning="true" style:font-name-asian="Liberation Serif1" style:font-size-asian="10pt" style:language-asian="hi" style:country-asian="IN" style:font-weight-asian="normal" style:font-weight-complex="normal"/>
    </style:style>
    <style:style style:name="P505"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a7fa35" officeooo:paragraph-rsid="01a7fa35" style:letter-kerning="true" style:font-name-asian="Liberation Serif1" style:font-size-asian="10pt" style:language-asian="hi" style:country-asian="IN" style:font-weight-asian="normal" style:font-weight-complex="normal"/>
    </style:style>
    <style:style style:name="P506"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aaa911" officeooo:paragraph-rsid="01aaa911" style:letter-kerning="true" style:font-name-asian="Liberation Serif1" style:font-size-asian="10pt" style:language-asian="hi" style:country-asian="IN" style:font-weight-asian="normal" style:font-weight-complex="normal"/>
    </style:style>
    <style:style style:name="P507"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ae3a04" officeooo:paragraph-rsid="01ae3a04" style:letter-kerning="true" style:font-name-asian="Liberation Serif1" style:font-size-asian="10pt" style:language-asian="hi" style:country-asian="IN" style:font-weight-asian="normal" style:font-weight-complex="normal"/>
    </style:style>
    <style:style style:name="P508"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b3bc7b" officeooo:paragraph-rsid="01b3bc7b" style:letter-kerning="true" style:font-name-asian="Liberation Serif1" style:font-size-asian="10pt" style:language-asian="hi" style:country-asian="IN" style:font-weight-asian="normal" style:font-weight-complex="normal"/>
    </style:style>
    <style:style style:name="P509"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b479f7" officeooo:paragraph-rsid="01b479f7" style:letter-kerning="true" style:font-name-asian="Liberation Serif1" style:font-size-asian="10pt" style:language-asian="hi" style:country-asian="IN" style:font-weight-asian="normal" style:font-weight-complex="normal"/>
    </style:style>
    <style:style style:name="P510"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afd88e" officeooo:paragraph-rsid="01afd88e" style:letter-kerning="true" style:font-name-asian="Liberation Serif1" style:font-size-asian="10pt" style:language-asian="hi" style:country-asian="IN" style:font-weight-asian="normal" style:font-weight-complex="normal"/>
    </style:style>
    <style:style style:name="P511"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b6a07c" officeooo:paragraph-rsid="01b6a07c" style:letter-kerning="true" style:font-name-asian="Liberation Serif1" style:font-size-asian="10pt" style:language-asian="hi" style:country-asian="IN" style:font-weight-asian="normal" style:font-weight-complex="normal"/>
    </style:style>
    <style:style style:name="P512"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bd8a6e" officeooo:paragraph-rsid="01bd8a6e" style:letter-kerning="true" style:font-name-asian="Liberation Serif1" style:font-size-asian="10pt" style:language-asian="hi" style:country-asian="IN" style:font-weight-asian="normal" style:font-weight-complex="normal"/>
    </style:style>
    <style:style style:name="P513"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bdb656" officeooo:paragraph-rsid="01bdb656" style:letter-kerning="true" style:font-name-asian="Liberation Serif1" style:font-size-asian="10pt" style:language-asian="hi" style:country-asian="IN" style:font-weight-asian="normal" style:font-weight-complex="normal"/>
    </style:style>
    <style:style style:name="P514"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bdb656" officeooo:paragraph-rsid="01bdc4a6" style:letter-kerning="true" style:font-name-asian="Liberation Serif1" style:font-size-asian="10pt" style:language-asian="hi" style:country-asian="IN" style:font-weight-asian="normal" style:font-weight-complex="normal"/>
    </style:style>
    <style:style style:name="P515"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none" fo:font-weight="normal" officeooo:rsid="003c521e" officeooo:paragraph-rsid="010385bc" style:letter-kerning="true" style:font-name-asian="Liberation Serif1" style:font-size-asian="10pt" style:language-asian="hi" style:country-asian="IN" style:font-weight-asian="normal" style:font-size-complex="10pt" style:font-weight-complex="normal"/>
    </style:style>
    <style:style style:name="P516"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none" fo:font-weight="normal" officeooo:rsid="00c9da2f" officeooo:paragraph-rsid="010385bc" style:letter-kerning="true" style:font-name-asian="Liberation Serif1" style:font-size-asian="10pt" style:language-asian="hi" style:country-asian="IN" style:font-weight-asian="normal" style:font-size-complex="10pt" style:font-weight-complex="normal"/>
    </style:style>
    <style:style style:name="P517"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none" fo:font-weight="normal" officeooo:rsid="00ccf600" officeooo:paragraph-rsid="010385bc" style:letter-kerning="true" style:font-name-asian="Liberation Serif1" style:font-size-asian="10pt" style:language-asian="hi" style:country-asian="IN" style:font-weight-asian="normal" style:font-size-complex="10pt" style:font-weight-complex="normal"/>
    </style:style>
    <style:style style:name="P518"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solid" style:text-underline-width="auto" style:text-underline-color="font-color" fo:font-weight="bold" officeooo:rsid="0028c693" officeooo:paragraph-rsid="0182b25a" style:text-underline-mode="continuous" style:text-overline-mode="continuous" style:text-line-through-mode="continuous" style:letter-kerning="true" style:font-name-asian="Liberation Serif1" style:font-size-asian="10pt" style:language-asian="hi" style:country-asian="IN" style:font-weight-asian="bold" style:font-size-complex="10pt" style:font-weight-complex="bold"/>
    </style:style>
    <style:style style:name="P519" style:family="paragraph" style:parent-style-name="Preformatted_20_Text">
      <style:paragraph-properties fo:margin-top="0cm" fo:margin-bottom="0.499cm" loext:contextual-spacing="false" fo:orphans="2" fo:widows="2"/>
      <style:text-properties fo:font-variant="normal" fo:text-transform="none" fo:color="#000000" style:font-name="Liberation Mono1" fo:font-size="10pt" fo:letter-spacing="normal" fo:font-style="normal" style:text-underline-style="none" fo:font-weight="normal" officeooo:rsid="009920b5" officeooo:paragraph-rsid="0182be88" style:font-size-asian="10pt" style:font-weight-asian="normal" style:font-size-complex="10pt" style:font-weight-complex="normal"/>
    </style:style>
    <style:style style:name="P520" style:family="paragraph" style:parent-style-name="Standard" style:list-style-name="L1">
      <style:text-properties style:font-name="Liberation Mono1" fo:font-size="10pt" style:text-underline-style="none" fo:font-weight="bold" officeooo:rsid="00e088ea" officeooo:paragraph-rsid="00e088ea" style:font-size-asian="10pt" style:font-weight-asian="bold" style:font-size-complex="10pt" style:font-weight-complex="bold"/>
    </style:style>
    <style:style style:name="P521" style:family="paragraph" style:parent-style-name="Standard">
      <style:text-properties style:font-name="Liberation Mono1" fo:font-size="10pt" style:text-underline-style="none" fo:font-weight="normal" officeooo:rsid="01056e0c" officeooo:paragraph-rsid="00e088ea" style:font-size-asian="10pt" style:font-weight-asian="normal" style:font-size-complex="10pt" style:font-weight-complex="normal"/>
    </style:style>
    <style:style style:name="P522" style:family="paragraph" style:parent-style-name="Preformatted_20_Text" style:list-style-name="L2">
      <style:text-properties fo:color="#00cc00" officeooo:rsid="0196e476" officeooo:paragraph-rsid="0196e476"/>
    </style:style>
    <style:style style:name="P523" style:family="paragraph" style:parent-style-name="Preformatted_20_Text" style:list-style-name="L3">
      <style:text-properties style:text-underline-style="none" fo:font-weight="normal" officeooo:rsid="011cf4d8" officeooo:paragraph-rsid="011cf4d8" style:font-weight-asian="normal" style:font-weight-complex="normal"/>
    </style:style>
    <style:style style:name="P524" style:family="paragraph" style:parent-style-name="Preformatted_20_Text" style:list-style-name="L3">
      <style:text-properties style:text-underline-style="none" fo:font-weight="normal" officeooo:rsid="011a8adf" officeooo:paragraph-rsid="011a8adf" style:font-weight-asian="normal" style:font-weight-complex="normal"/>
    </style:style>
    <style:style style:name="P525" style:family="paragraph" style:parent-style-name="Preformatted_20_Text" style:list-style-name="L3">
      <style:text-properties fo:font-variant="normal" fo:text-transform="none" fo:color="#000000" style:font-name="Liberation Mono1" fo:font-size="10pt" fo:letter-spacing="normal" fo:font-style="normal" style:text-underline-style="none" fo:font-weight="normal" officeooo:rsid="011a8adf" officeooo:paragraph-rsid="011a8adf" style:font-size-asian="8.75pt" style:font-weight-asian="normal" style:font-size-complex="10pt" style:font-weight-complex="normal"/>
    </style:style>
    <style:style style:name="P526"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bdc4a6" officeooo:paragraph-rsid="01bdc4a6" style:letter-kerning="true" style:font-name-asian="Liberation Serif1" style:font-size-asian="10pt" style:language-asian="hi" style:country-asian="IN" style:font-weight-asian="normal" style:font-weight-complex="normal"/>
    </style:style>
    <style:style style:name="P527"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bf1170" officeooo:paragraph-rsid="01bf1170" style:letter-kerning="true" style:font-name-asian="Liberation Serif1" style:font-size-asian="10pt" style:language-asian="hi" style:country-asian="IN" style:font-weight-asian="normal" style:font-weight-complex="normal"/>
    </style:style>
    <style:style style:name="P528"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bf1170" officeooo:paragraph-rsid="01bf1170" style:letter-kerning="true" style:font-name-asian="Liberation Serif1" style:font-size-asian="10pt" style:language-asian="hi" style:country-asian="IN" style:font-weight-asian="bold" style:font-weight-complex="bold"/>
    </style:style>
    <style:style style:name="P529"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21f0e1" officeooo:paragraph-rsid="017e018c" style:letter-kerning="true" style:font-name-asian="Liberation Serif1" style:font-size-asian="10pt" style:language-asian="hi" style:country-asian="IN" style:font-weight-asian="bold" style:font-weight-complex="bold"/>
    </style:style>
    <style:style style:name="T1" style:family="text">
      <style:text-properties officeooo:rsid="004f2d8a"/>
    </style:style>
    <style:style style:name="T2" style:family="text">
      <style:text-properties fo:font-weight="normal" style:font-weight-asian="normal" style:font-weight-complex="normal"/>
    </style:style>
    <style:style style:name="T3" style:family="text">
      <style:text-properties fo:font-weight="normal" officeooo:rsid="00a9d72e" style:font-weight-asian="normal" style:font-weight-complex="normal"/>
    </style:style>
    <style:style style:name="T4" style:family="text">
      <style:text-properties fo:font-weight="normal" officeooo:rsid="00ab3258" style:font-weight-asian="normal" style:font-weight-complex="normal"/>
    </style:style>
    <style:style style:name="T5" style:family="text">
      <style:text-properties fo:font-weight="normal" officeooo:rsid="00abd287" style:font-weight-asian="normal" style:font-weight-complex="normal"/>
    </style:style>
    <style:style style:name="T6" style:family="text">
      <style:text-properties fo:font-weight="normal" officeooo:rsid="00d97b18" style:font-weight-asian="normal" style:font-weight-complex="normal"/>
    </style:style>
    <style:style style:name="T7" style:family="text">
      <style:text-properties fo:font-weight="normal" officeooo:rsid="00947cb3" style:font-weight-asian="normal" style:font-weight-complex="normal"/>
    </style:style>
    <style:style style:name="T8" style:family="text">
      <style:text-properties fo:font-weight="normal" officeooo:rsid="0182b25a" style:font-weight-asian="normal" style:font-weight-complex="normal"/>
    </style:style>
    <style:style style:name="T9" style:family="text">
      <style:text-properties fo:font-weight="normal" officeooo:rsid="01965311"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0947cb3"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fo:font-style="italic" style:text-underline-style="none" fo:font-weight="normal" officeooo:rsid="0127aa4b" style:font-style-asian="italic" style:font-weight-asian="normal" style:font-style-complex="italic" style:font-weight-complex="normal"/>
    </style:style>
    <style:style style:name="T15" style:family="text">
      <style:text-properties fo:font-weight="bold" style:font-weight-asian="bold" style:font-weight-complex="bold"/>
    </style:style>
    <style:style style:name="T16" style:family="text">
      <style:text-properties fo:font-weight="bold" officeooo:rsid="00947cb3" style:font-weight-asian="bold" style:font-weight-complex="bold"/>
    </style:style>
    <style:style style:name="T17" style:family="text">
      <style:text-properties fo:font-weight="bold" officeooo:rsid="0097ca6b" style:font-weight-asian="bold" style:font-weight-complex="bold"/>
    </style:style>
    <style:style style:name="T18" style:family="text">
      <style:text-properties fo:font-weight="bold" officeooo:rsid="00a2bd55" style:font-weight-asian="bold" style:font-weight-complex="bold"/>
    </style:style>
    <style:style style:name="T19" style:family="text">
      <style:text-properties fo:font-weight="bold" officeooo:rsid="00a9d72e" style:font-weight-asian="bold" style:font-weight-complex="bold"/>
    </style:style>
    <style:style style:name="T20" style:family="text">
      <style:text-properties fo:font-weight="bold" officeooo:rsid="00cfda1f" style:font-weight-asian="bold" style:font-weight-complex="bold"/>
    </style:style>
    <style:style style:name="T21" style:family="text">
      <style:text-properties fo:font-weight="bold" officeooo:rsid="00d2e710" style:font-weight-asian="bold" style:font-weight-complex="bold"/>
    </style:style>
    <style:style style:name="T22" style:family="text">
      <style:text-properties fo:font-weight="bold" officeooo:rsid="00e6519d" style:font-weight-asian="bold" style:font-weight-complex="bold"/>
    </style:style>
    <style:style style:name="T23" style:family="text">
      <style:text-properties fo:font-weight="bold" officeooo:rsid="00fbfab4" style:font-weight-asian="bold" style:font-weight-complex="bold"/>
    </style:style>
    <style:style style:name="T24" style:family="text">
      <style:text-properties fo:font-weight="bold" officeooo:rsid="010cdb91" style:font-weight-asian="bold" style:font-weight-complex="bold"/>
    </style:style>
    <style:style style:name="T25" style:family="text">
      <style:text-properties fo:font-weight="bold" officeooo:rsid="01156e55" style:font-weight-asian="bold" style:font-weight-complex="bold"/>
    </style:style>
    <style:style style:name="T26" style:family="text">
      <style:text-properties fo:font-weight="bold" officeooo:rsid="01197bc2" style:font-weight-asian="bold" style:font-weight-complex="bold"/>
    </style:style>
    <style:style style:name="T27" style:family="text">
      <style:text-properties fo:font-weight="bold" officeooo:rsid="0144c9e5" style:font-weight-asian="bold" style:font-weight-complex="bold"/>
    </style:style>
    <style:style style:name="T28" style:family="text">
      <style:text-properties fo:font-weight="bold" officeooo:rsid="00a79fdb" style:font-weight-asian="bold" style:font-weight-complex="bold"/>
    </style:style>
    <style:style style:name="T29" style:family="text">
      <style:text-properties fo:font-weight="bold" style:font-style-asian="normal" style:font-weight-asian="bold" style:font-style-complex="normal" style:font-weight-complex="bold"/>
    </style:style>
    <style:style style:name="T30" style:family="text">
      <style:text-properties fo:font-style="normal" fo:font-weight="normal"/>
    </style:style>
    <style:style style:name="T31" style:family="text">
      <style:text-properties fo:font-style="normal" fo:font-weight="normal" officeooo:rsid="009e7112"/>
    </style:style>
    <style:style style:name="T32" style:family="text">
      <style:text-properties fo:font-style="normal" fo:font-weight="normal" officeooo:rsid="00a8fbeb"/>
    </style:style>
    <style:style style:name="T33" style:family="text">
      <style:text-properties fo:font-style="normal" fo:font-weight="normal" officeooo:rsid="00a90f1c"/>
    </style:style>
    <style:style style:name="T34" style:family="text">
      <style:text-properties fo:font-style="normal" fo:font-weight="normal" officeooo:rsid="00c0fc65"/>
    </style:style>
    <style:style style:name="T35" style:family="text">
      <style:text-properties fo:font-style="normal" fo:font-weight="normal" officeooo:rsid="019df9fd"/>
    </style:style>
    <style:style style:name="T36" style:family="text">
      <style:text-properties fo:font-style="normal" fo:font-weight="normal" officeooo:rsid="019e45da"/>
    </style:style>
    <style:style style:name="T37" style:family="text">
      <style:text-properties fo:font-variant="normal" fo:text-transform="none" fo:color="#000000" fo:letter-spacing="normal" fo:font-style="normal" fo:font-weight="normal"/>
    </style:style>
    <style:style style:name="T38" style:family="text">
      <style:text-properties fo:font-variant="normal" fo:text-transform="none" fo:color="#000000" fo:letter-spacing="normal" fo:font-style="normal" fo:font-weight="normal" officeooo:rsid="00947cb3"/>
    </style:style>
    <style:style style:name="T39" style:family="text">
      <style:text-properties fo:font-variant="normal" fo:text-transform="none" fo:color="#000000" fo:letter-spacing="normal" fo:font-style="normal" fo:font-weight="normal" officeooo:rsid="0094c161"/>
    </style:style>
    <style:style style:name="T40" style:family="text">
      <style:text-properties fo:font-variant="normal" fo:text-transform="none" fo:color="#000000" style:font-name="Liberation Mono1" fo:font-size="10pt" fo:letter-spacing="normal" fo:font-style="normal" style:text-underline-style="none" fo:font-weight="bold" style:font-size-asian="8.75pt" style:font-weight-asian="bold" style:font-size-complex="10pt" style:font-weight-complex="bold"/>
    </style:style>
    <style:style style:name="T41" style:family="text">
      <style:text-properties fo:font-variant="normal" fo:text-transform="none" fo:color="#000000" style:font-name="Liberation Mono1" fo:font-size="10pt" fo:letter-spacing="normal" fo:font-style="normal" style:text-underline-style="none" fo:font-weight="bold" officeooo:rsid="00d12380" style:font-size-asian="8.75pt" style:font-weight-asian="bold" style:font-size-complex="10pt" style:font-weight-complex="bold"/>
    </style:style>
    <style:style style:name="T42" style:family="text">
      <style:text-properties fo:font-variant="normal" fo:text-transform="none" fo:color="#000000" style:font-name="Liberation Mono1" fo:font-size="10pt" fo:letter-spacing="normal" fo:font-style="normal" style:text-underline-style="none" fo:font-weight="bold" officeooo:rsid="00dd08cf" style:font-size-asian="8.75pt" style:font-weight-asian="bold" style:font-size-complex="10pt" style:font-weight-complex="bold"/>
    </style:style>
    <style:style style:name="T43" style:family="text">
      <style:text-properties fo:font-variant="normal" fo:text-transform="none" fo:color="#000000" style:font-name="Liberation Mono1" fo:font-size="10pt" fo:letter-spacing="normal" fo:font-style="normal" style:text-underline-style="none" fo:font-weight="bold" officeooo:rsid="010ae800" style:font-size-asian="8.75pt" style:font-weight-asian="bold" style:font-size-complex="10pt" style:font-weight-complex="bold"/>
    </style:style>
    <style:style style:name="T44" style:family="text">
      <style:text-properties fo:font-variant="normal" fo:text-transform="none" fo:color="#000000" style:font-name="Liberation Mono1" fo:font-size="10pt" fo:letter-spacing="normal" fo:font-style="normal" style:text-underline-style="none" fo:font-weight="bold" officeooo:rsid="011fe762" style:font-size-asian="8.75pt" style:font-weight-asian="bold" style:font-size-complex="10pt" style:font-weight-complex="bold"/>
    </style:style>
    <style:style style:name="T45" style:family="text">
      <style:text-properties fo:font-variant="normal" fo:text-transform="none" fo:color="#000000" style:font-name="Liberation Mono1" fo:font-size="10pt" fo:letter-spacing="normal" fo:font-style="normal" style:text-underline-style="none" fo:font-weight="bold" officeooo:rsid="00e45a6d" style:font-size-asian="8.75pt" style:font-weight-asian="bold" style:font-size-complex="10pt" style:font-weight-complex="bold"/>
    </style:style>
    <style:style style:name="T46" style:family="text">
      <style:text-properties fo:font-variant="normal" fo:text-transform="none" fo:color="#000000" style:font-name="Liberation Mono1" fo:font-size="10pt" fo:letter-spacing="normal" fo:font-style="normal" style:text-underline-style="none" fo:font-weight="normal" style:font-size-asian="8.75pt" style:font-weight-asian="normal" style:font-size-complex="10pt" style:font-weight-complex="normal"/>
    </style:style>
    <style:style style:name="T47" style:family="text">
      <style:text-properties fo:font-variant="normal" fo:text-transform="none" fo:color="#000000" style:font-name="Liberation Mono1" fo:font-size="10pt" fo:letter-spacing="normal" fo:font-style="normal" style:text-underline-style="none" fo:font-weight="normal" officeooo:rsid="00b7214a" style:font-size-asian="8.75pt" style:font-weight-asian="normal" style:font-size-complex="10pt" style:font-weight-complex="normal"/>
    </style:style>
    <style:style style:name="T48" style:family="text">
      <style:text-properties fo:font-variant="normal" fo:text-transform="none" fo:color="#000000" style:font-name="Liberation Mono1" fo:font-size="10pt" fo:letter-spacing="normal" fo:font-style="normal" style:text-underline-style="none" fo:font-weight="normal" officeooo:rsid="010ae800" style:font-size-asian="8.75pt" style:font-weight-asian="normal" style:font-size-complex="10pt" style:font-weight-complex="normal"/>
    </style:style>
    <style:style style:name="T49" style:family="text">
      <style:text-properties fo:font-variant="normal" fo:text-transform="none" fo:color="#000000" style:font-name="Liberation Mono1" fo:font-size="10pt" fo:letter-spacing="normal" fo:font-style="normal" style:text-underline-style="none" fo:font-weight="normal" officeooo:rsid="011fe762" style:font-size-asian="8.75pt" style:font-weight-asian="normal" style:font-size-complex="10pt" style:font-weight-complex="normal"/>
    </style:style>
    <style:style style:name="T50" style:family="text">
      <style:text-properties fo:font-variant="normal" fo:text-transform="none" fo:color="#000000" style:font-name="Liberation Mono1" fo:font-size="10pt" fo:letter-spacing="normal" fo:font-style="normal" style:text-underline-style="none" fo:font-weight="normal" officeooo:rsid="00e45a6d" style:font-size-asian="8.75pt" style:font-weight-asian="normal" style:font-size-complex="10pt" style:font-weight-complex="normal"/>
    </style:style>
    <style:style style:name="T51" style:family="text">
      <style:text-properties fo:font-variant="normal" fo:text-transform="none" fo:color="#000000" style:font-name="Liberation Mono1" fo:font-size="10pt" fo:letter-spacing="normal" fo:font-style="normal" style:font-size-asian="8.75pt" style:font-size-complex="10pt"/>
    </style:style>
    <style:style style:name="T52" style:family="text">
      <style:text-properties fo:font-variant="normal" fo:text-transform="none" fo:color="#000000" style:font-name="Liberation Mono1" fo:font-size="10pt" fo:letter-spacing="normal" fo:font-style="normal" officeooo:rsid="010ae800" style:font-size-asian="8.75pt" style:font-size-complex="10pt"/>
    </style:style>
    <style:style style:name="T53" style:family="text">
      <style:text-properties fo:font-variant="normal" fo:text-transform="none" fo:color="#000000" style:font-name="Liberation Mono1" fo:font-size="10pt" fo:letter-spacing="normal" fo:font-style="normal" officeooo:rsid="011a8adf" style:font-size-asian="8.75pt" style:font-size-complex="10pt"/>
    </style:style>
    <style:style style:name="T54" style:family="text">
      <style:text-properties fo:font-variant="normal" fo:text-transform="none" fo:color="#000000" style:font-name="Liberation Mono1" fo:font-size="10pt" fo:letter-spacing="normal" fo:font-style="normal" officeooo:rsid="011b5090" style:font-size-asian="8.75pt" style:font-size-complex="10pt"/>
    </style:style>
    <style:style style:name="T55" style:family="text">
      <style:text-properties fo:font-variant="normal" fo:text-transform="none" fo:color="#000000" style:font-name="Liberation Mono1" fo:font-size="10pt" fo:letter-spacing="normal" fo:font-style="normal" fo:font-weight="bold" style:font-size-asian="8.75pt" style:font-weight-asian="bold" style:font-size-complex="10pt" style:font-weight-complex="bold"/>
    </style:style>
    <style:style style:name="T56" style:family="text">
      <style:text-properties fo:font-variant="normal" fo:text-transform="none" fo:color="#00cc00" fo:letter-spacing="normal" fo:font-style="normal" fo:font-weight="normal"/>
    </style:style>
    <style:style style:name="T57" style:family="text">
      <style:text-properties fo:font-variant="normal" fo:text-transform="none" fo:color="#00cc00" fo:letter-spacing="normal" fo:font-style="normal" fo:font-weight="normal" officeooo:rsid="0097ca6b"/>
    </style:style>
    <style:style style:name="T58" style:family="text">
      <style:text-properties fo:font-variant="normal" fo:text-transform="none" fo:color="#00cc00" fo:letter-spacing="normal" fo:font-style="normal" fo:font-weight="normal" officeooo:rsid="00947cb3"/>
    </style:style>
    <style:style style:name="T59" style:family="text">
      <style:text-properties fo:font-variant="normal" fo:text-transform="none" fo:color="#00cc00" fo:letter-spacing="normal" fo:font-style="normal" fo:font-weight="normal" officeooo:rsid="0094c161"/>
    </style:style>
    <style:style style:name="T60" style:family="text">
      <style:text-properties officeooo:rsid="00947cb3"/>
    </style:style>
    <style:style style:name="T61" style:family="text">
      <style:text-properties officeooo:rsid="0094c161"/>
    </style:style>
    <style:style style:name="T62" style:family="text">
      <style:text-properties officeooo:rsid="0095cc83"/>
    </style:style>
    <style:style style:name="T63" style:family="text">
      <style:text-properties officeooo:rsid="0097ca6b"/>
    </style:style>
    <style:style style:name="T64" style:family="text">
      <style:text-properties officeooo:rsid="009920b5"/>
    </style:style>
    <style:style style:name="T65" style:family="text">
      <style:text-properties officeooo:rsid="009a196c"/>
    </style:style>
    <style:style style:name="T66" style:family="text">
      <style:text-properties officeooo:rsid="009b5493"/>
    </style:style>
    <style:style style:name="T67" style:family="text">
      <style:text-properties officeooo:rsid="009c4183"/>
    </style:style>
    <style:style style:name="T68" style:family="text">
      <style:text-properties fo:color="#00cc00"/>
    </style:style>
    <style:style style:name="T69" style:family="text">
      <style:text-properties fo:color="#00cc00" fo:font-style="normal" fo:font-weight="normal"/>
    </style:style>
    <style:style style:name="T70" style:family="text">
      <style:text-properties fo:color="#00cc00" fo:font-style="normal" fo:font-weight="normal" officeooo:rsid="009dc446"/>
    </style:style>
    <style:style style:name="T71" style:family="text">
      <style:text-properties fo:color="#00cc00" fo:font-style="normal" fo:font-weight="normal" officeooo:rsid="009e7112"/>
    </style:style>
    <style:style style:name="T72" style:family="text">
      <style:text-properties fo:color="#00cc00" fo:font-style="normal" fo:font-weight="normal" officeooo:rsid="00a81c32"/>
    </style:style>
    <style:style style:name="T73" style:family="text">
      <style:text-properties fo:color="#00cc00" officeooo:rsid="0097ca6b"/>
    </style:style>
    <style:style style:name="T74" style:family="text">
      <style:text-properties fo:color="#00cc00" officeooo:rsid="00947cb3"/>
    </style:style>
    <style:style style:name="T75" style:family="text">
      <style:text-properties fo:color="#00cc00" officeooo:rsid="0094c161"/>
    </style:style>
    <style:style style:name="T76" style:family="text">
      <style:text-properties fo:color="#00cc00" officeooo:rsid="009b5493"/>
    </style:style>
    <style:style style:name="T77" style:family="text">
      <style:text-properties fo:color="#00cc00" officeooo:rsid="009c4183"/>
    </style:style>
    <style:style style:name="T78" style:family="text">
      <style:text-properties fo:color="#00cc00" officeooo:rsid="009a196c"/>
    </style:style>
    <style:style style:name="T79" style:family="text">
      <style:text-properties fo:color="#00cc00" officeooo:rsid="009e7112"/>
    </style:style>
    <style:style style:name="T80" style:family="text">
      <style:text-properties fo:color="#00cc00" officeooo:rsid="00a2bd55"/>
    </style:style>
    <style:style style:name="T81" style:family="text">
      <style:text-properties fo:color="#00cc00" officeooo:rsid="00a79fdb"/>
    </style:style>
    <style:style style:name="T82" style:family="text">
      <style:text-properties fo:color="#00cc00" officeooo:rsid="00be22c6"/>
    </style:style>
    <style:style style:name="T83" style:family="text">
      <style:text-properties fo:color="#00cc00" officeooo:rsid="00bfe8bc"/>
    </style:style>
    <style:style style:name="T84" style:family="text">
      <style:text-properties fo:color="#00cc00" officeooo:rsid="00ccf600"/>
    </style:style>
    <style:style style:name="T85" style:family="text">
      <style:text-properties fo:color="#00cc00" officeooo:rsid="00cf92bc"/>
    </style:style>
    <style:style style:name="T86" style:family="text">
      <style:text-properties fo:color="#00cc00" officeooo:rsid="00d04d76"/>
    </style:style>
    <style:style style:name="T87" style:family="text">
      <style:text-properties fo:color="#00cc00" officeooo:rsid="00dd08cf"/>
    </style:style>
    <style:style style:name="T88" style:family="text">
      <style:text-properties fo:color="#00cc00" officeooo:rsid="011eb8e8"/>
    </style:style>
    <style:style style:name="T89" style:family="text">
      <style:text-properties fo:color="#00cc00" officeooo:rsid="013e9faa"/>
    </style:style>
    <style:style style:name="T90" style:family="text">
      <style:text-properties fo:color="#00cc00" officeooo:rsid="013f9956"/>
    </style:style>
    <style:style style:name="T91" style:family="text">
      <style:text-properties fo:color="#00cc00" officeooo:rsid="01afd88e"/>
    </style:style>
    <style:style style:name="T92" style:family="text">
      <style:text-properties officeooo:rsid="00a2bd55"/>
    </style:style>
    <style:style style:name="T93" style:family="text">
      <style:text-properties officeooo:rsid="00a79fdb"/>
    </style:style>
    <style:style style:name="T94" style:family="text">
      <style:text-properties style:text-position="super 58%"/>
    </style:style>
    <style:style style:name="T95" style:family="text">
      <style:text-properties style:text-position="super 58%" fo:font-style="normal" fo:font-weight="normal" officeooo:rsid="00a8fbeb"/>
    </style:style>
    <style:style style:name="T96" style:family="text">
      <style:text-properties style:text-position="super 58%" fo:font-style="normal" fo:font-weight="normal" officeooo:rsid="019df9fd"/>
    </style:style>
    <style:style style:name="T97" style:family="text">
      <style:text-properties style:text-position="super 58%" officeooo:rsid="01a04526"/>
    </style:style>
    <style:style style:name="T98" style:family="text">
      <style:text-properties fo:color="#0000ff" fo:font-style="normal" fo:font-weight="normal" officeooo:rsid="00a8fbeb"/>
    </style:style>
    <style:style style:name="T99" style:family="text">
      <style:text-properties officeooo:rsid="00a9d72e"/>
    </style:style>
    <style:style style:name="T100" style:family="text">
      <style:text-properties fo:font-size="12pt" officeooo:rsid="00a9d72e" style:font-size-asian="10.5pt" style:font-size-complex="12pt"/>
    </style:style>
    <style:style style:name="T101" style:family="text">
      <style:text-properties officeooo:rsid="00ab3258"/>
    </style:style>
    <style:style style:name="T102" style:family="text">
      <style:text-properties officeooo:rsid="00ae442a"/>
    </style:style>
    <style:style style:name="T103" style:family="text">
      <style:text-properties officeooo:rsid="00b16b55"/>
    </style:style>
    <style:style style:name="T104" style:family="text">
      <style:text-properties officeooo:rsid="00b1a3a9"/>
    </style:style>
    <style:style style:name="T105" style:family="text">
      <style:text-properties officeooo:rsid="00b1dbe3"/>
    </style:style>
    <style:style style:name="T106" style:family="text">
      <style:text-properties officeooo:rsid="00b3370d"/>
    </style:style>
    <style:style style:name="T107" style:family="text">
      <style:text-properties officeooo:rsid="00b41d37"/>
    </style:style>
    <style:style style:name="T108" style:family="text">
      <style:text-properties officeooo:rsid="00b43b04"/>
    </style:style>
    <style:style style:name="T109" style:family="text">
      <style:text-properties officeooo:rsid="00b69992"/>
    </style:style>
    <style:style style:name="T110" style:family="text">
      <style:text-properties officeooo:rsid="00b7214a"/>
    </style:style>
    <style:style style:name="T111" style:family="text">
      <style:text-properties officeooo:rsid="00b82220"/>
    </style:style>
    <style:style style:name="T112" style:family="text">
      <style:text-properties officeooo:rsid="00bcc82d"/>
    </style:style>
    <style:style style:name="T113" style:family="text">
      <style:text-properties officeooo:rsid="00be22c6"/>
    </style:style>
    <style:style style:name="T114" style:family="text">
      <style:text-properties officeooo:rsid="00bf58be"/>
    </style:style>
    <style:style style:name="T115" style:family="text">
      <style:text-properties officeooo:rsid="00bfe8bc"/>
    </style:style>
    <style:style style:name="T116" style:family="text">
      <style:text-properties officeooo:rsid="00c3ca74"/>
    </style:style>
    <style:style style:name="T117" style:family="text">
      <style:text-properties officeooo:rsid="00c55bc7"/>
    </style:style>
    <style:style style:name="T118" style:family="text">
      <style:text-properties officeooo:rsid="00c750af"/>
    </style:style>
    <style:style style:name="T119" style:family="text">
      <style:text-properties officeooo:rsid="00c87d60"/>
    </style:style>
    <style:style style:name="T120" style:family="text">
      <style:text-properties officeooo:rsid="00cb5f00"/>
    </style:style>
    <style:style style:name="T121" style:family="text">
      <style:text-properties officeooo:rsid="00ccf600"/>
    </style:style>
    <style:style style:name="T122" style:family="text">
      <style:text-properties officeooo:rsid="00cd866e"/>
    </style:style>
    <style:style style:name="T123" style:family="text">
      <style:text-properties officeooo:rsid="00ce1088"/>
    </style:style>
    <style:style style:name="T124" style:family="text">
      <style:text-properties officeooo:rsid="00cf92bc"/>
    </style:style>
    <style:style style:name="T125" style:family="text">
      <style:text-properties officeooo:rsid="00cfda1f"/>
    </style:style>
    <style:style style:name="T126" style:family="text">
      <style:text-properties officeooo:rsid="00d12380"/>
    </style:style>
    <style:style style:name="T127" style:family="text">
      <style:text-properties officeooo:rsid="00d2e710"/>
    </style:style>
    <style:style style:name="T128" style:family="text">
      <style:text-properties officeooo:rsid="00d40f64"/>
    </style:style>
    <style:style style:name="T129" style:family="text">
      <style:text-properties officeooo:rsid="00d858e1"/>
    </style:style>
    <style:style style:name="T130" style:family="text">
      <style:text-properties officeooo:rsid="00d92e0f"/>
    </style:style>
    <style:style style:name="T131" style:family="text">
      <style:text-properties officeooo:rsid="00d97b18"/>
    </style:style>
    <style:style style:name="T132" style:family="text">
      <style:text-properties officeooo:rsid="00da43d5"/>
    </style:style>
    <style:style style:name="T133" style:family="text">
      <style:text-properties officeooo:rsid="00dd08cf"/>
    </style:style>
    <style:style style:name="T134" style:family="text">
      <style:text-properties style:text-underline-style="none"/>
    </style:style>
    <style:style style:name="T135" style:family="text">
      <style:text-properties style:text-underline-style="none" fo:font-weight="normal" style:font-weight-asian="normal" style:font-weight-complex="normal"/>
    </style:style>
    <style:style style:name="T136" style:family="text">
      <style:text-properties style:text-underline-style="none" fo:font-weight="normal" style:font-style-asian="normal" style:font-weight-asian="normal" style:font-style-complex="normal" style:font-weight-complex="normal"/>
    </style:style>
    <style:style style:name="T137" style:family="text">
      <style:text-properties style:text-underline-style="none" fo:font-weight="normal" officeooo:rsid="0127aa4b" style:font-style-asian="normal" style:font-weight-asian="normal" style:font-style-complex="normal" style:font-weight-complex="normal"/>
    </style:style>
    <style:style style:name="T138" style:family="text">
      <style:text-properties style:text-underline-style="none" fo:font-weight="normal" officeooo:rsid="01297036" style:font-style-asian="normal" style:font-weight-asian="normal" style:font-style-complex="normal" style:font-weight-complex="normal"/>
    </style:style>
    <style:style style:name="T139" style:family="text">
      <style:text-properties style:text-underline-style="none" style:font-style-asian="normal" style:font-style-complex="normal"/>
    </style:style>
    <style:style style:name="T140" style:family="text">
      <style:text-properties style:text-underline-style="none" officeooo:rsid="01297036" style:font-style-asian="normal" style:font-style-complex="normal"/>
    </style:style>
    <style:style style:name="T141" style:family="text">
      <style:text-properties officeooo:rsid="00e27993"/>
    </style:style>
    <style:style style:name="T142" style:family="text">
      <style:text-properties officeooo:rsid="00e45a6d"/>
    </style:style>
    <style:style style:name="T143" style:family="text">
      <style:text-properties officeooo:rsid="00e6519d"/>
    </style:style>
    <style:style style:name="T144" style:family="text">
      <style:text-properties officeooo:rsid="00edbf64"/>
    </style:style>
    <style:style style:name="T145" style:family="text">
      <style:text-properties officeooo:rsid="00f55bed"/>
    </style:style>
    <style:style style:name="T146" style:family="text">
      <style:text-properties officeooo:rsid="00f9b713"/>
    </style:style>
    <style:style style:name="T147" style:family="text">
      <style:text-properties officeooo:rsid="00fbfab4"/>
    </style:style>
    <style:style style:name="T148" style:family="text">
      <style:text-properties officeooo:rsid="0025929d"/>
    </style:style>
    <style:style style:name="T149" style:family="text">
      <style:text-properties officeooo:rsid="00ce2b58"/>
    </style:style>
    <style:style style:name="T150" style:family="text">
      <style:text-properties officeooo:rsid="00345111"/>
    </style:style>
    <style:style style:name="T151" style:family="text">
      <style:text-properties officeooo:rsid="0108e48d"/>
    </style:style>
    <style:style style:name="T152" style:family="text">
      <style:text-properties officeooo:rsid="01094330"/>
    </style:style>
    <style:style style:name="T153" style:family="text">
      <style:text-properties officeooo:rsid="010a9d7e"/>
    </style:style>
    <style:style style:name="T154" style:family="text">
      <style:text-properties officeooo:rsid="010ae800"/>
    </style:style>
    <style:style style:name="T155" style:family="text">
      <style:text-properties officeooo:rsid="010b1403"/>
    </style:style>
    <style:style style:name="T156" style:family="text">
      <style:text-properties officeooo:rsid="010cdb91"/>
    </style:style>
    <style:style style:name="T157" style:family="text">
      <style:text-properties officeooo:rsid="010dea86"/>
    </style:style>
    <style:style style:name="T158" style:family="text">
      <style:text-properties officeooo:rsid="0112367f"/>
    </style:style>
    <style:style style:name="T159" style:family="text">
      <style:text-properties officeooo:rsid="0118bbc5"/>
    </style:style>
    <style:style style:name="T160" style:family="text">
      <style:text-properties officeooo:rsid="01197bc2"/>
    </style:style>
    <style:style style:name="T161" style:family="text">
      <style:text-properties officeooo:rsid="011ddafa"/>
    </style:style>
    <style:style style:name="T162" style:family="text">
      <style:text-properties officeooo:rsid="011fe762"/>
    </style:style>
    <style:style style:name="T163" style:family="text">
      <style:text-properties officeooo:rsid="012105ff"/>
    </style:style>
    <style:style style:name="T164" style:family="text">
      <style:text-properties officeooo:rsid="0121859b"/>
    </style:style>
    <style:style style:name="T165" style:family="text">
      <style:text-properties officeooo:rsid="0121b27c"/>
    </style:style>
    <style:style style:name="T166" style:family="text">
      <style:text-properties officeooo:rsid="01240046"/>
    </style:style>
    <style:style style:name="T167" style:family="text">
      <style:text-properties style:font-style-asian="normal" style:font-style-complex="normal"/>
    </style:style>
    <style:style style:name="T168" style:family="text">
      <style:text-properties officeooo:rsid="012bef8f"/>
    </style:style>
    <style:style style:name="T169" style:family="text">
      <style:text-properties officeooo:rsid="012d7f67"/>
    </style:style>
    <style:style style:name="T170" style:family="text">
      <style:text-properties officeooo:rsid="0132ce85"/>
    </style:style>
    <style:style style:name="T171" style:family="text">
      <style:text-properties officeooo:rsid="013412f6"/>
    </style:style>
    <style:style style:name="T172" style:family="text">
      <style:text-properties officeooo:rsid="013ccfea"/>
    </style:style>
    <style:style style:name="T173" style:family="text">
      <style:text-properties officeooo:rsid="013d96ed"/>
    </style:style>
    <style:style style:name="T174" style:family="text">
      <style:text-properties officeooo:rsid="013e9faa"/>
    </style:style>
    <style:style style:name="T175" style:family="text">
      <style:text-properties fo:color="#000000"/>
    </style:style>
    <style:style style:name="T176" style:family="text">
      <style:text-properties fo:color="#000000" officeooo:rsid="01550dbd"/>
    </style:style>
    <style:style style:name="T177" style:family="text">
      <style:text-properties fo:color="#000000" officeooo:rsid="0158a18b"/>
    </style:style>
    <style:style style:name="T178" style:family="text">
      <style:text-properties fo:color="#000000" officeooo:rsid="0177e314"/>
    </style:style>
    <style:style style:name="T179" style:family="text">
      <style:text-properties officeooo:rsid="01435b59"/>
    </style:style>
    <style:style style:name="T180" style:family="text">
      <style:text-properties officeooo:rsid="0144c9e5"/>
    </style:style>
    <style:style style:name="T181" style:family="text">
      <style:text-properties officeooo:rsid="014568e2"/>
    </style:style>
    <style:style style:name="T182" style:family="text">
      <style:text-properties officeooo:rsid="01466a88"/>
    </style:style>
    <style:style style:name="T183" style:family="text">
      <style:text-properties officeooo:rsid="01496666"/>
    </style:style>
    <style:style style:name="T184" style:family="text">
      <style:text-properties officeooo:rsid="014b38d2"/>
    </style:style>
    <style:style style:name="T185" style:family="text">
      <style:text-properties officeooo:rsid="014c5652"/>
    </style:style>
    <style:style style:name="T186" style:family="text">
      <style:text-properties officeooo:rsid="014f8264"/>
    </style:style>
    <style:style style:name="T187" style:family="text">
      <style:text-properties officeooo:rsid="015116e6"/>
    </style:style>
    <style:style style:name="T188" style:family="text">
      <style:text-properties officeooo:rsid="0153582b"/>
    </style:style>
    <style:style style:name="T189" style:family="text">
      <style:text-properties officeooo:rsid="01550dbd"/>
    </style:style>
    <style:style style:name="T190" style:family="text">
      <style:text-properties officeooo:rsid="01551b9f"/>
    </style:style>
    <style:style style:name="T191" style:family="text">
      <style:text-properties officeooo:rsid="01558ae2"/>
    </style:style>
    <style:style style:name="T192" style:family="text">
      <style:text-properties officeooo:rsid="01575790"/>
    </style:style>
    <style:style style:name="T193" style:family="text">
      <style:text-properties officeooo:rsid="0158a18b"/>
    </style:style>
    <style:style style:name="T194" style:family="text">
      <style:text-properties officeooo:rsid="015c9e15"/>
    </style:style>
    <style:style style:name="T195" style:family="text">
      <style:text-properties officeooo:rsid="015e5a2f"/>
    </style:style>
    <style:style style:name="T196" style:family="text">
      <style:text-properties officeooo:rsid="015f776e"/>
    </style:style>
    <style:style style:name="T197" style:family="text">
      <style:text-properties officeooo:rsid="0160e4eb"/>
    </style:style>
    <style:style style:name="T198" style:family="text">
      <style:text-properties officeooo:rsid="0162756b"/>
    </style:style>
    <style:style style:name="T199" style:family="text">
      <style:text-properties officeooo:rsid="01645fbb"/>
    </style:style>
    <style:style style:name="T200" style:family="text">
      <style:text-properties officeooo:rsid="0164febc"/>
    </style:style>
    <style:style style:name="T201" style:family="text">
      <style:text-properties officeooo:rsid="0166fb07"/>
    </style:style>
    <style:style style:name="T202" style:family="text">
      <style:text-properties officeooo:rsid="016849d8"/>
    </style:style>
    <style:style style:name="T203" style:family="text">
      <style:text-properties officeooo:rsid="0169f1bf"/>
    </style:style>
    <style:style style:name="T204" style:family="text">
      <style:text-properties officeooo:rsid="016b9360"/>
    </style:style>
    <style:style style:name="T205" style:family="text">
      <style:text-properties officeooo:rsid="016c7311"/>
    </style:style>
    <style:style style:name="T206" style:family="text">
      <style:text-properties officeooo:rsid="016f2b0a"/>
    </style:style>
    <style:style style:name="T207" style:family="text">
      <style:text-properties officeooo:rsid="0170bd9c"/>
    </style:style>
    <style:style style:name="T208" style:family="text">
      <style:text-properties officeooo:rsid="0176c5ff"/>
    </style:style>
    <style:style style:name="T209" style:family="text">
      <style:text-properties officeooo:rsid="017771d0"/>
    </style:style>
    <style:style style:name="T210" style:family="text">
      <style:text-properties officeooo:rsid="0177e314"/>
    </style:style>
    <style:style style:name="T211" style:family="text">
      <style:text-properties officeooo:rsid="017994aa"/>
    </style:style>
    <style:style style:name="T212" style:family="text">
      <style:text-properties officeooo:rsid="0179e22f"/>
    </style:style>
    <style:style style:name="T213" style:family="text">
      <style:text-properties officeooo:rsid="017b1244"/>
    </style:style>
    <style:style style:name="T214" style:family="text">
      <style:text-properties officeooo:rsid="017c9b20"/>
    </style:style>
    <style:style style:name="T215" style:family="text">
      <style:text-properties officeooo:rsid="017f4bc8"/>
    </style:style>
    <style:style style:name="T216" style:family="text">
      <style:text-properties officeooo:rsid="017f89d7"/>
    </style:style>
    <style:style style:name="T217" style:family="text">
      <style:text-properties officeooo:rsid="0182b25a"/>
    </style:style>
    <style:style style:name="T218" style:family="text">
      <style:text-properties officeooo:rsid="0185a60f"/>
    </style:style>
    <style:style style:name="T219" style:family="text">
      <style:text-properties officeooo:rsid="01860dcf"/>
    </style:style>
    <style:style style:name="T220" style:family="text">
      <style:text-properties officeooo:rsid="0186a232"/>
    </style:style>
    <style:style style:name="T221" style:family="text">
      <style:text-properties officeooo:rsid="0189c4e5"/>
    </style:style>
    <style:style style:name="T222" style:family="text">
      <style:text-properties officeooo:rsid="018a9004"/>
    </style:style>
    <style:style style:name="T223" style:family="text">
      <style:text-properties officeooo:rsid="018d4f77"/>
    </style:style>
    <style:style style:name="T224" style:family="text">
      <style:text-properties officeooo:rsid="018f487d"/>
    </style:style>
    <style:style style:name="T225" style:family="text">
      <style:text-properties officeooo:rsid="01913a00"/>
    </style:style>
    <style:style style:name="T226" style:family="text">
      <style:text-properties officeooo:rsid="019249cf"/>
    </style:style>
    <style:style style:name="T227" style:family="text">
      <style:text-properties officeooo:rsid="01942a8d"/>
    </style:style>
    <style:style style:name="T228" style:family="text">
      <style:text-properties officeooo:rsid="0195aaae"/>
    </style:style>
    <style:style style:name="T229" style:family="text">
      <style:text-properties officeooo:rsid="01992a71"/>
    </style:style>
    <style:style style:name="T230" style:family="text">
      <style:text-properties officeooo:rsid="01a04526"/>
    </style:style>
    <style:style style:name="T231" style:family="text">
      <style:text-properties officeooo:rsid="01a1cee4"/>
    </style:style>
    <style:style style:name="T232" style:family="text">
      <style:text-properties officeooo:rsid="01a379d7"/>
    </style:style>
    <style:style style:name="T233" style:family="text">
      <style:text-properties officeooo:rsid="01a4900f"/>
    </style:style>
    <style:style style:name="T234" style:family="text">
      <style:text-properties officeooo:rsid="01a4d54d"/>
    </style:style>
    <style:style style:name="T235" style:family="text">
      <style:text-properties officeooo:rsid="01a52439"/>
    </style:style>
    <style:style style:name="T236" style:family="text">
      <style:text-properties officeooo:rsid="01a76db6"/>
    </style:style>
    <style:style style:name="T237" style:family="text">
      <style:text-properties officeooo:rsid="01a7b35c"/>
    </style:style>
    <style:style style:name="T238" style:family="text">
      <style:text-properties officeooo:rsid="01a7fa35"/>
    </style:style>
    <style:style style:name="T239" style:family="text">
      <style:text-properties officeooo:rsid="01a9c991"/>
    </style:style>
    <style:style style:name="T240" style:family="text">
      <style:text-properties officeooo:rsid="01ac6364"/>
    </style:style>
    <style:style style:name="T241" style:family="text">
      <style:text-properties officeooo:rsid="01afd88e"/>
    </style:style>
    <style:style style:name="T242" style:family="text">
      <style:text-properties officeooo:rsid="01b2163f"/>
    </style:style>
    <style:style style:name="T243" style:family="text">
      <style:text-properties officeooo:rsid="01b4a0ee"/>
    </style:style>
    <style:style style:name="T244" style:family="text">
      <style:text-properties officeooo:rsid="01b6a07c"/>
    </style:style>
    <style:style style:name="T245" style:family="text">
      <style:text-properties officeooo:rsid="01b6d19f"/>
    </style:style>
    <style:style style:name="T246" style:family="text">
      <style:text-properties officeooo:rsid="01bbafe5"/>
    </style:style>
    <style:style style:name="T247" style:family="text">
      <style:text-properties officeooo:rsid="01bdc4a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Next<text:span text:style-name="T180">ZXOS and esxDOS APIs</text:span> (<text:span text:style-name="T116">Updated 31 Mar</text:span> 20<text:span text:style-name="T217">22</text:span>)</text:p>
      <text:p text:style-name="P2"/>
      <text:p text:style-name="P103">This document describes <text:span text:style-name="T60">the </text:span><text:span text:style-name="T16">Next</text:span><text:span text:style-name="T27">ZX</text:span><text:span text:style-name="T16">OS API</text:span><text:span text:style-name="T7"> </text:span><text:span text:style-name="T8">(as at NextZXOS v2.0</text:span><text:span text:style-name="T9">7</text:span><text:span text:style-name="T8">)</text:span><text:span text:style-name="T60">, which directly descends from the </text:span><text:span text:style-name="T16">+3DOS API</text:span><text:span text:style-name="T60"> present in the </text:span><text:span text:style-name="T11">Sinclair ZX Spectrum +2A/+2B/+3</text:span><text:span text:style-name="T60"> and the </text:span><text:span text:style-name="T16">IDEDOS API</text:span><text:span text:style-name="T60"> additionally provided with the </text:span><text:span text:style-name="T11">ZX Spectrum +3e</text:span><text:span text:style-name="T60"> ROMs.</text:span></text:p>
      <text:p text:style-name="P103"/>
      <text:p text:style-name="P108">It also describes the <text:span text:style-name="T2">provided </text:span><text:span text:style-name="T15">esxDOS</text:span><text:span text:style-name="T2">-compatible API, which is compatible with esxDOS 0.8.x, but contains several enhancements. </text:span></text:p>
      <text:p text:style-name="P104"/>
      <text:p text:style-name="P109">This should be read in conjunction with the other documents:</text:p>
      <text:p text:style-name="P109"><text:tab/>NextBASIC file-related commands <text:span text:style-name="T149">and features</text:span></text:p>
      <text:p text:style-name="P109"><text:tab/>NextBASIC <text:span text:style-name="T148">new</text:span> commands <text:span text:style-name="T149">and features</text:span></text:p>
      <text:p text:style-name="P109"><text:tab/>Next<text:span text:style-name="T180">ZX</text:span>OS Editor features</text:p>
      <text:p text:style-name="P110"><text:tab/><text:span text:style-name="T150">NextZXOS Unimplemented features</text:span></text:p>
      <text:p text:style-name="P105"/>
      <text:p text:style-name="P111">A list of updates made to this document is now provided at the end.</text:p>
      <text:p text:style-name="P485"/>
      <text:p text:style-name="P112"/>
      <text:p text:style-name="P478">Available APIs</text:p>
      <text:p text:style-name="P3"/>
      <text:p text:style-name="P101">Next<text:span text:style-name="T180">ZX</text:span>OS <text:span text:style-name="T2">provides 2 distinct and separate APIs:</text:span></text:p>
      <text:list xml:id="list2144003300" text:style-name="L1">
        <text:list-item>
          <text:p text:style-name="P520"><text:span text:style-name="T2">a </text:span>+3DOS<text:span text:style-name="T2">-compatible API, providing the main </text:span>Next<text:span text:style-name="T180">ZX</text:span>OS <text:span text:style-name="T2">API </text:span></text:p>
        </text:list-item>
        <text:list-item>
          <text:p text:style-name="P520"><text:span text:style-name="T2">an </text:span>esxDOS<text:span text:style-name="T2">-compatible API, providing file-based calls for SD card access</text:span></text:p>
        </text:list-item>
      </text:list>
      <text:p text:style-name="P3"/>
      <text:p text:style-name="P41">The <text:span text:style-name="T15">+3DOS</text:span>-compatible API descends directly from the original +3DOS, provided with the Sinclair ZX Spectrum +3/+2A/+2B.</text:p>
      <text:p text:style-name="P41"/>
      <text:p text:style-name="P41">The <text:span text:style-name="T15">esxDOS</text:span>-compatible API is provided by a thin layer on top of +3DOS, and is compatible with esxDOS 0.8.x, with some additional facilities such as support for long filenames (LFNs), wildcards in filenames, <text:span text:style-name="T161">enhanced dot command features</text:span> and a low-overhead file streaming facility.</text:p>
      <text:p text:style-name="P41"/>
      <text:p text:style-name="P41"/>
      <text:p text:style-name="P41">Both APIs provide general file-access calls. The <text:span text:style-name="T15">esxDOS</text:span>-compatible API is generally easier to use, but lacks the ability to access files on filesystems which are not FAT16/32 (such as the RAMdisk, and mounted CP/M and +3 disk images). It also lacks some of the more advanced features of the <text:span text:style-name="T15">+3DOS</text:span>-compatible API, such as bank allocation, BASIC command execution and file-browser dialogs.</text:p>
      <text:p text:style-name="P31"/>
      <text:p text:style-name="P41">The <text:span text:style-name="T15">+3DOS-</text:span>compatible API is described in the first section of the following pages, with the <text:span text:style-name="T15">esxDOS-</text:span>compatible API described in second section.</text:p>
      <text:p text:style-name="P521"/>
      <text:p text:style-name="P478">The +3DOS-compatible API</text:p>
      <text:p text:style-name="P3"/>
      <text:p text:style-name="P41">The <text:span text:style-name="T15">+3DOS</text:span>-compatible API provides most of the facilities available on both the original +3/+2A/+2B, and the later +3e ROMs, with many additional facilities specific to the Next.</text:p>
      <text:p text:style-name="P41"/>
      <text:p text:style-name="P41">To make a +3DOS API call, you must first ensure that the memory bank configuration is set up correctly (with ROM 2 selected at the bottom of memory, RAM bank 7 at the top of memory and the stack located below $BFE0).</text:p>
      <text:p text:style-name="P41"/>
      <text:p text:style-name="P41">Once this is done, call the address indicated in the API call. You then probably want to restore the memory configuration to normal (with ROM 3 selected at the bottom of memory, and RAM bank 0 at the top of memory).</text:p>
      <text:p text:style-name="P41"/>
      <text:p text:style-name="P41">Please note that a few calls require the memory configuration to be slightly different on entry (with RAM bank 0 at the top of memory); this is noted in the individual documentation for those calls, which are generally BASIC-releated (eg IDE_STREAM_* and IDE_BASIC).</text:p>
      <text:p text:style-name="P43"/>
      <text:p text:style-name="P91">Some calls (eg IDE_BROWSER) may access the system variables region (eg for keyboard scanning or other purposes). Therefore, you should generally ensure that IY still points to the system variable ERR_NR ($5c3a) before making such a call.</text:p>
      <text:p text:style-name="P91"/>
      <text:p text:style-name="P41"><text:span text:style-name="T141">Useful</text:span> example <text:span text:style-name="T141">code showing how to use the API is available in the original +3 manual (section “Calling +3DOS from BASIC”), online here:</text:span></text:p>
      <text:p text:style-name="P44"/>
      <text:p text:style-name="P44">http://www.worldofspectrum.org/ZXSpectrum128+3Manual/chapter8pt26.html</text:p>
      <text:p text:style-name="P3"/>
      <text:p text:style-name="P106"/>
      <text:p text:style-name="P106">This <text:span text:style-name="T116">document </text:span>does not describe unchanged calls, which are available in these online documents:</text:p>
      <text:p text:style-name="P106"/>
      <text:p text:style-name="P106">http://www.worldofspectrum.org/ZXSpectrum128+3Manual/chapter8pt27.html</text:p>
      <text:p text:style-name="P106">http://www.worldofspectrum.org/zxplus3e/idedos.html</text:p>
      <text:p text:style-name="P39"/>
      <text:p text:style-name="P484">The following <text:span text:style-name="T62">filesystem-related</text:span> API calls are provided <text:span text:style-name="T63">(</text:span><text:span text:style-name="T73">*</text:span><text:span text:style-name="T63">=effects have changed since originally documented in +3 manual or on +3e website; </text:span><text:span text:style-name="T73">%</text:span><text:span text:style-name="T63">=new for </text:span><text:span text:style-name="T17">NextZXOS</text:span><text:span text:style-name="T63">)</text:span>:</text:p>
      <text:p text:style-name="P39"/>
      <text:p text:style-name="P117">DOS<text:span text:style-name="T60">_</text:span>VERSION <text:span text:style-name="T60">($0103)<text:tab/><text:tab/></text:span>Get +3DOS issue and version numbers</text:p>
      <text:p text:style-name="P118"><text:span text:style-name="T81">*</text:span><text:span text:style-name="T68">DOS</text:span><text:span text:style-name="T74">_</text:span><text:span text:style-name="T68">OPEN </text:span><text:span text:style-name="T74">($0106)</text:span><text:span text:style-name="T60"><text:tab/><text:tab/><text:tab/></text:span>Create and/or open a file</text:p>
      <text:p text:style-name="P118">DOS<text:span text:style-name="T60">_</text:span>CLOSE <text:span text:style-name="T60">($0109)<text:tab/><text:tab/><text:tab/></text:span>Close a file</text:p>
      <text:p text:style-name="P118">DOS<text:span text:style-name="T60">_</text:span>ABANDON <text:span text:style-name="T60">($010C)<text:tab/><text:tab/></text:span>Abandon a file</text:p>
      <text:p text:style-name="P118">DOS<text:span text:style-name="T60">_</text:span>REF<text:span text:style-name="T60">_</text:span>HEAD <text:span text:style-name="T60">($010F)<text:tab/><text:tab/></text:span>Point at the header data for this file</text:p>
      <text:p text:style-name="P117">DOS<text:span text:style-name="T60">_</text:span>READ <text:span text:style-name="T60">($0112)<text:tab/><text:tab/><text:tab/></text:span>Read bytes into memory</text:p>
      <text:p text:style-name="P117">DOS<text:span text:style-name="T60">_</text:span>WRITE <text:span text:style-name="T60">($0115)<text:tab/><text:tab/><text:tab/></text:span>Write bytes from memory</text:p>
      <text:p text:style-name="P117">DOS<text:span text:style-name="T60">_</text:span>BYTE<text:span text:style-name="T60">_</text:span>READ <text:span text:style-name="T60">($0118)<text:tab/><text:tab/></text:span>Read a byte</text:p>
      <text:p text:style-name="P117">DOS<text:span text:style-name="T60">_</text:span>BYTE<text:span text:style-name="T60">_</text:span>WRITE <text:span text:style-name="T60">($011B)<text:tab/><text:tab/></text:span>Write a byte</text:p>
      <text:p text:style-name="P117"><text:span text:style-name="T73">*</text:span><text:span text:style-name="T68">DOS</text:span><text:span text:style-name="T74">_</text:span><text:span text:style-name="T68">CATALOG </text:span><text:span text:style-name="T74">($011E)</text:span><text:span text:style-name="T60"><text:tab/><text:tab/></text:span>Catalog disk directory</text:p>
      <text:p text:style-name="P117"><text:span text:style-name="T73">*</text:span><text:span text:style-name="T68">DOS</text:span><text:span text:style-name="T74">_</text:span><text:span text:style-name="T68">FREE</text:span><text:span text:style-name="T74">_</text:span><text:span text:style-name="T68">SPACE </text:span><text:span text:style-name="T74">($0121)</text:span><text:span text:style-name="T60"><text:tab/><text:tab/></text:span>Free space on disk</text:p>
      <text:p text:style-name="P117">DOS<text:span text:style-name="T60">_</text:span>DELETE <text:span text:style-name="T60">($0124)<text:tab/><text:tab/></text:span>Delete a file</text:p>
      <text:p text:style-name="P117">DOS<text:span text:style-name="T60">_</text:span>RENAME <text:span text:style-name="T60">($0127)<text:tab/><text:tab/></text:span>Rename a file</text:p>
      <text:p text:style-name="P117">DOS<text:span text:style-name="T60">_</text:span>BOOT <text:span text:style-name="T60">($012A)<text:tab/><text:tab/><text:tab/></text:span>Boot an operating system or other program</text:p>
      <text:p text:style-name="P117">DOS<text:span text:style-name="T60">_</text:span>SET<text:span text:style-name="T60">_</text:span>DRIVE <text:span text:style-name="T60">($012D)<text:tab/><text:tab/></text:span>Set/get default drive</text:p>
      <text:p text:style-name="P117">DOS<text:span text:style-name="T60">_</text:span>SET<text:span text:style-name="T60">_</text:span>USER <text:span text:style-name="T60">($0130)<text:tab/><text:tab/></text:span>Set/get default user number</text:p>
      <text:p text:style-name="P345"><text:span text:style-name="T57">*</text:span><text:span text:style-name="T56">DOS</text:span><text:span text:style-name="T58">_</text:span><text:span text:style-name="T56">GET</text:span><text:span text:style-name="T58">_</text:span><text:span text:style-name="T56">POSITION </text:span><text:span text:style-name="T59">($0133)</text:span><text:span text:style-name="T39"><text:tab/></text:span><text:span text:style-name="T37">Get file pointer for random access</text:span></text:p>
      <text:p text:style-name="P117">DOS<text:span text:style-name="T60">_</text:span>SET<text:span text:style-name="T60">_</text:span>POSITION <text:span text:style-name="T61">($0136)<text:tab/></text:span>Set file pointer for random access</text:p>
      <text:p text:style-name="P117"><text:span text:style-name="T73">*</text:span><text:span text:style-name="T68">DOS</text:span><text:span text:style-name="T74">_</text:span><text:span text:style-name="T68">GET</text:span><text:span text:style-name="T74">_</text:span><text:span text:style-name="T68">EOF </text:span><text:span text:style-name="T75">($0139)</text:span><text:span text:style-name="T61"><text:tab/><text:tab/></text:span>Get end of file position for random access</text:p>
      <text:p text:style-name="P117">DOS<text:span text:style-name="T60">_</text:span>GET<text:span text:style-name="T60">_</text:span>1346 <text:span text:style-name="T61">($013C)<text:tab/><text:tab/></text:span>Get memory usage in pages 1, 3, 4, 6</text:p>
      <text:p text:style-name="P117">DOS<text:span text:style-name="T60">_</text:span>SET<text:span text:style-name="T60">_</text:span>1346 <text:span text:style-name="T61">($013F)<text:tab/><text:tab/></text:span>Re-allocate memory usage in pages 1, 3, 4, 6</text:p>
      <text:p text:style-name="P117">DOS<text:span text:style-name="T60">_</text:span>FLUSH <text:span text:style-name="T61">($0142)<text:tab/><text:tab/><text:tab/></text:span>Bring disk up to date</text:p>
      <text:p text:style-name="P117">DOS<text:span text:style-name="T60">_</text:span>SET<text:span text:style-name="T60">_</text:span>ACCESS <text:span text:style-name="T61">($0145)<text:tab/><text:tab/></text:span>Change open file's access mode</text:p>
      <text:p text:style-name="P117">DOS<text:span text:style-name="T60">_</text:span>SET<text:span text:style-name="T60">_</text:span>ATTRIBUTES <text:span text:style-name="T61">($0148)<text:tab/></text:span>Change a file's attributes</text:p>
      <text:p text:style-name="P117">DOS<text:span text:style-name="T60">_</text:span>SET<text:span text:style-name="T60">_</text:span>MESSAGE <text:span text:style-name="T61">($014E)<text:tab/><text:tab/></text:span>Enable/disable error messages</text:p>
      <text:p text:style-name="P117"/>
      <text:p text:style-name="P125">IDE_VERSION ($00A0)<text:tab/><text:tab/>Get IDEDOS version number</text:p>
      <text:p text:style-name="P126"><text:span text:style-name="T90">*</text:span><text:span text:style-name="T68">IDE_SWAP_OPEN ($00D9)</text:span><text:tab/><text:tab/><text:span text:style-name="T65">Open a swap partition</text:span></text:p>
      <text:p text:style-name="P126">IDE_SWAP_CLOSE ($00DC)<text:tab/><text:tab/><text:span text:style-name="T65">Close a swap partition</text:span></text:p>
      <text:p text:style-name="P126">IDE_SWAP_OUT ($00DF)<text:tab/><text:tab/><text:span text:style-name="T65">Write block to swap partition</text:span></text:p>
      <text:p text:style-name="P126">IDE_SWAP_IN ($00E2)<text:tab/><text:tab/><text:span text:style-name="T65">Read block from swap partition</text:span></text:p>
      <text:p text:style-name="P126"><text:span text:style-name="T90">*</text:span><text:span text:style-name="T68">IDE_SWAP_EX ($00E5)</text:span><text:tab/><text:tab/><text:span text:style-name="T65">Exchange block with swap partition</text:span></text:p>
      <text:p text:style-name="P126">IDE_SWAP_POS ($00E8)<text:tab/><text:tab/><text:span text:style-name="T65">Get current block number in swap partition</text:span></text:p>
      <text:p text:style-name="P126">IDE_SWAP_MOVE ($00EB)<text:tab/><text:tab/><text:span text:style-name="T65">Set current block number in swap partition</text:span></text:p>
      <text:p text:style-name="P126">IDE_SWAP_RESIZE ($00EE)<text:tab/><text:tab/><text:span text:style-name="T65">Change block size of swap partition</text:span></text:p>
      <text:p text:style-name="P127">IDE_PARTITION_FIND ($00B5)<text:tab/><text:span text:style-name="T65">Find named partition</text:span></text:p>
      <text:p text:style-name="P127"><text:span text:style-name="T76">*</text:span><text:span text:style-name="T68">IDE_DOS_MAP ($00F1)</text:span><text:tab/><text:tab/><text:span text:style-name="T66">Map drive to partition</text:span></text:p>
      <text:p text:style-name="P127"><text:span text:style-name="T76">*</text:span><text:span text:style-name="T68">IDE_DOS_UNMAP ($00F4)</text:span><text:tab/><text:tab/><text:span text:style-name="T66">Unmap drive</text:span></text:p>
      <text:p text:style-name="P127"><text:span text:style-name="T89">*</text:span><text:span text:style-name="T68">IDE_DOS_MAPPING ($00F7)</text:span><text:tab/><text:span text:style-name="T66">Get drive mapping</text:span></text:p>
      <text:p text:style-name="P127"><text:span text:style-name="T76">*</text:span><text:span text:style-name="T68">IDE_SNAPLOAD ($00FD)</text:span><text:tab/><text:tab/><text:span text:style-name="T66">Load a snapshot</text:span></text:p>
      <text:p text:style-name="P127"><text:span text:style-name="T76">*</text:span><text:span text:style-name="T68">IDE_PATH ($01b1)</text:span><text:tab/><text:tab/><text:tab/><text:span text:style-name="T66">Create, delete, change or get directory</text:span></text:p>
      <text:p text:style-name="P129"><text:span text:style-name="T68">%</text:span><text:span text:style-name="T77">IDE_CAPACITY ($</text:span><text:span text:style-name="T68">01b</text:span><text:span text:style-name="T77">4)</text:span><text:span text:style-name="T67"><text:tab/><text:tab/>Get card capacity</text:span></text:p>
      <text:p text:style-name="P129"><text:span text:style-name="T68">%</text:span><text:span text:style-name="T77">IDE_GET_LFN ($</text:span><text:span text:style-name="T68">01b</text:span><text:span text:style-name="T77">7)</text:span><text:span text:style-name="T67"><text:tab/><text:tab/>Get long filename</text:span></text:p>
      <text:p text:style-name="P140"><text:span text:style-name="T68">%IDE_BROWSER ($01ba)</text:span><text:tab/><text:tab/>File browser</text:p>
      <text:p text:style-name="P343">%IDE_MOUNT ($01d2)<text:tab/><text:tab/><text:span text:style-name="T175">Unmount/remount SD cards</text:span></text:p>
      <text:p text:style-name="P127"/>
      <text:p text:style-name="P463">The following non-filesystem-related API calls are provided:</text:p>
      <text:p text:style-name="P139"/>
      <text:p text:style-name="P127">IDE_STREAM_OPEN ($0056)<text:tab/><text:tab/><text:span text:style-name="T66">Open stream to a channel</text:span></text:p>
      <text:p text:style-name="P127">IDE_STREAM_CLOSE ($0059)<text:tab/><text:span text:style-name="T66">Close stream and attached channel</text:span></text:p>
      <text:p text:style-name="P127">IDE_STREAM_IN ($005c)<text:tab/><text:tab/><text:span text:style-name="T66">Get byte from current stream</text:span></text:p>
      <text:p text:style-name="P127">IDE_STREAM_OUT ($005f)<text:tab/><text:tab/><text:span text:style-name="T66">Write byte to current stream</text:span></text:p>
      <text:p text:style-name="P127">IDE_STREAM_PTR ($0062)<text:tab/><text:tab/><text:span text:style-name="T66">Get or set pointer information for current stream</text:span></text:p>
      <text:p text:style-name="P127"><text:span text:style-name="T68">%</text:span><text:span text:style-name="T82">IDE_BANK ($01bd)</text:span><text:span text:style-name="T113"><text:tab/><text:tab/><text:tab/>Allocate or free 8K banks in ZX or DivMMC memory</text:span></text:p>
      <text:p text:style-name="P127"><text:span text:style-name="T68">%</text:span><text:span text:style-name="T83">IDE_BASIC ($01c0)</text:span><text:span text:style-name="T115"><text:tab/><text:tab/>Execute a BASIC command line</text:span></text:p>
      <text:p text:style-name="P127"><text:span text:style-name="T68">%</text:span><text:span text:style-name="T83">IDE_</text:span><text:span text:style-name="T85">WINDOW</text:span><text:span text:style-name="T83">_LINEIN ($01c3)</text:span><text:span text:style-name="T115"><text:tab/>Input line from current window stream</text:span></text:p>
      <text:p text:style-name="P130"><text:span text:style-name="T68">%</text:span><text:span text:style-name="T83">IDE_</text:span><text:span text:style-name="T84">WINDOW_STRING</text:span><text:span text:style-name="T83"> ($01c</text:span><text:span text:style-name="T84">6</text:span><text:span text:style-name="T83">)</text:span><text:span text:style-name="T115"><text:tab/>Output string to current window stream</text:span></text:p>
      <text:p text:style-name="P131"><text:span text:style-name="T68">%</text:span><text:span text:style-name="T83">IDE_</text:span><text:span text:style-name="T86">INTEGER_VAR</text:span><text:span text:style-name="T83"> ($01c</text:span><text:span text:style-name="T86">9</text:span><text:span text:style-name="T83">)</text:span><text:span text:style-name="T115"><text:tab/>Get or set NextBASIC integer variable</text:span></text:p>
      <text:p text:style-name="P132"><text:span text:style-name="T68">%</text:span><text:span text:style-name="T83">IDE_</text:span><text:span text:style-name="T87">RTC</text:span><text:span text:style-name="T83"> ($01c</text:span><text:span text:style-name="T87">c</text:span><text:span text:style-name="T83">)</text:span><text:span text:style-name="T115"><text:tab/><text:tab/><text:tab/>Query the real-time-clock module</text:span></text:p>
      <text:p text:style-name="P133"><text:span text:style-name="T68">%</text:span><text:span text:style-name="T83">IDE_</text:span><text:span text:style-name="T88">DRIVER</text:span><text:span text:style-name="T83"> ($01</text:span><text:span text:style-name="T88">cf</text:span><text:span text:style-name="T83">)</text:span><text:span text:style-name="T115"><text:tab/><text:tab/>Access the driver API</text:span></text:p>
      <text:p text:style-name="P344">%IDE_MO<text:span text:style-name="T189">DE</text:span> ($01d<text:span text:style-name="T189">5</text:span>)<text:tab/><text:tab/><text:tab/><text:span text:style-name="T176">Query NextBASIC display mode info, </text:span><text:span text:style-name="T177">or change mode</text:span></text:p>
      <text:p text:style-name="P344">%IDE_<text:span text:style-name="T210">TOKENISER</text:span> ($01d<text:span text:style-name="T210">8</text:span>)<text:tab/><text:tab/><text:span text:style-name="T178">Convert BASIC between plain text &amp; tokenised forms</text:span></text:p>
      <text:p text:style-name="P136"/>
      <text:p text:style-name="P123">The following API calls are related to floppy drives and will not be useful for most software (included for <text:span text:style-name="T218">use of </text:span>legacy software <text:span text:style-name="T218">running from .DSK images</text:span>):</text:p>
      <text:p text:style-name="P117"/>
      <text:p text:style-name="P117">DOS<text:span text:style-name="T60">_</text:span>REF<text:span text:style-name="T60">_</text:span>XDPB <text:span text:style-name="T61">($0151)<text:tab/><text:tab/></text:span>Point at XDPB for low level disk access</text:p>
      <text:p text:style-name="P347"><text:span text:style-name="T37">DD</text:span><text:span text:style-name="T38">_</text:span><text:span text:style-name="T37">INTERFACE </text:span><text:span text:style-name="T39">($0157)<text:tab/><text:tab/></text:span><text:span text:style-name="T37">Is the floppy disk driver interface present?</text:span></text:p>
      <text:p text:style-name="P121">DD<text:span text:style-name="T60">_</text:span>INIT <text:span text:style-name="T61">($015A)<text:tab/><text:tab/><text:tab/></text:span>Initialise disk driver</text:p>
      <text:p text:style-name="P121">DD<text:span text:style-name="T60">_</text:span>SETUP <text:span text:style-name="T61">($015D)<text:tab/><text:tab/><text:tab/></text:span>Specify drive parameters</text:p>
      <text:p text:style-name="P121">DD<text:span text:style-name="T60">_</text:span>SET<text:span text:style-name="T60">_</text:span>RETRY <text:span text:style-name="T61">($0160)<text:tab/><text:tab/></text:span>Set try/retry count</text:p>
      <text:p text:style-name="P347"><text:span text:style-name="T37">DD</text:span><text:span text:style-name="T38">_</text:span><text:span text:style-name="T37">READ</text:span><text:span text:style-name="T38">_</text:span><text:span text:style-name="T37">SECTOR </text:span><text:span text:style-name="T39">($0163)<text:tab/><text:tab/></text:span><text:span text:style-name="T37">Read a sector</text:span></text:p>
      <text:p text:style-name="P122">DD<text:span text:style-name="T60">_</text:span>ASK<text:span text:style-name="T60">_</text:span>1 <text:span text:style-name="T61">($017B)<text:tab/><text:tab/><text:tab/></text:span>Is unit 1 (external drive) present?</text:p>
      <text:p text:style-name="P122">DD<text:span text:style-name="T60">_</text:span>DRIVE<text:span text:style-name="T60">_</text:span>STATUS <text:span text:style-name="T61">($017E)<text:tab/><text:tab/></text:span>Fetch drive status</text:p>
      <text:p text:style-name="P121">DD<text:span text:style-name="T60">_</text:span>ENCODE <text:span text:style-name="T61">($0184)<text:tab/><text:tab/><text:tab/></text:span>Set intercept routine for copy protection</text:p>
      <text:p text:style-name="P121">DD<text:span text:style-name="T60">_</text:span>L<text:span text:style-name="T60">_</text:span>XDPB <text:span text:style-name="T61">($0187)<text:tab/><text:tab/><text:tab/></text:span>Initialise an XDPB from a disk specification</text:p>
      <text:p text:style-name="P117">DD<text:span text:style-name="T60">_</text:span>L<text:span text:style-name="T60">_</text:span>DPB <text:span text:style-name="T61">($018A)<text:tab/><text:tab/><text:tab/></text:span>Initialise a DPB from a disk specification</text:p>
      <text:p text:style-name="P137">DD<text:span text:style-name="T60">_</text:span>L<text:span text:style-name="T60">_</text:span>SEEK <text:span text:style-name="T61">($018D)<text:tab/><text:tab/><text:tab/></text:span>uPD765A seek driver</text:p>
      <text:p text:style-name="P122">DD<text:span text:style-name="T60">_</text:span>L<text:span text:style-name="T60">_</text:span>READ <text:span text:style-name="T61">($0190)<text:tab/><text:tab/><text:tab/></text:span>uPD765A read driver</text:p>
      <text:p text:style-name="P122">DD<text:span text:style-name="T60">_</text:span>L<text:span text:style-name="T60">_</text:span>ON<text:span text:style-name="T60">_</text:span>MOTOR <text:span text:style-name="T61">($0196)<text:tab/><text:tab/></text:span>Motor on, wait for motor-on time</text:p>
      <text:p text:style-name="P121">DD<text:span text:style-name="T60">_</text:span>L<text:span text:style-name="T60">_</text:span>T<text:span text:style-name="T60">_</text:span>OFF<text:span text:style-name="T60">_</text:span>MOTOR <text:span text:style-name="T61">($0199)<text:tab/></text:span>Start the motor-off ticker</text:p>
      <text:p text:style-name="P519">DD<text:span text:style-name="T60">_</text:span>L<text:span text:style-name="T60">_</text:span>OFF<text:span text:style-name="T60">_</text:span>MOTOR <text:span text:style-name="T61">($019C)<text:tab/><text:tab/></text:span>Turn the motor off</text:p>
      <text:p text:style-name="P138">The following API calls are present but generally for system use only and not useful for games/applications:</text:p>
      <text:p text:style-name="P124"/>
      <text:p text:style-name="P124">DOS_INITIALISE ($0100)<text:tab/><text:tab/><text:span text:style-name="T64">I</text:span>nitialise +3DOS</text:p>
      <text:p text:style-name="P125">IDE_INTERFACE ($00A3)<text:tab/><text:tab/>Initialise card interfaces</text:p>
      <text:p text:style-name="P125">IDE_INIT ($00A6)<text:tab/><text:tab/><text:tab/>Initialise IDEDOS</text:p>
      <text:p text:style-name="P126">IDE_DRIVE ($00A9)<text:tab/><text:tab/><text:tab/><text:span text:style-name="T65">Get unit handle</text:span></text:p>
      <text:p text:style-name="P126"><text:span text:style-name="T78">*</text:span><text:span text:style-name="T68">IDE_SECTOR_READ ($00AC)</text:span><text:tab/><text:span text:style-name="T65">Low-level sector read</text:span></text:p>
      <text:p text:style-name="P126"><text:span text:style-name="T78">*</text:span><text:span text:style-name="T68">IDE_SECTOR_</text:span><text:span text:style-name="T78">WRITE</text:span><text:span text:style-name="T68"> ($00A</text:span><text:span text:style-name="T78">F</text:span><text:span text:style-name="T68">)</text:span><text:tab/><text:span text:style-name="T65">Low-level sector write</text:span></text:p>
      <text:p text:style-name="P126">IDE_PARTITON_READ ($00C4)<text:tab/><text:span text:style-name="T65">Read a partition entry</text:span></text:p>
      <text:p text:style-name="P126">IDE_PARTITION_OPEN ($00CD)<text:tab/><text:span text:style-name="T65">Open a partition</text:span></text:p>
      <text:p text:style-name="P126">IDE_PARTITION_CLOSE ($00D0)<text:tab/><text:span text:style-name="T65">Close a partition</text:span></text:p>
      <text:p text:style-name="P127">IDE_PARTITIONS ($01a5)<text:tab/><text:tab/><text:span text:style-name="T66">Get number of open partitions</text:span></text:p>
      <text:p text:style-name="P128"/>
      <text:p text:style-name="P40">The following API calls were previously available in +3DOS/IDEDOS but are now deprecated and will return an error of rc_notimp:</text:p>
      <text:p text:style-name="P39"/>
      <text:p text:style-name="P119">DOS<text:span text:style-name="T60">_</text:span>OPEN<text:span text:style-name="T60">_</text:span>DRIVE <text:span text:style-name="T61">($014B)<text:tab/><text:tab/></text:span>Open a drive as a single file</text:p>
      <text:p text:style-name="P120">DOS<text:span text:style-name="T60">_</text:span>MAP<text:span text:style-name="T60">_</text:span>B <text:span text:style-name="T61">($0154)<text:tab/><text:tab/><text:tab/></text:span>Map B: onto unit 0 or 1</text:p>
      <text:p text:style-name="P346"><text:span text:style-name="T37">DD</text:span><text:span text:style-name="T38">_</text:span><text:span text:style-name="T37">WRITE</text:span><text:span text:style-name="T38">_</text:span><text:span text:style-name="T37">SECTOR </text:span><text:span text:style-name="T39">($0166)<text:tab/><text:tab/></text:span><text:span text:style-name="T37">Write a sector</text:span></text:p>
      <text:p text:style-name="P120">DD<text:span text:style-name="T60">_</text:span>CHECK<text:span text:style-name="T60">_</text:span>SECTOR <text:span text:style-name="T61">($0169)<text:tab/><text:tab/></text:span>Check a sector</text:p>
      <text:p text:style-name="P120">DD<text:span text:style-name="T60">_</text:span>FORMAT <text:span text:style-name="T61">($016C)<text:tab/><text:tab/><text:tab/></text:span>Format a track</text:p>
      <text:p text:style-name="P120">DD<text:span text:style-name="T60">_</text:span>READ<text:span text:style-name="T60">_</text:span>ID <text:span text:style-name="T61">($016F)<text:tab/><text:tab/></text:span>Read a sector identifier</text:p>
      <text:p text:style-name="P120">DD<text:span text:style-name="T60">_</text:span>TEST<text:span text:style-name="T60">_</text:span>UNSUITABLE <text:span text:style-name="T61">($0172)<text:tab/></text:span>Test media suitability</text:p>
      <text:p text:style-name="P120"><text:soft-page-break/>DD<text:span text:style-name="T60">_</text:span>LOGIN <text:span text:style-name="T61">($0175)<text:tab/><text:tab/><text:tab/></text:span>Log in disk, initialise XDPB</text:p>
      <text:p text:style-name="P120">DD<text:span text:style-name="T60">_</text:span>SEL<text:span text:style-name="T60">_</text:span>FORMAT <text:span text:style-name="T61">($0178)<text:tab/><text:tab/></text:span>Pre-initialise XDPB for DD FORMAT</text:p>
      <text:p text:style-name="P120">DD<text:span text:style-name="T60">_</text:span>EQUIPMENT <text:span text:style-name="T61">($0181)<text:tab/><text:tab/></text:span>What type of drive?</text:p>
      <text:p text:style-name="P120">DD<text:span text:style-name="T60">_</text:span>L<text:span text:style-name="T60">_</text:span>WRITE <text:span text:style-name="T61">($0193)<text:tab/><text:tab/></text:span>uPD765A write driver</text:p>
      <text:p text:style-name="P120"/>
      <text:p text:style-name="P135">IDE_FORMAT ($00B2)<text:tab/><text:tab/><text:span text:style-name="T65">Format a partition</text:span></text:p>
      <text:p text:style-name="P135">IDE_PARTITION_NEW ($00B8)<text:tab/><text:span text:style-name="T65">Create partition</text:span></text:p>
      <text:p text:style-name="P135">IDE_PARTITION_INIT ($00BB)<text:tab/><text:span text:style-name="T65">Initialise partition</text:span></text:p>
      <text:p text:style-name="P135">IDE_PARTITION_ERASE ($00BE)<text:tab/><text:span text:style-name="T65">Delete a partition</text:span></text:p>
      <text:p text:style-name="P125">IDE_PARTITION_RENAME ($00C1)<text:tab/><text:span text:style-name="T65">Rename a partition</text:span></text:p>
      <text:p text:style-name="P125">IDE_PARTITION_WRITE ($00C7)<text:tab/><text:span text:style-name="T65">Write a partition entry</text:span></text:p>
      <text:p text:style-name="P125">IDE_PARTITION_WINFO ($00CA)<text:tab/><text:span text:style-name="T65">Write type-specific partition information</text:span></text:p>
      <text:p text:style-name="P125">IDE_PARTITION_GETINFO ($00D3)<text:tab/><text:span text:style-name="T65">Get byte from type-specific partition information</text:span></text:p>
      <text:p text:style-name="P125">IDE_PARTITION_SETINFO ($00D6)<text:tab/><text:span text:style-name="T65">Set byte in type-specific partition information</text:span></text:p>
      <text:p text:style-name="P127">IDE_DOS_UNPERMANENT ($00FA)<text:tab/><text:span text:style-name="T66">Remove permanent drive mapping</text:span></text:p>
      <text:p text:style-name="P134">IDE_IDENTIFY ($01a2)<text:tab/><text:tab/><text:span text:style-name="T66">Return IDE drive identity information</text:span></text:p>
      <text:p text:style-name="P442">Updated calls</text:p>
      <text:p text:style-name="P337"/>
      <text:p text:style-name="P144">The following calls have new/updated features, which are highlighted in <text:span text:style-name="T68">GREEN</text:span>. <text:span text:style-name="T92">(Some changes are due to removed parameters which are not shown). </text:span><text:span text:style-name="T18">NOTE:</text:span><text:span text:style-name="T92"> Calls for internal use only have not yet been included here.</text:span></text:p>
      <text:p text:style-name="P144"/>
      <text:p text:style-name="P270">As well as the changes described here, the following calls take a 16K page number in either C or B which indicates what memory should be present at $c000..$ffff for the read/write operation. On the +3/+3e, page numbers 0-7 were allowed; on <text:span text:style-name="T10">NextZXOS </text:span><text:span text:style-name="T167">any valid 16K RAM page 0-111 may be used:</text:span></text:p>
      <text:p text:style-name="P270"><text:span text:style-name="T167"><text:tab/></text:span><text:span text:style-name="T29">DOS_READ (0112h)</text:span></text:p>
      <text:p text:style-name="P325"><text:tab/>DOS_WRITE (0115h)</text:p>
      <text:p text:style-name="P325"><text:tab/>IDE_SWAP_OUT (00DFh)</text:p>
      <text:p text:style-name="P325"><text:tab/>IDE_SWAP_IN (00E2h)</text:p>
      <text:p text:style-name="Preformatted_20_Text"/>
      <text:p text:style-name="P409">It should additionally be noted that the <text:span text:style-name="T15">IDE_STREAM_* </text:span><text:span text:style-name="T2">calls may corrupt the alternate register set, in addition to the effects on the standard register set noted for each individual call.</text:span></text:p>
      <text:p text:style-name="Preformatted_20_Text"/>
      <text:p text:style-name="P368">As well as describing additional features, DOS_CATALOG contains additional text which clarifies points that are not obvious from the documentation in the original +3 manual.</text:p>
      <text:p text:style-name="P369"/>
      <text:p text:style-name="P369"/>
      <text:p text:style-name="P369"/>
      <text:p text:style-name="P370">DOS<text:span text:style-name="T93">_</text:span>OPEN</text:p>
      <text:p text:style-name="P370">0106h (262)</text:p>
      <text:p text:style-name="P370"/>
      <text:p text:style-name="P369">Create and/or open a file</text:p>
      <text:p text:style-name="P369"/>
      <text:p text:style-name="P369">There is a choice of action depending on whether or not the file</text:p>
      <text:p text:style-name="P369">already exists. The choices are 'open action' or 'create action', and</text:p>
      <text:p text:style-name="P369">are specified in DE. If the file already exists, then the open action</text:p>
      <text:p text:style-name="P369">is followed; otherwise the create action is followed.</text:p>
      <text:p text:style-name="P369"/>
      <text:p text:style-name="P369">Open action</text:p>
      <text:p text:style-name="P369"/>
      <text:p text:style-name="P369"><text:s text:c="8"/><text:span text:style-name="T30">0. Error - File already exists.</text:span></text:p>
      <text:p text:style-name="P369"/>
      <text:p text:style-name="P369"><text:s text:c="8"/><text:span text:style-name="T30">1. Open the file, read the header (if any). Position file</text:span></text:p>
      <text:p text:style-name="P369"><text:s text:c="11"/><text:span text:style-name="T30">pointer after header.</text:span></text:p>
      <text:p text:style-name="P369"/>
      <text:p text:style-name="P369"><text:s text:c="8"/><text:span text:style-name="T30">2. Open the file, ignore any header. Position file pointer at</text:span></text:p>
      <text:p text:style-name="P369"><text:s text:c="11"/><text:span text:style-name="T30">000000h (0).</text:span></text:p>
      <text:p text:style-name="P369"/>
      <text:p text:style-name="P369"><text:s text:c="8"/><text:span text:style-name="T30">3. Assume given filename is 'filename.type'. Erase</text:span></text:p>
      <text:p text:style-name="P369"><text:s text:c="11"/><text:span text:style-name="T30">'filename.BAK' (if it exists). Rename 'filename.type' to</text:span></text:p>
      <text:p text:style-name="P369"><text:s text:c="11"/><text:span text:style-name="T30">'filename.BAK'. Follow create action.</text:span></text:p>
      <text:p text:style-name="P369"/>
      <text:p text:style-name="P369"><text:s text:c="8"/><text:span text:style-name="T30">4. Erase existing version. Follow create action.</text:span></text:p>
      <text:p text:style-name="P369"/>
      <text:p text:style-name="P369">Create action</text:p>
      <text:p text:style-name="P369"/>
      <text:p text:style-name="P369"><text:s text:c="8"/><text:span text:style-name="T30">0. Error - File does not exist.</text:span></text:p>
      <text:p text:style-name="P369"/>
      <text:p text:style-name="P369"><text:s text:c="8"/><text:span text:style-name="T30">1. Create and open new file with a header. Position file</text:span></text:p>
      <text:p text:style-name="P369"><text:s text:c="11"/><text:span text:style-name="T30">pointer after header.</text:span></text:p>
      <text:p text:style-name="P369"/>
      <text:p text:style-name="P369"><text:s text:c="8"/><text:span text:style-name="T30">2. Create and open new file without a header. Position file</text:span></text:p>
      <text:p text:style-name="P369"><text:s text:c="11"/><text:span text:style-name="T30">pointer at 000000h (0).</text:span></text:p>
      <text:p text:style-name="P369"/>
      <text:p text:style-name="P369"><text:soft-page-break/>(Example: To simulate the tape action of... 'if the file exists open</text:p>
      <text:p text:style-name="P369">it, otherwise create it with a header', set open action = 1, create</text:p>
      <text:p text:style-name="P369">action = 1.)</text:p>
      <text:p text:style-name="P369"/>
      <text:p text:style-name="P369">(Example: To open a file and report an error if it does not exist, set</text:p>
      <text:p text:style-name="P369">open action = 1, create action = 0.)</text:p>
      <text:p text:style-name="P369"/>
      <text:p text:style-name="P369">(Example: To create a new file with a header, first renaming any</text:p>
      <text:p text:style-name="P369">existing version to '.BAK', set open action = 3, create action = 1.)</text:p>
      <text:p text:style-name="P369"/>
      <text:p text:style-name="P369">Files with headers have their EOF position recorded as the smallest</text:p>
      <text:p text:style-name="P369">byte position greater than all written byte positions.</text:p>
      <text:p text:style-name="P369"/>
      <text:p text:style-name="P369">Files without headers have their EOF position recorded as the byte at</text:p>
      <text:p text:style-name="P369">the start of the smallest 128 byte record position greater than all</text:p>
      <text:p text:style-name="P369">written record positions.</text:p>
      <text:p text:style-name="P369"/>
      <text:p text:style-name="P369">Soft-EOF is the character 1Ah (26) and is nothing to do with the EOF</text:p>
      <text:p text:style-name="P369">position, only the routine DOS BYTE READ knows about soft-EOF.</text:p>
      <text:p text:style-name="P369"/>
      <text:p text:style-name="P369">The header data area is 8 bytes long and may be used by the caller for</text:p>
      <text:p text:style-name="P369">any purpose whatsoever. If open action = 1, and the file exists (and</text:p>
      <text:p text:style-name="P369">has a header), then the header data is read from the file, otherwise</text:p>
      <text:p text:style-name="P369">the header data is zeroised. The header data is available even if the</text:p>
      <text:p text:style-name="P369">file does not have a header. Call DOS REF HEAD to access the header</text:p>
      <text:p text:style-name="P369">data.</text:p>
      <text:p text:style-name="P369"/>
      <text:p text:style-name="P369">Note that +3 BASIC makes use of the first 7 of these 8 bytes as</text:p>
      <text:p text:style-name="P369">follows:</text:p>
      <text:p text:style-name="P369"/>
      <text:p text:style-name="P369">+---------------+-------+-------+-------+-------+-------+-------+-------+</text:p>
      <text:p text:style-name="P369">| BYTE <text:s text:c="9"/>| <text:s text:c="2"/>0 <text:s text:c="2"/>| <text:s text:c="2"/>1 <text:s text:c="2"/>| <text:s text:c="2"/>2 <text:s text:c="2"/>| <text:s text:c="2"/>3 <text:s text:c="2"/>| <text:s text:c="2"/>4 <text:s text:c="2"/>| <text:s text:c="2"/>5 <text:s text:c="2"/>| <text:s text:c="2"/>6 <text:s text:c="2"/>|</text:p>
      <text:p text:style-name="P369">+---------------+-------+-------+-------+-------+-------+-------+-------+</text:p>
      <text:p text:style-name="P369">| Program <text:s text:c="10"/>0 <text:s text:c="2"/>file length <text:s text:c="4"/>8000h or LINE <text:s text:c="2"/>offset to prog <text:s/>|</text:p>
      <text:p text:style-name="P369">| Numeric array <text:s text:c="4"/>1 <text:s text:c="2"/>file length <text:s text:c="4"/>xxx <text:s text:c="4"/>name <text:s text:c="3"/>xxx <text:s text:c="4"/>xxx <text:s text:c="4"/>|</text:p>
      <text:p text:style-name="P369">| Character array <text:s text:c="2"/>2 <text:s text:c="2"/>file length <text:s text:c="4"/>xxx <text:s text:c="4"/>name <text:s text:c="3"/>xxx <text:s text:c="4"/>xxx <text:s text:c="4"/>|</text:p>
      <text:p text:style-name="P369">| CODE or SCREEN$ <text:s text:c="2"/>3 <text:s text:c="2"/>file length <text:s text:c="4"/>load address <text:s text:c="3"/>xxx <text:s text:c="4"/>xxx <text:s text:c="4"/>|</text:p>
      <text:p text:style-name="P369">+-----------------------------------------------------------------------+</text:p>
      <text:p text:style-name="P369"/>
      <text:p text:style-name="P369">(xxx = doesn't matter)</text:p>
      <text:p text:style-name="P369"/>
      <text:p text:style-name="P369">If creating a file that will subsequently be LOADed within BASIC, then</text:p>
      <text:p text:style-name="P369">these bytes should be filled with the relevant values.</text:p>
      <text:p text:style-name="P369"/>
      <text:p text:style-name="P369">If the file is opened with exclusive-write or exclusive-read-write</text:p>
      <text:p text:style-name="P369">access (and the file has a header), then the header is updated when</text:p>
      <text:p text:style-name="P369">the file is closed.</text:p>
      <text:p text:style-name="P369"/>
      <text:p text:style-name="P369">A file that is already open for shared-read<text:span text:style-name="T241">, </text:span><text:span text:style-name="T91">shared-write or shared-read-write</text:span> access on another file<text:span text:style-name="T241"> </text:span>number may only be opened for shared-read access on this file number.</text:p>
      <text:p text:style-name="P369"/>
      <text:p text:style-name="P369">A file that is already open for exclusive-read or exclusive-write or</text:p>
      <text:p text:style-name="P369">exclusive-read-write access on another file number may not be opened</text:p>
      <text:p text:style-name="P369">on this file number.</text:p>
      <text:p text:style-name="P356"/>
      <text:p text:style-name="P357">If the open action is 1 or 2 and the create action is 0 (ie only an existing file is to be opened) then the filename may optionally contain the wildcard characters * and ?. In this case, the first file that matches the wildcard will be opened.</text:p>
      <text:p text:style-name="P369"/>
      <text:p text:style-name="P369">ENTRY CONDITIONS</text:p>
      <text:p text:style-name="P369"><text:soft-page-break/><text:s text:c="8"/><text:span text:style-name="T30">B = File number 0...15</text:span></text:p>
      <text:p text:style-name="P369"><text:s text:c="8"/><text:span text:style-name="T30">C = Access mode required</text:span></text:p>
      <text:p text:style-name="P369"><text:s text:c="16"/><text:span text:style-name="T30">Bits 0...2 values:</text:span></text:p>
      <text:p text:style-name="P369"><text:s text:c="24"/><text:span text:style-name="T30">1 = exclusive-read</text:span></text:p>
      <text:p text:style-name="P369"><text:s text:c="24"/><text:span text:style-name="T30">2 = exclusive-write</text:span></text:p>
      <text:p text:style-name="P369"><text:s text:c="21"/><text:span text:style-name="T241"><text:s/></text:span><text:s text:c="2"/><text:span text:style-name="T30">3 = exclusive-read-write</text:span></text:p>
      <text:p text:style-name="P369"><text:s text:c="24"/><text:span text:style-name="T30">5 = shared-read</text:span></text:p>
      <text:p text:style-name="P372"><text:span text:style-name="T30"><text:s text:c="24"/></text:span><text:span text:style-name="T69">6 = shared-write</text:span></text:p>
      <text:p text:style-name="P358"><text:s text:c="24"/>7 = shared-read-write</text:p>
      <text:p text:style-name="P369"><text:s text:c="16"/><text:span text:style-name="T30">Bits 3...7 = 0 (reserved)</text:span></text:p>
      <text:p text:style-name="P369"><text:s text:c="8"/><text:span text:style-name="T30">D = Create action</text:span></text:p>
      <text:p text:style-name="P369"><text:s text:c="8"/><text:span text:style-name="T30">E = Open action</text:span></text:p>
      <text:p text:style-name="P369"><text:s text:c="8"/><text:span text:style-name="T30">HL = Address of filename (no wildcards</text:span><text:span text:style-name="T69">, </text:span><text:span text:style-name="T72">unless D=0 and E=1 or 2</text:span><text:span text:style-name="T30">)</text:span></text:p>
      <text:p text:style-name="P369"/>
      <text:p text:style-name="P369">EXIT CONDITIONS</text:p>
      <text:p text:style-name="P369"><text:s text:c="8"/><text:span text:style-name="T30">If file newly created:</text:span></text:p>
      <text:p text:style-name="P369"><text:s text:c="16"/><text:span text:style-name="T30">Carry true</text:span></text:p>
      <text:p text:style-name="P369"><text:s text:c="16"/><text:span text:style-name="T30">Zero true</text:span></text:p>
      <text:p text:style-name="P369"><text:s text:c="16"/><text:span text:style-name="T30">A corrupt</text:span></text:p>
      <text:p text:style-name="P369"><text:s text:c="8"/><text:span text:style-name="T30">If existing file opened:</text:span></text:p>
      <text:p text:style-name="P369"><text:s text:c="16"/><text:span text:style-name="T30">Carry true</text:span></text:p>
      <text:p text:style-name="P369"><text:s text:c="16"/><text:span text:style-name="T30">Zero false</text:span></text:p>
      <text:p text:style-name="P369"><text:s text:c="16"/><text:span text:style-name="T30">A corrupt</text:span></text:p>
      <text:p text:style-name="P369"><text:s text:c="8"/><text:span text:style-name="T30">Otherwise:</text:span></text:p>
      <text:p text:style-name="P369"><text:s text:c="16"/><text:span text:style-name="T30">Carry false</text:span></text:p>
      <text:p text:style-name="P369"><text:s text:c="16"/><text:span text:style-name="T30">A = Error code</text:span></text:p>
      <text:p text:style-name="P369"><text:s text:c="8"/><text:span text:style-name="T30">Always:</text:span></text:p>
      <text:p text:style-name="P369"><text:s text:c="16"/><text:span text:style-name="T30">BC DE HL IX corrupt</text:span></text:p>
      <text:p text:style-name="P369"><text:s text:c="16"/><text:span text:style-name="T30">All other registers preserved</text:span></text:p>
      <text:p text:style-name="P370"/>
      <text:p text:style-name="P440"><text:span text:style-name="T15">DOS</text:span><text:span text:style-name="T28">_</text:span><text:span text:style-name="T15">CATALOG</text:span></text:p>
      <text:p text:style-name="P348">011Eh (286)</text:p>
      <text:p text:style-name="P348"/>
      <text:p text:style-name="Preformatted_20_Text">Fills a buffer with part of the directory.</text:p>
      <text:p text:style-name="Preformatted_20_Text"/>
      <text:p text:style-name="Preformatted_20_Text">The filename <text:span text:style-name="T81">optionally</text:span><text:span text:style-name="T93"> </text:span>specifies the drive, <text:span text:style-name="T81">path,</text:span> user and a (possibly ambiguous) filename<text:span text:style-name="T68"> </text:span><text:span text:style-name="T81">(which may contain wildcard characters ? and *)</text:span><text:span text:style-name="T68">.</text:span></text:p>
      <text:p text:style-name="Preformatted_20_Text"/>
      <text:p text:style-name="Preformatted_20_Text">Since the size of a directory is variable (and may be quite large),</text:p>
      <text:p text:style-name="Preformatted_20_Text">this routine permits the directory to be catalogued in a number of</text:p>
      <text:p text:style-name="Preformatted_20_Text">small sections. The caller passes a buffer pre-loaded with the first</text:p>
      <text:p text:style-name="Preformatted_20_Text">required filename, or zeroes for the start of the directory. The</text:p>
      <text:p text:style-name="Preformatted_20_Text">buffer is loaded with part (or all, if it fits) of the directory</text:p>
      <text:p text:style-name="Preformatted_20_Text">sorted in ASCII order. If more of the directory is required, this</text:p>
      <text:p text:style-name="Preformatted_20_Text">routine is re-called with the buffer re-initialised with the last file</text:p>
      <text:p text:style-name="Preformatted_20_Text">previously returned. This procedure is followed repeatedly until all</text:p>
      <text:p text:style-name="Preformatted_20_Text">of the directory has been catalogued.</text:p>
      <text:p text:style-name="Preformatted_20_Text"/>
      <text:p text:style-name="Preformatted_20_Text">Note that +3DOS format disks (which are the same as single-sided,</text:p>
      <text:p text:style-name="Preformatted_20_Text">single track AMSTRAD PCW range format disks) may have a maximum of 64</text:p>
      <text:p text:style-name="Preformatted_20_Text">directory entries.</text:p>
      <text:p text:style-name="Preformatted_20_Text"/>
      <text:p text:style-name="Preformatted_20_Text">Buffer format:</text:p>
      <text:p text:style-name="Preformatted_20_Text"/>
      <text:p text:style-name="Preformatted_20_Text"><text:s text:c="8"/><text:span text:style-name="T30">Entry 0</text:span></text:p>
      <text:p text:style-name="Preformatted_20_Text"><text:s text:c="8"/><text:span text:style-name="T30">Entry 1</text:span></text:p>
      <text:p text:style-name="Preformatted_20_Text"><text:s text:c="8"/><text:span text:style-name="T30">Entry 2</text:span></text:p>
      <text:p text:style-name="Preformatted_20_Text"><text:s text:c="8"/><text:span text:style-name="T30">Entry 3</text:span></text:p>
      <text:p text:style-name="Preformatted_20_Text"><text:s text:c="8"/><text:span text:style-name="T30">...to...</text:span></text:p>
      <text:p text:style-name="Preformatted_20_Text"><text:s text:c="8"/><text:span text:style-name="T30">Entry n</text:span></text:p>
      <text:p text:style-name="Preformatted_20_Text"/>
      <text:p text:style-name="Preformatted_20_Text">Entry 0 must be preloaded with the first 'filename.type'</text:p>
      <text:p text:style-name="Preformatted_20_Text">required. Entry 1 will contain the first matching filename greater</text:p>
      <text:p text:style-name="Preformatted_20_Text">than the preloaded entry (if any). A zeroised preload entry is OK.</text:p>
      <text:p text:style-name="Preformatted_20_Text"/>
      <text:p text:style-name="Preformatted_20_Text">If the buffer is too small for the directory, this routine can be</text:p>
      <text:p text:style-name="Preformatted_20_Text">called again with entry 0 replaced by entry n to fetch the next part</text:p>
      <text:p text:style-name="Preformatted_20_Text">of the directory.</text:p>
      <text:p text:style-name="Preformatted_20_Text"/>
      <text:p text:style-name="Preformatted_20_Text">Entry format (13 bytes long):</text:p>
      <text:p text:style-name="Preformatted_20_Text"/>
      <text:p text:style-name="Preformatted_20_Text"><text:s text:c="8"/><text:span text:style-name="T30">Bytes 0...7 <text:s text:c="4"/>- Filename (ASCII) left justified, space</text:span></text:p>
      <text:p text:style-name="Preformatted_20_Text"><text:s text:c="27"/><text:span text:style-name="T30">filled</text:span></text:p>
      <text:p text:style-name="Preformatted_20_Text"><text:s text:c="8"/><text:span text:style-name="T30">Bytes 6...10 <text:s text:c="3"/>- Type (ASCII) left justified, space filledd</text:span></text:p>
      <text:p text:style-name="Preformatted_20_Text"><text:s text:c="8"/><text:span text:style-name="T30">Bytes 11...12 <text:s text:c="2"/>- Size in kilobytes (binary)</text:span></text:p>
      <text:p text:style-name="Preformatted_20_Text"/>
      <text:p text:style-name="P384">Any of the filename or <text:span text:style-name="T214">type</text:span> characters may have bit 7 set, as described in the section on file attributes, so these should be masked off if not required.</text:p>
      <text:p text:style-name="P384"/>
      <text:p text:style-name="Preformatted_20_Text">The file size is the amount of disk space allocated to the file, not</text:p>
      <text:p text:style-name="Preformatted_20_Text">necessarily the same as the amount used by the file.</text:p>
      <text:p text:style-name="Preformatted_20_Text"/>
      <text:p text:style-name="Preformatted_20_Text">ENTRY CONDITIONS</text:p>
      <text:p text:style-name="Preformatted_20_Text"><text:s text:c="8"/><text:span text:style-name="T30">B = n+1, size of buffer in entries, &gt;=2</text:span></text:p>
      <text:p text:style-name="Preformatted_20_Text"><text:s text:c="8"/><text:span text:style-name="T30">C = Filter </text:span><text:span text:style-name="T98">(if bit is set)</text:span></text:p>
      <text:p text:style-name="Preformatted_20_Text"><text:s text:c="16"/><text:span text:style-name="T30">bit 0 = include system files</text:span></text:p>
      <text:p text:style-name="P355"><text:span text:style-name="T30"><text:tab/><text:tab/> <text:s text:c="3"/></text:span><text:span text:style-name="T32">bit 1 = set bit 7 of f7 (the 7</text:span><text:span text:style-name="T95">th</text:span><text:span text:style-name="T32"> character in the filename) if <text:tab/><text:tab/><text:tab/> <text:s text:c="5"/>the </text:span><text:span text:style-name="T34">entry</text:span><text:span text:style-name="T32"> has a valid LFN (long filename) which can be</text:span></text:p>
      <text:p text:style-name="P360"><text:tab/><text:tab/><text:tab/><text:tab/>obtained with the IDE_GET_LFN call</text:p>
      <text:p text:style-name="P359"><text:span text:style-name="T32"><text:tab/><text:tab/> <text:s text:c="3"/>bit 2 = include directories, and set bit 7 of f8 (the 8</text:span><text:span text:style-name="T95">th</text:span></text:p>
      <text:p text:style-name="P359"><text:span text:style-name="T95"><text:tab/><text:tab/><text:tab/><text:tab/></text:span><text:span text:style-name="T32">character in the filename) if the entry is a directo</text:span><text:span text:style-name="T35">ry</text:span></text:p>
      <text:p text:style-name="P363"><text:tab/><text:tab/> <text:s text:c="3"/>bit 3 = 0 (reserved)</text:p>
      <text:p text:style-name="P363"><text:soft-page-break/><text:tab/><text:tab/> <text:s text:c="3"/>bit 4 = suppress new sort/filter even when preloaded entry is</text:p>
      <text:p text:style-name="P364"><text:tab/><text:tab/><text:tab/><text:tab/>zeroised</text:p>
      <text:p text:style-name="P364"><text:tab/><text:tab/> <text:s text:c="3"/>bit 5 = enable sort/filter mode in A</text:p>
      <text:p text:style-name="P363"><text:tab/><text:tab/> <text:s text:c="3"/>bit 6 = 0 (reserved)</text:p>
      <text:p text:style-name="P366"><text:span text:style-name="T35"><text:tab/><text:tab/> <text:s text:c="3"/>bit 7 = use 2</text:span><text:span text:style-name="T96">nd</text:span><text:span text:style-name="T35"> catalog handle</text:span></text:p>
      <text:p text:style-name="P363"><text:tab/> <text:s/>A=sort/filter mode, if bit 5 of C set:</text:p>
      <text:p text:style-name="P363"><text:tab/><text:tab/> <text:s text:c="3"/>bit 7=exclude files</text:p>
      <text:p text:style-name="P363"><text:tab/><text:tab/> <text:s text:c="3"/>bit 6=exclude dirs</text:p>
      <text:p text:style-name="P363"><text:tab/><text:tab/> <text:s text:c="3"/>bit 5=exclude special . and .. entries</text:p>
      <text:p text:style-name="P363"><text:tab/><text:tab/> <text:s text:c="3"/>bit 4=exclude system/hidden files</text:p>
      <text:p text:style-name="P363"><text:tab/><text:tab/> <text:s text:c="3"/>bit 3=enable sorting</text:p>
      <text:p text:style-name="P363"><text:tab/><text:tab/> <text:s text:c="3"/>bit 2=reverse sort mode</text:p>
      <text:p text:style-name="P363"><text:tab/><text:tab/> <text:s text:c="3"/>bits 1..0=sort mode:</text:p>
      <text:p text:style-name="P363"><text:tab/><text:tab/><text:tab/><text:tab/><text:tab/>$00=LFNs</text:p>
      <text:p text:style-name="P363"><text:tab/><text:tab/><text:tab/><text:tab/><text:tab/>$01=short 8.3 name</text:p>
      <text:p text:style-name="P366"><text:span text:style-name="T36"><text:tab/><text:tab/><text:tab/><text:tab/><text:tab/></text:span><text:span text:style-name="T35">$02=date/time (LFN breaks ties)</text:span></text:p>
      <text:p text:style-name="P363"><text:tab/><text:tab/><text:tab/><text:tab/><text:tab/>$03=file size (LFN breaks ties)</text:p>
      <text:p text:style-name="Preformatted_20_Text"><text:s text:c="8"/><text:span text:style-name="T30">DE = Address of buffer (first entry initialised)</text:span></text:p>
      <text:p text:style-name="Preformatted_20_Text"><text:s text:c="8"/><text:span text:style-name="T30">HL = Address of filename (wildcards permitted)</text:span></text:p>
      <text:p text:style-name="Preformatted_20_Text"/>
      <text:p text:style-name="Preformatted_20_Text">EXIT CONDITIONS</text:p>
      <text:p text:style-name="Preformatted_20_Text"><text:s text:c="8"/><text:span text:style-name="T30">If OK:</text:span></text:p>
      <text:p text:style-name="Preformatted_20_Text"><text:s text:c="16"/><text:span text:style-name="T30">Carry true</text:span></text:p>
      <text:p text:style-name="Preformatted_20_Text"><text:s text:c="16"/><text:span text:style-name="T30">A corrupt</text:span></text:p>
      <text:p text:style-name="Preformatted_20_Text"><text:s text:c="16"/><text:span text:style-name="T30">B = Number of completed entries in buffer, 0...n.</text:span></text:p>
      <text:p text:style-name="Preformatted_20_Text"><text:s text:c="20"/><text:span text:style-name="T30">(If B = n, there may be more to come).</text:span></text:p>
      <text:p text:style-name="P362"><text:tab/><text:tab/> <text:s text:c="3"/>C = 0 if sorting operation not completed</text:p>
      <text:p text:style-name="P362"><text:tab/><text:tab/><text:tab/> <text:s text:c="3"/>(eg out of memory, user pressed BREAK)</text:p>
      <text:p text:style-name="P362"><text:tab/><text:tab/> <text:s text:c="3"/>C &lt;&gt; 0 if sorting completed</text:p>
      <text:p text:style-name="P366"><text:span text:style-name="T30"><text:tab/><text:tab/> <text:s text:c="3"/></text:span><text:span text:style-name="T33">HL = Directory handle, required to obtain long filenames</text:span></text:p>
      <text:p text:style-name="P361"><text:tab/><text:tab/><text:tab/> <text:s text:c="2"/>with IDE_GET_LFN</text:p>
      <text:p text:style-name="P366"/>
      <text:p text:style-name="Preformatted_20_Text"><text:s text:c="8"/><text:span text:style-name="T30">Otherwise:</text:span></text:p>
      <text:p text:style-name="Preformatted_20_Text"><text:s text:c="16"/><text:span text:style-name="T30">Carry false</text:span></text:p>
      <text:p text:style-name="Preformatted_20_Text"><text:s text:c="16"/><text:span text:style-name="T30">A = Error code</text:span></text:p>
      <text:p text:style-name="Preformatted_20_Text"><text:s text:c="16"/><text:span text:style-name="T30">B </text:span><text:span text:style-name="T33">HL </text:span><text:span text:style-name="T30">corrupt</text:span></text:p>
      <text:p text:style-name="Preformatted_20_Text"><text:s text:c="8"/><text:span text:style-name="T30">Always:</text:span></text:p>
      <text:p text:style-name="Preformatted_20_Text"><text:s text:c="16"/><text:span text:style-name="T30">C DE HL IX corrupt</text:span></text:p>
      <text:p text:style-name="Preformatted_20_Text"><text:s text:c="16"/><text:span text:style-name="T30">All other registers preserved</text:span></text:p>
      <text:p text:style-name="Preformatted_20_Text"/>
      <text:p text:style-name="P435">NOTES:</text:p>
      <text:p text:style-name="P435">Sorting/filtering and the 2<text:span text:style-name="T94">nd</text:span> catalog handle are only supported from NextZXOS v2.07 onwards.</text:p>
      <text:p text:style-name="P435"/>
      <text:p text:style-name="P435">The filter modes in A (if specified) override the legacy filter bits in C.<text:span text:style-name="T242"> If bit 5 of C is not set (ie filter modes in A not specified), the default behaviour is to sort on short (8.3) filenames.</text:span></text:p>
      <text:p text:style-name="P435"/>
      <text:p text:style-name="P436">Sorting uses memory allocated by IDE_BANK. The memory will be freed on the next unsorted call to DOS_CATALOG. <text:span text:style-name="T230">To do this, it is advised to use B=2, C=$20 (or $a0 if using the 2</text:span><text:span text:style-name="T97">nd</text:span><text:span text:style-name="T230"> catalog handle), A=0 and your original DE/HL parameters.</text:span></text:p>
      <text:p text:style-name="P436"/>
      <text:p text:style-name="P437">Sorting/filtering only occurs when the preloaded entry is zeroed. You can additionally prevent a re-sort/filter operation by setting bit 4 of C. This can be useful if you want to show/process the first set of results again without needing another (potentially slow) sorting operation.</text:p>
      <text:p text:style-name="P436"/>
      <text:p text:style-name="P437">Two independent catalog handles are available, selected by bit 7 of C. This allows two independently sorted and filtered buffers of catalog data to be used simultaneously. The Browser uses this feature in “unmixed” mode (handle 0 is used for an unfiltered list of directories, and handle 1 is used for a filtered list of files).</text:p>
      <text:p text:style-name="P435"><text:soft-page-break/></text:p>
      <text:p text:style-name="P434"/>
      <text:p text:style-name="P348">DOS<text:span text:style-name="T93">_</text:span>FREE<text:span text:style-name="T93">_</text:span>SPACE</text:p>
      <text:p text:style-name="P348">0121h (289)</text:p>
      <text:p text:style-name="P348"/>
      <text:p text:style-name="Preformatted_20_Text">How much free space is there on this drive?</text:p>
      <text:p text:style-name="Preformatted_20_Text"/>
      <text:p text:style-name="Preformatted_20_Text">ENTRY CONDITIONS</text:p>
      <text:p text:style-name="Preformatted_20_Text"><text:s text:c="8"/><text:span text:style-name="T30">A = Drive, ASCII 'A'...'P'</text:span></text:p>
      <text:p text:style-name="Preformatted_20_Text"/>
      <text:p text:style-name="Preformatted_20_Text">EXIT CONDITIONS</text:p>
      <text:p text:style-name="Preformatted_20_Text"><text:s text:c="8"/><text:span text:style-name="T30">If OK:</text:span></text:p>
      <text:p text:style-name="Preformatted_20_Text"><text:s text:c="16"/><text:span text:style-name="T30">Carry true</text:span></text:p>
      <text:p text:style-name="Preformatted_20_Text"><text:s text:c="16"/><text:span text:style-name="T30">A corrupt</text:span></text:p>
      <text:p text:style-name="Preformatted_20_Text"><text:s text:c="16"/><text:span text:style-name="T30">HL = Free space (in kilobytes, </text:span><text:span text:style-name="T70">clamped to maximum 65535K</text:span><text:span text:style-name="T30">)</text:span></text:p>
      <text:p text:style-name="Preformatted_20_Text"><text:span text:style-name="T30"><text:tab/><text:tab/> <text:s text:c="3"/></text:span><text:span text:style-name="T70">BCDE = Free space (in kilobytes)</text:span></text:p>
      <text:p text:style-name="P385"/>
      <text:p text:style-name="Preformatted_20_Text"><text:s text:c="8"/><text:span text:style-name="T30">Otherwise:</text:span></text:p>
      <text:p text:style-name="Preformatted_20_Text"><text:s text:c="16"/><text:span text:style-name="T30">Carry false</text:span></text:p>
      <text:p text:style-name="Preformatted_20_Text"><text:s text:c="16"/><text:span text:style-name="T30">A = Error code</text:span></text:p>
      <text:p text:style-name="Preformatted_20_Text"><text:s text:c="16"/><text:span text:style-name="T30">HL corrupt</text:span></text:p>
      <text:p text:style-name="Preformatted_20_Text"><text:s text:c="8"/><text:span text:style-name="T30">Always:</text:span></text:p>
      <text:p text:style-name="Preformatted_20_Text"><text:s text:c="16"/><text:span text:style-name="T30">BC DE IX corrupt</text:span></text:p>
      <text:p text:style-name="Preformatted_20_Text"><text:s text:c="16"/><text:span text:style-name="T30">All other registers preserved</text:span></text:p>
      <text:p text:style-name="Preformatted_20_Text"/>
      <text:p text:style-name="Preformatted_20_Text"/>
      <text:p text:style-name="Preformatted_20_Text"/>
      <text:p text:style-name="P348">DOS<text:span text:style-name="T93">_</text:span>GET<text:span text:style-name="T93">_</text:span>POSITION</text:p>
      <text:p text:style-name="P348">0133h (307)</text:p>
      <text:p text:style-name="P348"/>
      <text:p text:style-name="Preformatted_20_Text">Get the file pointer.</text:p>
      <text:p text:style-name="Preformatted_20_Text"/>
      <text:p text:style-name="Preformatted_20_Text">ENTRY CONDITIONS</text:p>
      <text:p text:style-name="Preformatted_20_Text"><text:s text:c="8"/><text:span text:style-name="T30">B = File number</text:span></text:p>
      <text:p text:style-name="Preformatted_20_Text"/>
      <text:p text:style-name="Preformatted_20_Text">EXIT CONDITIONS</text:p>
      <text:p text:style-name="Preformatted_20_Text"><text:s text:c="8"/><text:span text:style-name="T30">If OK:</text:span></text:p>
      <text:p text:style-name="Preformatted_20_Text"><text:s text:c="16"/><text:span text:style-name="T30">Carry true</text:span></text:p>
      <text:p text:style-name="Preformatted_20_Text"><text:s text:c="16"/><text:span text:style-name="T30">A corrupt</text:span></text:p>
      <text:p text:style-name="Preformatted_20_Text"><text:s text:c="16"/><text:span text:style-name="T79">D</text:span><text:span text:style-name="T30">EHL = File pointer</text:span></text:p>
      <text:p text:style-name="Preformatted_20_Text"><text:s text:c="16"/><text:span text:style-name="T30">(</text:span><text:span text:style-name="T71">D</text:span><text:span text:style-name="T30"> holds most significant byte; L holds lea</text:span><text:span text:style-name="T31">s</text:span><text:span text:style-name="T30">t</text:span></text:p>
      <text:p text:style-name="Preformatted_20_Text"><text:s text:c="16"/><text:span text:style-name="T30">significant byte)</text:span></text:p>
      <text:p text:style-name="Preformatted_20_Text"><text:s text:c="8"/><text:span text:style-name="T30">Otherwise:</text:span></text:p>
      <text:p text:style-name="Preformatted_20_Text"><text:s text:c="16"/><text:span text:style-name="T30">Carry false</text:span></text:p>
      <text:p text:style-name="Preformatted_20_Text"><text:s text:c="16"/><text:span text:style-name="T30">A = Error code</text:span></text:p>
      <text:p text:style-name="Preformatted_20_Text"><text:s text:c="16"/><text:span text:style-name="T79">D</text:span><text:span text:style-name="T30">E HL corrupt</text:span></text:p>
      <text:p text:style-name="Preformatted_20_Text"><text:s text:c="8"/><text:span text:style-name="T30">Always:</text:span></text:p>
      <text:p text:style-name="Preformatted_20_Text"><text:s text:c="16"/><text:span text:style-name="T30">BC IX corrupt</text:span></text:p>
      <text:p text:style-name="Preformatted_20_Text"><text:s text:c="16"/><text:span text:style-name="T30">All other registers preserved</text:span></text:p>
      <text:p text:style-name="Preformatted_20_Text"/>
      <text:p text:style-name="Preformatted_20_Text"/>
      <text:p text:style-name="Preformatted_20_Text"/>
      <text:p text:style-name="P348">DOS<text:span text:style-name="T93">_</text:span>GET<text:span text:style-name="T93">_</text:span>EOF</text:p>
      <text:p text:style-name="P348">0139h (313)</text:p>
      <text:p text:style-name="P348"/>
      <text:p text:style-name="Preformatted_20_Text">Get the end of file (EOF) file position greater than all written byte</text:p>
      <text:p text:style-name="Preformatted_20_Text">positions.</text:p>
      <text:p text:style-name="Preformatted_20_Text"/>
      <text:p text:style-name="Preformatted_20_Text">Does not affect the file pointer.</text:p>
      <text:p text:style-name="Preformatted_20_Text"/>
      <text:p text:style-name="Preformatted_20_Text">Does not consider soft-EOF.</text:p>
      <text:p text:style-name="Preformatted_20_Text"/>
      <text:p text:style-name="Preformatted_20_Text"><text:soft-page-break/>ENTRY CONDITIONS</text:p>
      <text:p text:style-name="Preformatted_20_Text"><text:s text:c="8"/><text:span text:style-name="T30">B = File number</text:span></text:p>
      <text:p text:style-name="Preformatted_20_Text"/>
      <text:p text:style-name="Preformatted_20_Text">EXIT CONDITIONS</text:p>
      <text:p text:style-name="Preformatted_20_Text"><text:s text:c="8"/><text:span text:style-name="T30">If OK:</text:span></text:p>
      <text:p text:style-name="Preformatted_20_Text"><text:s text:c="16"/><text:span text:style-name="T30">Carry true</text:span></text:p>
      <text:p text:style-name="Preformatted_20_Text"><text:s text:c="16"/><text:span text:style-name="T30">A corrupt</text:span></text:p>
      <text:p text:style-name="Preformatted_20_Text"><text:s text:c="16"/><text:span text:style-name="T79">D</text:span><text:span text:style-name="T30">EHL = File pointer</text:span></text:p>
      <text:p text:style-name="Preformatted_20_Text"><text:s text:c="16"/><text:span text:style-name="T30">(</text:span><text:span text:style-name="T71">D</text:span><text:span text:style-name="T30"> holds most significant byte; L holds lea</text:span><text:span text:style-name="T31">s</text:span><text:span text:style-name="T30">t</text:span></text:p>
      <text:p text:style-name="Preformatted_20_Text"><text:s text:c="16"/><text:span text:style-name="T30">significant byte)</text:span></text:p>
      <text:p text:style-name="Preformatted_20_Text"><text:s text:c="8"/><text:span text:style-name="T30">Otherwise:</text:span></text:p>
      <text:p text:style-name="Preformatted_20_Text"><text:s text:c="16"/><text:span text:style-name="T30">Carry false</text:span></text:p>
      <text:p text:style-name="Preformatted_20_Text"><text:s text:c="16"/><text:span text:style-name="T30">A = Error code</text:span></text:p>
      <text:p text:style-name="Preformatted_20_Text"><text:s text:c="16"/><text:span text:style-name="T79">D</text:span><text:span text:style-name="T30">E HL corrupt</text:span></text:p>
      <text:p text:style-name="Preformatted_20_Text"><text:s text:c="8"/><text:span text:style-name="T30">Always:</text:span></text:p>
      <text:p text:style-name="Preformatted_20_Text"><text:s text:c="16"/><text:span text:style-name="T30">BC IX corrupt</text:span></text:p>
      <text:p text:style-name="Preformatted_20_Text"><text:s text:c="16"/><text:span text:style-name="T30">All other registers preserved</text:span></text:p>
      <text:p text:style-name="Preformatted_20_Text"/>
      <text:p text:style-name="Preformatted_20_Text"/>
      <text:p text:style-name="P348"/>
      <text:p text:style-name="P348"/>
      <text:p text:style-name="P396">IDE_SWAP_OPEN ($00D9)</text:p>
      <text:p text:style-name="P395"/>
      <text:p text:style-name="P390">Open a swap file</text:p>
      <text:p text:style-name="P390"/>
      <text:p text:style-name="P390">IN: <text:s/>A(bits 6..0)=block size in sectors, 1 (0.5K) to 32 (16K)</text:p>
      <text:p text:style-name="P390"><text:s text:c="5"/>If bit 7 of A is 0, then:</text:p>
      <text:p text:style-name="P390"><text:s text:c="9"/>BC=max block number required</text:p>
      <text:p text:style-name="P390"><text:s text:c="9"/>and NextZXOS will open an available system swap file</text:p>
      <text:p text:style-name="P390"><text:s text:c="9"/>(c:/next<text:span text:style-name="T180">zx</text:span>os/swp-N.p3<text:span text:style-name="T246">s</text:span>) large enough</text:p>
      <text:p text:style-name="P390"><text:s text:c="5"/>If bit 7 of A is 1, then:</text:p>
      <text:p text:style-name="P390"><text:s text:c="9"/>BC=$ff-terminated name of file to use</text:p>
      <text:p text:style-name="P390"><text:s text:c="9"/>(maximum block number will be determined from file)</text:p>
      <text:p text:style-name="P389"/>
      <text:p text:style-name="P390">OUT(s): <text:s/>Fc=1</text:p>
      <text:p text:style-name="P390"><text:s text:c="9"/>IX=swap handle</text:p>
      <text:p text:style-name="P390">OUT(f): <text:s/>Fc=0, A=error code</text:p>
      <text:p text:style-name="P389"/>
      <text:p text:style-name="P390">Register status on return:</text:p>
      <text:p text:style-name="P390">......../.. same</text:p>
      <text:p text:style-name="P390">AFBCDEHL/IX different</text:p>
      <text:p text:style-name="P395"/>
      <text:p text:style-name="P390">NOTE: The block size specified (any multiple of 0.5K up to 16K) determines the amount of data that is swapped in and out with the other IDE_SWAP_ calls. The size of the swap partition required is calculated as (blocksize)* (max block number+1). The current block number is set to 0.</text:p>
      <text:p text:style-name="P396"/>
      <text:p text:style-name="P390">NOTE: Only unfragmented files can be opened as swap files. The error code rc_fragmented ($4a) will be returned for fragmented files.</text:p>
      <text:p text:style-name="P390"/>
      <text:p text:style-name="P391">NOTE: From NextZXOS v2.07, any unfragmented file (not just swap files created by .mkswap) can be specified as a swap file. This makes it easier to use generated resource files through the swap APIs.</text:p>
      <text:p text:style-name="P395"/>
      <text:p text:style-name="P395"/>
      <text:p text:style-name="P396">IDE_SWAP_EX ($00E5)</text:p>
      <text:p text:style-name="P389"/>
      <text:p text:style-name="P390">IN: <text:s text:c="2"/>-</text:p>
      <text:p text:style-name="P390">OUT(f): Fc=0, A=rc_notimp</text:p>
      <text:p text:style-name="P390"/>
      <text:p text:style-name="P390">NOTE: This call is inefficient and has been deprecated.</text:p>
      <text:p text:style-name="P390"><text:s text:c="6"/>Use <text:span text:style-name="T15">IDE_SWAP_IN </text:span>and <text:span text:style-name="T15">IDE_SWAP_OUT </text:span>instead.</text:p>
      <text:p text:style-name="P390"><text:soft-page-break/></text:p>
      <text:p text:style-name="P395"/>
      <text:p text:style-name="P395">IDE_DOS_MAP ($00F1)</text:p>
      <text:p text:style-name="Preformatted_20_Text"/>
      <text:p text:style-name="P385">Map a drive to the specified partition or physical device</text:p>
      <text:p text:style-name="Preformatted_20_Text"/>
      <text:p text:style-name="P385">IN: <text:s/>A=unit (0..<text:span text:style-name="T174">15</text:span>), <text:span text:style-name="T174">including</text:span> <text:span text:style-name="T174">special</text:span> device:</text:p>
      <text:p text:style-name="P385"><text:s text:c="20"/>4=RAMdisk</text:p>
      <text:p text:style-name="P385"><text:s text:c="20"/><text:span text:style-name="T89">$ff=filesystem image (.P3D or .DSK file)</text:span></text:p>
      <text:p text:style-name="P387"><text:s text:c="5"/>BC=partition number <text:span text:style-name="T174">(if A!=4 or $ff)</text:span></text:p>
      <text:p text:style-name="P387"><text:s text:c="5"/><text:span text:style-name="T89">BC=image filename ($ff-terminated) (if A=$ff)</text:span></text:p>
      <text:p text:style-name="Preformatted_20_Text"><text:s text:c="5"/>L=drive letter 'A' to 'P' (uppercase)</text:p>
      <text:p text:style-name="Preformatted_20_Text"/>
      <text:p text:style-name="P385">OUT(s): <text:s/>Fc=1</text:p>
      <text:p text:style-name="P385">OUT(f): <text:s/>Fc=0, A=error code</text:p>
      <text:p text:style-name="Preformatted_20_Text"/>
      <text:p text:style-name="P385">Register status on return:</text:p>
      <text:p text:style-name="P385">......../IX same</text:p>
      <text:p text:style-name="P385">AFBCDEHL/.. different</text:p>
      <text:p text:style-name="P385"/>
      <text:p text:style-name="P427"/>
      <text:p text:style-name="P394">IDE_DOS_UNMAP ($00F4)</text:p>
      <text:p text:style-name="P427"/>
      <text:p text:style-name="P387">Remove mapping from the specified drive</text:p>
      <text:p text:style-name="P387"/>
      <text:p text:style-name="P387">IN: <text:s/>L=drive letter 'A' to 'P' (uppercase)</text:p>
      <text:p text:style-name="P387"/>
      <text:p text:style-name="P387">OUT(s): <text:s/>Fc=1</text:p>
      <text:p text:style-name="P387">OUT(f): <text:s/>Fc=0, A=error code</text:p>
      <text:p text:style-name="P427"/>
      <text:p text:style-name="P387">Register status on return:</text:p>
      <text:p text:style-name="P387">......../IX same</text:p>
      <text:p text:style-name="P387">AFBCDEHL/.. different</text:p>
      <text:p text:style-name="P387"/>
      <text:p text:style-name="P427"/>
      <text:p text:style-name="Preformatted_20_Text"/>
      <text:p text:style-name="P393">IDE_DOS_MAP<text:span text:style-name="T174">PING</text:span> ($00F<text:span text:style-name="T174">7</text:span>)</text:p>
      <text:p text:style-name="P354"/>
      <text:p text:style-name="P386"><text:span text:style-name="T174">Obtain</text:span> mapping <text:span text:style-name="T174">information </text:span>f<text:span text:style-name="T174">or</text:span> the specified drive</text:p>
      <text:p text:style-name="P386"/>
      <text:p text:style-name="P385">IN: <text:s/>L=drive letter 'A' to 'P' (uppercase)</text:p>
      <text:p text:style-name="P385"><text:s text:c="5"/><text:span text:style-name="T174">BC=buffer (18 bytes in length)</text:span></text:p>
      <text:p text:style-name="P385"><text:tab/> <text:s/><text:span text:style-name="T238">(on exit, will be filled with description, padded with spaces)</text:span></text:p>
      <text:p text:style-name="P385"/>
      <text:p text:style-name="P392">or (from NextZXOS v2.07):</text:p>
      <text:p text:style-name="P392"><text:s text:c="5"/>L=$80 + drive letter (uppercase)</text:p>
      <text:p text:style-name="P392"><text:s text:c="5"/>BC=buffer (256 bytes in length)</text:p>
      <text:p text:style-name="P392"><text:s text:c="8"/>(on exit, will be filled with description, terminated with $ff)</text:p>
      <text:p text:style-name="P385"/>
      <text:p text:style-name="P385">OUT(s): <text:s/>Fc=1</text:p>
      <text:p text:style-name="P385"><text:s text:c="9"/><text:span text:style-name="T174">Fz=1 if drive not mapped (and other info not valid)</text:span></text:p>
      <text:p text:style-name="P385"><text:s text:c="9"/><text:span text:style-name="T174">Fz=0, mapping is as follows:</text:span></text:p>
      <text:p text:style-name="P388"><text:s text:c="11"/>A=unit (0..15), including special device:</text:p>
      <text:p text:style-name="P388"><text:s text:c="27"/>4=RAMdisk</text:p>
      <text:p text:style-name="P388"><text:s text:c="27"/><text:span text:style-name="T68">$ff=filesystem image (.P3D or .DSK file)</text:span></text:p>
      <text:p text:style-name="P388"><text:span text:style-name="T68"><text:s text:c="11"/></text:span><text:span text:style-name="T175">BC=partition number (not for special devices)</text:span></text:p>
      <text:p text:style-name="P385"/>
      <text:p text:style-name="P385">OUT(f): <text:s/>Fc=0, A=error code</text:p>
      <text:p text:style-name="Preformatted_20_Text"/>
      <text:p text:style-name="P385">Register status on return:</text:p>
      <text:p text:style-name="P385">......../IX same</text:p>
      <text:p text:style-name="P385">AFBCDEHL/.. different</text:p>
      <text:p text:style-name="P353"><text:soft-page-break/></text:p>
      <text:p text:style-name="P477">IDE_SNAPLOAD ($00FD)</text:p>
      <text:p text:style-name="P349"/>
      <text:p text:style-name="P373">Load a snapshot</text:p>
      <text:p text:style-name="P373"/>
      <text:p text:style-name="Preformatted_20_Text">IN: <text:s/>HL=filespec, terminated with $ff</text:p>
      <text:p text:style-name="Preformatted_20_Text"/>
      <text:p text:style-name="Preformatted_20_Text">OUT(s): <text:s/>Does not return if successful</text:p>
      <text:p text:style-name="Preformatted_20_Text">OUT(f): <text:s/>Fc=0, A=error code</text:p>
      <text:p text:style-name="Preformatted_20_Text"/>
      <text:p text:style-name="Preformatted_20_Text">Register status on return:</text:p>
      <text:p text:style-name="Preformatted_20_Text">......../.. same</text:p>
      <text:p text:style-name="Preformatted_20_Text">AFBCDEHL/IX different</text:p>
      <text:p text:style-name="Preformatted_20_Text"/>
      <text:p text:style-name="P355">Loads and runs a <text:span text:style-name="T92">supported</text:span> snapshot file <text:span text:style-name="T92">(files with type .Z80, .SNA, .SNX, .O and .P are supported, with others potentially supported in future).</text:span></text:p>
      <text:p text:style-name="P355"/>
      <text:p text:style-name="P367">.SNX files are loaded in the same way as .SNA files, with the following exceptions:</text:p>
      <text:list xml:id="list2471608070" text:style-name="L2">
        <text:list-item>
          <text:p text:style-name="P522">The machine is left in Next mode with all hardware features still enabled, rather than being locked into 48K or 128K mode.</text:p>
        </text:list-item>
        <text:list-item>
          <text:p text:style-name="P522">File handle 0 is left open to the .SNX file. This allows additional data to be loaded from the file, by using the esxDOS F_SEEK hook to set the filepointer to the location of additional data and the F_READ hook to read it (+3DOS calls typically cannot be used as the snapshot loading process overwrites +3DOS data held in RAM page 7).</text:p>
        </text:list-item>
        <text:list-item>
          <text:p text:style-name="P522">.SNX files of 64K size or greater are always treated as 128K snapshots.</text:p>
        </text:list-item>
      </text:list>
      <text:p text:style-name="P365"/>
      <text:p text:style-name="P365"/>
      <text:p text:style-name="P348"/>
      <text:p text:style-name="P476">IDE_PATH ($01b1)</text:p>
      <text:p text:style-name="Preformatted_20_Text"/>
      <text:p text:style-name="Preformatted_20_Text">IN: <text:s/>A=reason code,</text:p>
      <text:p text:style-name="Preformatted_20_Text"><text:tab/>rc_path_change (0),</text:p>
      <text:p text:style-name="Preformatted_20_Text"><text:s text:c="6"/>rc_path_get (1),</text:p>
      <text:p text:style-name="Preformatted_20_Text"><text:s text:c="6"/>rc_path_make (2),</text:p>
      <text:p text:style-name="Preformatted_20_Text"><text:s text:c="6"/>rc_path_delete (3)</text:p>
      <text:p text:style-name="Preformatted_20_Text"/>
      <text:p text:style-name="Preformatted_20_Text"><text:s text:c="4"/>HL=address of pathspec (terminated with $ff)</text:p>
      <text:p text:style-name="P355"><text:s text:c="7"/>NB: For rc_path_get, this must also be a 256-<text:span text:style-name="T92">byte </text:span>buffer</text:p>
      <text:p text:style-name="P355"><text:s text:c="11"/><text:span text:style-name="T92">into which the returned path will be written</text:span></text:p>
      <text:p text:style-name="Preformatted_20_Text"/>
      <text:p text:style-name="Preformatted_20_Text">OUT(s): <text:s/>Fc=1</text:p>
      <text:p text:style-name="Preformatted_20_Text">OUT(f): <text:s/>Fc=0, A=error code</text:p>
      <text:p text:style-name="Preformatted_20_Text"/>
      <text:p text:style-name="Preformatted_20_Text">Register status on return:</text:p>
      <text:p text:style-name="Preformatted_20_Text">......../.... same</text:p>
      <text:p text:style-name="Preformatted_20_Text">AFBCDEHL/IXIY different</text:p>
      <text:p text:style-name="Preformatted_20_Text"/>
      <text:p text:style-name="Preformatted_20_Text">This call allows the current directory or path for a particular drive (and user area) to be changed or obtained. It also allows creation and deletion of directories.</text:p>
      <text:p text:style-name="Preformatted_20_Text"/>
      <text:p text:style-name="Preformatted_20_Text">For rc_path_change, rc_path_make and rc_path_delete, HL points to a directory specification, terminated by $ff. This may optionally include a drive letter, user area and full path (if not, the current default values are used). For rc_path_change, the current path on that drive is changed to the directory or path specified. For rc_path_make and rc_path_delete, the named directory is created or deleted.</text:p>
      <text:p text:style-name="Preformatted_20_Text"/>
      <text:p text:style-name="Preformatted_20_Text">For rc_path_get, HL points to a location specification (ie a drive and/or user area, terminated with a colon and $ff). The current path for that location will then be written to the buffer at HL and terminated with $ff.</text:p>
      <text:p text:style-name="Preformatted_20_Text"/>
      <text:p text:style-name="Preformatted_20_Text">Note that this call will return an error of rc_notimp if the drive on which it is operating is formatted with a filesystem that does not support directories (eg a <text:span text:style-name="T68">+3DOS </text:span><text:span text:style-name="T80">floppy </text:span><text:span text:style-name="T68">drive </text:span><text:span text:style-name="T80">or RAMdisk</text:span>).</text:p>
      <text:p text:style-name="Preformatted_20_Text"/>
      <text:p text:style-name="P430">Note that for rc_path_change, the current default drive is *not* changed; only the current directory for the specified drive. To change the default drive, use the DOS_SET_DRIVE call (and, optionally, change the system variables LODDRV and/or SAVDRV which affect the default drives for NextBASIC's LOAD/SAVE/VERIFY/MERGE commands).</text:p>
      <text:p text:style-name="P441"><text:span text:style-name="T99">New</text:span> calls</text:p>
      <text:p text:style-name="P338"/>
      <text:p text:style-name="P142">The following calls <text:span text:style-name="T99">are new for </text:span><text:span text:style-name="T19">NextZXOS</text:span><text:span text:style-name="T100">.</text:span></text:p>
      <text:p text:style-name="P142"/>
      <text:p text:style-name="P142"/>
      <text:p text:style-name="P142"/>
      <text:p text:style-name="P352">IDE_<text:span text:style-name="T101">CAPACITY</text:span> ($01b<text:span text:style-name="T101">4</text:span>)</text:p>
      <text:p text:style-name="P376"/>
      <text:p text:style-name="P377">Get card capacity</text:p>
      <text:p text:style-name="P376"/>
      <text:p text:style-name="P376">IN: <text:span text:style-name="T101">C=unit (0 or 1)</text:span></text:p>
      <text:p text:style-name="P397"/>
      <text:p text:style-name="P397">OUT(s): <text:s/>Fc=1</text:p>
      <text:p text:style-name="P374"><text:span text:style-name="T2"><text:tab/> <text:s text:c="2"/></text:span><text:span text:style-name="T4">DEHL=</text:span><text:span text:style-name="T5">total card</text:span><text:span text:style-name="T4"> capacity in </text:span><text:span text:style-name="T5">512-byte</text:span><text:span text:style-name="T4"> sectors</text:span></text:p>
      <text:p text:style-name="P397">OUT(f): <text:s/>Fc=0, A=error code</text:p>
      <text:p text:style-name="P376"/>
      <text:p text:style-name="P376">Register status on return:</text:p>
      <text:p text:style-name="P376">......../.. same</text:p>
      <text:p text:style-name="P376">AFBCDEHL/IX different</text:p>
      <text:p text:style-name="P376"/>
      <text:p text:style-name="P143"/>
      <text:p text:style-name="P142"/>
      <text:p text:style-name="P351">IDE_<text:span text:style-name="T99">GET_LFN</text:span> ($01b<text:span text:style-name="T99">7</text:span>)</text:p>
      <text:p text:style-name="P375"/>
      <text:p text:style-name="P373">Obtain a long filename <text:span text:style-name="T131">and other file information</text:span></text:p>
      <text:p text:style-name="P375"/>
      <text:p text:style-name="P375">IN: <text:span text:style-name="T99">HL=address of filespec provided to the last </text:span><text:span text:style-name="T19">DOS_CATALOG </text:span><text:span text:style-name="T3">call</text:span></text:p>
      <text:p text:style-name="P375"><text:span text:style-name="T3"><text:s text:c="4"/>IX=directory handle returned by the last </text:span><text:span text:style-name="T19">DOS_CATALOG</text:span><text:span text:style-name="T3"> call</text:span></text:p>
      <text:p text:style-name="P375"><text:span text:style-name="T3"><text:s text:c="4"/>DE=address of a file entry within buffer filled by the last </text:span><text:span text:style-name="T19">DOS_CATALOG </text:span><text:span text:style-name="T3">call</text:span></text:p>
      <text:p text:style-name="P398"><text:s text:c="4"/>BC=address of a 261-byte buffer to receive the long filename</text:p>
      <text:p text:style-name="P375"/>
      <text:p text:style-name="P398">OUT(s): <text:s/>Fc=1</text:p>
      <text:p text:style-name="P398"><text:s text:c="9"/>Buffer at BC is filled with the long filename for the requested entry,</text:p>
      <text:p text:style-name="P398"><text:tab/> <text:s text:c="2"/>terminated with $ff. If no long filename was available, the buffer will</text:p>
      <text:p text:style-name="P398"><text:s text:c="9"/>contain the properly-formatted short filename instead.</text:p>
      <text:p text:style-name="P398"><text:tab/> <text:s text:c="2"/><text:span text:style-name="T131">BC=date (in MS-DOS format)</text:span></text:p>
      <text:p text:style-name="P398"><text:tab/> <text:s text:c="2"/><text:span text:style-name="T131">DE=time (in MS-DOS format)</text:span></text:p>
      <text:p text:style-name="P398"><text:tab/> <text:s text:c="2"/><text:span text:style-name="T132">HLIX=filesize (in bytes)</text:span></text:p>
      <text:p text:style-name="P398">OUT(f): <text:s/>Fc=0, A=error code</text:p>
      <text:p text:style-name="P375"/>
      <text:p text:style-name="P375">Register status on return:</text:p>
      <text:p text:style-name="P375">......../.. same</text:p>
      <text:p text:style-name="P375">AFBCDEHL/IX different</text:p>
      <text:p text:style-name="P375"/>
      <text:p text:style-name="P375">This call allows <text:span text:style-name="T99">a long filename (or properly-formatted short filename) for an entry in the buffer returned by </text:span><text:span text:style-name="T19">DOS_CATALOG</text:span><text:span text:style-name="T3"> to be obtained. </text:span><text:span text:style-name="T6">It also returns additional directory entry details (date, time, file size).</text:span></text:p>
      <text:p text:style-name="P375"/>
      <text:p text:style-name="P350">NOTE: <text:span text:style-name="T2">No other +3DOS calls should be made between the </text:span>DOS_CATALOG <text:span text:style-name="T2">call and the (multiple) </text:span>IDE_GET_LFN <text:span text:style-name="T2">calls used to obtain the long filenames.</text:span></text:p>
      <text:p text:style-name="P145"/>
      <text:p text:style-name="P318">NOTE: <text:span text:style-name="T2">If the file entry is a directory, the filesize returned in HLIX will be zero.</text:span></text:p>
      <text:p text:style-name="P310"/>
      <text:p text:style-name="P466">IDE_BROWSER ($01ba)</text:p>
      <text:p text:style-name="P310"/>
      <text:p text:style-name="P148">Run the file browser</text:p>
      <text:p text:style-name="P148"/>
      <text:p text:style-name="P152">IN: <text:s/>HL=address of supported filetypes buffer, laid out as follows:</text:p>
      <text:p text:style-name="P148"><text:s text:c="11"/>+0 (1 byte) <text:s/>Length of next entry, n</text:p>
      <text:p text:style-name="P153"><text:s text:c="11"/>+1 (n bytes) 1-3 byte <text:span text:style-name="T214">type</text:span> <text:span text:style-name="T205">(letters must be capitalised)</text:span>,</text:p>
      <text:p text:style-name="P153"><text:s text:c="24"/>colon, optional BASIC command(s)</text:p>
      <text:p text:style-name="P148"><text:s text:c="8"/>If n=<text:span text:style-name="T107">$ff</text:span> there are no further entries.</text:p>
      <text:p text:style-name="P148"><text:s text:c="5"/>DE=address of $ff-terminated help text for 2 lines at bottom of screen</text:p>
      <text:p text:style-name="P174"><text:s text:c="5"/>A=browser capabilities mask, made by ORing together any of:</text:p>
      <text:p text:style-name="P174"><text:s text:c="12"/>$01, BROWSERCAPS_COPY <text:s text:c="2"/>- files may be copied</text:p>
      <text:p text:style-name="P174"><text:s text:c="12"/>$02, BROWSERCAPS_RENAME - files/dirs may be renamed</text:p>
      <text:p text:style-name="P174"><text:s text:c="12"/>$04, BROWSERCAPS_MKDIR <text:s/>- directories may be created</text:p>
      <text:p text:style-name="P174"><text:s text:c="12"/>$08, BROWSERCAPS_ERASE <text:s/>- files/<text:span text:style-name="T130">dirs</text:span> may be erased</text:p>
      <text:p text:style-name="P174"><text:s text:c="12"/>$10, BROWSERCAPS_REMOUNT- SD card may be remounted</text:p>
      <text:p text:style-name="P174"><text:s text:c="12"/><text:span text:style-name="T179">$20, BROWSERCAPS_UNMOUNT- drives may be unmounted</text:span></text:p>
      <text:p text:style-name="P174"><text:tab/><text:tab/><text:span text:style-name="T229">$40, BROWSERCAPS_CAPS2 <text:s/>- further capabilities specified in B</text:span></text:p>
      <text:p text:style-name="P174"><text:s text:c="12"/>$80, BROWSERCAPS_SYSCFG - system use only - use browser.cfg</text:p>
      <text:p text:style-name="P174"><text:s text:c="5"/>Alternatively just use one of the two special values:</text:p>
      <text:p text:style-name="P174"><text:s text:c="12"/>$00, BROWSERCAPS_NONE <text:s text:c="2"/>- no special capabilities</text:p>
      <text:p text:style-name="P174"><text:s text:c="12"/>$<text:span text:style-name="T179">3</text:span>f, BROWSERCAPS_ALL <text:s text:c="3"/>- all capabilities enabled</text:p>
      <text:p text:style-name="P174"><text:s text:c="5"/>If BROWSERCAPS_CAPS<text:span text:style-name="T229">2</text:span> is set, extended capabilities are present in B:</text:p>
      <text:p text:style-name="P174"><text:s text:c="12"/>$01, BROWSERCAPS2_RUNEXEC- .RUN directories may be executed</text:p>
      <text:p text:style-name="P174"><text:s text:c="12"/>$02, BROWSERCAPS2_GUIDE <text:s/>- guides may be shown (does not return)</text:p>
      <text:p text:style-name="P174"><text:s text:c="12"/>$04, BROWSERCAPS2_EXTEND - extended menu may be shown (does not <text:tab/><text:tab/><text:tab/><text:tab/><text:tab/><text:tab/><text:tab/><text:tab/><text:tab/><text:tab/><text:tab/><text:tab/><text:tab/>return)</text:p>
      <text:p text:style-name="P174"><text:s text:c="12"/>$08, BROWSERCAPS2_SORT <text:s text:c="2"/>- directory sorting allowed (uses IDE_BANK)</text:p>
      <text:p text:style-name="P148"/>
      <text:p text:style-name="P148">OUT(s): <text:s/>Fc=1</text:p>
      <text:p text:style-name="P148"><text:s text:c="9"/>If Fz=1, ENTER was pressed with a filetype that is present in the</text:p>
      <text:p text:style-name="P148"><text:s text:c="18"/>filetype buffer, and:</text:p>
      <text:p text:style-name="P148"><text:s text:c="18"/>HL=address of short filename (terminated with $ff) in RAM 7</text:p>
      <text:p text:style-name="P264"><text:s text:c="18"/>DE=address of long filename (terminated with $ff) in RAM 7</text:p>
      <text:p text:style-name="P148"><text:s text:c="9"/>If Fz=0, SPACE/BREAK was pressed</text:p>
      <text:p text:style-name="P148">OUT(f): <text:s/>Fc=0, <text:span text:style-name="T108">A=error</text:span></text:p>
      <text:p text:style-name="P378"/>
      <text:p text:style-name="P432">From NextZXOS v2.07, if DE=0, the Browser preferences are accessed:</text:p>
      <text:p text:style-name="P432"/>
      <text:p text:style-name="P432">IN: <text:s/>DE=0, get/set Browser settings</text:p>
      <text:p text:style-name="P433"><text:s text:c="5"/>HL=15-byte buffer for $ff-terminated filter<text:span text:style-name="T243">,</text:span></text:p>
      <text:p text:style-name="P439"><text:s text:c="8"/>or 96-byte buffer for colour schemes</text:p>
      <text:p text:style-name="P432"><text:s text:c="5"/>C=current view flags:</text:p>
      <text:p text:style-name="P432"><text:s text:c="12"/>bits 1..0: 00=no extra info</text:p>
      <text:p text:style-name="P432"><text:s text:c="23"/>01=file sizes</text:p>
      <text:p text:style-name="P432"><text:s text:c="23"/>10=date/time</text:p>
      <text:p text:style-name="P432"><text:s text:c="23"/>11=attributes</text:p>
      <text:p text:style-name="P432"><text:s text:c="12"/>bit 2: reserved (do not change)</text:p>
      <text:p text:style-name="P432"><text:s text:c="12"/>bit 3: reserved (do not change)</text:p>
      <text:p text:style-name="P432"><text:s text:c="12"/>bit 4: 1=show system files</text:p>
      <text:p text:style-name="P432"><text:s text:c="12"/>bit 5: 1=hide "." and ".."</text:p>
      <text:p text:style-name="P432"><text:s text:c="12"/>bit 6: 1=show dirs before files (dirs will not be filtered)</text:p>
      <text:p text:style-name="P432"><text:s text:c="12"/>bit 7: reserved (do not change)</text:p>
      <text:p text:style-name="P432"><text:s text:c="5"/>B=current sort flags:</text:p>
      <text:p text:style-name="P432"><text:s text:c="12"/>bits 1..0: 00=LFNs</text:p>
      <text:p text:style-name="P432"><text:s text:c="23"/>01=unsorted</text:p>
      <text:p text:style-name="P432"><text:s text:c="23"/>10=date/time</text:p>
      <text:p text:style-name="P432"><text:s text:c="23"/>11=file size</text:p>
      <text:p text:style-name="P432"><text:s text:c="12"/>bit 2: reverse sorting</text:p>
      <text:p text:style-name="P432"><text:s text:c="12"/>bits 3..7: reserved (do not change)</text:p>
      <text:p text:style-name="P432"><text:s text:c="5"/>A=0, get current settings to C, B, and buffer at HL</text:p>
      <text:p text:style-name="P432"><text:s text:c="5"/>A=1, change settings to C, B and filespec at HL</text:p>
      <text:p text:style-name="P439"><text:soft-page-break/><text:s text:c="5"/>A=2, get current Browser colour scheme to buffer at HL</text:p>
      <text:p text:style-name="P439"><text:s text:c="5"/>A=3, change Browser colour scheme to buffer at HL</text:p>
      <text:p text:style-name="P439"><text:s text:c="5"/>A=4, set browser palette &amp; ATTR_P</text:p>
      <text:p text:style-name="P439"><text:s text:c="5"/>A=5, restore previous palette &amp; ATTR_P</text:p>
      <text:p text:style-name="P439"><text:s text:c="5"/>A=6, get current Editor colour scheme to buffer at HL</text:p>
      <text:p text:style-name="P439"><text:s text:c="5"/>A=7, change Editor colour scheme to buffer at HL</text:p>
      <text:p text:style-name="P439"/>
      <text:p text:style-name="P432">OUT: Fc=1, success</text:p>
      <text:p text:style-name="P378"/>
      <text:p text:style-name="P378">Register status on return:</text:p>
      <text:p text:style-name="P378">......../.. same</text:p>
      <text:p text:style-name="P378">AFBCDEHL/IX different</text:p>
      <text:p text:style-name="P149"/>
      <text:p text:style-name="P148">NOTES:</text:p>
      <text:p text:style-name="P153"/>
      <text:p text:style-name="P300">BROWSERCAPS_CAPS2 is only supported from NextZXOS v2.07.</text:p>
      <text:p text:style-name="P300"/>
      <text:p text:style-name="P292">IY must point to the system variable ERR_NR ($5c3a) on entry to this call.</text:p>
      <text:p text:style-name="P153"/>
      <text:p text:style-name="P148">The help text can contain <text:span text:style-name="T104">any</text:span> standard <text:span text:style-name="T105">full-screen mode </text:span>window control codes, but if <text:span text:style-name="T103">the </text:span>character size is changed, it should be changed back to size 5 at the end.</text:p>
      <text:p text:style-name="P148"/>
      <text:p text:style-name="P175">It is intended that applications wishing to use the Browser as a “save file” dialog should direct the user to navigate to the correct drive/directory and press SPACE. At this point the call will exit with the current drive and directory set as the user selected and Fz=0 to indicate SPACE was pressed. Since the screen is not cleared on exit, the application can then request input of the filename on the bottom two lines of the screen, giving a seamless user experience.</text:p>
      <text:p text:style-name="P148"/>
      <text:p text:style-name="P148">Call does not return if a supported filetype was selected which had anything following the colon in the filetype buffer. In this case, the additional data is treated as <text:span text:style-name="T117">plain text, then tokenized</text:span> and executed <text:span text:style-name="T117">as a BASIC command</text:span>. <text:span text:style-name="T117">NOTE: No terminator should be added to the end of the command.</text:span></text:p>
      <text:p text:style-name="P148"/>
      <text:p text:style-name="P168">The <text:span text:style-name="T15">? </text:span>character may be used as a wildcard to match a single character in the filetype.</text:p>
      <text:p text:style-name="P168"/>
      <text:p text:style-name="P167">The * character may be used as a wildcard to match remaining characters in the filetype.</text:p>
      <text:p text:style-name="P148"/>
      <text:p text:style-name="P151">Most applications will not want a BASIC command to be executed and so should provide a simple list of all the filetypes that they want to be selectable.</text:p>
      <text:p text:style-name="P151"/>
      <text:p text:style-name="P151"><text:span text:style-name="T118">E</text:span>xample <text:span text:style-name="T118">filetype buffer contents</text:span>:</text:p>
      <text:p text:style-name="P148"><text:tab/>defb<text:tab/>4<text:tab/><text:tab/><text:tab/>; <text:span text:style-name="T106">length of first entry</text:span></text:p>
      <text:p text:style-name="P148"><text:tab/>defm<text:tab/>“XYZ:”<text:tab/><text:tab/>; <text:span text:style-name="T117">match this filetype and return to caller with it</text:span></text:p>
      <text:p text:style-name="P148"><text:tab/>defb<text:tab/><text:span text:style-name="T117">12</text:span><text:tab/><text:tab/><text:tab/>; <text:span text:style-name="T106">length of second entry</text:span></text:p>
      <text:p text:style-name="P148"><text:tab/>defm<text:tab/>“X:.<text:span text:style-name="T117">hexdump |</text:span>”<text:tab/>; <text:span text:style-name="T117">match this filetype and execute .hexdump on it</text:span></text:p>
      <text:p text:style-name="P148"><text:tab/><text:span text:style-name="T116">defb<text:tab/>3<text:tab/><text:tab/><text:tab/>; length of third entry</text:span></text:p>
      <text:p text:style-name="P148"><text:tab/><text:span text:style-name="T116">defm<text:tab/>“Z?:”<text:tab/><text:tab/><text:tab/>; matches .z3, .z4, .z5 etc</text:span></text:p>
      <text:p text:style-name="P148"><text:tab/><text:span text:style-name="T119">defb<text:tab/>3<text:tab/><text:tab/><text:tab/>; length of fourth entry</text:span></text:p>
      <text:p text:style-name="P148"><text:tab/><text:span text:style-name="T119">defm<text:tab/>“Z*:”<text:tab/><text:tab/><text:tab/>; matches .z, .zip etc</text:span></text:p>
      <text:p text:style-name="P148"><text:tab/>defb<text:tab/><text:span text:style-name="T107">$ff</text:span><text:tab/><text:tab/><text:tab/>; <text:span text:style-name="T106">table terminator</text:span></text:p>
      <text:p text:style-name="P148"/>
      <text:p text:style-name="P167">To match all files, you can provide a simple table like this:</text:p>
      <text:p text:style-name="P167"><text:tab/>defb<text:tab/>2</text:p>
      <text:p text:style-name="P167"><text:tab/>defm<text:tab/>“*:”</text:p>
      <text:p text:style-name="P167"><text:tab/>defb<text:tab/>$ff</text:p>
      <text:p text:style-name="P311"/>
      <text:p text:style-name="P467">IDE_B<text:span text:style-name="T109">ANK</text:span> ($01b<text:span text:style-name="T109">d</text:span>)</text:p>
      <text:p text:style-name="P150"/>
      <text:p text:style-name="P154">Allocate or free 8K RAM banks in main ZX memory or DivMMC memory</text:p>
      <text:p text:style-name="P154"/>
      <text:p text:style-name="P154">IN: <text:s/>H=bank type:</text:p>
      <text:p text:style-name="P154"><text:s text:c="8"/>rc_banktype_zx <text:span text:style-name="T110">(0)</text:span>, ZX memory half-banks (8K size)</text:p>
      <text:p text:style-name="P154"><text:s text:c="8"/>rc_banktype_mmc <text:span text:style-name="T110">(1),</text:span> DivMMC memory banks (8K size)</text:p>
      <text:p text:style-name="P154"><text:s text:c="5"/>L=reason:</text:p>
      <text:p text:style-name="P154"><text:tab/> <text:s/><text:span text:style-name="T110">rc_</text:span>bank_total <text:span text:style-name="T110">(0)</text:span>, return total number of <text:span text:style-name="T110">8K </text:span>banks <text:span text:style-name="T110">of specified type</text:span></text:p>
      <text:p text:style-name="P154"><text:tab/> <text:s/>rc_bank_alloc <text:span text:style-name="T110">(1)</text:span>, allocate <text:span text:style-name="T110">next available </text:span>8K bank</text:p>
      <text:p text:style-name="P154"><text:tab/> <text:s/>rc_bank_reserve <text:span text:style-name="T110">(2)</text:span>, reserve bank specified in E <text:span text:style-name="T110">(0..total-1)</text:span></text:p>
      <text:p text:style-name="P154"><text:tab/> <text:s/><text:span text:style-name="T110">rc_bank_free (3), </text:span>free bank specified in E <text:span text:style-name="T110">(0..total-1)</text:span></text:p>
      <text:p text:style-name="P159"><text:tab/> <text:s/><text:span text:style-name="T173">rc_bank_available (4), return number of currently-available 8K banks</text:span></text:p>
      <text:p text:style-name="P268"><text:tab/><text:tab/><text:tab/><text:tab/><text:tab/> <text:s/>of specified type</text:p>
      <text:p text:style-name="P154"><text:s text:c="5"/>E=8K bank ID (0..total-1), for rc_bank_reserve/rc_bank_free</text:p>
      <text:p text:style-name="P154"/>
      <text:p text:style-name="P154"><text:span text:style-name="T110">OUT(s)</text:span>: <text:s/>Fc=1</text:p>
      <text:p text:style-name="P154"><text:s text:c="9"/>E=8K bank ID (0..total-1), for rc_bank_alloc</text:p>
      <text:p text:style-name="P154"><text:s text:c="9"/>E=total number of 8K banks of specified type, for rc_bank_total</text:p>
      <text:p text:style-name="P159"><text:s text:c="9"/>E=<text:span text:style-name="T173">available</text:span> number of 8K banks of specified type, for rc_bank_<text:span text:style-name="T173">available</text:span></text:p>
      <text:p text:style-name="P159"/>
      <text:p text:style-name="P154"><text:span text:style-name="T110">OUT(f):</text:span> <text:s/>Fc=0</text:p>
      <text:p text:style-name="P154"><text:s text:c="9"/>A=error: rc_inuse if no available banks to allocate</text:p>
      <text:p text:style-name="P154"><text:s text:c="18"/>rc_badparam if <text:span text:style-name="T111">H, L or E</text:span> is invalid</text:p>
      <text:p text:style-name="P154"/>
      <text:p text:style-name="P379">Register status on return:</text:p>
      <text:p text:style-name="P379">......../.. same</text:p>
      <text:p text:style-name="P379">AFBCDEHL/IX different</text:p>
      <text:p text:style-name="P379"/>
      <text:p text:style-name="P380">NOTE:</text:p>
      <text:p text:style-name="P381"/>
      <text:p text:style-name="P381">This call is provided for applications that wish to co-exist with other applications, dot commands and BASIC programs without overwriting each other's memory.</text:p>
      <text:p text:style-name="P381"/>
      <text:p text:style-name="P381">Bank IDs are for 8K half-banks, numbered from 0 upwards. For ZX memory they can be paged using the MMU instructions.</text:p>
      <text:p text:style-name="P381"/>
      <text:p text:style-name="P426">Banks are allocated starting with the highest-numbered available bank. This helps to ensure low-numbered banks remain available for longer (<text:span text:style-name="T222">such banks are often allocated explicitly in NextBASIC programs</text:span>).</text:p>
      <text:p text:style-name="P381"/>
      <text:p text:style-name="P381">NextZXOS/NextBASIC normally reserves the first 18 x 8K banks of ZX memory for its own use, and the first 6 x 8K banks of DivMMC memory. However, BASIC programs or TSR machine code programs could also reserve memory before your program is loaded, so it is usually easier to allocate using rc_bank_alloc rather than rc_bank_reserve.</text:p>
      <text:p text:style-name="P381"/>
      <text:p text:style-name="P421">NextZXOS/NextBASIC also owns the layer 2 banks (normally 16K banks 9,10,11: 8K banks 18-23, but may have been changed by the LAYER BANK command). However, you can use such banks if you are in control of the system and not using layer 2: the current layer 2 banks can be found by reading Next registers $12 and $13 to find the base of the current front and back buffers, respectively.</text:p>
      <text:p text:style-name="P381"/>
      <text:p text:style-name="P380">Take care to free any banks you allocate before exiting, otherwise they will be unavailable to the user until after a reset<text:span text:style-name="T112">. A NEW command *does not* free reserved banks back into the system.</text:span></text:p>
      <text:p text:style-name="P380"/>
      <text:p text:style-name="P312"/>
      <text:p text:style-name="P468">IDE_B<text:span text:style-name="T109">ASIC</text:span> ($01<text:span text:style-name="T114">c0</text:span>)</text:p>
      <text:p text:style-name="P161"/>
      <text:p text:style-name="P161">Execute a BASIC command line</text:p>
      <text:p text:style-name="P161"/>
      <text:p text:style-name="P161">IN: <text:s/>HL=address of tokenized BASIC command line, terminated with $0d</text:p>
      <text:p text:style-name="P161"/>
      <text:p text:style-name="P161">OUT(s): <text:s/>Fc=1</text:p>
      <text:p text:style-name="P161"><text:s text:c="9"/>System variable ERR_NR contains generated BASIC error code-1</text:p>
      <text:p text:style-name="P161"><text:tab/> <text:s text:c="2"/>($ff means BASIC command completed successfully)</text:p>
      <text:p text:style-name="P155"/>
      <text:p text:style-name="P382">Register status on return:</text:p>
      <text:p text:style-name="P382">......../.. same</text:p>
      <text:p text:style-name="P382">AFBCDEHL/IX different</text:p>
      <text:p text:style-name="P161"/>
      <text:p text:style-name="P161">NOTES:</text:p>
      <text:p text:style-name="P161"/>
      <text:p text:style-name="P161">This call must be made with the ROM2/RAM5/RAM2/RAM0 memory configuration rather than the usual +3DOS configuration. The stack must be located between STKEND and RAMTOP (the normal location for the stack during BASIC operation).</text:p>
      <text:p text:style-name="P161"/>
      <text:p text:style-name="P161">Any number of BASIC commands may be executed, separated by colons (:), and the line must be terminated with an ENTER character ($0d).</text:p>
      <text:p text:style-name="P161"/>
      <text:p text:style-name="P161">If you intend to return to BASIC, don't forget to first clear the ERR_NR system variable back to $ff (no error).</text:p>
      <text:p text:style-name="P164"/>
      <text:p text:style-name="P161">Additionally, note that a m/code program using IDE_BASIC should not be executed using a variable assignment, eg:</text:p>
      <text:p text:style-name="P161"><text:tab/>LET variable=USR x</text:p>
      <text:p text:style-name="P161">since this will cause unexpected effects if the BASIC statements executed by IDE_BASIC have also performed any variable assignments.</text:p>
      <text:p text:style-name="P161"/>
      <text:p text:style-name="P161">This will not work for adding lines to a program (ie no line number should be present).</text:p>
      <text:p text:style-name="P161"/>
      <text:p text:style-name="P469">IDE_<text:span text:style-name="T124">WINDOW</text:span>_LINEIN ($01c3)</text:p>
      <text:p text:style-name="P313"/>
      <text:p text:style-name="P165">Input line from current <text:span text:style-name="T124">window</text:span> stream</text:p>
      <text:p text:style-name="P165"/>
      <text:p text:style-name="P165">IN: <text:s/>required <text:span text:style-name="T124">window</text:span> has been made current via ROM 3 / $1601</text:p>
      <text:p text:style-name="P165"><text:s text:c="5"/>HL=buffer address <text:span text:style-name="T124">(must lie entirely below $c000)</text:span></text:p>
      <text:p text:style-name="P165"><text:s text:c="5"/><text:span text:style-name="T124">A</text:span>=buffer size <text:span text:style-name="T124">(1..255 bytes)</text:span></text:p>
      <text:p text:style-name="P165"><text:s text:c="5"/><text:span text:style-name="T124">E=number of characters already in the input buffer (0 for an entirely new</text:span></text:p>
      <text:p text:style-name="P165"><text:s text:c="7"/><text:span text:style-name="T124">input). Must be less than A.</text:span></text:p>
      <text:p text:style-name="P400"/>
      <text:p text:style-name="P400"><text:s text:c="5"/>From NextZXOS v2.07 onwards:</text:p>
      <text:p text:style-name="P400"><text:s text:c="7"/>If A=0, then:</text:p>
      <text:p text:style-name="P400"><text:s text:c="9"/>C=buffer size (1..255)</text:p>
      <text:p text:style-name="P400"><text:s text:c="9"/>B=flags: bit 0: exit after any change (delete/insert char)</text:p>
      <text:p text:style-name="P400"><text:s text:c="18"/>bit 1: exit if invalid key pressed</text:p>
      <text:p text:style-name="P400"><text:s text:c="18"/>bit 2: D contains starting cursor position</text:p>
      <text:p text:style-name="P400"><text:s text:c="18"/>bit 6: enable BREAK to generate "H STOP in INPUT" error</text:p>
      <text:p text:style-name="P400"><text:s text:c="18"/>bit 7: use current mode's full-screen window rather</text:p>
      <text:p text:style-name="P400"><text:s text:c="25"/>than currently-set user window channel</text:p>
      <text:p text:style-name="P400"><text:s text:c="9"/>D=starting cursor position (0..E), only if B bit 2 is set</text:p>
      <text:p text:style-name="P302"/>
      <text:p text:style-name="P165">OUT: <text:span text:style-name="T124">E</text:span>=number of characters <text:span text:style-name="T124">returned in input buffer</text:span></text:p>
      <text:p text:style-name="P400"/>
      <text:p text:style-name="P400"><text:s text:c="5"/>From NextZXOS v2.07 onwards:</text:p>
      <text:p text:style-name="P400"><text:s text:c="7"/>B=flags: bit 0: exit was due to delete/insert char, not ENTER</text:p>
      <text:p text:style-name="P400"><text:s text:c="16"/>bit 1: exit was due to invalid key</text:p>
      <text:p text:style-name="P400"><text:s text:c="7"/>D=final cursor position</text:p>
      <text:p text:style-name="P400"><text:s text:c="7"/>C=invalid key (if bit 1 set in B)</text:p>
      <text:p text:style-name="P400"/>
      <text:p text:style-name="P383">Register status on return:</text:p>
      <text:p text:style-name="P383">......../.. same</text:p>
      <text:p text:style-name="P383">AFBCDEHL/IX different</text:p>
      <text:p text:style-name="P162"/>
      <text:p text:style-name="P162">NOTES:</text:p>
      <text:p text:style-name="P165"/>
      <text:p text:style-name="P400">This call <text:span text:style-name="T124">invokes the window line input handler, allowing the user to enter new characters and edit the input with the cursor keys, DELETE and EDIT.</text:span></text:p>
      <text:p text:style-name="P400"/>
      <text:p text:style-name="P438">The input buffer can be primed with an initial string for the user to edit. If this is the case, E should be set to the number of characters in the initial string (otherwise, set E=0).</text:p>
      <text:p text:style-name="P438"/>
      <text:p text:style-name="P438">Editing can be suspended if desired when the input data has changed or an unknown key has been pressed, allowing your code to perform appropriate actions before optionally continuing the edit by re-calling IDE_WINDOW_LINEIN.</text:p>
      <text:p text:style-name="P401"/>
      <text:p text:style-name="P399">On exit, the print position follows the input data regardless of the reason for exiting. To continue editing the same data, set the print position back to the original starting position before calling IDE_WINDOW_LINEIN again.</text:p>
      <text:p text:style-name="P399"/>
      <text:p text:style-name="P399">From NextZXOS v2.07, setting bit 7 of B allows the current mode's full-screen window to be used, rather than a user-<text:span text:style-name="T236">defined</text:span> window channel. Layer 0 does not have a full-screen window. In this case, input will be performed in either the main screen area or lower-screen area, depending upon whether the current channel is "S" (usually stream 2) or "K" (usually stream 0 or 1).</text:p>
      <text:p text:style-name="P399"/>
      <text:p text:style-name="P314"/>
      <text:p text:style-name="P470">IDE_<text:span text:style-name="T120">WINDOW_STRING</text:span> ($01c<text:span text:style-name="T120">6</text:span>)</text:p>
      <text:p text:style-name="P314"/>
      <text:p text:style-name="P402">Output string to <text:span text:style-name="T121">current </text:span>window <text:span text:style-name="T121">stream</text:span></text:p>
      <text:p text:style-name="P402"/>
      <text:p text:style-name="P402">IN: <text:s/>required window has been made current via ROM 3 / $1601</text:p>
      <text:p text:style-name="P402"><text:s text:c="5"/>HL=address of string <text:span text:style-name="T122">(must lie entirely below $c000)</text:span></text:p>
      <text:p text:style-name="P402"><text:s text:c="5"/>E=string termination condition:</text:p>
      <text:p text:style-name="P402"><text:s text:c="7"/>if E=$ff, string is terminated with a $ff character</text:p>
      <text:p text:style-name="P402"><text:s text:c="7"/>if E=$80, last character in the string has bit 7 set</text:p>
      <text:p text:style-name="P402"><text:s text:c="7"/>if E&lt;$80, E=number of characters in the string (may be</text:p>
      <text:p text:style-name="P402"><text:s text:c="17"/>terminated earlier with $ff)</text:p>
      <text:p text:style-name="P402">OUT: -</text:p>
      <text:p text:style-name="P402"/>
      <text:p text:style-name="P402">Register status on return:</text:p>
      <text:p text:style-name="P402">......../.. same</text:p>
      <text:p text:style-name="P402">AFBCDEHL/IX different</text:p>
      <text:p text:style-name="P402"/>
      <text:p text:style-name="P402">NOTES:</text:p>
      <text:p text:style-name="P169"/>
      <text:p text:style-name="P169">This call is intended for efficient outputting of strings to window channels, avoiding the significant per-character overhead associated with outputting each individual character via RST $10 or IDE_STREAM_OUT.</text:p>
      <text:p text:style-name="P166"/>
      <text:p text:style-name="P402">+3 BASIC errors may be invoked</text:p>
      <text:p text:style-name="P315"/>
      <text:p text:style-name="P474"><text:span text:style-name="T40">IDE_</text:span><text:span text:style-name="T41">INTEGER_VAR</text:span><text:span text:style-name="T40"> ($01c</text:span><text:span text:style-name="T41">9</text:span><text:span text:style-name="T40">)</text:span></text:p>
      <text:p text:style-name="P315"/>
      <text:p text:style-name="P411">Get or set NextBASIC integer variable</text:p>
      <text:p text:style-name="P403"/>
      <text:p text:style-name="P403">IN: <text:s/><text:span text:style-name="T126">B=0 for standard variable, B=1 for array</text:span></text:p>
      <text:p text:style-name="P411"><text:s text:c="5"/>C=variable number (0=A,1=B...25=Z)</text:p>
      <text:p text:style-name="P411"><text:s text:c="5"/>L=array index (0..63) if B=1</text:p>
      <text:p text:style-name="P411"><text:s text:c="5"/>H=0 to get variable, 1 to set variable</text:p>
      <text:p text:style-name="P411"><text:s text:c="5"/>DE=value (if H=1)</text:p>
      <text:p text:style-name="P411"/>
      <text:p text:style-name="P415"><text:span text:style-name="T47">OUT(s)</text:span><text:span text:style-name="T46">: <text:s/>Fc=1</text:span></text:p>
      <text:p text:style-name="P411"><text:s text:c="9"/>DE=value (if H=0)</text:p>
      <text:p text:style-name="P170"/>
      <text:p text:style-name="P156"><text:span text:style-name="T110">OUT(f):</text:span> <text:s/>Fc=0</text:p>
      <text:p text:style-name="P156"><text:s text:c="9"/>A=error: rc_badparam if <text:span text:style-name="T111">H, L or E</text:span> is invalid</text:p>
      <text:p text:style-name="P156"/>
      <text:p text:style-name="P403">Register status on return:</text:p>
      <text:p text:style-name="P403">......../.. same</text:p>
      <text:p text:style-name="P403">AFBCDEHL/IX different</text:p>
      <text:p text:style-name="P403"/>
      <text:p text:style-name="P411">NOTE:</text:p>
      <text:p text:style-name="P411"/>
      <text:p text:style-name="P411">This call provides a convenient interface to pass values between BASIC and machine-code processes.</text:p>
      <text:p text:style-name="P340"/>
      <text:p text:style-name="P410"/>
      <text:p text:style-name="P410"/>
      <text:p text:style-name="P410"><text:span text:style-name="T40">IDE_</text:span><text:span text:style-name="T42">RTC</text:span><text:span text:style-name="T40"> ($01c</text:span><text:span text:style-name="T42">c</text:span><text:span text:style-name="T40">)</text:span></text:p>
      <text:p text:style-name="P316"/>
      <text:p text:style-name="P419">Query the real-time-clock module</text:p>
      <text:p text:style-name="P404"/>
      <text:p text:style-name="P404">IN: <text:s/>-</text:p>
      <text:p text:style-name="P412"/>
      <text:p text:style-name="P416"><text:span text:style-name="T47">OUT(s)</text:span><text:span text:style-name="T46">: <text:s/>Fc=1</text:span></text:p>
      <text:p text:style-name="P412"><text:s text:c="9"/><text:span text:style-name="T133">BC=date, in MS-DOS format</text:span></text:p>
      <text:p text:style-name="P412"><text:tab/> <text:s text:c="2"/><text:span text:style-name="T133">DE=time, in MS-DOS format</text:span></text:p>
      <text:p text:style-name="P413"><text:tab/> <text:s text:c="2"/><text:span text:style-name="T215">H=secs to 1-second precision (time in DE only provides 2-sec precision)</text:span></text:p>
      <text:p text:style-name="P413"><text:tab/> <text:s text:c="2"/><text:span text:style-name="T215">L=100ths of second (or $ff if not supported by RTC module)</text:span></text:p>
      <text:p text:style-name="P173"/>
      <text:p text:style-name="P157"><text:span text:style-name="T110">OUT(f):</text:span> <text:s/>Fc=0, <text:span text:style-name="T133">real-time-clock module not present</text:span></text:p>
      <text:p text:style-name="P157"/>
      <text:p text:style-name="P404">Register status on return:</text:p>
      <text:p text:style-name="P404">......../.. same</text:p>
      <text:p text:style-name="P404">AFBCDEHL/IX different</text:p>
      <text:p text:style-name="P404"/>
      <text:p text:style-name="P419">NOTE:</text:p>
      <text:p text:style-name="P419"/>
      <text:p text:style-name="P419">This call returns the results provided by the RTC.SYS loadable module.</text:p>
      <text:p text:style-name="P317"/>
      <text:p text:style-name="P475"><text:span text:style-name="T40">IDE_</text:span><text:span text:style-name="T44">DRIVER</text:span><text:span text:style-name="T40"> ($01c</text:span><text:span text:style-name="T44">f</text:span><text:span text:style-name="T40">)</text:span></text:p>
      <text:p text:style-name="P317"/>
      <text:p text:style-name="P425">Access the driver API</text:p>
      <text:p text:style-name="P405"/>
      <text:p text:style-name="P405">IN:<text:tab/> <text:s text:c="2"/><text:span text:style-name="T164">C=driver id</text:span></text:p>
      <text:p text:style-name="P405"><text:tab/> <text:s text:c="2"/><text:span text:style-name="T164">B=call id</text:span></text:p>
      <text:p text:style-name="P405"><text:tab/> <text:s text:c="2"/><text:span text:style-name="T164">HL,DE=other input parameters as described in driver API</text:span></text:p>
      <text:p text:style-name="P171"/>
      <text:p text:style-name="P417"><text:span text:style-name="T47">OUT(s)</text:span><text:span text:style-name="T46">: <text:s/>Fc=1</text:span></text:p>
      <text:p text:style-name="P417"><text:span text:style-name="T46"><text:tab/></text:span><text:span text:style-name="T49"> <text:s text:c="2"/>Other results as described in M_DRVAPI</text:span></text:p>
      <text:p text:style-name="P171"/>
      <text:p text:style-name="P158"><text:span text:style-name="T110">OUT(f):</text:span> <text:s/>Fc=0, <text:span text:style-name="T162">error</text:span></text:p>
      <text:p text:style-name="P417"><text:span text:style-name="T46"><text:tab/></text:span><text:span text:style-name="T49"> <text:s text:c="2"/>Other results as described in M_DRVAPI</text:span></text:p>
      <text:p text:style-name="P171"/>
      <text:p text:style-name="P405">Register status on return:</text:p>
      <text:p text:style-name="P405">......../.. same</text:p>
      <text:p text:style-name="P405">AFBCDEHL/IX different</text:p>
      <text:p text:style-name="P405"/>
      <text:p text:style-name="P420">NOTE:</text:p>
      <text:p text:style-name="P420"/>
      <text:p text:style-name="P420">This call <text:span text:style-name="T162">is equivalent to the M_DRVAPI hook provided in the esxDOS API.</text:span></text:p>
      <text:p text:style-name="P425">Applications will probably find M_DRVAPI more convenient to use; this call is designed for use by the NextZXOS ROMs.</text:p>
      <text:p text:style-name="P163"/>
      <text:p text:style-name="P163">This call <text:span text:style-name="T163">should</text:span> be made with the ROM2/RAM5/RAM2/RAM0 memory configuration rather than the usual +3DOS configuration.</text:p>
      <text:p text:style-name="P163"/>
      <text:p text:style-name="P273">HL is used as an input value instead of IX (ie same as calling M_DRVAPI from a dot command).</text:p>
      <text:p text:style-name="P321"/>
      <text:p text:style-name="P321"/>
      <text:p text:style-name="P321">IDE_MOUNT ($01d2)</text:p>
      <text:p text:style-name="P274"/>
      <text:p text:style-name="P274">Unmount/remount SD cards</text:p>
      <text:p text:style-name="P274"/>
      <text:p text:style-name="P406">IN:<text:tab/> <text:s text:c="2"/><text:span text:style-name="T186">A=0, close all files, unmap all drives and swap partitions</text:span></text:p>
      <text:p text:style-name="P428"><text:s text:c="9"/>A=1, mount SD cards and automap drives</text:p>
      <text:p text:style-name="P172"/>
      <text:p text:style-name="P418"><text:span text:style-name="T47">OUT(s)</text:span><text:span text:style-name="T46">: <text:s/>Fc=1</text:span></text:p>
      <text:p text:style-name="P276"/>
      <text:p text:style-name="P160"><text:span text:style-name="T110">OUT(f):</text:span> <text:s/>Fc=0, <text:span text:style-name="T162">error</text:span></text:p>
      <text:p text:style-name="P160"><text:tab/> <text:s text:c="2"/><text:span text:style-name="T186">A=error code</text:span></text:p>
      <text:p text:style-name="P160"/>
      <text:p text:style-name="P406">Register status on return:</text:p>
      <text:p text:style-name="P406">......../.. same</text:p>
      <text:p text:style-name="P406">AFBCDEHL/IX different</text:p>
      <text:p text:style-name="P274"/>
      <text:p text:style-name="P274"><text:span text:style-name="T162">N</text:span>OTE:</text:p>
      <text:p text:style-name="P274"/>
      <text:p text:style-name="P274">This call can be used to allow users to change SD cards, as if the REMOUNT command was being executed.</text:p>
      <text:p text:style-name="P274">First, call IDE_MOUNT with A=0 to close all files and unmap drives.</text:p>
      <text:p text:style-name="P274">If successful, request the user to change the SD card(s) and then call IDE_MOUNT with A=1 to mount the new SD cards and automap drives.</text:p>
      <text:p text:style-name="P322"/>
      <text:p text:style-name="P465">IDE_MO<text:span text:style-name="T189">DE</text:span> ($01d<text:span text:style-name="T189">5</text:span>)</text:p>
      <text:p text:style-name="P275"/>
      <text:p text:style-name="P141">Query current NextBASIC display mode information, <text:span text:style-name="T193">or change mode</text:span></text:p>
      <text:p text:style-name="P277"/>
      <text:p text:style-name="P277">IN:<text:tab/> <text:s text:c="2"/><text:span text:style-name="T193">A=0, query current mode information</text:span></text:p>
      <text:p text:style-name="P277"><text:tab/> <text:s text:c="2"/><text:span text:style-name="T193">A=1, change mode to:</text:span></text:p>
      <text:p text:style-name="P277"><text:s text:c="14"/><text:span text:style-name="T193">B=layer (0,1,2)</text:span></text:p>
      <text:p text:style-name="P277"><text:s text:c="14"/><text:span text:style-name="T193">C=sub-mode (if B=1): 0=lo-res, 1=ula, 2=hi-res, 3=hi-col</text:span></text:p>
      <text:p text:style-name="P277"/>
      <text:p text:style-name="P278">OUT(<text:span text:style-name="T193">f</text:span>): <text:s/><text:span text:style-name="T193">Fc=0</text:span></text:p>
      <text:p text:style-name="P278"><text:s text:c="9"/><text:span text:style-name="T193">A=rc_badparam (bad parameter)</text:span></text:p>
      <text:p text:style-name="P278"/>
      <text:p text:style-name="P278"><text:span text:style-name="T193">OUT(s):</text:span> <text:s/>Fc=1</text:p>
      <text:p text:style-name="P277"/>
      <text:p text:style-name="P277"><text:s text:c="9"/>A=current <text:span text:style-name="T193">(or new)</text:span> mode/layer (same as lower 4 bits of GMODE):</text:p>
      <text:p text:style-name="P277"><text:s text:c="16"/>bits 0..1=layer (0,1,2)</text:p>
      <text:p text:style-name="P277"><text:s text:c="16"/>bits 2..3=sub-mode for layer 1 (0=lores,1=ula,2=hires,3=hicol)</text:p>
      <text:p text:style-name="P277"/>
      <text:p text:style-name="P277"><text:s text:c="9"/>H=printable lines on screen:</text:p>
      <text:p text:style-name="P277"><text:s text:c="16"/>22 for layer 0</text:p>
      <text:p text:style-name="P277"><text:s text:c="16"/>12 for lo-res, standard height printing</text:p>
      <text:p text:style-name="P277"><text:s text:c="16"/>16 for lo-res, reduced height printing</text:p>
      <text:p text:style-name="P277"><text:s text:c="16"/>24 for ula/hi-res/hi-col/layer2, standard height printing</text:p>
      <text:p text:style-name="P277"><text:s text:c="16"/>32 for ula/hi-res/hi-col/layer2, reduced height printing</text:p>
      <text:p text:style-name="P277"/>
      <text:p text:style-name="P277"><text:s text:c="9"/>L=printable columns on screen:</text:p>
      <text:p text:style-name="P277"><text:s text:c="16"/>32 for layer 0</text:p>
      <text:p text:style-name="P277"><text:s text:c="16"/>from 16 to 170 on other modes, depending on character size</text:p>
      <text:p text:style-name="P277"/>
      <text:p text:style-name="P277"><text:s text:c="9"/>E=current attributes, for layer 0/ula/hi-res/hi-col</text:p>
      <text:p text:style-name="P277"><text:s text:c="11"/>current ink, for lo-res/layer2</text:p>
      <text:p text:style-name="P277"/>
      <text:p text:style-name="P277"><text:s text:c="9"/>D=current paper, for lo-res/layer2</text:p>
      <text:p text:style-name="P277"/>
      <text:p text:style-name="P277"><text:s text:c="9"/>B=character width in pixels (3-8)</text:p>
      <text:p text:style-name="P277"/>
      <text:p text:style-name="P279"><text:s text:c="9"/>C=flags: <text:span text:style-name="T191">bit 0=1 if reduced-height mode is currently in force</text:span></text:p>
      <text:p text:style-name="P279"><text:s text:c="18"/>bit 4=1 if double-width mode is currently in force</text:p>
      <text:p text:style-name="P277"><text:s text:c="18"/>bit 5=1 if double-height mode is currently in force</text:p>
      <text:p text:style-name="P277"/>
      <text:p text:style-name="P277"><text:s text:c="9"/><text:span text:style-name="T201">IX=mode window handle (not valid if A=0, layer 0 - unchanged from entry <text:tab/><text:tab/>value)</text:span></text:p>
      <text:p text:style-name="P277"><text:s text:c="18"/></text:p>
      <text:p text:style-name="P407">Register status on return:</text:p>
      <text:p text:style-name="P407">......../.. same</text:p>
      <text:p text:style-name="P407">AFBCDEHL/IX different</text:p>
      <text:p text:style-name="P277"/>
      <text:p text:style-name="P277">NOTE: H and L don't take account of the double-width/height flags in C, so</text:p>
      <text:p text:style-name="P277"><text:s text:c="6"/>if those bits are set then the current number of printable lines/columns</text:p>
      <text:p text:style-name="P277"><text:s text:c="6"/>will be half the reported values. <text:span text:style-name="T191">(The number of lines in H *does* take</text:span></text:p>
      <text:p text:style-name="P277"><text:s text:c="6"/><text:span text:style-name="T191">account of the reduced height setting, bit 0 of C).</text:span></text:p>
      <text:p text:style-name="P277"/>
      <text:p text:style-name="P289">NOTE: For layer 1 and 2 modes, the mode window handle is returned in IX. This</text:p>
      <text:p text:style-name="P289"><text:s text:c="6"/>can be stored in the system variable CURCHL before making calls to</text:p>
      <text:p text:style-name="P289"><text:s text:c="6"/>IDE_WINDOW_STRING or IDE_WINDOW_LINEIN, so that these calls use the</text:p>
      <text:p text:style-name="P289"><text:s text:c="6"/>full-screen mode windows. It is important to restore the original value</text:p>
      <text:p text:style-name="P290"><text:s text:c="6"/>of CURCHL after doing this.</text:p>
      <text:p text:style-name="P299"><text:tab/>For layer 0, IX is unchanged. However, IDE_WINDOW_LINEIN can still be used</text:p>
      <text:p text:style-name="P290"><text:tab/><text:span text:style-name="T227">by setting CURCHL to 0. As IDE_MODE doesn't change IX if the current mode</text:span></text:p>
      <text:p text:style-name="P299"><text:tab/>is layer 0, so you can set IX=0 before calling IDE_MODE and use the</text:p>
      <text:p text:style-name="P299"><text:tab/>returned value of IX with IDE_WINDOW_LINEIN regardless of mode.</text:p>
      <text:p text:style-name="P284"/>
      <text:p text:style-name="P286"><text:soft-page-break/>NOTE: Changing the mode does *not* cause the screen to be cleared. This can be</text:p>
      <text:p text:style-name="P286"><text:tab/>useful if switching between layer 0 and layer 1,1 (or if switching between</text:p>
      <text:p text:style-name="P286"><text:s text:c="6"/>layer 2 and one of the other modes, since layer 2 uses different memory</text:p>
      <text:p text:style-name="P286"><text:s text:c="6"/>to the ULA modes).</text:p>
      <text:p text:style-name="P284"/>
      <text:p text:style-name="P285">Simple dot commands can just use the standard RST $10 call to output characters and assume a screen width of 32 characters, which will work regardless of the current layer/mode.</text:p>
      <text:p text:style-name="P283"/>
      <text:p text:style-name="P283">Th<text:span text:style-name="T191">e</text:span> information <text:span text:style-name="T191">provided by this call</text:span> can be useful if, <text:span text:style-name="T191">however,</text:span> you want to write a dot command that respects the user's current display settings, and formats output appropriately <text:span text:style-name="T191">to use the entire screen.</text:span></text:p>
      <text:p text:style-name="P285"/>
      <text:p text:style-name="P285">If the current mode is layer 0 (ie A=0 on return from this call), you can clear the screen using a standard 48K ROM call:</text:p>
      <text:p text:style-name="P285"><text:tab/>rst $18</text:p>
      <text:p text:style-name="P285"><text:tab/>defw $0<text:span text:style-name="T192">D6B</text:span><text:tab/>; 48K ROM CLS call</text:p>
      <text:p text:style-name="P285"/>
      <text:p text:style-name="P285">For all other layers/modes this will not work correctly. Instead you should just send the “clear window” control code using RST $10:</text:p>
      <text:p text:style-name="P285"><text:tab/>ld<text:tab/>a,14<text:tab/>; clear window control code</text:p>
      <text:p text:style-name="P285"><text:tab/>rst<text:tab/>$10</text:p>
      <text:p text:style-name="P285"/>
      <text:p text:style-name="P285">For all layers/modes except for layer 0, you can also use the other window control codes in this way (for example to change character width, enable double-width/height etc). It is good practice to restore any settings that you change before exiting your dot command.</text:p>
      <text:p text:style-name="P285"/>
      <text:p text:style-name="P296">If you wish to use the windowing controls but the current mode is layer 0, you can use this call to first change to layer 1 mode 1. However, be sure to change the mode back to layer 0 before exiting the dot command.</text:p>
      <text:p text:style-name="P296"/>
      <text:p text:style-name="P464">IDE_<text:span text:style-name="T210">TOKENISER</text:span> ($01d<text:span text:style-name="T210">8</text:span>)</text:p>
      <text:p text:style-name="P297">Available from NextZXOS v2.01</text:p>
      <text:p text:style-name="P297"/>
      <text:p text:style-name="P116">Convert BASIC between plain text &amp; tokenised forms</text:p>
      <text:p text:style-name="P281"/>
      <text:p text:style-name="P280">IN:<text:tab/> <text:s text:c="2"/><text:span text:style-name="T210">B=0, tokenise BASIC line (plain text -&gt; tokenised)</text:span></text:p>
      <text:p text:style-name="P280"><text:tab/> <text:s text:c="2"/><text:span text:style-name="T210">B=1, detokenise BASIC line (tokenised -&gt; plain text)</text:span></text:p>
      <text:p text:style-name="P280"><text:s text:c="9"/>C=8K bank containing buffer for untokenised BASIC line (ASCII text)</text:p>
      <text:p text:style-name="P280"><text:s text:c="9"/>HL=offset in bank of buffer for untokenised BASIC line ($0000..$1fff)</text:p>
      <text:p text:style-name="P280"/>
      <text:p text:style-name="P280"><text:s text:c="9"/>If tokenising (B=0):</text:p>
      <text:p text:style-name="P280"><text:s text:c="12"/>the untokenised BASIC line should be terminated with ENTER ($0d)</text:p>
      <text:p text:style-name="P280"/>
      <text:p text:style-name="P280"><text:s text:c="9"/>If detokenising (B=1):</text:p>
      <text:p text:style-name="P280"><text:s text:c="12"/>DE=address of tokenised BASIC line within normal BASIC workspace,</text:p>
      <text:p text:style-name="P280"><text:s text:c="15"/>terminated with ENTER ($0d)</text:p>
      <text:p text:style-name="P280"><text:s text:c="12"/>The recommended way to reserve and use this space is:</text:p>
      <text:p text:style-name="P280"><text:s text:c="16"/>(i) Call the 48K ROM routine SET_WORK ($16bf) to clear the</text:p>
      <text:p text:style-name="P280"><text:s text:c="20"/>workspace area</text:p>
      <text:p text:style-name="P280"><text:s text:c="16"/>(ii) Call the 48K ROM routine BC_SPACES ($0030) to reserve</text:p>
      <text:p text:style-name="P280"><text:s text:c="21"/>enough room in the workspace area to hold the tokenised</text:p>
      <text:p text:style-name="P280"><text:s text:c="21"/>line (enter with BC=line length, including the ENTER)</text:p>
      <text:p text:style-name="P280"><text:s text:c="16"/>(iii) Copy the tokenised line (including the ENTER) to the</text:p>
      <text:p text:style-name="P280"><text:s text:c="22"/>address returned by BC_SPACES in the DE register, and</text:p>
      <text:p text:style-name="P280"><text:s text:c="22"/>use this as the DE entry parameter for IDE_TOKENISER</text:p>
      <text:p text:style-name="P280"><text:s text:c="12"/>Alternatively, you could map a bank containing the entire</text:p>
      <text:p text:style-name="P280"><text:s text:c="12"/>tokenised line into any of MMU3/4/5 and provide an address to</text:p>
      <text:p text:style-name="P280"><text:s text:c="12"/>there. Care must be taken that there is no possibility of the</text:p>
      <text:p text:style-name="P280"><text:s text:c="12"/>stack being in the MMU that you have selected.</text:p>
      <text:p text:style-name="P280"/>
      <text:p text:style-name="P280">OUT(<text:span text:style-name="T193">f</text:span>): <text:s/><text:span text:style-name="T193">Fc=0</text:span></text:p>
      <text:p text:style-name="P280"><text:s text:c="9"/><text:span text:style-name="T193">A=rc_badparam (bad parameter)</text:span></text:p>
      <text:p text:style-name="P280"/>
      <text:p text:style-name="P280"><text:span text:style-name="T193">OUT(s):</text:span> <text:s/>Fc=1</text:p>
      <text:p text:style-name="P280"/>
      <text:p text:style-name="P280"><text:s text:c="9"/>If tokenising (B=0):</text:p>
      <text:p text:style-name="P280"><text:s text:c="12"/>HL=(E_LINE)=address of (partly or fully) tokenised line</text:p>
      <text:p text:style-name="P280"><text:s text:c="12"/>BC=length of tokenised line, including ENTER ($0d)</text:p>
      <text:p text:style-name="P280"><text:s text:c="12"/>Fz=0, line successfully tokenised and syntax-checked</text:p>
      <text:p text:style-name="P280"><text:s text:c="12"/>Fz=1, syntax error occurred, and:</text:p>
      <text:p text:style-name="P280"><text:s text:c="18"/>DE=count of successfully processed chars in untokenised line</text:p>
      <text:p text:style-name="P280"/>
      <text:p text:style-name="P280"><text:s text:c="9"/>If detokenising (B=1):</text:p>
      <text:p text:style-name="P280"><text:s text:c="12"/>HL=offset in provided buffer following the detokenised line</text:p>
      <text:p text:style-name="P280"><text:s text:c="18"/></text:p>
      <text:p text:style-name="P408">Register status on return:</text:p>
      <text:p text:style-name="P408">......../.. same</text:p>
      <text:p text:style-name="P408">AFBCDEHL/IX different</text:p>
      <text:p text:style-name="P280"/>
      <text:p text:style-name="P297">NOTES:</text:p>
      <text:p text:style-name="P282"/>
      <text:p text:style-name="P297">Only attempt to use this call if running on at least v2.01 of NextZXOS.</text:p>
      <text:p text:style-name="P282"/>
      <text:p text:style-name="P297">This call can be useful in preparing a BASIC line to be executed by IDE_BASIC.</text:p>
      <text:p text:style-name="P282"/>
      <text:p text:style-name="P280">Line numbers should NOT be present at the start of the input buffer.</text:p>
      <text:p text:style-name="P280"/>
      <text:p text:style-name="P280">If tokenising, the tokenised line should be reclaimed after use by calling RECLA<text:span text:style-name="T211">I</text:span>M_2 ($19e8) in ROM3, with the values of HL &amp; BC returned by this call. This effectively restores the original contents of the E_LINE area (which directly follow the newly-tokenised line) and allows a return to BASIC to be made successfully.</text:p>
      <text:p text:style-name="P444">Error codes</text:p>
      <text:p text:style-name="P339"/>
      <text:p text:style-name="P146">The error codes that may be returned by +3DOS/IDEDOS calls are as follows:</text:p>
      <text:p text:style-name="P146">Recoverable disk errors:</text:p>
      <text:p text:style-name="P146"/>
      <text:p text:style-name="P146">0<text:tab/>rc_ready<text:tab/><text:tab/>Drive not ready</text:p>
      <text:p text:style-name="P146">1<text:tab/>rc_wp<text:tab/><text:tab/><text:tab/>Disk is write protected</text:p>
      <text:p text:style-name="P146">2<text:tab/>rc_seek<text:tab/><text:tab/>Seek fail</text:p>
      <text:p text:style-name="P146">3<text:tab/>rc_crc<text:tab/><text:tab/>CRC data error</text:p>
      <text:p text:style-name="P146">4<text:tab/>rc_nodata<text:tab/><text:tab/>No data</text:p>
      <text:p text:style-name="P146">5<text:tab/>rc_mark<text:tab/><text:tab/>Missing address mark</text:p>
      <text:p text:style-name="P146">6<text:tab/>rc_unrecog<text:tab/><text:tab/>Unrecognised disk format</text:p>
      <text:p text:style-name="P146">7<text:tab/>rc_unknown<text:tab/><text:tab/>Unknown disk error</text:p>
      <text:p text:style-name="P146">8<text:tab/>rc_diskchg<text:tab/><text:tab/>Disk changed whilst +3DOS was using it</text:p>
      <text:p text:style-name="P146">9<text:tab/>rc_unsuit<text:tab/><text:tab/>Unsuitable media for drive</text:p>
      <text:p text:style-name="P146"/>
      <text:p text:style-name="P146">Non-recoverable errors:</text:p>
      <text:p text:style-name="P146"/>
      <text:p text:style-name="P146">20<text:tab/>rc_badname<text:tab/><text:tab/>Bad filename</text:p>
      <text:p text:style-name="P146">21<text:tab/>rc_badparam<text:tab/><text:tab/>Bad parameter</text:p>
      <text:p text:style-name="P146">22<text:tab/>rc_nodrive<text:tab/><text:tab/>Drive not found</text:p>
      <text:p text:style-name="P146">23<text:tab/>rc_nofile<text:tab/><text:tab/>File not found</text:p>
      <text:p text:style-name="P146">24<text:tab/>rc_exists<text:tab/><text:tab/>File already exists</text:p>
      <text:p text:style-name="P146">25<text:tab/>rc_eof<text:tab/><text:tab/>End of file</text:p>
      <text:p text:style-name="P146">26<text:tab/>rc_diskfull<text:tab/><text:tab/>Disk full</text:p>
      <text:p text:style-name="P146">27<text:tab/>rc_dirfull<text:tab/><text:tab/>Directory full</text:p>
      <text:p text:style-name="P146">28<text:tab/>rc_ro<text:tab/><text:tab/><text:tab/>Read-only file</text:p>
      <text:p text:style-name="P146">29<text:tab/>rc_number<text:tab/><text:tab/>File number not open (or open with wrong access)</text:p>
      <text:p text:style-name="P146">30<text:tab/>rc_denied<text:tab/><text:tab/>Access denied</text:p>
      <text:p text:style-name="P146">31<text:tab/>rc_norename<text:tab/><text:tab/>Cannot rename between drives</text:p>
      <text:p text:style-name="P146">32<text:tab/>rc_extent<text:tab/><text:tab/>Extent missing</text:p>
      <text:p text:style-name="P146">33<text:tab/>rc_uncached<text:tab/><text:tab/>Uncached</text:p>
      <text:p text:style-name="P146">34<text:tab/>rc_toobig<text:tab/><text:tab/>File too big</text:p>
      <text:p text:style-name="P146">35<text:tab/>rc_notboot<text:tab/><text:tab/>Disk not bootable</text:p>
      <text:p text:style-name="P146">36<text:tab/>rc_inuse<text:tab/><text:tab/>Drive in use</text:p>
      <text:p text:style-name="P146"/>
      <text:p text:style-name="P146">56<text:tab/>rc_invpartition<text:tab/>Invalid partition</text:p>
      <text:p text:style-name="P146">57<text:tab/>rc_partexist<text:tab/>Partition already exists</text:p>
      <text:p text:style-name="P146">58<text:tab/>rc_notimp<text:tab/><text:tab/>Not implemented</text:p>
      <text:p text:style-name="P146">59<text:tab/>rc_partopen<text:tab/><text:tab/>Partition open</text:p>
      <text:p text:style-name="P146">60<text:tab/>rc_nohandle<text:tab/><text:tab/><text:span text:style-name="T102">Out of handles</text:span></text:p>
      <text:p text:style-name="P147">61<text:tab/>rc_notswap<text:tab/><text:tab/>Not a swap partition</text:p>
      <text:p text:style-name="P147">62<text:tab/>rc_mapped<text:tab/><text:tab/>Drive already mapped</text:p>
      <text:p text:style-name="P147">63<text:tab/>rc_noxdpb<text:tab/><text:tab/>No XDPB</text:p>
      <text:p text:style-name="P147">64<text:tab/>rc_noswap<text:tab/><text:tab/>No suitable swap partition</text:p>
      <text:p text:style-name="P147">65<text:tab/>rc_invdevice<text:tab/>Invalid device</text:p>
      <text:p text:style-name="P147">67<text:tab/>rc_cmdphase<text:tab/><text:tab/>Command phase error</text:p>
      <text:p text:style-name="P147">68<text:tab/>rc_dataphase<text:tab/>Data phase error</text:p>
      <text:p text:style-name="P147">69<text:tab/>rc_notdir<text:tab/><text:tab/>Not a directory</text:p>
      <text:p text:style-name="P269">74<text:tab/>rc_fragmented<text:tab/>File is fragmented, use .DEFRAG</text:p>
      <text:p text:style-name="P445">The esxDOS-compatible API</text:p>
      <text:p text:style-name="P342"/>
      <text:p text:style-name="P176">The esxDOS-compatible API is a bit simpler to use than the +3DOS-compatible API.</text:p>
      <text:p text:style-name="P176"/>
      <text:p text:style-name="P176">To make a call, you only need to set up the entry parameters as indicated and perform a <text:span text:style-name="T15">RST $08; DEFB hook_code</text:span>. <text:span text:style-name="T147">On return, registers AF,BC,DE,HL will all be changed. IX,IY and the alternate registers are never changed (except for </text:span><text:span text:style-name="T23">M_P3DOS</text:span><text:span text:style-name="T147">).</text:span></text:p>
      <text:p text:style-name="P176"/>
      <text:p text:style-name="P176">(Note that the standard 48K BASIC ROM must be paged in to the bottom of memory, but this is the usual situation after starting a machine code program with a <text:span text:style-name="T15">USR </text:span>function call).</text:p>
      <text:p text:style-name="P176"/>
      <text:p text:style-name="P176">Notice that error codes are different from those returned by +3DOS calls, and also the carry flag is SET for an error condition when returning from an esxDOS call (instead of RESET, as is the case for +3DOS).</text:p>
      <text:p text:style-name="P176"/>
      <text:p text:style-name="P247">If desired, you can use the <text:span text:style-name="T15">M_GETERR </text:span>hook to generate a BASIC error report for any error returned, or even use it to generate your own custom BASIC error report.</text:p>
      <text:p text:style-name="P176"/>
      <text:p text:style-name="P183">All of the calls where a filename is specified will accept long filenames (LFNs) and most will accept wildcards (for an operation such as F_OPEN where a single file is always used, the first matching filename will be used).</text:p>
      <text:p text:style-name="P328"/>
      <text:p text:style-name="P445">Dot commands</text:p>
      <text:p text:style-name="P178"/>
      <text:p text:style-name="P178">Dot commands can also be written using the esxDOS-compatible API. <text:span text:style-name="T159">Normally dot commands run from the C:/DOT/ directory, but they can be run from anywhere if fully-pathed. For example:</text:span></text:p>
      <text:p text:style-name="P178"/>
      <text:p text:style-name="P178">.<text:span text:style-name="T159">mydot<text:tab/><text:tab/>; executes C:/DOT/mydot</text:span></text:p>
      <text:p text:style-name="P178">./<text:span text:style-name="T159">mydot<text:tab/><text:tab/>; executes /mydot on current drive</text:span></text:p>
      <text:p text:style-name="P178">../<text:span text:style-name="T159">mydot<text:tab/><text:tab/>; executes mydot from current directory on current drive</text:span></text:p>
      <text:p text:style-name="P178"/>
      <text:p text:style-name="P253">The default Browser configuration supports <text:span text:style-name="T160">selecting and </text:span>running <text:span text:style-name="T160">dot commands if they have a .DOT type.</text:span></text:p>
      <text:p text:style-name="P178"/>
      <text:p text:style-name="P178"/>
      <text:p text:style-name="P329">Requirements</text:p>
      <text:p text:style-name="P254">A dot command must be assembled to run at origin $2000, and will be loaded into DivMMC RAM to execute. The maximum code/data size available is 8K.</text:p>
      <text:p text:style-name="P179"/>
      <text:p text:style-name="P179">It is permissable to relocate the stack to within the 8K area if desired (except when calling an external ROM <text:span text:style-name="T224">routine </text:span>with <text:span text:style-name="T15">RST $10 </text:span><text:span text:style-name="T224">or</text:span><text:span text:style-name="T15"> RST $18, </text:span>or the <text:span text:style-name="T15">M_P3DOS </text:span>hook code <text:span text:style-name="T224">for +3DOS API calls using the ROM2/5/2/0 configuration</text:span>).</text:p>
      <text:p text:style-name="P255"/>
      <text:p text:style-name="P255">On entry to your dot command, HL contains the address of the arguments following the command name (or 0 if there are no arguments). <text:span text:style-name="T152">Additionally, BC contains the address of the entire command line (including the command name but excluding the leading “.”).</text:span></text:p>
      <text:p text:style-name="P255"/>
      <text:p text:style-name="P255">The arguments/<text:span text:style-name="T152">command line</text:span> may be terminated by $00, $0d or ':' (since the address usually points within a BASIC statement, <text:span text:style-name="T152">but may also be a system-supplied null-terminated line</text:span>). <text:span text:style-name="T195">A ':' character within double-quotes does *not* indicate the end of the command line. For example the termination of the following command line is the second ':', not the first:</text:span></text:p>
      <text:p text:style-name="P255"><text:tab/>.<text:span text:style-name="T195">mydot “c:/dir/file”:</text:span></text:p>
      <text:p text:style-name="P255"/>
      <text:p text:style-name="P179">On exit from your dot command, <text:span text:style-name="T142">return with the the carry flag reset if execution was successful.</text:span></text:p>
      <text:p text:style-name="P179"/>
      <text:p text:style-name="P258">To report a standard esxDOS error, set the carry flag and return with A=error.</text:p>
      <text:p text:style-name="P258"/>
      <text:p text:style-name="P258">To generate a custom error report, set the carry flag and return with A=0 and HL=address of error message (last character must have bit 7 set).</text:p>
      <text:p text:style-name="P258"/>
      <text:p text:style-name="P178"/>
      <text:p text:style-name="P329">Calling esxDOS-compatible API hooks</text:p>
      <text:p text:style-name="P176"><text:span text:style-name="T160">When called from within</text:span> dot commands, the entry parameters <text:span text:style-name="T151">used </text:span>for <text:span text:style-name="T26">RST $8 </text:span>hook codes are slightly different: HL <text:span text:style-name="T151">should be</text:span> used instead of IX. Exit parameters are unchanged.</text:p>
      <text:p text:style-name="P176"/>
      <text:p text:style-name="P176"/>
      <text:p text:style-name="P329">Calling external ROM routines</text:p>
      <text:p text:style-name="P176"><text:span text:style-name="T160">Within dot commands, t</text:span>wo further restarts <text:span text:style-name="T160">are available to call routines in the standard 48K BASIC ROM:</text:span></text:p>
      <text:p text:style-name="P319"/>
      <text:p text:style-name="P319">RST $10</text:p>
      <text:p text:style-name="P176">Print the character in A (NOTE: A must not be $80).</text:p>
      <text:p text:style-name="P319"/>
      <text:p text:style-name="P319">RST $18<text:span text:style-name="T2">; </text:span>DEFW address</text:p>
      <text:p text:style-name="P177">Call a<text:span text:style-name="T160">ny</text:span> routine in the standard 48K BASIC ROM.</text:p>
      <text:p text:style-name="P177"/>
      <text:p text:style-name="P429"><text:span text:style-name="T50">If a BASIC error occurs during a </text:span><text:span text:style-name="T45">RST $10 </text:span><text:span text:style-name="T50">or </text:span><text:span text:style-name="T45">RST $18 </text:span><text:span text:style-name="T50">call (eg the user presses BREAK at a “scroll?” prompt) the dot command will be terminated and the error </text:span><text:soft-page-break/><text:span text:style-name="T50">reported, unless you have registered an error handler with the </text:span><text:span text:style-name="T45">M_ERRH </text:span><text:span text:style-name="T50">hook.</text:span></text:p>
      <text:p text:style-name="P473">Large dot commands</text:p>
      <text:p text:style-name="Preformatted_20_Text"><text:span text:style-name="T48">If your dot command is &gt;8K in length, only the first 8K is loaded (at $2000), but the file is left open (with the pointer directly after the first 8K). It is possible to obtain the file handle using the </text:span><text:span text:style-name="T43">M_GETHANDLE </text:span><text:span text:style-name="T48">hook. This allows you to read further code/data from your dot command into another memory area (perhaps a bank allocated using </text:span><text:span text:style-name="T43">IDE_BANK </text:span><text:span text:style-name="T48">via </text:span><text:span text:style-name="T43">M_P3DOS</text:span><text:span text:style-name="T48">) or into the standard 8K area as required.</text:span></text:p>
      <text:p text:style-name="Preformatted_20_Text"/>
      <text:p text:style-name="Preformatted_20_Text"/>
      <text:p text:style-name="P422"><text:span text:style-name="T52">B</text:span><text:span text:style-name="T51">ootstrapping a game/application from a dot command</text:span></text:p>
      <text:p text:style-name="P423"><text:span text:style-name="T51">You can write large dot commands that load all the initial assets for a game/application into memory (probably in the way described for large dot commands above) and then </text:span><text:span text:style-name="T53">start running them.</text:span></text:p>
      <text:p text:style-name="P257"/>
      <text:p text:style-name="P260">The recommended way to start your game/application after loading from within a dot command is to use <text:span text:style-name="T15">RST $20</text:span> with HL=address. This will cleanly terminate your dot command, and return to the address provided in HL.</text:p>
      <text:p text:style-name="P260"/>
      <text:p text:style-name="P260">Note that this still leaves your dot command file open (as well as any other files you may have opened), so you may continue to load further assets from it if desired.</text:p>
      <text:p text:style-name="P260"/>
      <text:p text:style-name="P260"/>
      <text:p text:style-name="P330">NOTE:</text:p>
      <text:p text:style-name="P424"><text:span text:style-name="T51">Although it is possible to start your game/application by simply jumping to the code you have loaded (rather than using the </text:span><text:span text:style-name="T55">RST $20 </text:span><text:span text:style-name="T51">mechanism), this is not recommended since doing so will leave the DivMMC ROM/RAM paged in place of the standard 48K BASIC ROM. The main disadvantages of this would be:</text:span></text:p>
      <text:p text:style-name="P424"/>
      <text:list xml:id="list4206508885" text:style-name="L3">
        <text:list-item>
          <text:p text:style-name="P523">writing to Next registers MMU0/1 will have no effect</text:p>
        </text:list-item>
        <text:list-item>
          <text:p text:style-name="P524">needing to continue to use RST $8 hooks as if the dot command was running</text:p>
        </text:list-item>
        <text:list-item>
          <text:p text:style-name="P525">inability to run any further dot commands</text:p>
        </text:list-item>
        <text:list-item>
          <text:p text:style-name="P525">standard IM1 interrupt routine (including ROM keyscanning) unavailable</text:p>
        </text:list-item>
        <text:list-item>
          <text:p text:style-name="P524"><text:span text:style-name="T51">NMI unavailable, so Multiface replacement can't be </text:span><text:span text:style-name="T54">activat</text:span><text:span text:style-name="T51">ed</text:span></text:p>
        </text:list-item>
      </text:list>
      <text:p text:style-name="P256"/>
      <text:p text:style-name="P260">(NOTE: If you don't want your game to be interruptible/snapshottable by the Multiface replacement, this can be achieved anyway by clearing the multiface enable bit (bit 3) in the Next's peripheral2 register, $06).</text:p>
      <text:p text:style-name="P259"/>
      <text:p text:style-name="P443">Installable device drivers</text:p>
      <text:p text:style-name="P341"/>
      <text:p text:style-name="P262">NextZXOS allows for a number of drivers to be installed/uninstalled at will using the .install/.uninstall dot commands (currently a maximum of 4 drivers may be installed at any one time). These are mainly intended for use as drivers for external peripherals such as printers, mice, network devices etc, but could be used for other purposes.</text:p>
      <text:p text:style-name="P262"/>
      <text:p text:style-name="P262">Each driver occupies a maximum of 512 bytes, which is loaded into DivMMC RAM and relocated by the .install command. It is possible to allocate additional 8K banks of DivMMC RAM and/or standard ZX Spectrum Next RAM during installation if required (note that RAM is a limited resource).</text:p>
      <text:p text:style-name="P262"/>
      <text:p text:style-name="P262">Drivers have two entry points: an (optional) routine which is run during interrupts, and an API routine which allows the driver to respond to user requests. The driver<text:span text:style-name="T168">'s</text:span> API is accessible from the <text:span text:style-name="T15">M_DRVAPI </text:span>hook (in the esxDOS-compatible API), the <text:span text:style-name="T15">IDE_DRIVER </text:span>call (in the +3DOS-compatible API) and the <text:span text:style-name="T15">DRIVER </text:span>command in <text:span text:style-name="T10">NextBASIC</text:span><text:span text:style-name="T167">.</text:span></text:p>
      <text:p text:style-name="P262"/>
      <text:p text:style-name="P305">Each driver is identified by a unique single-byte id, so when writing a new driver you should ensure that its id does not clash with any other existing driver. However, it <text:span text:style-name="T219">is</text:span> acceptable for multiple different drivers to all use the same identifier as long as they provide the same functionality via their APIs (for example, multiple drivers for different printer interfaces all use the 'P' identifier). <text:span text:style-name="T219">Further information can be found on the current Next SD distribution in the file c:/docs/nextzxos/DriverIDs.txt.</text:span></text:p>
      <text:p text:style-name="P305"/>
      <text:p text:style-name="P305"/>
      <text:p text:style-name="P335">Keyboard driver</text:p>
      <text:p text:style-name="P307">In addition to the 4 general-purpose drivers, it is also possible to replace the standard keyboard driver with a 512-byte driver. This is defined in the same way, except that it always has a fixed id (0) and provides only a single entry point, for the interrupt routine; no driver API is supported for this special driver.</text:p>
      <text:p text:style-name="P307"/>
      <text:p text:style-name="P307">It might be desired to replace the standard keyboard driver in order to support different international keyboard layouts, or perhaps to add support for a multi-keystroke buffer.</text:p>
      <text:p text:style-name="P307"/>
      <text:p text:style-name="P307">An example keyboard driver (keyboard.asm and keyboard_drv.asm) is available separately, and included at the end of this document.</text:p>
      <text:p text:style-name="P262"/>
      <text:p text:style-name="P262"/>
      <text:p text:style-name="P336"><text:span text:style-name="T183">Printer</text:span> driver<text:span text:style-name="T183">s</text:span></text:p>
      <text:p text:style-name="P309">The id “P” is reserved for printer drivers. If such a driver is installed in the system then NextBASIC will automatically send any output on #3 (ie LLIST, LPRINT, PRINT #3 etc) to it. CP/M will also use any such driver as its LPT device.</text:p>
      <text:p text:style-name="P309"/>
      <text:p text:style-name="P309">CP/M will also use any driver with id “X” as its AUX device. AUX drivers can be written in a similar way to printer drivers.</text:p>
      <text:p text:style-name="P309"/>
      <text:p text:style-name="P309">An example printer driver (sample_prt.asm and sample_prt_drv.asm) is available separately, and included at the end of this document.</text:p>
      <text:p text:style-name="P309"/>
      <text:p text:style-name="P262"/>
      <text:p text:style-name="P334">Channel support</text:p>
      <text:p text:style-name="P331"><text:span text:style-name="T136">Drivers can optionally be written to support i/o via the streams and channels system of the Spectrum Next. This would allow the following BASIC commands to open and close streams to the device </text:span><text:span text:style-name="T138">(it is up to your documentation to describe which of the </text:span><text:span text:style-name="T140">OPEN # </text:span><text:span text:style-name="T138">variants should be used)</text:span><text:span text:style-name="T136">:</text:span></text:p>
      <text:p text:style-name="P331"><text:soft-page-break/></text:p>
      <text:p text:style-name="P332"><text:span text:style-name="T139">OPEN #</text:span><text:span text:style-name="T13">n</text:span><text:span text:style-name="T139">,”D&gt;</text:span><text:span text:style-name="T13">X</text:span><text:span text:style-name="T139">”</text:span></text:p>
      <text:p text:style-name="P304">open stream n to simple channel for device 'X'</text:p>
      <text:p text:style-name="P332"/>
      <text:p text:style-name="P332"><text:span text:style-name="T139">OPEN #</text:span><text:span text:style-name="T13">n</text:span><text:span text:style-name="T139">,”D&gt;</text:span><text:span text:style-name="T13">X</text:span><text:span text:style-name="T139">&gt;</text:span><text:span text:style-name="T14">string</text:span><text:span text:style-name="T139">”</text:span></text:p>
      <text:p text:style-name="P332"><text:span text:style-name="T136">open stream n to channel </text:span><text:span text:style-name="T137">described by </text:span><text:span text:style-name="T14">string</text:span><text:span text:style-name="T136"> </text:span><text:span text:style-name="T137">on</text:span><text:span text:style-name="T136"> device 'X'</text:span></text:p>
      <text:p text:style-name="P331"/>
      <text:p text:style-name="P333"><text:span text:style-name="T139">OPEN #</text:span><text:span text:style-name="T136">n</text:span><text:span text:style-name="T139">,”D&gt;</text:span><text:span text:style-name="T13">X</text:span><text:span text:style-name="T139">,</text:span><text:span text:style-name="T13">p1</text:span><text:span text:style-name="T139">”</text:span></text:p>
      <text:p text:style-name="P332"><text:span text:style-name="T136">open stream n to channel </text:span><text:span text:style-name="T137">described by numeric value </text:span><text:span text:style-name="T14">p1 </text:span><text:span text:style-name="T137">on</text:span><text:span text:style-name="T136"> device 'X'</text:span></text:p>
      <text:p text:style-name="P332"/>
      <text:p text:style-name="P333"><text:span text:style-name="T139">OPEN #</text:span><text:span text:style-name="T136">n</text:span><text:span text:style-name="T139">,”D&gt;</text:span><text:span text:style-name="T13">X</text:span><text:span text:style-name="T139">,</text:span><text:span text:style-name="T13">p1,p2</text:span><text:span text:style-name="T139">”</text:span></text:p>
      <text:p text:style-name="P332"><text:span text:style-name="T136">open stream n to channel </text:span><text:span text:style-name="T137">described by numeric values </text:span><text:span text:style-name="T14">p1</text:span><text:span text:style-name="T137"> and </text:span><text:span text:style-name="T14">p2 </text:span><text:span text:style-name="T137">on</text:span><text:span text:style-name="T136"> device 'X'</text:span></text:p>
      <text:p text:style-name="P332"/>
      <text:p text:style-name="P320"><text:span text:style-name="T167">CLOSE #</text:span><text:span text:style-name="T12">n</text:span></text:p>
      <text:p text:style-name="P306">close stream n</text:p>
      <text:p text:style-name="P320"/>
      <text:p text:style-name="P306">Once a channel is open, devices can (optionally) accept any of stream input, output or pointer manipulation through their APIs which will allow other stream-related BASIC commands to be used, eg:</text:p>
      <text:p text:style-name="P320"/>
      <text:p text:style-name="P320"><text:span text:style-name="T167">PRINT #</text:span><text:span text:style-name="T12">n;....</text:span></text:p>
      <text:p text:style-name="P323">INPUT #<text:span text:style-name="T12">n;....</text:span></text:p>
      <text:p text:style-name="P323">INKEY$ #<text:span text:style-name="T12">n</text:span></text:p>
      <text:p text:style-name="P324">GOTO #<text:span text:style-name="T12">n,value</text:span><text:span text:style-name="T2"><text:tab/>(set current stream pointer)</text:span></text:p>
      <text:p text:style-name="P324">RETURN #<text:span text:style-name="T12">n </text:span><text:span text:style-name="T170">TO </text:span><text:span text:style-name="T12">var</text:span><text:span text:style-name="T2"><text:tab/>(get current stream pointer to variable </text:span><text:span text:style-name="T12">var</text:span><text:span text:style-name="T2">)</text:span></text:p>
      <text:p text:style-name="P323">DIM #<text:span text:style-name="T12">n </text:span><text:span text:style-name="T170">TO </text:span><text:span text:style-name="T12">var</text:span><text:span text:style-name="T2"><text:tab/>(get current stream size/extent to variable </text:span><text:span text:style-name="T12">var</text:span><text:span text:style-name="T2">)</text:span></text:p>
      <text:p text:style-name="P323">NEXT #<text:span text:style-name="T12">n </text:span><text:span text:style-name="T170">TO </text:span><text:span text:style-name="T12">var</text:span><text:span text:style-name="T2"><text:tab/>(wait for next input character from stream and store in </text:span><text:span text:style-name="T12">var</text:span><text:span text:style-name="T2">)</text:span></text:p>
      <text:p text:style-name="P323"/>
      <text:p text:style-name="P306">For information on writing device drivers, see the worked example in border.asm and border_drv.asm (available separately or at the end of this document).</text:p>
      <text:p text:style-name="P308"/>
      <text:p text:style-name="P471">The following calls are available in the esxDOS-compatible API:</text:p>
      <text:p text:style-name="P326"/>
      <text:p text:style-name="P180"/>
      <text:p text:style-name="P180">; Low-level calls</text:p>
      <text:p text:style-name="P180"/>
      <text:p text:style-name="P180">disk_filemap <text:s text:c="6"/>; $85 (133)<text:tab/><text:tab/>obtain file allocation map</text:p>
      <text:p text:style-name="P180">disk_strmstart <text:s text:c="4"/>; $86 (134)<text:tab/><text:tab/>start streaming operation</text:p>
      <text:p text:style-name="P180">disk_strmend <text:s text:c="6"/>; $87 (135)<text:tab/><text:tab/>end streaming operation</text:p>
      <text:p text:style-name="P180"/>
      <text:p text:style-name="P180">; Miscellaneous calls.</text:p>
      <text:p text:style-name="P180"/>
      <text:p text:style-name="P180">m_dosversion <text:s text:c="6"/>; $88 (136)<text:tab/><text:tab/>get NextZXOS version/mode information</text:p>
      <text:p text:style-name="P180">m_getsetdrv <text:s text:c="7"/>; $89 (137)<text:tab/><text:tab/>get/set default drive</text:p>
      <text:p text:style-name="P180">m_tapein <text:s text:c="10"/>; $8b (139)<text:tab/><text:tab/>tape redirection control (input)</text:p>
      <text:p text:style-name="P180">m_tapeout <text:s text:c="9"/>; $8c (140)<text:tab/><text:tab/>tape redirection control (output)</text:p>
      <text:p text:style-name="P244">m_<text:span text:style-name="T157">gethandle </text:span><text:s text:c="7"/>; $8<text:span text:style-name="T157">d</text:span> (14<text:span text:style-name="T157">1</text:span>)<text:tab/><text:tab/><text:span text:style-name="T157">get handle for current</text:span> dot command</text:p>
      <text:p text:style-name="P181">m_getdate <text:s text:c="9"/>; $8e (142)<text:tab/><text:tab/>get current date/time</text:p>
      <text:p text:style-name="P244">m_execcmd <text:s text:c="9"/>; $8<text:span text:style-name="T157">f</text:span> (14<text:span text:style-name="T157">3</text:span>)<text:tab/><text:tab/>execute a dot command</text:p>
      <text:p text:style-name="P303">m_autoload <text:s text:c="8"/>; $90 (144)<text:tab/><text:tab/>load a BASIC program from tape or disk</text:p>
      <text:p text:style-name="P265">m_setcaps <text:s text:c="9"/>; $91 (145)<text:tab/><text:tab/>set additional capabilities</text:p>
      <text:p text:style-name="P261">m_drvapi <text:s text:c="10"/>; $92 (146)<text:tab/><text:tab/>access API for installable drivers</text:p>
      <text:p text:style-name="P263">m_geterr <text:s text:c="10"/>; $93 (147)<text:tab/><text:tab/>get or generate error message</text:p>
      <text:p text:style-name="P181">m_p3dos <text:s text:c="11"/>; $94 (148)<text:tab/><text:tab/>execute +3DOS/IDEDOS/NextZXOS call</text:p>
      <text:p text:style-name="P180">m_errh <text:s text:c="12"/>; $95 (149)<text:tab/><text:tab/>register dot command error handler</text:p>
      <text:p text:style-name="P180"/>
      <text:p text:style-name="P180">; File calls.</text:p>
      <text:p text:style-name="P180"/>
      <text:p text:style-name="P180">f_open <text:s text:c="12"/>; $9a (154)<text:tab/><text:tab/>open file</text:p>
      <text:p text:style-name="P180">f_close <text:s text:c="11"/>; $9b (155)<text:tab/><text:tab/>close file</text:p>
      <text:p text:style-name="P180">f_sync <text:s text:c="12"/>; $9c (156)<text:tab/><text:tab/>sync file changes to disk</text:p>
      <text:p text:style-name="P180">f_read <text:s text:c="12"/>; $9d (157)<text:tab/><text:tab/>read file</text:p>
      <text:p text:style-name="P180">f_write <text:s text:c="11"/>; $9e (158)<text:tab/><text:tab/>write file</text:p>
      <text:p text:style-name="P180">f_seek <text:s text:c="12"/>; $9f (159)<text:tab/><text:tab/>set file position</text:p>
      <text:p text:style-name="P180">f_fgetpos <text:s text:c="9"/>; $a0 (160)<text:tab/><text:tab/>get file position</text:p>
      <text:p text:style-name="P180">f_fstat <text:s text:c="11"/>; $a1 (161)<text:tab/><text:tab/>get open file information</text:p>
      <text:p text:style-name="P180">f_ftruncate <text:s text:c="7"/>; $a2 (162)<text:tab/><text:tab/>truncate/extend open file</text:p>
      <text:p text:style-name="P180">f_opendir <text:s text:c="9"/>; $a3 (163)<text:tab/><text:tab/>open directory for reading</text:p>
      <text:p text:style-name="P180">f_readdir <text:s text:c="9"/>; $a4 (164)<text:tab/><text:tab/>read directory entry</text:p>
      <text:p text:style-name="P180">f_telldir <text:s text:c="9"/>; $a5 (165)<text:tab/><text:tab/>get directory position</text:p>
      <text:p text:style-name="P180">f_seekdir <text:s text:c="9"/>; $a6 (166)<text:tab/><text:tab/>set directory position</text:p>
      <text:p text:style-name="P180">f_rewinddir <text:s text:c="7"/>; $a7 (167)<text:tab/><text:tab/>rewind to start of directory</text:p>
      <text:p text:style-name="P180">f_getcwd <text:s text:c="10"/>; $a8 (168)<text:tab/><text:tab/>get current working directory</text:p>
      <text:p text:style-name="P180">f_chdir <text:s text:c="11"/>; $a9 (169)<text:tab/><text:tab/>change directory</text:p>
      <text:p text:style-name="P180">f_mkdir <text:s text:c="11"/>; $aa (170)<text:tab/><text:tab/>make directory</text:p>
      <text:p text:style-name="P180">f_rmdir <text:s text:c="11"/>; $ab (171)<text:tab/><text:tab/>remove directory</text:p>
      <text:p text:style-name="P180">f_stat <text:s text:c="12"/>; $ac (172)<text:tab/><text:tab/>get unopen file information</text:p>
      <text:p text:style-name="P180">f_unlink <text:s text:c="10"/>; $ad (173)<text:tab/><text:tab/>delete file</text:p>
      <text:p text:style-name="P180">f_truncate <text:s text:c="8"/>; $ae (174)<text:tab/><text:tab/>truncate/extend unopen file</text:p>
      <text:p text:style-name="P180">f_chmod <text:s text:c="11"/>; $af (175)<text:tab/><text:tab/>change file attributes</text:p>
      <text:p text:style-name="P180">f_rename <text:s text:c="10"/>; $b0 (176)<text:tab/><text:tab/>rename/move file</text:p>
      <text:p text:style-name="P180">f_getfree <text:s text:c="9"/>; $b1 (177)<text:tab/><text:tab/>get free space</text:p>
      <text:p text:style-name="P180"/>
      <text:p text:style-name="P472">esxDOS-compatible error codes</text:p>
      <text:p text:style-name="P327"/>
      <text:p text:style-name="P182">Unknown error <text:s text:c="17"/>; 0, esx_ok</text:p>
      <text:p text:style-name="P182">OK <text:s text:c="28"/>; 1, esx_eok</text:p>
      <text:p text:style-name="P182">Nonsense in esxDOS <text:s text:c="12"/>; 2, esx_nonsense</text:p>
      <text:p text:style-name="P182">Statement end error <text:s text:c="11"/>; 3, esx_estend</text:p>
      <text:p text:style-name="P182">Wrong file type <text:s text:c="15"/>; 4, esx_ewrtype</text:p>
      <text:p text:style-name="P182">No such file or dir <text:s text:c="11"/>; 5, esx_enoent</text:p>
      <text:p text:style-name="P182">I/O error <text:s text:c="21"/>; 6, esx_eio</text:p>
      <text:p text:style-name="P182">Invalid filename <text:s text:c="14"/>; 7, esx_einval</text:p>
      <text:p text:style-name="P182">Access denied <text:s text:c="17"/>; 8, esx_eacces</text:p>
      <text:p text:style-name="P182">Drive full <text:s text:c="20"/>; 9, esx_enospc</text:p>
      <text:p text:style-name="P182">Invalid i/o request <text:s text:c="11"/>; 10, esx_enxio</text:p>
      <text:p text:style-name="P182">No such drive <text:s text:c="17"/>; 11, esx_enodrv</text:p>
      <text:p text:style-name="P182">Too many files open <text:s text:c="11"/>; 12, esx_enfile</text:p>
      <text:p text:style-name="P182">Bad file number <text:s text:c="15"/>; 13, esx_ebadf</text:p>
      <text:p text:style-name="P182">No such device <text:s text:c="16"/>; 14, esx_enodev</text:p>
      <text:p text:style-name="P182">File pointer overflow <text:s text:c="9"/>; 15, esx_eoverflow</text:p>
      <text:p text:style-name="P182">Is a directory <text:s text:c="16"/>; 16, esx_eisdir</text:p>
      <text:p text:style-name="P182">Not a directory <text:s text:c="15"/>; 17, esx_enotdir</text:p>
      <text:p text:style-name="P182">Already exists <text:s text:c="16"/>; 18, esx_eexist</text:p>
      <text:p text:style-name="P182">Invalid path <text:s text:c="18"/>; 19, esx_epath</text:p>
      <text:p text:style-name="P182">Missing system <text:s text:c="16"/>; 20, esx_esys</text:p>
      <text:p text:style-name="P182">Path too long <text:s text:c="17"/>; 21, esx_enametoolong</text:p>
      <text:p text:style-name="P182">No such command <text:s text:c="15"/>; 22, esx_enocmd</text:p>
      <text:p text:style-name="P182">In use <text:s text:c="24"/>; 23, esx_einuse</text:p>
      <text:p text:style-name="P182">Read only <text:s text:c="21"/>; 24, esx_erdonly</text:p>
      <text:p text:style-name="P182">Verify failed <text:s text:c="17"/>; 25, esx_everify</text:p>
      <text:p text:style-name="P182">Sys file load error <text:s text:c="11"/>; 26, esx_eloadingko</text:p>
      <text:p text:style-name="P182">Directory in use <text:s text:c="14"/>; 27, esx_edirinuse</text:p>
      <text:p text:style-name="P182">MAPRAM is active <text:s text:c="14"/>; 28, esx_emapramactive</text:p>
      <text:p text:style-name="P182">Drive busy <text:s text:c="20"/>; 29, esx_edrivebusy</text:p>
      <text:p text:style-name="P182">Unknown filesystem <text:s text:c="12"/>; 30, esx_efsunknown</text:p>
      <text:p text:style-name="P182">Device busy <text:s text:c="19"/>; 31, esx_edevicebusy</text:p>
      <text:p text:style-name="P182"/>
      <text:p text:style-name="P446">; ***************************************************************************</text:p>
      <text:p text:style-name="P184">; * DISK_FILEMAP ($85) <text:s text:c="53"/>*</text:p>
      <text:p text:style-name="P184">; ***************************************************************************</text:p>
      <text:p text:style-name="P184">; Obtain a map of card addresses describing the space occupied by the file.</text:p>
      <text:p text:style-name="P184">; Can be called multiple times if buffer is filled, continuing from previous.</text:p>
      <text:p text:style-name="P184">; Entry:</text:p>
      <text:p text:style-name="P184">; <text:s text:c="6"/>A=file handle (just opened, or following previous DISK_FILEMAP calls)</text:p>
      <text:p text:style-name="P184">; <text:s text:c="6"/><text:span text:style-name="T144">IX [HL from dot command]</text:span>=buffer <text:span text:style-name="T206">(must be located &gt;= $4000)</text:span></text:p>
      <text:p text:style-name="P184">; <text:s text:c="6"/>DE=max entries (each 6 bytes: 4 byte address, 2 byte sector count)</text:p>
      <text:p text:style-name="P184">; Exit (success):</text:p>
      <text:p text:style-name="P184">; <text:s text:c="6"/>Fc=0</text:p>
      <text:p text:style-name="P184">; <text:s text:c="6"/>DE=max entries-number of entries returned</text:p>
      <text:p text:style-name="P184">; <text:s text:c="6"/>HL=address in buffer after last entry</text:p>
      <text:p text:style-name="P184">; <text:s text:c="6"/>A=card flags: bit 0=card id (0 or 1)</text:p>
      <text:p text:style-name="P184">; <text:s text:c="20"/>bit 1=0 for byte addressing, 1 for block addressing</text:p>
      <text:p text:style-name="P184">; Exit (failure):</text:p>
      <text:p text:style-name="P184">; <text:s text:c="6"/>Fc=1</text:p>
      <text:p text:style-name="P184">; <text:s text:c="6"/>A=error</text:p>
      <text:p text:style-name="P184">;</text:p>
      <text:p text:style-name="P184">; NOTES:</text:p>
      <text:p text:style-name="P184">; Each entry may describe an area of the file between 2K and just under 32MB</text:p>
      <text:p text:style-name="P184">; in size, depending upon the fragmentation and disk format.</text:p>
      <text:p text:style-name="P184">; </text:p>
      <text:p text:style-name="P184">; <text:span text:style-name="T206">If the file has been accessed, the filepointer should be reset to the start</text:span></text:p>
      <text:p text:style-name="P186">; <text:span text:style-name="T206">using F_SEEK, and a single byte read (with F_READ) before making this call.</text:span></text:p>
      <text:p text:style-name="P294">; This will ensure that the current sector information maintained by the OS</text:p>
      <text:p text:style-name="P186"><text:span text:style-name="T206">; is correctly</text:span> <text:span text:style-name="T206">pointing to the first sector of the file.</text:span></text:p>
      <text:p text:style-name="P186">;</text:p>
      <text:p text:style-name="P186">; <text:span text:style-name="T206">The provided buffer address must be &gt;=$4000 (ie dot commands will need to</text:span></text:p>
      <text:p text:style-name="P186">; <text:span text:style-name="T206">allocate space in the main RAM area using the BC_SPACES call in the 48K</text:span></text:p>
      <text:p text:style-name="P186">; <text:span text:style-name="T206">ROM, or page in an allocated bank).</text:span></text:p>
      <text:p text:style-name="P184">;</text:p>
      <text:p text:style-name="P184">; <text:span text:style-name="T206">If you wish to check whether a file is unfragmented, there are 2 ways:</text:span></text:p>
      <text:p text:style-name="P184">; <text:s text:c="2"/><text:span text:style-name="T206">(1) for files &lt; ~32MB in size, make a call to DISK_FILEMAP. If there is</text:span></text:p>
      <text:p text:style-name="P184">; <text:s text:c="6"/><text:span text:style-name="T206">only 1 entry (ie exit HL=entry HL+6), the file is unfragmented</text:span></text:p>
      <text:p text:style-name="P184">; <text:s text:c="2"/><text:span text:style-name="T206">(2) for files &gt; ~32MB in size, you must manually check whether each</text:span></text:p>
      <text:p text:style-name="P184">; <text:s text:c="6"/><text:span text:style-name="T206">section of the file directly follows the previous one. The .DEFRAG</text:span></text:p>
      <text:p text:style-name="P184">; <text:s text:c="6"/><text:span text:style-name="T206">dot command contains appropriate code for this that you may wish to</text:span></text:p>
      <text:p text:style-name="P184">; <text:s text:c="6"/><text:span text:style-name="T206">use: please see the source in src/asm/dot_commands/defrag.asm on the</text:span></text:p>
      <text:p text:style-name="P294">;<text:tab/> <text:s/>standard SD card distribution.</text:p>
      <text:p text:style-name="P184">;</text:p>
      <text:p text:style-name="P184">; Please see example application code, stream.asm, for <text:span text:style-name="T144">full</text:span> usage information</text:p>
      <text:p text:style-name="P184">; (available separately or at the end of this document).</text:p>
      <text:p text:style-name="P184"/>
      <text:p text:style-name="P188"/>
      <text:p text:style-name="P458">; ***************************************************************************</text:p>
      <text:p text:style-name="P188">; * DISK_STRMSTART ($86) <text:s text:c="51"/>*</text:p>
      <text:p text:style-name="P188">; ***************************************************************************</text:p>
      <text:p text:style-name="P188">; Start reading from the card in streaming mode.</text:p>
      <text:p text:style-name="P190">; Entry: IXDE [HL<text:span text:style-name="T212">DE</text:span> from dot command]=card address</text:p>
      <text:p text:style-name="P188">; <text:s text:c="7"/>BC=number of 512-byte blocks to stream</text:p>
      <text:p text:style-name="P188">; <text:s text:c="7"/>A=card flags</text:p>
      <text:p text:style-name="P189">; <text:s text:c="7"/><text:span text:style-name="T204">additionally, from NextZXOS v2.01, bit 7 may be set to indicate that</text:span></text:p>
      <text:p text:style-name="P293">; <text:s text:c="7"/>the user will perform the initial wait for data token</text:p>
      <text:p text:style-name="P189">; Exit (success): Fc=0</text:p>
      <text:p text:style-name="P188">; <text:s text:c="16"/>B=0 for SD/MMC protocol, 1 for IDE protocol</text:p>
      <text:p text:style-name="P188">; <text:s text:c="16"/>C=8-bit data port</text:p>
      <text:p text:style-name="P188">; Exit (failure): Fc=1, A=esx_edevicebusy</text:p>
      <text:p text:style-name="P188">;</text:p>
      <text:p text:style-name="P188">; NOTES:</text:p>
      <text:p text:style-name="P188">;</text:p>
      <text:p text:style-name="P188">; On the Next, this call always returns with B=0 (SD/MMC protocol) and C=$EB</text:p>
      <text:p text:style-name="P185">; <text:span text:style-name="T144">When streaming using the SD/MMC protocol, after every 512 bytes you must read</text:span></text:p>
      <text:p text:style-name="P185">; <text:span text:style-name="T144">a 2-byte CRC value (which can be discarded) and then wait for a $FE value</text:span></text:p>
      <text:p text:style-name="P185">; <text:span text:style-name="T144">indicating that the next block is ready to be read.</text:span></text:p>
      <text:p text:style-name="P185">;</text:p>
      <text:p text:style-name="P185">; <text:span text:style-name="T204">On NextZXOS v2.01+, you may optionally set bit 7 of A to indicate that the</text:span></text:p>
      <text:p text:style-name="P185">; <text:span text:style-name="T204">call should return without waiting for the initial $FE data token, allowing</text:span></text:p>
      <text:p text:style-name="P185">; <text:span text:style-name="T204">other work to be done to cover the latency. In this case, the user must wait</text:span></text:p>
      <text:p text:style-name="P185">; <text:span text:style-name="T204">for the $FE token before any data is read from the stream.</text:span></text:p>
      <text:p text:style-name="P185">;</text:p>
      <text:p text:style-name="P185">; Please see example application code, stream.asm, for <text:span text:style-name="T144">full</text:span> usage information</text:p>
      <text:p text:style-name="P185">; (available separately or at the end of this document).</text:p>
      <text:p text:style-name="P188"/>
      <text:p text:style-name="P188"/>
      <text:p text:style-name="P188">; ***************************************************************************</text:p>
      <text:p text:style-name="P188">; * DISK_STRMEND ($87) <text:s text:c="53"/>*</text:p>
      <text:p text:style-name="P188">; ***************************************************************************</text:p>
      <text:p text:style-name="P188">; Stop current streaming operation.</text:p>
      <text:p text:style-name="P188">; Entry: A=card flags</text:p>
      <text:p text:style-name="P188">; Exit (success): Fc=0</text:p>
      <text:p text:style-name="P188">; Exit (failure): Fc=1, A=esx_edevicebusy</text:p>
      <text:p text:style-name="P188">;</text:p>
      <text:p text:style-name="P188">; NOTES:</text:p>
      <text:p text:style-name="P188">; This call must be made to terminate a streaming operation.</text:p>
      <text:p text:style-name="P185">; Please see example application code, stream.asm, for <text:span text:style-name="T144">full</text:span> usage information</text:p>
      <text:p text:style-name="P185">; (available separately or at the end of this document).</text:p>
      <text:p text:style-name="P185"/>
      <text:p text:style-name="P447">; ***************************************************************************</text:p>
      <text:p text:style-name="P191">; * M_DOSVERSION ($88) <text:s text:c="53"/>*</text:p>
      <text:p text:style-name="P191">; ***************************************************************************</text:p>
      <text:p text:style-name="P191">; Get API version/mode information.</text:p>
      <text:p text:style-name="P191">; Entry:</text:p>
      <text:p text:style-name="P191">; <text:s text:c="6"/>-</text:p>
      <text:p text:style-name="P191">; Exit:</text:p>
      <text:p text:style-name="P191">; <text:s text:c="6"/>For esxDOS &lt;= 0.8.6</text:p>
      <text:p text:style-name="P191">; <text:s text:c="14"/>Fc=1, error</text:p>
      <text:p text:style-name="P191">; <text:s text:c="14"/>A=14 ("no such device")</text:p>
      <text:p text:style-name="P191">;</text:p>
      <text:p text:style-name="P191">; <text:s text:c="6"/>For NextZXOS:</text:p>
      <text:p text:style-name="P191">; <text:s text:c="14"/>Fc=0, success</text:p>
      <text:p text:style-name="P191">; <text:s text:c="14"/>B='N',C='X' (NextZXOS signature)</text:p>
      <text:p text:style-name="P192">; <text:s text:c="14"/>DE=NextZXOS version in BCD format: D=major, E=minor version</text:p>
      <text:p text:style-name="P191">; <text:s text:c="17"/>eg for Next<text:span text:style-name="T180">ZX</text:span>OS v1.94, DE=$0194</text:p>
      <text:p text:style-name="P193">; <text:s text:c="14"/><text:span text:style-name="T182">HL=language code:</text:span></text:p>
      <text:p text:style-name="P271">; <text:s text:c="19"/>English: L='e',H='n'</text:p>
      <text:p text:style-name="P193">; <text:s text:c="19"/><text:span text:style-name="T182">Spanish: L='e',H='s'</text:span></text:p>
      <text:p text:style-name="P193">; <text:s text:c="19"/><text:span text:style-name="T182">Further languages may be available in the future</text:span></text:p>
      <text:p text:style-name="P191">; <text:s text:c="14"/>A=0 if running in Next<text:span text:style-name="T180">ZX</text:span>OS mode (and zero flag is set)</text:p>
      <text:p text:style-name="P191">; <text:s text:c="14"/>A&lt;&gt;0 if running in 48K mode (and zero flag is reset)</text:p>
      <text:p text:style-name="P191"/>
      <text:p text:style-name="P194"/>
      <text:p text:style-name="P195">; ***************************************************************************</text:p>
      <text:p text:style-name="P195">; * M_GETSETDRV ($89) <text:s text:c="54"/>*</text:p>
      <text:p text:style-name="P195">; ***************************************************************************</text:p>
      <text:p text:style-name="P195">; Get or set the default drive.</text:p>
      <text:p text:style-name="P195">; Entry:</text:p>
      <text:p text:style-name="P195">; <text:s text:c="6"/>A=0, get the default drive</text:p>
      <text:p text:style-name="P195">; <text:s text:c="6"/>A&lt;&gt;0, set the default drive to A</text:p>
      <text:p text:style-name="P195">; <text:s text:c="12"/>bits 7..3=drive letter (0=A...15=P)</text:p>
      <text:p text:style-name="P195">; <text:s text:c="12"/>bits 2..0=<text:span text:style-name="T196">ignored</text:span> (<text:span text:style-name="T196">use 1 to ensure A&lt;&gt;0</text:span>)</text:p>
      <text:p text:style-name="P195">; Exit (success):</text:p>
      <text:p text:style-name="P195">; <text:s text:c="6"/>Fc=0</text:p>
      <text:p text:style-name="P195">; <text:s text:c="6"/>A=default drive, encoded as:</text:p>
      <text:p text:style-name="P195">; <text:s text:c="12"/>bits 7..3=drive letter (0=A...15=P)</text:p>
      <text:p text:style-name="P195">; <text:s text:c="12"/>bits 2..0=<text:span text:style-name="T196">0</text:span></text:p>
      <text:p text:style-name="P195">; Exit (failure):</text:p>
      <text:p text:style-name="P195">; <text:s text:c="6"/>Fc=1</text:p>
      <text:p text:style-name="P195">; <text:s text:c="6"/>A=error code</text:p>
      <text:p text:style-name="P195">;</text:p>
      <text:p text:style-name="P195">; NOTE:</text:p>
      <text:p text:style-name="P195">; This call isn't <text:span text:style-name="T196">often</text:span> useful, as it is not necessary to provide a</text:p>
      <text:p text:style-name="P195">; specific drive to calls which need a drive/filename.</text:p>
      <text:p text:style-name="P195">; For such calls, you can instead provide:</text:p>
      <text:p text:style-name="P195">; <text:s text:c="2"/>A='*'<text:tab/>use the default drive</text:p>
      <text:p text:style-name="P195">; <text:s text:c="2"/>A='$' <text:s text:c="2"/>use the system drive (C:, where the NEXT<text:span text:style-name="T180">ZX</text:span>OS and BIN dirs are)</text:p>
      <text:p text:style-name="P195">; <text:span text:style-name="T196">Any drive provided in such calls is also overridden by any drive letter</text:span></text:p>
      <text:p text:style-name="P195">; <text:span text:style-name="T196">that is specified in the filename (eg “D:/myfile.txt\0”).</text:span></text:p>
      <text:p text:style-name="P195">;</text:p>
      <text:p text:style-name="P195">; <text:span text:style-name="T197">NOTE:</text:span></text:p>
      <text:p text:style-name="P195">; <text:span text:style-name="T197">When setting a drive, this call only affects the default drive seen by other</text:span></text:p>
      <text:p text:style-name="P195">; <text:span text:style-name="T197">esxDOS API calls. It does *not* change the default drive seen by +3DOS API</text:span></text:p>
      <text:p text:style-name="P195">; <text:span text:style-name="T197">calls, or the default LOAD/SAVE drives used by NextBASIC. This is because the</text:span></text:p>
      <text:p text:style-name="P196">; <text:span text:style-name="T197">RAM used to hold these defaults (RAM 7 and the system variables area) could</text:span></text:p>
      <text:p text:style-name="P196"><text:span text:style-name="T197">; potentially be being used for other</text:span> <text:span text:style-name="T197">purposes by programs using only the</text:span></text:p>
      <text:p text:style-name="P288">; esxDOS API.</text:p>
      <text:p text:style-name="P196">; <text:span text:style-name="T197">If running in NextZXOS mode (not 48K mode) and you intend to use +3DOS API</text:span></text:p>
      <text:p text:style-name="P288">; calls or return to NextBASIC, you can instead use the +3DOS DOS_SET_DRIVE</text:p>
      <text:p text:style-name="P196">; <text:span text:style-name="T197">call (which sets the default drive for +3DOS and esxDOS), and optionally</text:span></text:p>
      <text:p text:style-name="P196">; <text:span text:style-name="T197">change the LODDRV and SAVDRV system variables (affecting NextBASIC LOAD/SAVE).</text:span></text:p>
      <text:p text:style-name="P448">; ***************************************************************************</text:p>
      <text:p text:style-name="P195">; * M_TAPEIN ($8b) <text:s text:c="57"/>*</text:p>
      <text:p text:style-name="P195">; ***************************************************************************</text:p>
      <text:p text:style-name="P195">; Tape input redirection control.</text:p>
      <text:p text:style-name="P195">; Entry:</text:p>
      <text:p text:style-name="P195">; <text:s text:c="6"/>B=0, in_open:</text:p>
      <text:p text:style-name="P197">; <text:s text:c="14"/>Attach tap file with name at IX<text:span text:style-name="T144"> [HL from dot command]</text:span>,</text:p>
      <text:p text:style-name="P197">; <text:s text:c="14"/>drive in A</text:p>
      <text:p text:style-name="P195">; <text:s text:c="6"/>B=1, in_close:</text:p>
      <text:p text:style-name="P195">; <text:s text:c="14"/>Detach tap file</text:p>
      <text:p text:style-name="P195">; <text:s text:c="6"/>B=2, in_info:</text:p>
      <text:p text:style-name="P197">; <text:s text:c="14"/>Return attached filename to buffer at IX<text:span text:style-name="T144"> [HL from dot command],</text:span></text:p>
      <text:p text:style-name="P197">; <text:s text:c="14"/>and drive<text:span text:style-name="T239"> (always '*' from NextZXOS v2.07)</text:span> in A</text:p>
      <text:p text:style-name="P195">; <text:s text:c="6"/>B=3, in_setpos:</text:p>
      <text:p text:style-name="P195">; <text:s text:c="14"/>Set position of tape pointer to block DE (0=start)</text:p>
      <text:p text:style-name="P195">; <text:s text:c="6"/>B=4, in_getpos:</text:p>
      <text:p text:style-name="P195">; <text:s text:c="14"/>Get position of tape pointer, in blocks, to HL</text:p>
      <text:p text:style-name="P195">; <text:s text:c="6"/>B=5, in_pause:</text:p>
      <text:p text:style-name="P195">; <text:s text:c="14"/>Toggles pause delay when loading SCREEN$</text:p>
      <text:p text:style-name="P195">; <text:s text:c="14"/>On exit, A=1 if pause now enabled, A=0 if not</text:p>
      <text:p text:style-name="P195">; <text:s text:c="6"/>B=6, in_flags:</text:p>
      <text:p text:style-name="P195">; <text:s text:c="14"/>Set tape flags to A</text:p>
      <text:p text:style-name="P195">; <text:s text:c="14"/>bit 0: 1=pause delay at SCREEN$ (as set by in_pause)</text:p>
      <text:p text:style-name="P195">; <text:s text:c="14"/>bit 1: 1=simulate tape loading with border/sound</text:p>
      <text:p text:style-name="P195">; <text:s text:c="14"/><text:span text:style-name="T194">On exit, A=previous value of the tape flags</text:span></text:p>
      <text:p text:style-name="P195"/>
      <text:p text:style-name="P195"/>
      <text:p text:style-name="P195">; ***************************************************************************</text:p>
      <text:p text:style-name="P195">; * M_TAPEOUT ($8c) <text:s text:c="56"/>*</text:p>
      <text:p text:style-name="P195">; ***************************************************************************</text:p>
      <text:p text:style-name="P195">; Tape output redirection control.</text:p>
      <text:p text:style-name="P195">; Entry:</text:p>
      <text:p text:style-name="P195">; <text:s text:c="6"/>B=0, out_open:</text:p>
      <text:p text:style-name="P197">; <text:s text:c="14"/>Create/attach tap file with name at IX<text:span text:style-name="T144"> [HL from dot command]</text:span></text:p>
      <text:p text:style-name="P197">; <text:s text:c="14"/>for appending, drive A</text:p>
      <text:p text:style-name="P195">; <text:s text:c="6"/>B=1, out_close:</text:p>
      <text:p text:style-name="P195">; <text:s text:c="14"/>Detach tap file</text:p>
      <text:p text:style-name="P195">; <text:s text:c="6"/>B=2, out_info:</text:p>
      <text:p text:style-name="P197">; <text:s text:c="14"/>Return attached filename to buffer at IX<text:span text:style-name="T144"> [HL from dot command]</text:span></text:p>
      <text:p text:style-name="P197">; <text:s text:c="14"/>and drive<text:span text:style-name="T239"> (always '*' from NextZXOS v2.07)</text:span> in A</text:p>
      <text:p text:style-name="P195">; <text:s text:c="6"/>B=3, out_trunc:</text:p>
      <text:p text:style-name="P197">; <text:s text:c="14"/>Create/overwrite tap file with name at IX<text:span text:style-name="T144"> [HL from dot command],</text:span></text:p>
      <text:p text:style-name="P197">; <text:s text:c="14"/>drive A</text:p>
      <text:p text:style-name="P195"/>
      <text:p text:style-name="P199"/>
      <text:p text:style-name="P199">; ***************************************************************************</text:p>
      <text:p text:style-name="P199">; * M_GET<text:span text:style-name="T154">HANDLE</text:span> ($8<text:span text:style-name="T153">d</text:span>) <text:s text:c="54"/>*</text:p>
      <text:p text:style-name="P199">; ***************************************************************************</text:p>
      <text:p text:style-name="P199">; Get the <text:span text:style-name="T153">file handle of the currently running dot command</text:span></text:p>
      <text:p text:style-name="P199">; Entry:</text:p>
      <text:p text:style-name="P199">; <text:s text:c="6"/>-</text:p>
      <text:p text:style-name="P199">; Exit:</text:p>
      <text:p text:style-name="P199">; <text:s text:c="6"/><text:span text:style-name="T153">A=handle</text:span></text:p>
      <text:p text:style-name="P199">; <text:s text:c="6"/>Fc=0</text:p>
      <text:p text:style-name="P199">;</text:p>
      <text:p text:style-name="P199">; <text:span text:style-name="T153">NOTES:</text:span></text:p>
      <text:p text:style-name="P199">; <text:span text:style-name="T153">This call allows dot commands which are &gt;8K to read further data direct</text:span></text:p>
      <text:p text:style-name="P199">; <text:span text:style-name="T153">from their own file (for loading into another memory area, or overlaying</text:span></text:p>
      <text:p text:style-name="P199">; <text:span text:style-name="T153">as required into the normal 8K dot command area currently in use).</text:span></text:p>
      <text:p text:style-name="P199">; <text:span text:style-name="T153">On entry to a dot command, the file is left open with the file pointer</text:span></text:p>
      <text:p text:style-name="P250">; positioned directly after the first 8K.</text:p>
      <text:p text:style-name="P199">; <text:span text:style-name="T153">This call returns meaningless results if not called from a dot command.</text:span></text:p>
      <text:p text:style-name="P449">; ***************************************************************************</text:p>
      <text:p text:style-name="P198">; * M_GETDATE ($8e) <text:s text:c="56"/>*</text:p>
      <text:p text:style-name="P198">; ***************************************************************************</text:p>
      <text:p text:style-name="P198">; Get the current date/time.</text:p>
      <text:p text:style-name="P198">; Entry:</text:p>
      <text:p text:style-name="P198">; <text:s text:c="6"/>-</text:p>
      <text:p text:style-name="P198">; Exit:</text:p>
      <text:p text:style-name="P198">; <text:s text:c="6"/>Fc=0 if RTC present and providing valid date/time, and:</text:p>
      <text:p text:style-name="P198">; <text:s text:c="14"/>BC=date, in MS-DOS format</text:p>
      <text:p text:style-name="P198">; <text:s text:c="14"/>DE=time, in MS-DOS format</text:p>
      <text:p text:style-name="P414">; <text:s text:c="14"/><text:span text:style-name="T215">H=secs to 1-second precision</text:span></text:p>
      <text:p text:style-name="P431">; <text:s text:c="16"/>(time in DE only provides 2-sec precision)</text:p>
      <text:p text:style-name="P431">; <text:s text:c="14"/>L=100ths of second (or $ff if not supported by RTC module)</text:p>
      <text:p text:style-name="P200">; <text:s text:c="6"/>Fc=1 if no RTC, or invalid date/time, and:</text:p>
      <text:p text:style-name="P198">; <text:s text:c="14"/>BC=0</text:p>
      <text:p text:style-name="P198">; <text:s text:c="14"/>DE=0</text:p>
      <text:p text:style-name="P245">; <text:s text:c="14"/><text:span text:style-name="T216">HL undefined</text:span></text:p>
      <text:p text:style-name="P245"/>
      <text:p text:style-name="P245"/>
      <text:p text:style-name="P245">; ***************************************************************************</text:p>
      <text:p text:style-name="P245">; * M_EXECCMD ($8f) <text:s text:c="56"/>*</text:p>
      <text:p text:style-name="P245">; ***************************************************************************</text:p>
      <text:p text:style-name="P245">; Execute a dot command.</text:p>
      <text:p text:style-name="P245">; Entry:</text:p>
      <text:p text:style-name="P246">; <text:s text:c="6"/>IX<text:span text:style-name="T144"> [HL from dot command]</text:span>=address of commandline,</text:p>
      <text:p text:style-name="P246">; <text:s text:c="31"/>excluding the leading "."</text:p>
      <text:p text:style-name="P245">; <text:s text:c="31"/>terminated with $00 (or $0d, or ':')</text:p>
      <text:p text:style-name="P245">; Exit (success):</text:p>
      <text:p text:style-name="P245">; <text:s text:c="6"/>Fc=0</text:p>
      <text:p text:style-name="P245">; Exit (failure):</text:p>
      <text:p text:style-name="P245">; <text:s text:c="6"/>Fc=1</text:p>
      <text:p text:style-name="P245">; <text:s text:c="6"/>A=error code (0 means user-defined error)</text:p>
      <text:p text:style-name="P245">; <text:s text:c="6"/>HL=address of user-defined error message within dot command</text:p>
      <text:p text:style-name="P245">;</text:p>
      <text:p text:style-name="P245">; NOTES:</text:p>
      <text:p text:style-name="P245">; The dot command name can be fully-pathed if desired. If just a name is</text:p>
      <text:p text:style-name="P245">; provided, it is opened from the C:/<text:span text:style-name="T188">DOT</text:span> directory.</text:p>
      <text:p text:style-name="P245">; <text:s text:c="2"/>eg: defm <text:s text:c="3"/>"hexdump afile.txt",0 <text:s text:c="10"/>; runs c:/<text:span text:style-name="T188">dot</text:span>/hexdump</text:p>
      <text:p text:style-name="P245">; <text:s text:c="6"/>defm <text:s text:c="3"/>"./mycommand.dot afile.txt",0 <text:s text:c="2"/>; runs mycommand.dot in current</text:p>
      <text:p text:style-name="P245">; <text:s text:c="46"/>; directory</text:p>
      <text:p text:style-name="P245">; If A=0, the dot command has provided its own error message but this is not</text:p>
      <text:p text:style-name="P245">; normally accessible. It can be read using the M_GETERR hook.</text:p>
      <text:p text:style-name="P245">; This hook cannot be used from within another dot command.</text:p>
      <text:p text:style-name="P267"/>
      <text:p text:style-name="P267"/>
      <text:p text:style-name="P267">; ***************************************************************************</text:p>
      <text:p text:style-name="P267">; * M_<text:span text:style-name="T247">AUTOLOAD</text:span> ($9<text:span text:style-name="T247">0</text:span>) <text:s text:c="55"/>*</text:p>
      <text:p text:style-name="P267">; ***************************************************************************</text:p>
      <text:p text:style-name="P303">; Load a BASIC program from tape or disk.</text:p>
      <text:p text:style-name="P303">; Entry: A=0:</text:p>
      <text:p text:style-name="P303">; <text:s text:c="11"/>load next BASIC program from tape (or .TAP, if redirected)</text:p>
      <text:p text:style-name="P303">; <text:s text:c="7"/>or</text:p>
      <text:p text:style-name="P303">; <text:s text:c="7"/>A=drive specifier</text:p>
      <text:p text:style-name="P303">; <text:s text:c="7"/>IX [HL from dot command]=filename</text:p>
      <text:p text:style-name="P303">; <text:s text:c="11"/>load named BASIC program from disk</text:p>
      <text:p text:style-name="P303">;</text:p>
      <text:p text:style-name="P303">; Exit (success):</text:p>
      <text:p text:style-name="P303">; <text:s text:c="6"/>does not return if successfull</text:p>
      <text:p text:style-name="P303">; Exit (failure):</text:p>
      <text:p text:style-name="P303">; <text:s text:c="6"/>Fc=1</text:p>
      <text:p text:style-name="P303">;<text:tab/> <text:s/>A=error code</text:p>
      <text:p text:style-name="P303"/>
      <text:p text:style-name="P462">; ***************************************************************************</text:p>
      <text:p text:style-name="P266">; * M_SETCAPS ($91) <text:s text:c="56"/>*</text:p>
      <text:p text:style-name="P266">; ***************************************************************************</text:p>
      <text:p text:style-name="P266">; Entry: A=capabilities to set:</text:p>
      <text:p text:style-name="P266">; <text:s text:c="10"/>bit 7=1, do not erase new file data in f_truncate/f_ftruncate</text:p>
      <text:p text:style-name="P266">; <text:s text:c="19"/>(increases performance of these calls)</text:p>
      <text:p text:style-name="P266">; <text:s text:c="10"/>bits 0..6: reserved, must be zero</text:p>
      <text:p text:style-name="P266">; Exit: <text:s/>Fc=0, success</text:p>
      <text:p text:style-name="P266">; <text:s text:c="7"/>E=previous capabilities</text:p>
      <text:p text:style-name="P266">;</text:p>
      <text:p text:style-name="P266">; NOTE: This call is only available from NextZXOS v1.98M+.</text:p>
      <text:p text:style-name="P266">; <text:s text:c="6"/>Earlier versions will return with Fc=1 (error) and A=esx_enocmd</text:p>
      <text:p text:style-name="P266">; NOTE: You should save the original value of the capabilities which is</text:p>
      <text:p text:style-name="P266">; <text:s text:c="6"/>returned in E. After completing the calls you need with your altered</text:p>
      <text:p text:style-name="P266">; <text:s text:c="6"/>capabilities, restore the original value by calling M_SETCAPS again</text:p>
      <text:p text:style-name="P266">; <text:s text:c="6"/>with the value that was previously returned in E.</text:p>
      <text:p text:style-name="P266">; <text:s text:c="6"/>This will ensure that other programs running after you have exited</text:p>
      <text:p text:style-name="P266">; <text:s text:c="6"/>will continue to see the original expected behaviour.</text:p>
      <text:p text:style-name="P457"/>
      <text:p text:style-name="P261">; ***************************************************************************</text:p>
      <text:p text:style-name="P261">; * M_DRVAPI ($92) <text:s text:c="57"/>*</text:p>
      <text:p text:style-name="P261">; ***************************************************************************</text:p>
      <text:p text:style-name="P261">; Access API for installable drivers.</text:p>
      <text:p text:style-name="P261">; Entry:</text:p>
      <text:p text:style-name="P261">; <text:s text:c="6"/>C=driver id (0=driver API)</text:p>
      <text:p text:style-name="P261">; <text:s text:c="6"/>B=call id</text:p>
      <text:p text:style-name="P261">; <text:s text:c="6"/>HL,DE=other parameters</text:p>
      <text:p text:style-name="P261">; Exit (success):</text:p>
      <text:p text:style-name="P261">; <text:s text:c="6"/>Fc=0</text:p>
      <text:p text:style-name="P261">; <text:s text:c="6"/>other values depend on API call</text:p>
      <text:p text:style-name="P261">; Exit (failure):</text:p>
      <text:p text:style-name="P261">; <text:s text:c="6"/>Fc=1</text:p>
      <text:p text:style-name="P261">; <text:s text:c="6"/>A=0, driver not found</text:p>
      <text:p text:style-name="P261">; <text:s text:c="6"/>else A=driver-specific error code (esxDOS error code for driver API)</text:p>
      <text:p text:style-name="P261"/>
      <text:p text:style-name="P261">; If C=0, the driver API is selected and calls are as follows:</text:p>
      <text:p text:style-name="P261">; <text:span text:style-name="T166">(Note that these are not really useful for user applications; they are used</text:span></text:p>
      <text:p text:style-name="P261">; <text:span text:style-name="T166">by the .install/.uninstall dot commands).</text:span></text:p>
      <text:p text:style-name="P261">;</text:p>
      <text:p text:style-name="P261">; B=0, query the RTC</text:p>
      <text:p text:style-name="P261">; (returns the same results as M_GETDATE)</text:p>
      <text:p text:style-name="P261">;</text:p>
      <text:p text:style-name="P261">; B=1, install a driver</text:p>
      <text:p text:style-name="P261">; <text:s text:c="6"/>D=number of relocations (0-255)</text:p>
      <text:p text:style-name="P261">; <text:s text:c="6"/>E=driver id, with bit 7=1 if should be called on an IM1 interrupt</text:p>
      <text:p text:style-name="P261">; <text:s text:c="6"/>HL=address of 512-byte driver code followed by D x 2-byte reloc offsets</text:p>
      <text:p text:style-name="P261">; Possible error values are:</text:p>
      <text:p text:style-name="P261">; <text:s text:c="6"/>esx_eexist (18) <text:s text:c="8"/>driver with same id already installed</text:p>
      <text:p text:style-name="P261">; <text:s text:c="6"/>esx_einuse (23) <text:s text:c="8"/>no free driver slots available</text:p>
      <text:p text:style-name="P261">; <text:s text:c="6"/>esx_eloadingko (26) <text:s text:c="4"/>bad relocation table</text:p>
      <text:p text:style-name="P261">;</text:p>
      <text:p text:style-name="P261">; B=2, uninstall a driver</text:p>
      <text:p text:style-name="P261">; <text:s text:c="6"/>E=driver id (bit 7 ignored)</text:p>
      <text:p text:style-name="P261">;</text:p>
      <text:p text:style-name="P261">; B=3, get paging value for driver banks</text:p>
      <text:p text:style-name="P261">; <text:s text:c="6"/>C=port (always $e3 on ZXNext)</text:p>
      <text:p text:style-name="P261">; <text:s text:c="6"/>A=paging value for DivMMC bank containing drivers</text:p>
      <text:p text:style-name="P272">;</text:p>
      <text:p text:style-name="P272">; B=4, get driver image</text:p>
      <text:p text:style-name="P272">; <text:s text:c="6"/>E=driver id (bit 7 ignored)</text:p>
      <text:p text:style-name="P272">; <text:s text:c="6"/>HL=address of 512-byte buffer</text:p>
      <text:p text:style-name="P272"/>
      <text:p text:style-name="P272">; <text:span text:style-name="T207">NOTES:</text:span></text:p>
      <text:p text:style-name="P272">; <text:span text:style-name="T207">Any provided buffer addresses must be located &gt;=$4000 since the lower 16K of</text:span></text:p>
      <text:p text:style-name="P272">; <text:span text:style-name="T207">memory is occupied with driver memory when this call is in operation.</text:span></text:p>
      <text:p text:style-name="P455">; ***************************************************************************</text:p>
      <text:p text:style-name="P251">; * M_GETERR ($93) <text:s text:c="57"/>*</text:p>
      <text:p text:style-name="P251">; ***************************************************************************</text:p>
      <text:p text:style-name="P251">; Entry:</text:p>
      <text:p text:style-name="P251">; <text:s text:c="6"/>A=esxDOS error code, or 0=user defined error from dot command</text:p>
      <text:p text:style-name="P252">; <text:s text:c="6"/>if A=0, IX<text:span text:style-name="T144"> [HL from dot command]</text:span>=error message address from dot command</text:p>
      <text:p text:style-name="P251">;</text:p>
      <text:p text:style-name="P251">; <text:s text:c="6"/>B=0, generate BASIC error report (does not return)</text:p>
      <text:p text:style-name="P251">; <text:s text:c="6"/>B=1, return error message to 32-byte buffer at DE</text:p>
      <text:p text:style-name="P202">;</text:p>
      <text:p text:style-name="P202">; <text:span text:style-name="T158">NOTES:</text:span></text:p>
      <text:p text:style-name="P248">; Dot commands may use this call to fetch a standard esxDOS error message</text:p>
      <text:p text:style-name="P248">; (with B=1), but must not use it to generate an error report (with B=0) as</text:p>
      <text:p text:style-name="P248">; this would short-circuit the tidy-up code.</text:p>
      <text:p text:style-name="P248">; User programs may use the call to generate any custom error message (and not</text:p>
      <text:p text:style-name="P248">; just a custom message returned by a dot command). To do this, enter with</text:p>
      <text:p text:style-name="P249">; A=0 and IX<text:span text:style-name="T144"> [HL from dot command]</text:span>=address of custom message, &gt;=$4000.</text:p>
      <text:p text:style-name="P248">; Custom error messages must be terminated with bit 7 set on the final</text:p>
      <text:p text:style-name="P248">; character.</text:p>
      <text:p text:style-name="P202"/>
      <text:p text:style-name="P202"/>
      <text:p text:style-name="P202">; ***************************************************************************</text:p>
      <text:p text:style-name="P201">; * M_P3DOS ($94) <text:s text:c="58"/>*</text:p>
      <text:p text:style-name="P201">; ***************************************************************************</text:p>
      <text:p text:style-name="P201">; Make a +3DOS/IDEDOS/NextZXOS API call.</text:p>
      <text:p text:style-name="P201">; Entry:</text:p>
      <text:p text:style-name="P201">; <text:s text:c="6"/>DE=+3DOS/IDEDOS/NextZXOS call ID</text:p>
      <text:p text:style-name="P201">; <text:s text:c="6"/>C=RAM bank that needs to be paged (usually 7, but 0 for some calls)</text:p>
      <text:p text:style-name="P204">; <text:s text:c="6"/>B'C',D'E',H'L',AF,IX<text:span text:style-name="T144"> [HL from dot command]</text:span> contain entry parameters</text:p>
      <text:p text:style-name="P204">; <text:s text:c="6"/>for call</text:p>
      <text:p text:style-name="P201">; Exit:</text:p>
      <text:p text:style-name="P201">; <text:s text:c="6"/>exit values as described for +3DOS/IDEDOS/NextZXOS call ID</text:p>
      <text:p text:style-name="P201">; <text:s text:c="6"/>EXCEPT: any value to be returned in IX will instead be in H'L'</text:p>
      <text:p text:style-name="P201">; <text:s text:c="6"/>All registers except IX,IY may be changed.</text:p>
      <text:p text:style-name="P201">;</text:p>
      <text:p text:style-name="P201">; NOTES:</text:p>
      <text:p text:style-name="P201">;</text:p>
      <text:p text:style-name="P201">; <text:span text:style-name="T200">B'C', D'E', H'L' contain the entry parameters that the +3DOS API call</text:span></text:p>
      <text:p text:style-name="P287">; expects to be in BC, DE, HL.</text:p>
      <text:p text:style-name="P287">;</text:p>
      <text:p text:style-name="P201">; <text:span text:style-name="T200">As with other esxDOS API calls, any IX entry parameter should instead be</text:span></text:p>
      <text:p text:style-name="P287">; loaded into HL if making the call from within a dot command.</text:p>
      <text:p text:style-name="P201">;</text:p>
      <text:p text:style-name="P201">; Do not attempt to use this hook code unless you are running in NextZXOS mode</text:p>
      <text:p text:style-name="P201">; (can be determined by using the M_DOSVERSION hook).</text:p>
      <text:p text:style-name="P201">;</text:p>
      <text:p text:style-name="P201">; Any parameters which are addresses of data (eg filenames etc) must lie between ; $4000...$BFE0.</text:p>
      <text:p text:style-name="P201">;</text:p>
      <text:p text:style-name="P203">; Any errors returned will be +3DOS/IDEDOS/NextZXOS error codes, not esxDOS</text:p>
      <text:p text:style-name="P203">; error codes. Additionally, carry flag RESET indicates an error condition.</text:p>
      <text:p text:style-name="P201">;</text:p>
      <text:p text:style-name="P201">; No $DFFD paging should be in force.</text:p>
      <text:p text:style-name="P201">;</text:p>
      <text:p text:style-name="P201">; MMU2 ($4000-$5fff) must be the default (lower half of RAM bank 5), containing</text:p>
      <text:p text:style-name="P201">; the system variables.</text:p>
      <text:p text:style-name="P201">;</text:p>
      <text:p text:style-name="P201">; The stack should be in normal configuration (not in TSTACK). <text:span text:style-name="T208">For calls with</text:span></text:p>
      <text:p text:style-name="P201">; <text:span text:style-name="T208">C=7 (ie requiring RAM7 at the top and the stack below $bfe0), M_P3DOS will</text:span></text:p>
      <text:p text:style-name="P201">; <text:span text:style-name="T208">automatically switch the stack into TSTACK during the call, so there is no</text:span></text:p>
      <text:p text:style-name="P201">; <text:span text:style-name="T208">need for calling code to adjust stack location before invoking M_P3DOS.</text:span></text:p>
      <text:p text:style-name="P201">;</text:p>
      <text:p text:style-name="P201"><text:soft-page-break/>; For calls requiring normal configuration (ROM2/5/2/0), RAM0 must already</text:p>
      <text:p text:style-name="P205">; be paged, <text:span text:style-name="T225">and SP should still be in the region it was on entry to the dot</text:span></text:p>
      <text:p text:style-name="P205"><text:span text:style-name="T225">; command (between (STKEND) and (RAMTOP))</text:span>.</text:p>
      <text:p text:style-name="P206">; For other calls, any banks can be paged at $c000, <text:span text:style-name="T226">and SP may be anywhere</text:span></text:p>
      <text:p text:style-name="P206">; <text:span text:style-name="T226">except within TSTACK.</text:span></text:p>
      <text:p text:style-name="P456">; ***************************************************************************</text:p>
      <text:p text:style-name="P207">; * M_ERRH ($95) <text:s text:c="59"/>*</text:p>
      <text:p text:style-name="P207">; ***************************************************************************</text:p>
      <text:p text:style-name="P207">; Install error handler for dot command.</text:p>
      <text:p text:style-name="P207">; Entry: HL=address of error handler within dot command</text:p>
      <text:p text:style-name="P207">;<text:tab/><text:tab/>(0 to change back to standard handler)</text:p>
      <text:p text:style-name="P207">;</text:p>
      <text:p text:style-name="P207">; NOTES:</text:p>
      <text:p text:style-name="P207">; Can only be used from within a dot command.</text:p>
      <text:p text:style-name="P207">; If any BASIC error occurs during a call to ROM3 (using RST $10 or RST $18)</text:p>
      <text:p text:style-name="P207">; then your error handler will be entered with:</text:p>
      <text:p text:style-name="P207">; <text:s text:c="7"/>DE=address that would have been returned to if the error had not</text:p>
      <text:p text:style-name="P207">; <text:s text:c="10"/>occurred</text:p>
      <text:p text:style-name="P207">; <text:s text:c="7"/>A=BASIC error code-1 (eg 8=9 STOP statement)</text:p>
      <text:p text:style-name="P208"/>
      <text:p text:style-name="P450">; ***************************************************************************</text:p>
      <text:p text:style-name="P208">; * F_OPEN <text:span text:style-name="T145">($9a)</text:span> <text:s text:c="59"/>*</text:p>
      <text:p text:style-name="P208">; ***************************************************************************</text:p>
      <text:p text:style-name="P208">; Open a file.</text:p>
      <text:p text:style-name="P208">; Entry:</text:p>
      <text:p text:style-name="P208">; <text:s text:c="6"/>A=drive specifier (overridden if filespec includes a drive)</text:p>
      <text:p text:style-name="P209">; <text:s text:c="6"/>IX<text:span text:style-name="T144"> [HL from dot command]</text:span>=filespec, null-terminated</text:p>
      <text:p text:style-name="P208">; <text:s text:c="6"/>B=access modes, a combination of:</text:p>
      <text:p text:style-name="P208">; <text:s text:c="8"/>any/all of:</text:p>
      <text:p text:style-name="P208">;<text:tab/><text:tab/>esx_mode_read <text:s text:c="10"/>$01<text:tab/><text:tab/>request read access</text:p>
      <text:p text:style-name="P208">;<text:tab/><text:tab/>esx_mode_write <text:s text:c="9"/>$02<text:tab/><text:tab/>request write access</text:p>
      <text:p text:style-name="P208">;<text:tab/><text:tab/>esx_mode_use_header <text:s text:c="4"/>$40<text:tab/><text:tab/>read/write +3DOS header</text:p>
      <text:p text:style-name="P208">; <text:s text:c="8"/>plus one of:</text:p>
      <text:p text:style-name="P208">;<text:tab/><text:tab/>esx_mode_open_exist <text:s text:c="4"/>$00<text:tab/><text:tab/>only open existing file</text:p>
      <text:p text:style-name="P208">;<text:tab/><text:tab/>esx_mode_open_creat <text:s text:c="4"/>$08<text:tab/><text:tab/>open existing or create file</text:p>
      <text:p text:style-name="P208">;<text:tab/><text:tab/>esx_mode_creat_noexist <text:s/>$04<text:tab/><text:tab/>create new file, error if exists</text:p>
      <text:p text:style-name="P208">;<text:tab/><text:tab/>esx_mode_creat_trunc <text:s text:c="3"/>$0c<text:tab/><text:tab/>create new file, delete existing</text:p>
      <text:p text:style-name="P208">; <text:s text:c="9"/></text:p>
      <text:p text:style-name="P208">; <text:s text:c="6"/>DE=8-byte buffer with/for +3DOS header data (if specified in mode)</text:p>
      <text:p text:style-name="P208">; <text:s text:c="6"/>(NB: filetype will be set to $ff if headerless file was opened)</text:p>
      <text:p text:style-name="P208">; Exit (success):</text:p>
      <text:p text:style-name="P208">; <text:s text:c="6"/>Fc=0</text:p>
      <text:p text:style-name="P208">; <text:s text:c="6"/>A=file handle</text:p>
      <text:p text:style-name="P208">; Exit (failure):</text:p>
      <text:p text:style-name="P208">; <text:s text:c="6"/>Fc=1</text:p>
      <text:p text:style-name="P208">; <text:s text:c="6"/>A=error code</text:p>
      <text:p text:style-name="P208"/>
      <text:p text:style-name="P207"/>
      <text:p text:style-name="P210">; ***************************************************************************</text:p>
      <text:p text:style-name="P210">; * F_CLOSE ($9b) <text:s text:c="58"/>*</text:p>
      <text:p text:style-name="P210">; ***************************************************************************</text:p>
      <text:p text:style-name="P210">; Close a file or directory.</text:p>
      <text:p text:style-name="P210">; Entry:</text:p>
      <text:p text:style-name="P210">; <text:s text:c="6"/>A=file handle or directory handle</text:p>
      <text:p text:style-name="P210">; Exit (success):</text:p>
      <text:p text:style-name="P210">; <text:s text:c="6"/>Fc=0</text:p>
      <text:p text:style-name="P210">; <text:s text:c="6"/>A=0</text:p>
      <text:p text:style-name="P210">; Exit (failure):</text:p>
      <text:p text:style-name="P210">; <text:s text:c="6"/>Fc=1</text:p>
      <text:p text:style-name="P210">; <text:s text:c="6"/>A=error code</text:p>
      <text:p text:style-name="P210"/>
      <text:p text:style-name="P210"/>
      <text:p text:style-name="P210">; ***************************************************************************</text:p>
      <text:p text:style-name="P210">; * F_SYNC ($9c) <text:s text:c="59"/>*</text:p>
      <text:p text:style-name="P210">; ***************************************************************************</text:p>
      <text:p text:style-name="P210">; Sync file changes to disk.</text:p>
      <text:p text:style-name="P210">; Entry:</text:p>
      <text:p text:style-name="P210">; <text:s text:c="6"/>A=file handle</text:p>
      <text:p text:style-name="P210">; Exit (success):</text:p>
      <text:p text:style-name="P210">; <text:s text:c="6"/>Fc=0</text:p>
      <text:p text:style-name="P210">; Exit (failure):</text:p>
      <text:p text:style-name="P210">; <text:s text:c="6"/>Fc=1</text:p>
      <text:p text:style-name="P210">; <text:s text:c="6"/>A=error code</text:p>
      <text:p text:style-name="P210"/>
      <text:p text:style-name="P451">; ***************************************************************************</text:p>
      <text:p text:style-name="P210">; * F_READ ($9d) <text:s text:c="59"/>*</text:p>
      <text:p text:style-name="P210">; ***************************************************************************</text:p>
      <text:p text:style-name="P210">; Read bytes from file.</text:p>
      <text:p text:style-name="P210">; Entry:</text:p>
      <text:p text:style-name="P210">; <text:s text:c="6"/>A=file handle</text:p>
      <text:p text:style-name="P211">; <text:s text:c="6"/>IX<text:span text:style-name="T144"> [HL from dot command]</text:span>=address</text:p>
      <text:p text:style-name="P210">; <text:s text:c="6"/>BC=bytes to read</text:p>
      <text:p text:style-name="P210">; Exit (success):</text:p>
      <text:p text:style-name="P210">; <text:s text:c="6"/>Fc=0</text:p>
      <text:p text:style-name="P210">; <text:s text:c="6"/>BC=bytes actually read (also in DE)</text:p>
      <text:p text:style-name="P210">; <text:s text:c="6"/>HL=address following bytes read</text:p>
      <text:p text:style-name="P210">; Exit (failure):</text:p>
      <text:p text:style-name="P210">; <text:s text:c="6"/>Fc=1</text:p>
      <text:p text:style-name="P210">; <text:s text:c="6"/>BC=bytes actually read</text:p>
      <text:p text:style-name="P210">; <text:s text:c="6"/>A=error code</text:p>
      <text:p text:style-name="P210">;</text:p>
      <text:p text:style-name="P210">; NOTES:</text:p>
      <text:p text:style-name="P210">; EOF is not an error, check BC to determine if all bytes requested were read.</text:p>
      <text:p text:style-name="P210"/>
      <text:p text:style-name="P212"/>
      <text:p text:style-name="P212">; ***************************************************************************</text:p>
      <text:p text:style-name="P212">; * F_WRITE ($9e) <text:s text:c="58"/>*</text:p>
      <text:p text:style-name="P212">; ***************************************************************************</text:p>
      <text:p text:style-name="P212">; Write bytes to file.</text:p>
      <text:p text:style-name="P212">; Entry:</text:p>
      <text:p text:style-name="P212">; <text:s text:c="6"/>A=file handle</text:p>
      <text:p text:style-name="P213">; <text:s text:c="6"/>IX<text:span text:style-name="T144"> [HL from dot command]</text:span>=address</text:p>
      <text:p text:style-name="P212">; <text:s text:c="6"/>BC=bytes to write</text:p>
      <text:p text:style-name="P212">; Exit (success):</text:p>
      <text:p text:style-name="P212">; <text:s text:c="6"/>Fc=0</text:p>
      <text:p text:style-name="P212">; <text:s text:c="6"/>BC=bytes actually written</text:p>
      <text:p text:style-name="P212">; Exit (failure):</text:p>
      <text:p text:style-name="P212">; <text:s text:c="6"/>Fc=1</text:p>
      <text:p text:style-name="P212">; <text:s text:c="6"/>BC=bytes actually written</text:p>
      <text:p text:style-name="P212"/>
      <text:p text:style-name="P214"/>
      <text:p text:style-name="P215">; ***************************************************************************</text:p>
      <text:p text:style-name="P215">; * F_SEEK <text:span text:style-name="T146">($9f)</text:span> <text:s text:c="59"/>*</text:p>
      <text:p text:style-name="P215">; ***************************************************************************</text:p>
      <text:p text:style-name="P215">; Seek to position in file.</text:p>
      <text:p text:style-name="P215">; Entry:</text:p>
      <text:p text:style-name="P215">; <text:s text:c="6"/>A=file handle</text:p>
      <text:p text:style-name="P215">; <text:s text:c="6"/>BCDE=bytes to seek</text:p>
      <text:p text:style-name="P216">; <text:s text:c="6"/>IXL<text:span text:style-name="T144"> [L from dot command]</text:span>=seek mode:</text:p>
      <text:p text:style-name="P215">;<text:tab/><text:tab/><text:tab/>esx_seek_set<text:tab/>$00<text:tab/>set the fileposition to BCDE</text:p>
      <text:p text:style-name="P215">;<text:tab/><text:tab/><text:tab/>esx_seek_fwd<text:tab/>$01<text:tab/>add BCDE to the fileposition</text:p>
      <text:p text:style-name="P215">;<text:tab/><text:tab/><text:tab/>esx_seek_bwd<text:tab/>$02<text:tab/>subtract BCDE from the fileposition</text:p>
      <text:p text:style-name="P215">; Exit (success):</text:p>
      <text:p text:style-name="P215">; <text:s text:c="6"/>Fc=0</text:p>
      <text:p text:style-name="P215">; <text:s text:c="6"/>BCDE=current position</text:p>
      <text:p text:style-name="P215">; Exit (failure):</text:p>
      <text:p text:style-name="P215">; <text:s text:c="6"/>Fc=1</text:p>
      <text:p text:style-name="P215">; <text:s text:c="6"/>A=error code</text:p>
      <text:p text:style-name="P215">;</text:p>
      <text:p text:style-name="P215">; NOTES:</text:p>
      <text:p text:style-name="P215">; Attempts to seek past beginning/end of file leave BCDE=position=0/filesize</text:p>
      <text:p text:style-name="P215">; respectively, with no error.</text:p>
      <text:p text:style-name="P217"/>
      <text:p text:style-name="P452">; ***************************************************************************</text:p>
      <text:p text:style-name="P217">; * F_FGETPOS ($a0) <text:s text:c="56"/>*</text:p>
      <text:p text:style-name="P217">; ***************************************************************************</text:p>
      <text:p text:style-name="P217">; Get current file position.</text:p>
      <text:p text:style-name="P217">; Entry:</text:p>
      <text:p text:style-name="P217">; <text:s text:c="6"/>A=file handle</text:p>
      <text:p text:style-name="P217">; Exit (success):</text:p>
      <text:p text:style-name="P217">; <text:s text:c="6"/>Fc=0</text:p>
      <text:p text:style-name="P217">; <text:s text:c="6"/>BCDE=current position</text:p>
      <text:p text:style-name="P217">; Exit (failure):</text:p>
      <text:p text:style-name="P217">; <text:s text:c="6"/>Fc=1</text:p>
      <text:p text:style-name="P217">; <text:s text:c="6"/>A=error code</text:p>
      <text:p text:style-name="P217"/>
      <text:p text:style-name="P217"/>
      <text:p text:style-name="P217">; ***************************************************************************</text:p>
      <text:p text:style-name="P217">; * F_FSTAT ($a1) <text:s text:c="58"/>*</text:p>
      <text:p text:style-name="P217">; ***************************************************************************</text:p>
      <text:p text:style-name="P217">; Get file information/status.</text:p>
      <text:p text:style-name="P217">; Entry:</text:p>
      <text:p text:style-name="P217">; <text:s text:c="6"/>A=file handle</text:p>
      <text:p text:style-name="P219">; <text:s text:c="6"/>IX<text:span text:style-name="T144"> [HL from dot command]</text:span>=11-byte buffer address</text:p>
      <text:p text:style-name="P217">; Exit (success):</text:p>
      <text:p text:style-name="P217">; <text:s text:c="6"/>Fc=0</text:p>
      <text:p text:style-name="P217">; Exit (failure):</text:p>
      <text:p text:style-name="P217">; <text:s text:c="6"/>Fc=1</text:p>
      <text:p text:style-name="P217">; <text:s text:c="6"/>A=error code</text:p>
      <text:p text:style-name="P217">;</text:p>
      <text:p text:style-name="P217">; NOTES:</text:p>
      <text:p text:style-name="P217">; The following details are returned in the 11-byte buffer:</text:p>
      <text:p text:style-name="P217">; <text:s text:c="2"/>+0(1)<text:tab/>'*'</text:p>
      <text:p text:style-name="P217">; <text:s text:c="2"/>+1(1)<text:tab/>$81</text:p>
      <text:p text:style-name="P217">; <text:s text:c="2"/>+2(1)<text:tab/>file attributes (MS-DOS format)</text:p>
      <text:p text:style-name="P217">; <text:s text:c="2"/>+3(2)<text:tab/>timestamp (MS-DOS format)</text:p>
      <text:p text:style-name="P217">; <text:s text:c="2"/>+5(2)<text:tab/>datestamp (MS-DOS format)</text:p>
      <text:p text:style-name="P217">; <text:s text:c="2"/>+7(4) <text:s text:c="2"/>file size in bytes</text:p>
      <text:p text:style-name="P217"/>
      <text:p text:style-name="P220"/>
      <text:p text:style-name="P220">; ***************************************************************************</text:p>
      <text:p text:style-name="P220">; * F_FTRUNCATE ($a2) <text:s text:c="54"/>*</text:p>
      <text:p text:style-name="P220">; ***************************************************************************</text:p>
      <text:p text:style-name="P220">; Truncate/extend file.</text:p>
      <text:p text:style-name="P220">; Entry:</text:p>
      <text:p text:style-name="P220">; <text:s text:c="6"/>A=file handle</text:p>
      <text:p text:style-name="P220">; <text:s text:c="6"/>BCDE=new filesize</text:p>
      <text:p text:style-name="P220">; Exit (success):</text:p>
      <text:p text:style-name="P220">; <text:s text:c="6"/>Fc=0</text:p>
      <text:p text:style-name="P220">; Exit (failure):</text:p>
      <text:p text:style-name="P220">; <text:s text:c="6"/>Fc=1</text:p>
      <text:p text:style-name="P220">; <text:s text:c="6"/>A=error code</text:p>
      <text:p text:style-name="P220">;</text:p>
      <text:p text:style-name="P220">; NOTES:</text:p>
      <text:p text:style-name="P222">; <text:span text:style-name="T172">The M_SETCAPS ($91) hook can be used to modify the behaviour of this call</text:span></text:p>
      <text:p text:style-name="P222">; <text:span text:style-name="T172">so that is doesn't zeroise additional file sections (improving performance).</text:span></text:p>
      <text:p text:style-name="P222">; Sets the filesize to precisely BCDE bytes.</text:p>
      <text:p text:style-name="P220">; If BCDE&lt;current filesize, the file is trunctated.</text:p>
      <text:p text:style-name="P220">; If BCDE&gt;current filesize, the file is extended. The extended part is erased</text:p>
      <text:p text:style-name="P220">; with zeroes.</text:p>
      <text:p text:style-name="P220">; The file position is unaffected. Therefore, if truncating, make sure to</text:p>
      <text:p text:style-name="P220">; set the file position within the file before further writes (otherwise it</text:p>
      <text:p text:style-name="P220">; will be extended again).</text:p>
      <text:p text:style-name="P220">; +3DOS headers are included as part of the filesize. Truncating such files is</text:p>
      <text:p text:style-name="P220">; not recommended.</text:p>
      <text:p text:style-name="P223"><text:soft-page-break/>; ***************************************************************************</text:p>
      <text:p text:style-name="P223">; * F_OPENDIR ($a3) <text:s text:c="56"/>*</text:p>
      <text:p text:style-name="P223">; ***************************************************************************</text:p>
      <text:p text:style-name="P223">; Open directory.</text:p>
      <text:p text:style-name="P223">; Entry:</text:p>
      <text:p text:style-name="P223">; <text:s text:c="6"/>A=drive specifier (overridden if filespec includes a drive)</text:p>
      <text:p text:style-name="P224">; <text:s text:c="6"/>IX<text:span text:style-name="T144"> [HL from dot command]</text:span>=directory, null-terminated</text:p>
      <text:p text:style-name="P224">;</text:p>
      <text:p text:style-name="P223">; <text:s text:c="6"/>B=access mode - <text:span text:style-name="T231">add together any or all of:</text:span></text:p>
      <text:p text:style-name="P225">;<text:tab/> <text:s/><text:span text:style-name="T231">$00 esx_mode_short_only<text:tab/></text:span>F_READDIR returns short 8.3 names</text:p>
      <text:p text:style-name="P225">; <text:s text:c="6"/><text:span text:style-name="T232">$10</text:span> esx_mode_lfn_only<text:tab/><text:tab/>F_READDIR returns LFNs only</text:p>
      <text:p text:style-name="P225">; <text:s text:c="6"/><text:span text:style-name="T232">$18</text:span> esx_mode_lfn_and_short<text:tab/>F_READDIR returns LFN followed by 8.3 name</text:p>
      <text:p text:style-name="P225">; <text:s text:c="31"/><text:tab/>(both null-terminated)</text:p>
      <text:p text:style-name="P226">; <text:s text:c="6"/><text:span text:style-name="T231">$20</text:span> esx_mode_use_wildcards<text:tab/>F_READDIR only return<text:span text:style-name="T231">s</text:span> entries matching</text:p>
      <text:p text:style-name="P226">;<text:tab/><text:tab/><text:tab/><text:tab/><text:tab/><text:tab/>wildcard</text:p>
      <text:p text:style-name="P226">; <text:s text:c="6"/><text:span text:style-name="T231">$40</text:span> esx_mode_use_header <text:s text:c="2"/><text:tab/>F_READDIR additionally returns +3DOS header</text:p>
      <text:p text:style-name="P225">; <text:s text:c="6"/><text:span text:style-name="T232">$80<text:tab/></text:span>esx_mode_sf_enable<text:tab/>enable sort/filter mode in C</text:p>
      <text:p text:style-name="P225">;</text:p>
      <text:p text:style-name="P225">; <text:s text:c="6"/>C=sort/filter mode (if enabled in access mode) – <text:span text:style-name="T234">add together</text:span>:</text:p>
      <text:p text:style-name="P225">; <text:s text:c="6"/><text:span text:style-name="T233">$80<text:tab/></text:span>esx_sf_exclude_files<text:tab/>F_READDIR doesn't return files</text:p>
      <text:p text:style-name="P225">; <text:s text:c="6"/><text:span text:style-name="T233">$40<text:tab/></text:span>esx_sf_exclude_dirs<text:tab/>F_READDIR doesn't return directories</text:p>
      <text:p text:style-name="P225">; <text:s text:c="6"/><text:span text:style-name="T233">$20<text:tab/></text:span>esx_sf_exclude_dots<text:tab/>F_READDIR doesn't return . <text:span text:style-name="T233">or</text:span> .. <text:span text:style-name="T233">director</text:span>ies</text:p>
      <text:p text:style-name="P225">;<text:tab/> <text:s/><text:span text:style-name="T233">$10 esx_sf_exclude_sys<text:tab/>F_READDIR doesn’t return system/hidden files</text:span></text:p>
      <text:p text:style-name="P225">;<text:tab/> <text:s/><text:span text:style-name="T233">$08<text:tab/></text:span>esx_sf_sort_enable<text:tab/>entries will be sorted</text:p>
      <text:p text:style-name="P225">; <text:s text:c="24"/><text:tab/><text:tab/>(unless memory exhausted/BREAK pressed)</text:p>
      <text:p text:style-name="P225">; <text:s text:c="6"/><text:span text:style-name="T233">$00 </text:span>esx_sf_sort_lfn<text:tab/><text:tab/>sort by LFN</text:p>
      <text:p text:style-name="P225">; <text:s text:c="6"/><text:span text:style-name="T233">$01<text:tab/></text:span>esx_sf_sort_short<text:tab/><text:tab/>sort by short name</text:p>
      <text:p text:style-name="P225">; <text:s text:c="6"/><text:span text:style-name="T233">$02 </text:span>esx_sf_sort_date<text:tab/><text:tab/>sort by date/time <text:span text:style-name="T233">(LFN breaks ties)</text:span></text:p>
      <text:p text:style-name="P225">; <text:s text:c="6"/><text:span text:style-name="T233">$03 </text:span>esx_sf_sort_size<text:tab/><text:tab/>sort by file size <text:span text:style-name="T233">(LFN breaks ties)</text:span></text:p>
      <text:p text:style-name="P227">; <text:s text:c="6"/><text:span text:style-name="T233">$04<text:tab/></text:span>esx_sf_sort_reverse<text:tab/>sort order is reversed</text:p>
      <text:p text:style-name="P227">;</text:p>
      <text:p text:style-name="P225">; <text:s text:c="6"/>DE=null-terminated wildcard string, if esx_mode_use_wildcards</text:p>
      <text:p text:style-name="P225">; <text:s text:c="9"/>The same string must also be passed when calling F_READDIR, in case</text:p>
      <text:p text:style-name="P227">; <text:s text:c="9"/>sorting is not possible and a fall back to unsorted mode is made.</text:p>
      <text:p text:style-name="P227">; Exit (success):</text:p>
      <text:p text:style-name="P223">; <text:s text:c="6"/>A=dir handle</text:p>
      <text:p text:style-name="P228">; <text:s text:c="6"/>C=0 if sor<text:span text:style-name="T234">t</text:span> operation not completed (out of mem<text:span text:style-name="T234">ory/</text:span>user pressed BREAK)</text:p>
      <text:p text:style-name="P228">; <text:s text:c="6"/>C&lt;&gt;0 if sorting completed</text:p>
      <text:p text:style-name="P228">; <text:s text:c="6"/>Fc=0</text:p>
      <text:p text:style-name="P223">; Exit (failure):</text:p>
      <text:p text:style-name="P223">; <text:s text:c="6"/>Fc=1</text:p>
      <text:p text:style-name="P223">; <text:s text:c="6"/>A=error code</text:p>
      <text:p text:style-name="P223">;</text:p>
      <text:p text:style-name="P223">; NOTES:</text:p>
      <text:p text:style-name="P228">; <text:span text:style-name="T234">Sorting/filtering and esx_mode_lfn_and_short are only available from</text:span></text:p>
      <text:p text:style-name="P301">; NextZXOS v2.07 onwards.</text:p>
      <text:p text:style-name="P223">; Access modes determine how entries are formatted by F_READDIR.</text:p>
      <text:p text:style-name="P223"/>
      <text:p text:style-name="P229"/>
      <text:p text:style-name="P459">; ***************************************************************************</text:p>
      <text:p text:style-name="P229">; * F_READDIR ($a4) <text:s text:c="56"/>*</text:p>
      <text:p text:style-name="P229">; ***************************************************************************</text:p>
      <text:p text:style-name="P229">; Read next directory entry.</text:p>
      <text:p text:style-name="P229">; Entry:</text:p>
      <text:p text:style-name="P229">; <text:s text:c="6"/>A=handle</text:p>
      <text:p text:style-name="P230">; <text:s text:c="6"/>IX<text:span text:style-name="T144"> [HL from dot command]</text:span>=buffer</text:p>
      <text:p text:style-name="P229">; <text:s text:c="6"/><text:span text:style-name="T202">Additionally, if directory was opened with esx_mode_use_wildcards:</text:span></text:p>
      <text:p text:style-name="P229">; <text:s text:c="6"/><text:span text:style-name="T202">DE=wildcard string (null-terminated)</text:span></text:p>
      <text:p text:style-name="P229">; Exit (success):</text:p>
      <text:p text:style-name="P229">; <text:s text:c="6"/>A=number of entries returned (0 or 1)</text:p>
      <text:p text:style-name="P229">; <text:s text:c="8"/>If 0, there are no more entries</text:p>
      <text:p text:style-name="P229">; <text:s text:c="6"/>Fc=0</text:p>
      <text:p text:style-name="P229">; Exit (failure):</text:p>
      <text:p text:style-name="P229">; <text:s text:c="6"/>Fc=1</text:p>
      <text:p text:style-name="P229">; <text:s text:c="6"/>A=error code</text:p>
      <text:p text:style-name="P229">;</text:p>
      <text:p text:style-name="P229">; Buffer format:</text:p>
      <text:p text:style-name="P229">; <text:s/>1 byte<text:tab/>file attributes (MSDOS format)</text:p>
      <text:p text:style-name="P229">; <text:s/>? bytes<text:tab/>file/directory name<text:span text:style-name="T235">(s)</text:span>, null-terminated</text:p>
      <text:p text:style-name="P229">; <text:s/>2 bytes<text:tab/>timestamp (MSDOS format)</text:p>
      <text:p text:style-name="P229">; <text:s/>2 bytes<text:tab/>datestamp (MSDOS format)</text:p>
      <text:p text:style-name="P229">; <text:s/>4 bytes <text:s/>file size</text:p>
      <text:p text:style-name="P229">;</text:p>
      <text:p text:style-name="P229">; NOTES:</text:p>
      <text:p text:style-name="P229">;</text:p>
      <text:p text:style-name="P229">; If the directory was opened with esx_mode_lfn_<text:span text:style-name="T235">only</text:span>, long filenames</text:p>
      <text:p text:style-name="P231">; (up to 260 bytes plus terminator) are returne<text:span text:style-name="T235">d.</text:span></text:p>
      <text:p text:style-name="P231">; <text:span text:style-name="T235">If the directory was opened with esx_mode_short_only,</text:span> short filenames</text:p>
      <text:p text:style-name="P229">; (up to 12 bytes plus terminator) are returned.</text:p>
      <text:p text:style-name="P229">; <text:span text:style-name="T235">If the directory was opened with esx_mode_lfn_and_short, long filenames</text:span></text:p>
      <text:p text:style-name="P229">; <text:span text:style-name="T235">and short filenames are both returned (LFN comes first).</text:span></text:p>
      <text:p text:style-name="P229">;</text:p>
      <text:p text:style-name="P229">; If opened with esx_mode_use_header, after the normal entry follows the</text:p>
      <text:p text:style-name="P229">; 8-byte +3DOS header (for headerless files, type=$ff, other bytes=zero).</text:p>
      <text:p text:style-name="P232">;</text:p>
      <text:p text:style-name="P233">; <text:span text:style-name="T202">If opened with esx_mode_use_wildcards, then only filenames</text:span></text:p>
      <text:p text:style-name="P291">; matching the wildcard string provided in DE <text:span text:style-name="T235">are</text:span> returned.</text:p>
      <text:p text:style-name="P232"/>
      <text:p text:style-name="P232"/>
      <text:p text:style-name="P232">; ***************************************************************************</text:p>
      <text:p text:style-name="P232">; * F_TELLDIR ($a5) <text:s text:c="56"/>*</text:p>
      <text:p text:style-name="P232">; ***************************************************************************</text:p>
      <text:p text:style-name="P232">; Get current directory position.</text:p>
      <text:p text:style-name="P232">; Entry:</text:p>
      <text:p text:style-name="P232">; <text:s text:c="6"/>A=handle</text:p>
      <text:p text:style-name="P232">; Exit (success):</text:p>
      <text:p text:style-name="P232">; <text:s text:c="6"/>BCDE=current offset in directory</text:p>
      <text:p text:style-name="P232">; <text:s text:c="6"/>Fc=0</text:p>
      <text:p text:style-name="P232">; Exit (failure):</text:p>
      <text:p text:style-name="P232">; <text:s text:c="6"/>Fc=1</text:p>
      <text:p text:style-name="P232">; <text:s text:c="6"/>A=error code</text:p>
      <text:p text:style-name="P232"/>
      <text:p text:style-name="P460">; ***************************************************************************</text:p>
      <text:p text:style-name="P232">; * F_SEEKDIR ($a6) <text:s text:c="56"/>*</text:p>
      <text:p text:style-name="P232">; ***************************************************************************</text:p>
      <text:p text:style-name="P232">; Set current directory position.</text:p>
      <text:p text:style-name="P232">; Entry:</text:p>
      <text:p text:style-name="P232">; <text:s text:c="6"/>A=handle</text:p>
      <text:p text:style-name="P232">; <text:s text:c="6"/>BCDE=offset in directory to seek to (as returned by F_TELLDIR)</text:p>
      <text:p text:style-name="P232">; Exit (success):</text:p>
      <text:p text:style-name="P232">; <text:s text:c="6"/>Fc=0</text:p>
      <text:p text:style-name="P232">; Exit (failure):</text:p>
      <text:p text:style-name="P232">; <text:s text:c="6"/>Fc=1</text:p>
      <text:p text:style-name="P232">; <text:s text:c="6"/>A=error code</text:p>
      <text:p text:style-name="P232"/>
      <text:p text:style-name="P232"/>
      <text:p text:style-name="P232">; ***************************************************************************</text:p>
      <text:p text:style-name="P232">; * F_REWINDDIR ($a7) <text:s text:c="54"/>*</text:p>
      <text:p text:style-name="P232">; ***************************************************************************</text:p>
      <text:p text:style-name="P232">; Rewind directory position to the start of the directory.</text:p>
      <text:p text:style-name="P232">; Entry:</text:p>
      <text:p text:style-name="P232">; <text:s text:c="6"/>A=handle</text:p>
      <text:p text:style-name="P232">; Exit (success):</text:p>
      <text:p text:style-name="P232">; <text:s text:c="6"/>Fc=0</text:p>
      <text:p text:style-name="P232">; Exit (failure):</text:p>
      <text:p text:style-name="P232">; <text:s text:c="6"/>Fc=1</text:p>
      <text:p text:style-name="P232">; <text:s text:c="6"/>A=error code</text:p>
      <text:p text:style-name="P232"/>
      <text:p text:style-name="P234"/>
      <text:p text:style-name="P234">; ***************************************************************************</text:p>
      <text:p text:style-name="P234">; * F_GETCWD ($a8) <text:s text:c="57"/>*</text:p>
      <text:p text:style-name="P234">; ***************************************************************************</text:p>
      <text:p text:style-name="P234">; Get current working directory <text:span text:style-name="T198">(or working directory for any filespec)</text:span></text:p>
      <text:p text:style-name="P234">; Entry:</text:p>
      <text:p text:style-name="P236">; <text:s text:c="6"/>A=drive, <text:span text:style-name="T199">to obtain current working directory for that drive</text:span></text:p>
      <text:p text:style-name="P236">; <text:s text:c="2"/><text:span text:style-name="T199">or: A=$ff, to obtain working directory for a supplied filespec in DE</text:span></text:p>
      <text:p text:style-name="P234">; <text:s text:c="6"/><text:span text:style-name="T198">DE=filespec (only if A=$ff)</text:span></text:p>
      <text:p text:style-name="P237">; <text:s text:c="6"/>IX<text:span text:style-name="T144"> [HL from dot command]</text:span>=buffer for null-terminated path</text:p>
      <text:p text:style-name="P234">; Exit (success):</text:p>
      <text:p text:style-name="P234">; <text:s text:c="6"/>Fc=0</text:p>
      <text:p text:style-name="P234">; Exit (failure):</text:p>
      <text:p text:style-name="P234">; <text:s text:c="6"/>Fc=1</text:p>
      <text:p text:style-name="P234">; <text:s text:c="6"/>A=error code</text:p>
      <text:p text:style-name="P234">;</text:p>
      <text:p text:style-name="P234">; <text:span text:style-name="T198">NOTE:</text:span></text:p>
      <text:p text:style-name="P234">; <text:span text:style-name="T198">If obtaining a path for a supplied filespec, the filename part (after the</text:span></text:p>
      <text:p text:style-name="P234">; <text:span text:style-name="T198">final /, \ or :) is ignored so need not be provided, or can be the name of a</text:span></text:p>
      <text:p text:style-name="P234">; <text:span text:style-name="T198">non-existent file/dir.</text:span></text:p>
      <text:p text:style-name="P235">; <text:span text:style-name="T198">NOTE:</text:span></text:p>
      <text:p text:style-name="P298">; IX<text:span text:style-name="T144"> [HL from dot command]</text:span> and DE may both address the same memory, if desired.</text:p>
      <text:p text:style-name="P234"/>
      <text:p text:style-name="P461">; ***************************************************************************</text:p>
      <text:p text:style-name="P234">; * F_CHDIR ($a9) <text:s text:c="58"/>*</text:p>
      <text:p text:style-name="P234">; ***************************************************************************</text:p>
      <text:p text:style-name="P234">; Change directory.</text:p>
      <text:p text:style-name="P234">; Entry:</text:p>
      <text:p text:style-name="P234">; <text:s text:c="6"/>A=drive specifier (overridden if filespec includes a drive)</text:p>
      <text:p text:style-name="P237">; <text:s text:c="6"/>IX<text:span text:style-name="T144"> [HL from dot command]</text:span>=path, null-terminated</text:p>
      <text:p text:style-name="P234">; Exit (success):</text:p>
      <text:p text:style-name="P234">; <text:s text:c="6"/>Fc=0</text:p>
      <text:p text:style-name="P234">; Exit (failure):</text:p>
      <text:p text:style-name="P234">; <text:s text:c="6"/>Fc=1</text:p>
      <text:p text:style-name="P234">; <text:s text:c="6"/>A=error code</text:p>
      <text:p text:style-name="P234">;</text:p>
      <text:p text:style-name="P234">; <text:span text:style-name="T213">NOTE: This hook changes the directory for the drive specified in A (or in</text:span></text:p>
      <text:p text:style-name="P234">; <text:s text:c="6"/><text:span text:style-name="T213">the path) but does not change the current drive. If this is required</text:span></text:p>
      <text:p text:style-name="P234">; <text:s text:c="6"/><text:span text:style-name="T213">you must also use the M_GETSETDRV hook.</text:span></text:p>
      <text:p text:style-name="P234"/>
      <text:p text:style-name="P234"/>
      <text:p text:style-name="P234">; ***************************************************************************</text:p>
      <text:p text:style-name="P234">; * F_MKDIR ($aa) <text:s text:c="58"/>*</text:p>
      <text:p text:style-name="P234">; ***************************************************************************</text:p>
      <text:p text:style-name="P234">; Create directory.</text:p>
      <text:p text:style-name="P234">; Entry:</text:p>
      <text:p text:style-name="P234">; <text:s text:c="6"/>A=drive specifier (overridden if filespec includes a drive)</text:p>
      <text:p text:style-name="P237">; <text:s text:c="6"/>IX<text:span text:style-name="T144"> [HL from dot command]</text:span>=path, null-terminated</text:p>
      <text:p text:style-name="P234">; Exit (success):</text:p>
      <text:p text:style-name="P234">; <text:s text:c="6"/>Fc=0</text:p>
      <text:p text:style-name="P234">; Exit (failure):</text:p>
      <text:p text:style-name="P234">; <text:s text:c="6"/>Fc=1</text:p>
      <text:p text:style-name="P234">; <text:s text:c="6"/>A=error code</text:p>
      <text:p text:style-name="P234"/>
      <text:p text:style-name="P234"/>
      <text:p text:style-name="P234">; ***************************************************************************</text:p>
      <text:p text:style-name="P234">; * F_RMDIR ($ab) <text:s text:c="58"/>*</text:p>
      <text:p text:style-name="P234">; ***************************************************************************</text:p>
      <text:p text:style-name="P234">; Remove directory.</text:p>
      <text:p text:style-name="P234">; Entry:</text:p>
      <text:p text:style-name="P234">; <text:s text:c="6"/>A=drive specifier (overridden if filespec includes a drive)</text:p>
      <text:p text:style-name="P237">; <text:s text:c="6"/>IX<text:span text:style-name="T144"> [HL from dot command]</text:span>=path, null-terminated</text:p>
      <text:p text:style-name="P234">; Exit (success):</text:p>
      <text:p text:style-name="P234">; <text:s text:c="6"/>Fc=0</text:p>
      <text:p text:style-name="P234">; Exit (failure):</text:p>
      <text:p text:style-name="P234">; <text:s text:c="6"/>Fc=1</text:p>
      <text:p text:style-name="P234">; <text:s text:c="6"/>A=error code</text:p>
      <text:p text:style-name="P238"/>
      <text:p text:style-name="P453">; ***************************************************************************</text:p>
      <text:p text:style-name="P238">; * F_STAT ($ac) <text:s text:c="59"/>*</text:p>
      <text:p text:style-name="P238">; ***************************************************************************</text:p>
      <text:p text:style-name="P238">; Get unopened file information/status.</text:p>
      <text:p text:style-name="P238">; Entry:</text:p>
      <text:p text:style-name="P238">; <text:s text:c="6"/>A=drive specifier (overridden if filespec includes a drive)</text:p>
      <text:p text:style-name="P239">; <text:s text:c="6"/>IX<text:span text:style-name="T144"> [HL from dot command]</text:span>=filespec, null-terminated</text:p>
      <text:p text:style-name="P238">; <text:s text:c="6"/>DE=11-byte buffer address</text:p>
      <text:p text:style-name="P238">; Exit (success):</text:p>
      <text:p text:style-name="P238">; <text:s text:c="6"/>Fc=0</text:p>
      <text:p text:style-name="P238">; Exit (failure):</text:p>
      <text:p text:style-name="P238">; <text:s text:c="6"/>Fc=1</text:p>
      <text:p text:style-name="P238">; <text:s text:c="6"/>A=error code</text:p>
      <text:p text:style-name="P218">;</text:p>
      <text:p text:style-name="P218">; NOTES:</text:p>
      <text:p text:style-name="P218">; The following details are returned in the 11-byte buffer:</text:p>
      <text:p text:style-name="P218">; <text:s text:c="2"/>+0(1)<text:tab/><text:span text:style-name="T240">'*'</text:span></text:p>
      <text:p text:style-name="P218">; <text:s text:c="2"/>+1(1)<text:tab/>$81</text:p>
      <text:p text:style-name="P218">; <text:s text:c="2"/>+2(1)<text:tab/>file attributes (MS-DOS format)</text:p>
      <text:p text:style-name="P218">; <text:s text:c="2"/>+3(2)<text:tab/>timestamp (MS-DOS format)</text:p>
      <text:p text:style-name="P218">; <text:s text:c="2"/>+5(2)<text:tab/>datestamp (MS-DOS format)</text:p>
      <text:p text:style-name="P218">; <text:s text:c="2"/>+7(4) <text:s text:c="2"/>file size in bytes</text:p>
      <text:p text:style-name="P218"/>
      <text:p text:style-name="P218"/>
      <text:p text:style-name="P238">; ***************************************************************************</text:p>
      <text:p text:style-name="P238">; * F_UNLINK ($ad) <text:s text:c="57"/>*</text:p>
      <text:p text:style-name="P238">; ***************************************************************************</text:p>
      <text:p text:style-name="P238">; Delete file.</text:p>
      <text:p text:style-name="P238">; Entry:</text:p>
      <text:p text:style-name="P238">; <text:s text:c="6"/>A=drive specifier (overridden if filespec includes a drive)</text:p>
      <text:p text:style-name="P239">; <text:s text:c="6"/>IX<text:span text:style-name="T144"> [HL from dot command]</text:span>=filespec, null-terminated</text:p>
      <text:p text:style-name="P238">; Exit (success):</text:p>
      <text:p text:style-name="P238">; <text:s text:c="6"/>Fc=0</text:p>
      <text:p text:style-name="P238">; Exit (failure):</text:p>
      <text:p text:style-name="P238">; <text:s text:c="6"/>Fc=1</text:p>
      <text:p text:style-name="P238">; <text:s text:c="6"/>A=error code</text:p>
      <text:p text:style-name="P238"/>
      <text:p text:style-name="P238"/>
      <text:p text:style-name="P238">; ***************************************************************************</text:p>
      <text:p text:style-name="P238">; * F_TRUNCATE ($ae) <text:s text:c="55"/>*</text:p>
      <text:p text:style-name="P238">; ***************************************************************************</text:p>
      <text:p text:style-name="P238">; Truncate/extend unopened file.</text:p>
      <text:p text:style-name="P238">; Entry:</text:p>
      <text:p text:style-name="P238">; <text:s text:c="6"/>A=drive specifier (overridden if filespec includes a drive)</text:p>
      <text:p text:style-name="P239">; <text:s text:c="6"/>IX<text:span text:style-name="T144"> [HL from dot command]</text:span>=source filespec, null-terminated</text:p>
      <text:p text:style-name="P238">; <text:s text:c="6"/>BCDE=new filesize</text:p>
      <text:p text:style-name="P238">; Exit (success):</text:p>
      <text:p text:style-name="P238">; <text:s text:c="6"/>Fc=0</text:p>
      <text:p text:style-name="P238">; Exit (failure):</text:p>
      <text:p text:style-name="P238">; <text:s text:c="6"/>Fc=1</text:p>
      <text:p text:style-name="P238">; <text:s text:c="6"/>A=error code</text:p>
      <text:p text:style-name="P221">;</text:p>
      <text:p text:style-name="P221">; NOTES:</text:p>
      <text:p text:style-name="P222">; <text:span text:style-name="T172">The M_SETCAPS ($91) hook can be used to modify the behaviour of this call</text:span></text:p>
      <text:p text:style-name="P222">; <text:span text:style-name="T172">so that is doesn't zeroise additional file sections (improving performance).</text:span></text:p>
      <text:p text:style-name="P221">; Sets the filesize to precisely BCDE bytes.</text:p>
      <text:p text:style-name="P221">; If BCDE&lt;current filesize, the file is trunctated.</text:p>
      <text:p text:style-name="P221">; If BCDE&gt;current filesize, the file is extended. The extended part is erased</text:p>
      <text:p text:style-name="P221">; with zeroes.</text:p>
      <text:p text:style-name="P221">; +3DOS headers are included as part of the filesize. Truncating such files is</text:p>
      <text:p text:style-name="P221">; not recommended.</text:p>
      <text:p text:style-name="P240"/>
      <text:p text:style-name="P454">; ***************************************************************************</text:p>
      <text:p text:style-name="P240">; * F_CHMOD ($af) <text:s text:c="58"/>*</text:p>
      <text:p text:style-name="P240">; ***************************************************************************</text:p>
      <text:p text:style-name="P240">; Modify file attributes.</text:p>
      <text:p text:style-name="P240">; Entry:</text:p>
      <text:p text:style-name="P240">; <text:s text:c="6"/>A=drive specifier (overridden if filespec includes a drive)</text:p>
      <text:p text:style-name="P241">; <text:s text:c="6"/>IX<text:span text:style-name="T144"> [HL from dot command]</text:span>=filespec, null-terminated</text:p>
      <text:p text:style-name="P240">; <text:s text:c="6"/>B=attribute values bitmap</text:p>
      <text:p text:style-name="P240">; <text:s text:c="6"/>C=bitmap of attributes to change (1=change, 0=do not change)</text:p>
      <text:p text:style-name="P240">;</text:p>
      <text:p text:style-name="P240">; <text:s text:c="6"/>Bitmasks for B and C are any combination of:</text:p>
      <text:p text:style-name="P240">; <text:tab/><text:tab/>A_WRITE<text:tab/>%00000001</text:p>
      <text:p text:style-name="P240">; <text:tab/><text:tab/>A_READ<text:tab/>%10000000</text:p>
      <text:p text:style-name="P240">; <text:tab/><text:tab/>A_RDWR<text:tab/>%10000001</text:p>
      <text:p text:style-name="P240">; <text:tab/><text:tab/>A_HIDDEN<text:tab/>%00000010</text:p>
      <text:p text:style-name="P240">; <text:tab/><text:tab/>A_SYSTEM<text:tab/>%00000100</text:p>
      <text:p text:style-name="P240">;<text:tab/><text:tab/>A_ARCH<text:tab/>%00100000</text:p>
      <text:p text:style-name="P240">;</text:p>
      <text:p text:style-name="P240">; Exit (success):</text:p>
      <text:p text:style-name="P240">; <text:s text:c="6"/>Fc=0</text:p>
      <text:p text:style-name="P240">; Exit (failure):</text:p>
      <text:p text:style-name="P240">; <text:s text:c="6"/>Fc=1</text:p>
      <text:p text:style-name="P240">; <text:s text:c="6"/>A=error code</text:p>
      <text:p text:style-name="P240"/>
      <text:p text:style-name="P240"/>
      <text:p text:style-name="P242">; ***************************************************************************</text:p>
      <text:p text:style-name="P242">; * F_RENAME ($b0) <text:s text:c="57"/>*</text:p>
      <text:p text:style-name="P242">; ***************************************************************************</text:p>
      <text:p text:style-name="P242">; Rename or move a file.</text:p>
      <text:p text:style-name="P242">; Entry:</text:p>
      <text:p text:style-name="P242">; <text:s text:c="6"/>A=drive specifier (overridden if filespec includes a drive)</text:p>
      <text:p text:style-name="P243">; <text:s text:c="6"/>IX<text:span text:style-name="T144"> [HL from dot command]</text:span>=source filespec, null-terminated</text:p>
      <text:p text:style-name="P242">; <text:s text:c="6"/>DE=destination filespec, null-terminated</text:p>
      <text:p text:style-name="P242">; Exit (success):</text:p>
      <text:p text:style-name="P242">; <text:s text:c="6"/>Fc=0</text:p>
      <text:p text:style-name="P242">; Exit (failure):</text:p>
      <text:p text:style-name="P242">; <text:s text:c="6"/>Fc=1</text:p>
      <text:p text:style-name="P242">; <text:s text:c="6"/>A=error code</text:p>
      <text:p text:style-name="P242"/>
      <text:p text:style-name="P242"/>
      <text:p text:style-name="P242">; ***************************************************************************</text:p>
      <text:p text:style-name="P242">; * F_GETFREE ($b1) <text:s text:c="56"/>*</text:p>
      <text:p text:style-name="P242">; ***************************************************************************</text:p>
      <text:p text:style-name="P242">; Gets free space on drive.</text:p>
      <text:p text:style-name="P242">; Entry:</text:p>
      <text:p text:style-name="P242">; <text:s text:c="6"/>A=drive specifier</text:p>
      <text:p text:style-name="P242">; Exit (success):</text:p>
      <text:p text:style-name="P242">; <text:s text:c="6"/>Fc=0</text:p>
      <text:p text:style-name="P242">; <text:s text:c="6"/>BCDE=number of 512-byte blocks free on drive</text:p>
      <text:p text:style-name="P242">; Exit (failure):</text:p>
      <text:p text:style-name="P242">; <text:s text:c="6"/>Fc=1</text:p>
      <text:p text:style-name="P242">; <text:s text:c="6"/>A=error code</text:p>
      <text:p text:style-name="P242"/>
      <text:p text:style-name="P479">Streaming API example - stream.asm</text:p>
      <text:p text:style-name="P53"/>
      <text:p text:style-name="P53"/>
      <text:p text:style-name="P53">; ***************************************************************************</text:p>
      <text:p text:style-name="P53">; * Streaming file access example code for Next<text:span text:style-name="T180">ZX</text:span>OS via esxDOS API <text:s text:c="9"/>*</text:p>
      <text:p text:style-name="P53">; ***************************************************************************</text:p>
      <text:p text:style-name="P53">; Assemble with: pasmo stream.asm stream.bin</text:p>
      <text:p text:style-name="P53">;</text:p>
      <text:p text:style-name="P53">; Execute with stream.bin and test.scr (any 6912-byte headerless screen file)</text:p>
      <text:p text:style-name="P53">; in the same directory, using:</text:p>
      <text:p text:style-name="P53">;</text:p>
      <text:p text:style-name="P53">; CLEAR 32767:LOAD "stream.bin" CODE 32768</text:p>
      <text:p text:style-name="P53">; LET x=USR 32768</text:p>
      <text:p text:style-name="P53">;</text:p>
      <text:p text:style-name="P53">; PRINT x to show any esxDOS error code on return.</text:p>
      <text:p text:style-name="P53">; Additionally, 255 means "out of data"</text:p>
      <text:p text:style-name="P53">; and 65535 means "completed successfully".</text:p>
      <text:p text:style-name="P53"/>
      <text:p text:style-name="P53"/>
      <text:p text:style-name="P53">; ***************************************************************************</text:p>
      <text:p text:style-name="P53">; * esxDOS API and other definitions required <text:s text:c="30"/>*</text:p>
      <text:p text:style-name="P53">; ***************************************************************************</text:p>
      <text:p text:style-name="P53"/>
      <text:p text:style-name="P53">; Calls</text:p>
      <text:p text:style-name="P53">f_open <text:s text:c="17"/>equ <text:s text:c="4"/>$9a <text:s text:c="12"/>; opens a file</text:p>
      <text:p text:style-name="P53">f_close <text:s text:c="16"/>equ <text:s text:c="4"/>$9b <text:s text:c="12"/>; closes a file</text:p>
      <text:p text:style-name="P53">disk_filemap <text:s text:c="11"/>equ <text:s text:c="4"/>$85 <text:s text:c="12"/>; obtains map of file data</text:p>
      <text:p text:style-name="P53">disk_strmstart <text:s text:c="9"/>equ <text:s text:c="4"/>$86 <text:s text:c="12"/>; begin streaming operation</text:p>
      <text:p text:style-name="P53">disk_strmend <text:s text:c="11"/>equ <text:s text:c="4"/>$87 <text:s text:c="12"/>; end streaming operation</text:p>
      <text:p text:style-name="P53"/>
      <text:p text:style-name="P53">; File access modes</text:p>
      <text:p text:style-name="P53">esx_mode_read <text:s text:c="10"/>equ <text:s text:c="4"/>$01 <text:s text:c="12"/>; read access</text:p>
      <text:p text:style-name="P53">esx_mode_open_exist <text:s text:c="4"/>equ <text:s text:c="4"/>$00 <text:s text:c="12"/>; open existing files only</text:p>
      <text:p text:style-name="P53"/>
      <text:p text:style-name="P53">; Next registers</text:p>
      <text:p text:style-name="P53">next_register_select <text:s text:c="3"/>equ <text:s text:c="4"/>$243b</text:p>
      <text:p text:style-name="P53">nxr_peripheral2 <text:s text:c="8"/>equ <text:s text:c="4"/>$06</text:p>
      <text:p text:style-name="P53"/>
      <text:p text:style-name="P53">; Size of filemap buffer (in 6-byte entries)</text:p>
      <text:p text:style-name="P53">; To guarantee all entries will fit in the filemap at once, allow 1 entry for</text:p>
      <text:p text:style-name="P53">; every 2K of filesize. The example uses a 6.75K SCREEN$, so 4 entries is</text:p>
      <text:p text:style-name="P53">; sufficient.</text:p>
      <text:p text:style-name="P53">; (NOTE: Reducing this to 1 *may* force the example code to refill the filemap</text:p>
      <text:p text:style-name="P53">; <text:s text:c="7"/>multiple times, but only if your card has a cluster size of 2K or 4K</text:p>
      <text:p text:style-name="P53">; <text:s text:c="7"/>and the file is fragmented).</text:p>
      <text:p text:style-name="P53">filemap_size <text:s text:c="11"/>equ <text:s text:c="4"/>4</text:p>
      <text:p text:style-name="P53"/>
      <text:p text:style-name="P53"/>
      <text:p text:style-name="P53">; ***************************************************************************</text:p>
      <text:p text:style-name="P53">; * Initialisation <text:s text:c="57"/>*</text:p>
      <text:p text:style-name="P53">; ***************************************************************************</text:p>
      <text:p text:style-name="P53"/>
      <text:p text:style-name="P53"><text:s text:c="8"/>org <text:s text:c="4"/>$8000</text:p>
      <text:p text:style-name="P53"/>
      <text:p text:style-name="P53">; Before starting we will disable the Multiface button, since filesystem</text:p>
      <text:p text:style-name="P53">; access will not be possible during a streaming operation, and could cause</text:p>
      <text:p text:style-name="P53">; unexpected effects, including possibly the machine locking up until a soft</text:p>
      <text:p text:style-name="P53">; reset is performed.</text:p>
      <text:p text:style-name="P53"/>
      <text:p text:style-name="P53"><text:s text:c="8"/>ld <text:s text:c="5"/>bc,next_register_select</text:p>
      <text:p text:style-name="P53"><text:s text:c="8"/>ld <text:s text:c="5"/>a,nxr_peripheral2</text:p>
      <text:p text:style-name="P53"><text:s text:c="8"/>out <text:s text:c="4"/>(c),a</text:p>
      <text:p text:style-name="P53"><text:soft-page-break/><text:s text:c="8"/>inc <text:s text:c="4"/>b</text:p>
      <text:p text:style-name="P53"><text:s text:c="8"/>in <text:s text:c="5"/>a,(c) <text:s text:c="18"/>; get current peripheral2 value</text:p>
      <text:p text:style-name="P53"><text:s text:c="8"/>and <text:s text:c="4"/>%11110111 <text:s text:c="14"/>; clear bit 3 (multiface enable)</text:p>
      <text:p text:style-name="P53"><text:s text:c="8"/>out <text:s text:c="4"/>(c),a</text:p>
      <text:p text:style-name="P53"/>
      <text:p text:style-name="P53">; First the file must be opened in the normal way</text:p>
      <text:p text:style-name="P53"/>
      <text:p text:style-name="P53"><text:s text:c="8"/>ld <text:s text:c="5"/>a,'*' <text:s text:c="18"/>; use default drive if none specified</text:p>
      <text:p text:style-name="P53"><text:s text:c="8"/>ld <text:s text:c="5"/>ix,test_filename</text:p>
      <text:p text:style-name="P53"><text:s text:c="8"/>ld <text:s text:c="5"/>b,esx_mode_read+esx_mode_open_exist</text:p>
      <text:p text:style-name="P53"><text:s text:c="8"/>rst <text:s text:c="4"/>$08</text:p>
      <text:p text:style-name="P53"><text:s text:c="8"/>defb <text:s text:c="3"/>f_open</text:p>
      <text:p text:style-name="P53"><text:s text:c="8"/>jp <text:s text:c="5"/>c,exit_with_error</text:p>
      <text:p text:style-name="P53"><text:s text:c="8"/>ld <text:s text:c="5"/>(filehandle),a <text:s text:c="9"/>; store the returned file handle</text:p>
      <text:p text:style-name="P53"/>
      <text:p text:style-name="P53">; For this example, we are going to "stream" a standard Spectrum SCREEN$</text:p>
      <text:p text:style-name="P53">; file to the screen. This is a convenient point to set up parameters</text:p>
      <text:p text:style-name="P53">; for this.</text:p>
      <text:p text:style-name="P53"/>
      <text:p text:style-name="P53"><text:s text:c="8"/>ld <text:s text:c="5"/>hl,$4000 <text:s text:c="15"/>; address to stream data to</text:p>
      <text:p text:style-name="P53"><text:s text:c="8"/>ld <text:s text:c="5"/>de,6912 <text:s text:c="16"/>; size of data left to stream</text:p>
      <text:p text:style-name="P53"><text:s text:c="8"/>exx <text:s text:c="28"/>; save in alternate registers</text:p>
      <text:p text:style-name="P53"/>
      <text:p text:style-name="P53"/>
      <text:p text:style-name="P53">; ***************************************************************************</text:p>
      <text:p text:style-name="P53">; * Filemap buffer setup <text:s text:c="51"/>*</text:p>
      <text:p text:style-name="P53">; ***************************************************************************</text:p>
      <text:p text:style-name="P53"/>
      <text:p text:style-name="P53">; Next, obtain the map of card addresses for the file.</text:p>
      <text:p text:style-name="P53">; Note that this call (DISK_FILEMAP) <text:span text:style-name="T221">should</text:span> be made directly after opening the</text:p>
      <text:p text:style-name="P53">; file - no other file access calls should be made first.</text:p>
      <text:p text:style-name="P187">; <text:span text:style-name="T221">(If the file has been accessed, the filepointer should be reset to the start</text:span></text:p>
      <text:p text:style-name="P187">; <text:span text:style-name="T206">using F_SEEK, and a single byte read (with F_READ) before making this call.</text:span></text:p>
      <text:p text:style-name="P295">; This will ensure that the current sector information maintained by the OS</text:p>
      <text:p text:style-name="P187"><text:span text:style-name="T206">; is correctly</text:span> <text:span text:style-name="T206">pointing to the first sector of the file.)</text:span></text:p>
      <text:p text:style-name="P57">;</text:p>
      <text:p text:style-name="P53">; A buffer must be provided to hold the card addresses.</text:p>
      <text:p text:style-name="P53">;</text:p>
      <text:p text:style-name="P53">; Each entry in the buffer occupies 6 bytes and describes an area of the</text:p>
      <text:p text:style-name="P53">; file which can be anywhere between 2K and 32MB in size (depending on the</text:p>
      <text:p text:style-name="P53">; way the card was formatted, and how fragmented the file is).</text:p>
      <text:p text:style-name="P53">; Therefore, it is possible to calculate the absolute maximum number of buffer</text:p>
      <text:p text:style-name="P53">; entries required by dividing the size of the file by 2K.</text:p>
      <text:p text:style-name="P53">;</text:p>
      <text:p text:style-name="P53">; It is also possible to use a smaller buffer and call disk_filemap multiple</text:p>
      <text:p text:style-name="P53">; times when a refill is required (provided the last streaming operation has</text:p>
      <text:p text:style-name="P53">; been stopped before the next disk_filemap call is made).</text:p>
      <text:p text:style-name="P53">;</text:p>
      <text:p text:style-name="P53">; Often, files are unfragmented, and so will use only 1 entry. You could</text:p>
      <text:p text:style-name="P53">; potentially write your code to assume this (which would therefore be simpler</text:p>
      <text:p text:style-name="P53">; than this example), and cause an error if more than 1 entry is returned,</text:p>
      <text:p text:style-name="P53">; citing "framentation" and suggesting the user run the .defrag dot command</text:p>
      <text:p text:style-name="P53">; on the file. (Note that some CompactFlash, and other IDE, may be limited</text:p>
      <text:p text:style-name="P53">; to a maximum section size of 64K).</text:p>
      <text:p text:style-name="P53">;</text:p>
      <text:p text:style-name="P53">; The byte/block addressing flag returned in bit 1 of A may be useful if you</text:p>
      <text:p text:style-name="P53">; wish to start streaming data from a particular 512-byte block offset within</text:p>
      <text:p text:style-name="P53">; the file, as it indicates how to adjust the 4-byte card addresses:</text:p>
      <text:p text:style-name="P53">; <text:s text:c="2"/>if bit 1 of A=0, then add 512 to the card address for every block</text:p>
      <text:p text:style-name="P53">; <text:s text:c="2"/>if bit 1 of A=1, then add 1 to the card address for every block</text:p>
      <text:p text:style-name="P53"/>
      <text:p text:style-name="P53">refill_map:</text:p>
      <text:p text:style-name="P53"><text:soft-page-break/><text:s text:c="8"/>ld <text:s text:c="5"/>a,(filehandle)</text:p>
      <text:p text:style-name="P53"><text:s text:c="8"/>ld <text:s text:c="5"/>ix,filemap_buffer <text:s text:c="6"/>; address of buffer</text:p>
      <text:p text:style-name="P53"><text:s text:c="8"/>ld <text:s text:c="5"/>de,filemap_size <text:s text:c="8"/>; size of buffer (in 6-byte entries)</text:p>
      <text:p text:style-name="P53"><text:s text:c="8"/>rst <text:s text:c="4"/>$08</text:p>
      <text:p text:style-name="P53"><text:s text:c="8"/>defb <text:s text:c="3"/>disk_filemap</text:p>
      <text:p text:style-name="P53"><text:s text:c="8"/>jp <text:s text:c="5"/>c,close_and_exit_with_error</text:p>
      <text:p text:style-name="P53"/>
      <text:p text:style-name="P53">; On exit from disk_filemap, the return values are:</text:p>
      <text:p text:style-name="P53">; <text:s text:c="6"/>DE=size of buffer unused (in 6-byte entries)</text:p>
      <text:p text:style-name="P53">; <text:s text:c="6"/>HL=address in buffer after last written entry</text:p>
      <text:p text:style-name="P53">; <text:s text:c="6"/>A=flags: bit 0=card id (0 or 1)</text:p>
      <text:p text:style-name="P53">; <text:s text:c="15"/>bit 1=0 for byte addressing, 1 for block addressing</text:p>
      <text:p text:style-name="P53"/>
      <text:p text:style-name="P53"><text:s text:c="8"/>ld <text:s text:c="5"/>(cardflags),a <text:s text:c="10"/>; store card flags for later use</text:p>
      <text:p text:style-name="P53"/>
      <text:p text:style-name="P53">; First we will check whether there were any entries returned, and exit with</text:p>
      <text:p text:style-name="P53">; a dummy error code ($ff) not used by esxDOS to indicate "out of data" if not.</text:p>
      <text:p text:style-name="P53"/>
      <text:p text:style-name="P53"><text:s text:c="8"/>push <text:s text:c="3"/>hl</text:p>
      <text:p text:style-name="P53"><text:s text:c="8"/>ld <text:s text:c="5"/>de,filemap_buffer <text:s text:c="6"/>; initialise buffer address</text:p>
      <text:p text:style-name="P53">; <text:s text:c="6"/>and <text:s text:c="4"/>a <text:s text:c="22"/>; not needed as no error, so carry=0</text:p>
      <text:p text:style-name="P53"><text:s text:c="8"/>sbc <text:s text:c="4"/>hl,de <text:s text:c="18"/>; any entries in the buffer at all?</text:p>
      <text:p text:style-name="P53"><text:s text:c="8"/>pop <text:s text:c="4"/>hl</text:p>
      <text:p text:style-name="P53"><text:s text:c="8"/>ld <text:s text:c="5"/>a,$ff <text:s text:c="18"/>; dummy error to indicate out of data</text:p>
      <text:p text:style-name="P53"><text:s text:c="8"/>jr <text:s text:c="5"/>z,close_and_exit_with_error</text:p>
      <text:p text:style-name="P53"/>
      <text:p text:style-name="P53"/>
      <text:p text:style-name="P53">; ***************************************************************************</text:p>
      <text:p text:style-name="P53">; * Main streaming loop <text:s text:c="52"/>*</text:p>
      <text:p text:style-name="P53">; ***************************************************************************</text:p>
      <text:p text:style-name="P53">; Now we can enter a loop to stream data from each entry in the buffer.</text:p>
      <text:p text:style-name="P53"/>
      <text:p text:style-name="P53">stream_loop:</text:p>
      <text:p text:style-name="P53"><text:s text:c="8"/>push <text:s text:c="3"/>hl <text:s text:c="21"/>; save buffer end address</text:p>
      <text:p text:style-name="P53"><text:s text:c="8"/>ex <text:s text:c="5"/>de,hl <text:s text:c="18"/>; HL=address of next entry in buffer</text:p>
      <text:p text:style-name="P53"><text:s text:c="8"/>ld <text:s text:c="5"/>e,(hl)</text:p>
      <text:p text:style-name="P53"><text:s text:c="8"/>inc <text:s text:c="4"/>hl</text:p>
      <text:p text:style-name="P53"><text:s text:c="8"/>ld <text:s text:c="5"/>d,(hl)</text:p>
      <text:p text:style-name="P53"><text:s text:c="8"/>inc <text:s text:c="4"/>hl</text:p>
      <text:p text:style-name="P53"><text:s text:c="8"/>ld <text:s text:c="5"/>c,(hl)</text:p>
      <text:p text:style-name="P53"><text:s text:c="8"/>inc <text:s text:c="4"/>hl</text:p>
      <text:p text:style-name="P53"><text:s text:c="8"/>ld <text:s text:c="5"/>b,(hl) <text:s text:c="17"/>; BCDE=card address</text:p>
      <text:p text:style-name="P53"><text:s text:c="8"/>inc <text:s text:c="4"/>hl</text:p>
      <text:p text:style-name="P53"><text:s text:c="8"/>push <text:s text:c="3"/>bc</text:p>
      <text:p text:style-name="P53"><text:s text:c="8"/>pop <text:s text:c="4"/>ix <text:s text:c="21"/>; IXDE=card address</text:p>
      <text:p text:style-name="P53"><text:s text:c="8"/>ld <text:s text:c="5"/>c,(hl)</text:p>
      <text:p text:style-name="P53"><text:s text:c="8"/>inc <text:s text:c="4"/>hl</text:p>
      <text:p text:style-name="P53"><text:s text:c="8"/>ld <text:s text:c="5"/>b,(hl) <text:s text:c="17"/>; BC=number of 512-byte blocks</text:p>
      <text:p text:style-name="P53"><text:s text:c="8"/>inc <text:s text:c="4"/>hl</text:p>
      <text:p text:style-name="P53"><text:s text:c="8"/>push <text:s text:c="3"/>hl <text:s text:c="21"/>; save updated buffer address</text:p>
      <text:p text:style-name="P53"><text:s text:c="8"/>push <text:s text:c="3"/>bc <text:s text:c="21"/>; save number of blocks</text:p>
      <text:p text:style-name="P53"/>
      <text:p text:style-name="P53">; Streaming is initiated by calling DISK_STRMSTART with:</text:p>
      <text:p text:style-name="P53">; <text:s text:c="6"/>IXDE=card address</text:p>
      <text:p text:style-name="P53">; <text:s text:c="6"/>BC=number of 512-byte blocks to stream</text:p>
      <text:p text:style-name="P53">; <text:s text:c="6"/>A=card flags, as returned by DISK_FILEMAP</text:p>
      <text:p text:style-name="P53">; After this call is issued it is important that no further esxDOS calls</text:p>
      <text:p text:style-name="P53">; (or NextZXOS calls which might access a filesystem) are issued until the</text:p>
      <text:p text:style-name="P53">; matching DISK_STRMEND call has been made.</text:p>
      <text:p text:style-name="P53">; It is also important to ensure that the Multiface (which could access files)</text:p>
      <text:p text:style-name="P53">; is disabled for the duration of the streaming operation. (Done earlier in</text:p>
      <text:p text:style-name="P53">; this example).</text:p>
      <text:p text:style-name="P53"><text:soft-page-break/>; NOTE: From NextZXOS v2.01, you can optionally set bit 7 of A to indicate</text:p>
      <text:p text:style-name="P53">; <text:s text:c="6"/>that DISK_STRMSTART should not wait for the data from the card to</text:p>
      <text:p text:style-name="P53">; <text:s text:c="6"/>be ready to stream. This allows the user to do some other work first</text:p>
      <text:p text:style-name="P53">; <text:s text:c="6"/>to cover the latency and later manually check that the data is ready.</text:p>
      <text:p text:style-name="P53">; <text:s text:c="6"/>If you set this bit (and if the protocol is SD/MMC), before reading</text:p>
      <text:p text:style-name="P53">; <text:s text:c="6"/>any data you must first wait for the data token ($fe) to be received:</text:p>
      <text:p text:style-name="P53">; <text:s text:c="6"/>the required code is the same as at the later "wait_token" routine.</text:p>
      <text:p text:style-name="P53"/>
      <text:p text:style-name="P53"><text:s text:c="8"/>ld <text:s text:c="5"/>a,(cardflags) <text:s text:c="10"/>; A=card flags</text:p>
      <text:p text:style-name="P53"><text:s text:c="8"/>rst <text:s text:c="4"/>$8</text:p>
      <text:p text:style-name="P53"><text:s text:c="8"/>defb <text:s text:c="3"/>disk_strmstart</text:p>
      <text:p text:style-name="P53"><text:s text:c="8"/>pop <text:s text:c="4"/>ix <text:s text:c="21"/>; retrieve number of blocks to IX</text:p>
      <text:p text:style-name="P53"><text:s text:c="8"/>jr <text:s text:c="5"/>c,drop2_close_and_exit_with_error</text:p>
      <text:p text:style-name="P53"/>
      <text:p text:style-name="P53">; If successful, the call returns with:</text:p>
      <text:p text:style-name="P53">; <text:s text:c="6"/>B=protocol: 0=SD/MMC, 1=IDE</text:p>
      <text:p text:style-name="P53">; <text:s text:c="6"/>C=data port</text:p>
      <text:p text:style-name="P53">; NOTE: On the Next, these values will always be:</text:p>
      <text:p text:style-name="P53">; <text:s text:c="6"/>B=0</text:p>
      <text:p text:style-name="P53">; <text:s text:c="6"/>C=$EB</text:p>
      <text:p text:style-name="P53">; Therefore, your code code be slightly faster and simpler if writing a</text:p>
      <text:p text:style-name="P53">; Next-only program. However, these values are provided to allow portable</text:p>
      <text:p text:style-name="P53">; streaming code to be written (if NextZXOS is later ported to other platforms).</text:p>
      <text:p text:style-name="P53"/>
      <text:p text:style-name="P53"><text:s text:c="8"/>ld <text:s text:c="5"/>a,c</text:p>
      <text:p text:style-name="P53"><text:s text:c="8"/>exx <text:s text:c="28"/>; switch back to "streaming set"</text:p>
      <text:p text:style-name="P53"><text:s text:c="40"/>; HL=address, DE=bytes to stream</text:p>
      <text:p text:style-name="P53"><text:s text:c="8"/>ld <text:s text:c="5"/>c,a <text:s text:c="20"/>; C=data port</text:p>
      <text:p text:style-name="P53"/>
      <text:p text:style-name="P53"/>
      <text:p text:style-name="P53">; ***************************************************************************</text:p>
      <text:p text:style-name="P53">; * Block streaming loop <text:s text:c="51"/>*</text:p>
      <text:p text:style-name="P53">; ***************************************************************************</text:p>
      <text:p text:style-name="P53"/>
      <text:p text:style-name="P53">stream_block_loop:</text:p>
      <text:p text:style-name="P53"><text:s text:c="8"/>ld <text:s text:c="5"/>b,0 <text:s text:c="20"/>; prepare for 256-byte INIR</text:p>
      <text:p text:style-name="P53"/>
      <text:p text:style-name="P53"><text:s text:c="8"/>ld <text:s text:c="5"/>a,d</text:p>
      <text:p text:style-name="P53"><text:s text:c="8"/>cp <text:s text:c="5"/>2 <text:s text:c="22"/>; at least 1 block to stream?</text:p>
      <text:p text:style-name="P53"><text:s text:c="8"/>jr <text:s text:c="5"/>c,stream_partial_block</text:p>
      <text:p text:style-name="P53"/>
      <text:p text:style-name="P53">; Read an entire 512-byte block of data.</text:p>
      <text:p text:style-name="P53">; These could be unrolled to INIs for maximum performance.</text:p>
      <text:p text:style-name="P53"/>
      <text:p text:style-name="P53"><text:s text:c="8"/>inir <text:s text:c="27"/>; read 512 bytes from the port</text:p>
      <text:p text:style-name="P53"><text:s text:c="8"/>inir</text:p>
      <text:p text:style-name="P53"><text:s text:c="8"/>dec <text:s text:c="4"/>d <text:s text:c="22"/>; update byte count</text:p>
      <text:p text:style-name="P53"><text:s text:c="8"/>dec <text:s text:c="4"/>d</text:p>
      <text:p text:style-name="P53"/>
      <text:p text:style-name="P53">; Check the protocol being used.</text:p>
      <text:p text:style-name="P53"><text:s text:c="8"/>exx</text:p>
      <text:p text:style-name="P53"><text:s text:c="8"/>ld <text:s text:c="5"/>a,b <text:s text:c="20"/>; A=protocol (0=SD/MMC, 1=IDE)</text:p>
      <text:p text:style-name="P53"><text:s text:c="8"/>exx</text:p>
      <text:p text:style-name="P53"><text:s text:c="8"/>and <text:s text:c="4"/>a <text:s text:c="22"/>; The IDE protocol doesn't need</text:p>
      <text:p text:style-name="P53"><text:s text:c="8"/>jr <text:s text:c="5"/>nz,protocol_ide <text:s text:c="8"/>; this end-of-block processing</text:p>
      <text:p text:style-name="P53"/>
      <text:p text:style-name="P53">; For SD protocol we must next skip the 2-byte CRC for the block just read.</text:p>
      <text:p text:style-name="P53">; Note that maximum performance of the interface is 16T per byte, so nops</text:p>
      <text:p text:style-name="P53">; must be added if not using INI/OUTI.</text:p>
      <text:p text:style-name="P53">; The interface can run at CPU speeds of at least 21MHz (as in ZX-Badaloc).</text:p>
      <text:p text:style-name="P53"/>
      <text:p text:style-name="P53"><text:s text:c="8"/>in <text:s text:c="5"/>a,(c)</text:p>
      <text:p text:style-name="P53"><text:soft-page-break/><text:s text:c="8"/>nop</text:p>
      <text:p text:style-name="P53"><text:s text:c="8"/>in <text:s text:c="5"/>a,(c)</text:p>
      <text:p text:style-name="P53"><text:s text:c="8"/>nop</text:p>
      <text:p text:style-name="P53"/>
      <text:p text:style-name="P53">; And then wait for a token of $FE, signifying the start of the next block.</text:p>
      <text:p text:style-name="P53">; A value of $FF indicates "token not yet available". Any other value is an</text:p>
      <text:p text:style-name="P53">; error.</text:p>
      <text:p text:style-name="P53"/>
      <text:p text:style-name="P53">wait_token:</text:p>
      <text:p text:style-name="P53"><text:s text:c="8"/>in <text:s text:c="5"/>a,(c) <text:s text:c="18"/>; wait for start of next block</text:p>
      <text:p text:style-name="P53"><text:s text:c="8"/>cp <text:s text:c="5"/>$ff <text:s text:c="20"/>; (a token is != $ff)</text:p>
      <text:p text:style-name="P53"><text:s text:c="8"/>jr <text:s text:c="5"/>z,wait_token</text:p>
      <text:p text:style-name="P53"><text:s text:c="8"/>cp <text:s text:c="5"/>$fe <text:s text:c="20"/>; the correct data token is $fe</text:p>
      <text:p text:style-name="P53"><text:s text:c="8"/>jr <text:s text:c="5"/>nz,token_error <text:s text:c="9"/>; anything else is an error</text:p>
      <text:p text:style-name="P53"/>
      <text:p text:style-name="P53">; IDE protocol streaming can rejoin here.</text:p>
      <text:p text:style-name="P53">protocol_ide:</text:p>
      <text:p text:style-name="P53"><text:s text:c="8"/>ld <text:s text:c="5"/>a,d <text:s text:c="20"/>; check if any more bytes needed</text:p>
      <text:p text:style-name="P53"><text:s text:c="8"/>or <text:s text:c="5"/>e</text:p>
      <text:p text:style-name="P53"><text:s text:c="8"/>jr <text:s text:c="5"/>z,streaming_complete</text:p>
      <text:p text:style-name="P53"/>
      <text:p text:style-name="P53"><text:s text:c="8"/>dec <text:s text:c="4"/>ix <text:s text:c="21"/>; decrement block count</text:p>
      <text:p text:style-name="P53"><text:s text:c="8"/>ld <text:s text:c="5"/>a,ixl</text:p>
      <text:p text:style-name="P53"><text:s text:c="8"/>or <text:s text:c="5"/>ixh</text:p>
      <text:p text:style-name="P53"><text:s text:c="8"/>jr <text:s text:c="5"/>nz,stream_block_loop <text:s text:c="3"/>; continue until all blocks streamed</text:p>
      <text:p text:style-name="P53"/>
      <text:p text:style-name="P53"><text:s text:c="8"/>exx <text:s text:c="28"/>; switch "streaming set" to alternates</text:p>
      <text:p text:style-name="P53"/>
      <text:p text:style-name="P53"/>
      <text:p text:style-name="P53">; ***************************************************************************</text:p>
      <text:p text:style-name="P53">; * Main streaming loop end <text:s text:c="48"/>*</text:p>
      <text:p text:style-name="P53">; ***************************************************************************</text:p>
      <text:p text:style-name="P53">; After all the 512-byte blocks for a particular card address have been</text:p>
      <text:p text:style-name="P53">; streamed, the DISK_STRMEND call must be made. This just requires A=cardflags.</text:p>
      <text:p text:style-name="P53"/>
      <text:p text:style-name="P53"><text:s text:c="8"/>ld <text:s text:c="5"/>a,(cardflags)</text:p>
      <text:p text:style-name="P53"><text:s text:c="8"/>rst <text:s text:c="4"/>$08</text:p>
      <text:p text:style-name="P53"><text:s text:c="8"/>defb <text:s text:c="3"/>disk_strmend</text:p>
      <text:p text:style-name="P53"><text:s text:c="8"/>jr <text:s text:c="5"/>c,drop2_close_and_exit_with_error</text:p>
      <text:p text:style-name="P53"/>
      <text:p text:style-name="P53">; Following disk_strmend, the system is back in a state where any other esxdos</text:p>
      <text:p text:style-name="P53">; calls may now be used, including (if necessary) DISK_FILEMAP to refill the</text:p>
      <text:p text:style-name="P53">; buffer. This can be an expensive call, though, so it would be preferable to</text:p>
      <text:p text:style-name="P53">; ensure that the buffer is large enough to be filled with the first call.</text:p>
      <text:p text:style-name="P53">; This would also simplify the code a little.</text:p>
      <text:p text:style-name="P53"/>
      <text:p text:style-name="P53"><text:s text:c="8"/>pop <text:s text:c="4"/>de <text:s text:c="21"/>; DE=current buffer address</text:p>
      <text:p text:style-name="P53"><text:s text:c="8"/>pop <text:s text:c="4"/>hl <text:s text:c="21"/>; HL=ending buffer address</text:p>
      <text:p text:style-name="P53">; <text:s text:c="6"/>and <text:s text:c="4"/>a <text:s text:c="22"/>; not needed; carry=0 since no error</text:p>
      <text:p text:style-name="P53"><text:s text:c="8"/>sbc <text:s text:c="4"/>hl,de <text:s text:c="18"/>; any more entries left in buffer?</text:p>
      <text:p text:style-name="P53"><text:s text:c="8"/>jr <text:s text:c="5"/>z,refill_map <text:s text:c="11"/>; if not, refill</text:p>
      <text:p text:style-name="P53"><text:s text:c="8"/>add <text:s text:c="4"/>hl,de <text:s text:c="18"/>; re-form ending address</text:p>
      <text:p text:style-name="P53"><text:s text:c="8"/>jr <text:s text:c="5"/>stream_loop <text:s text:c="12"/>; back for next entry in the buffer</text:p>
      <text:p text:style-name="P53"/>
      <text:p text:style-name="P53"/>
      <text:p text:style-name="P53">; ***************************************************************************</text:p>
      <text:p text:style-name="P53">; * Stream a partial block <text:s text:c="49"/>*</text:p>
      <text:p text:style-name="P53">; ***************************************************************************</text:p>
      <text:p text:style-name="P53">; It is entirely okay to stream a partial block, since the streaming operation</text:p>
      <text:p text:style-name="P53">; can be terminated at any point by issuing the DISK_STRMEND call.</text:p>
      <text:p text:style-name="P53"/>
      <text:p text:style-name="P53">stream_partial_block:</text:p>
      <text:p text:style-name="P53"><text:soft-page-break/><text:s text:c="8"/>and <text:s text:c="4"/>a <text:s text:c="22"/>; at least 256 bytes left?</text:p>
      <text:p text:style-name="P53"><text:s text:c="8"/>jr <text:s text:c="5"/>z,stream_final_bytes</text:p>
      <text:p text:style-name="P53"/>
      <text:p text:style-name="P53"><text:s text:c="8"/>inir <text:s text:c="27"/>; read 256 bytes from the port</text:p>
      <text:p text:style-name="P53"/>
      <text:p text:style-name="P53">stream_final_bytes:</text:p>
      <text:p text:style-name="P53"><text:s text:c="8"/>ld <text:s text:c="5"/>b,e</text:p>
      <text:p text:style-name="P53"><text:s text:c="8"/>inc <text:s text:c="4"/>b</text:p>
      <text:p text:style-name="P53"><text:s text:c="8"/>dec <text:s text:c="4"/>b</text:p>
      <text:p text:style-name="P53"><text:s text:c="8"/>jr <text:s text:c="5"/>z,streaming_complete</text:p>
      <text:p text:style-name="P53"/>
      <text:p text:style-name="P53"><text:s text:c="8"/>inir <text:s text:c="27"/>; read last few bytes from the port</text:p>
      <text:p text:style-name="P53"/>
      <text:p text:style-name="P53">streaming_complete:</text:p>
      <text:p text:style-name="P53"><text:s text:c="8"/>ld <text:s text:c="5"/>a,(cardflags)</text:p>
      <text:p text:style-name="P53"><text:s text:c="8"/>rst <text:s text:c="4"/>$08</text:p>
      <text:p text:style-name="P53"><text:s text:c="8"/>defb <text:s text:c="3"/>disk_strmend <text:s text:c="11"/>; terminate the streaming operation</text:p>
      <text:p text:style-name="P53"><text:s text:c="8"/>jr <text:s text:c="5"/>drop2_close_and_exit_with_error</text:p>
      <text:p text:style-name="P53"/>
      <text:p text:style-name="P53"/>
      <text:p text:style-name="P53">; ***************************************************************************</text:p>
      <text:p text:style-name="P53">; * Tidy up and exit <text:s text:c="55"/>*</text:p>
      <text:p text:style-name="P53">; ***************************************************************************</text:p>
      <text:p text:style-name="P53"/>
      <text:p text:style-name="P53">token_error:</text:p>
      <text:p text:style-name="P53"><text:s text:c="8"/>ld <text:s text:c="5"/>a,$ff <text:s text:c="18"/>; dummy error to indicate out of data</text:p>
      <text:p text:style-name="P53"><text:s text:c="8"/>scf</text:p>
      <text:p text:style-name="P53"/>
      <text:p text:style-name="P53">drop2_close_and_exit_with_error:</text:p>
      <text:p text:style-name="P53"><text:s text:c="8"/>pop <text:s text:c="4"/>hl <text:s text:c="21"/>; discard buffer addresses</text:p>
      <text:p text:style-name="P53"><text:s text:c="8"/>pop <text:s text:c="4"/>hl</text:p>
      <text:p text:style-name="P53"/>
      <text:p text:style-name="P53">close_and_exit_with_error:</text:p>
      <text:p text:style-name="P53"><text:s text:c="8"/>push <text:s text:c="3"/>af <text:s text:c="21"/>; save error status</text:p>
      <text:p text:style-name="P53"/>
      <text:p text:style-name="P53"><text:s text:c="8"/>ld <text:s text:c="5"/>a,(filehandle)</text:p>
      <text:p text:style-name="P53"><text:s text:c="8"/>rst <text:s text:c="4"/>$08</text:p>
      <text:p text:style-name="P53"><text:s text:c="8"/>defb <text:s text:c="3"/>f_close</text:p>
      <text:p text:style-name="P53"/>
      <text:p text:style-name="P53"><text:s text:c="8"/>pop <text:s text:c="4"/>af <text:s text:c="21"/>; restore error status</text:p>
      <text:p text:style-name="P53"/>
      <text:p text:style-name="P53">exit_with_error:</text:p>
      <text:p text:style-name="P53"><text:s text:c="8"/>ld <text:s text:c="5"/>hl,$2758</text:p>
      <text:p text:style-name="P53"><text:s text:c="8"/>exx <text:s text:c="28"/>; BASIC requires H'L'=$2758 on return</text:p>
      <text:p text:style-name="P53"><text:s text:c="8"/>ld <text:s text:c="5"/>b,0</text:p>
      <text:p text:style-name="P53"><text:s text:c="8"/>ld <text:s text:c="5"/>c,a <text:s text:c="20"/>; BC=error, for return to BASIC</text:p>
      <text:p text:style-name="P53"><text:s text:c="8"/>ret <text:s text:c="4"/>c <text:s text:c="22"/>; exit if there was an error</text:p>
      <text:p text:style-name="P53"><text:s text:c="8"/>ld <text:s text:c="5"/>bc,$ffff <text:s text:c="15"/>; use 65535 to indicate "no error"</text:p>
      <text:p text:style-name="P53"><text:s text:c="8"/>ret</text:p>
      <text:p text:style-name="P53"/>
      <text:p text:style-name="P53"/>
      <text:p text:style-name="P53">; ***************************************************************************</text:p>
      <text:p text:style-name="P53">; * Data <text:s text:c="67"/>*</text:p>
      <text:p text:style-name="P53">; ***************************************************************************</text:p>
      <text:p text:style-name="P53"/>
      <text:p text:style-name="P53">test_filename:</text:p>
      <text:p text:style-name="P53"><text:s text:c="8"/>defm <text:s text:c="3"/>"test.scr",0 <text:s text:c="11"/>; filenames must be null-terminated</text:p>
      <text:p text:style-name="P53"/>
      <text:p text:style-name="P53">filehandle:</text:p>
      <text:p text:style-name="P53"><text:s text:c="8"/>defb <text:s text:c="3"/>0</text:p>
      <text:p text:style-name="P53"/>
      <text:p text:style-name="P53">filemap_buffer:</text:p>
      <text:p text:style-name="P53"><text:soft-page-break/><text:s text:c="8"/>defs <text:s text:c="3"/>filemap_size*6 <text:s text:c="9"/>; allocate 6 bytes per entry</text:p>
      <text:p text:style-name="P53"/>
      <text:p text:style-name="P53">cardflags:</text:p>
      <text:p text:style-name="P53"><text:s text:c="8"/>defb <text:s text:c="3"/>0</text:p>
      <text:p text:style-name="P53"/>
      <text:p text:style-name="P480"><text:span text:style-name="T169">Driver</text:span> example <text:span text:style-name="T169">(file 1 of 2) </text:span>- <text:span text:style-name="T169">border</text:span>.asm</text:p>
      <text:p text:style-name="P54"/>
      <text:p text:style-name="P75">; ***************************************************************************</text:p>
      <text:p text:style-name="P75">; * Simple example NextZXOS driver <text:s text:c="41"/>*</text:p>
      <text:p text:style-name="P75">; ***************************************************************************</text:p>
      <text:p text:style-name="P75">;</text:p>
      <text:p text:style-name="P75">; This file is the 512-byte NextZXOS driver itself, plus relocation table.</text:p>
      <text:p text:style-name="P75">;</text:p>
      <text:p text:style-name="P75">; Assemble with: pasmo border.asm border.bin border.sym</text:p>
      <text:p text:style-name="P75">;</text:p>
      <text:p text:style-name="P75">; After this, border_drv.asm needs to be built to generate the actual</text:p>
      <text:p text:style-name="P75">; driver file.</text:p>
      <text:p text:style-name="P75"/>
      <text:p text:style-name="P75"/>
      <text:p text:style-name="P75">; ***************************************************************************</text:p>
      <text:p text:style-name="P75">; * Entry points <text:s text:c="59"/>*</text:p>
      <text:p text:style-name="P75">; ***************************************************************************</text:p>
      <text:p text:style-name="P75">; Drivers are a fixed length of 512 bytes (although can have external 8K</text:p>
      <text:p text:style-name="P75">; banks allocated to them if required).</text:p>
      <text:p text:style-name="P75">;</text:p>
      <text:p text:style-name="P75">; They are always assembled at origin $0000 and relocated at installation time.</text:p>
      <text:p text:style-name="P75">;</text:p>
      <text:p text:style-name="P75">; Your driver always runs with interrupts disabled, and may use any of the</text:p>
      <text:p text:style-name="P75">; standard register set (AF,BC,DE,HL). Index registers and alternates must be</text:p>
      <text:p text:style-name="P75">; preserved.</text:p>
      <text:p text:style-name="P75">;</text:p>
      <text:p text:style-name="P75">; No esxDOS hooks or restarts may be used. However, 3 calls are provided</text:p>
      <text:p text:style-name="P75">; which drivers may use:</text:p>
      <text:p text:style-name="P75">;</text:p>
      <text:p text:style-name="P75">; <text:s text:c="6"/>jp <text:s text:c="5"/>$2000 <text:s text:c="2"/>; drv_drvswapmmc</text:p>
      <text:p text:style-name="P75">; <text:s text:c="22"/>; Can be used to aid switching between allocated</text:p>
      <text:p text:style-name="P75">; <text:s text:c="22"/>; DivMMC banks (see example usage below).</text:p>
      <text:p text:style-name="P75">;</text:p>
      <text:p text:style-name="P75">; <text:s text:c="6"/>call <text:s text:c="3"/>$2003 <text:s text:c="2"/>; drv_drvrtc</text:p>
      <text:p text:style-name="P75">; <text:s text:c="22"/>; Query the RTC. Returns BC=date, DE=time (as M_DATE)</text:p>
      <text:p text:style-name="P75">;</text:p>
      <text:p text:style-name="P75">; <text:s text:c="6"/>call <text:s text:c="3"/>$2006 <text:s text:c="2"/>; drv_drvapi</text:p>
      <text:p text:style-name="P75">; <text:s text:c="22"/>; Access other drivers. Same parameters as M_DRVAPI.</text:p>
      <text:p text:style-name="P75">;</text:p>
      <text:p text:style-name="P75">; The stack is always located below $4000, so if ZX banks have been allocated</text:p>
      <text:p text:style-name="P77">; they may be paged in at any location (MMU2..MMU7).</text:p>
      <text:p text:style-name="P77">;</text:p>
      <text:p text:style-name="P77">; If using other allocated DivMMC banks, note that the stack location is<text:span text:style-name="T245"> the</text:span></text:p>
      <text:p text:style-name="P77">; 224 bytes $260d..$26ec inclusive. Therefore, if you wish to switch to other</text:p>
      <text:p text:style-name="P77">; DivMMC banks (in particular using the mechanism below) you should leave this</text:p>
      <text:p text:style-name="P77">; region of memory unused in each of your allocated DivMMC banks (or avoid any</text:p>
      <text:p text:style-name="P77">; use of the stack, or take care of switching SP whenever you switch banks).</text:p>
      <text:p text:style-name="P77">;</text:p>
      <text:p text:style-name="P75">; If you do switch any banks, don't forget to restore the previous MMU settings</text:p>
      <text:p text:style-name="P75">; afterwards.</text:p>
      <text:p text:style-name="P75"/>
      <text:p text:style-name="P75"/>
      <text:p text:style-name="P75">; ***************************************************************************</text:p>
      <text:p text:style-name="P75">; * Switching between allocated DivMMC banks <text:s text:c="31"/>*</text:p>
      <text:p text:style-name="P75">; ***************************************************************************</text:p>
      <text:p text:style-name="P75">; You can request DivMMC banks to be allocated to your driver, as well as</text:p>
      <text:p text:style-name="P75">; (or instead of standard ZX memory banks). However, DivMMC banks are a more</text:p>
      <text:p text:style-name="P75">; limited resource and are more awkward to use, since they can only be paged</text:p>
      <text:p text:style-name="P75">; in at $2000..$3fff (where your driver code is already running in another</text:p>
      <text:p text:style-name="P75">; DivMMC bank).</text:p>
      <text:p text:style-name="P75">;</text:p>
      <text:p text:style-name="P75">; If you wish to use DivMMC banks, the following helper code is provided</text:p>
      <text:p text:style-name="P75"><text:soft-page-break/>; in the driver's DivMMC bank at $2000 (drv_drvswapmmc):</text:p>
      <text:p text:style-name="P75">; <text:s text:c="6"/>$2000: <text:s/>out <text:s text:c="4"/>($e3),a</text:p>
      <text:p text:style-name="P75">; <text:s text:c="14"/>ret</text:p>
      <text:p text:style-name="P75">;</text:p>
      <text:p text:style-name="P75">; One suggested method for switching between your allocated DivMMC banks</text:p>
      <text:p text:style-name="P75">; and your driver is as follows:</text:p>
      <text:p text:style-name="P75">;</text:p>
      <text:p text:style-name="P75">; 1. In the preload data for each DivMMC bank (specified in the .DRV</text:p>
      <text:p text:style-name="P75">; <text:s text:c="3"/>file), include the following routine at the start (ie $2000):</text:p>
      <text:p text:style-name="P75">; <text:s text:c="6"/>$2000: <text:s/>out <text:s text:c="4"/>($e3),a</text:p>
      <text:p text:style-name="P75">; <text:s text:c="14"/>push <text:s text:c="3"/>bc <text:s text:c="13"/>; save B=driver bank</text:p>
      <text:p text:style-name="P75">; <text:s text:c="14"/>jp <text:s text:c="5"/>(hl)</text:p>
      <text:p text:style-name="P75">;</text:p>
      <text:p text:style-name="P75">; 2. Provide the following subroutine somewhere within your 512-byte driver code:</text:p>
      <text:p text:style-name="P75">; <text:s text:c="6"/>call_externmmc:</text:p>
      <text:p text:style-name="P75">; <text:s text:c="14"/>push <text:s text:c="3"/>af</text:p>
      <text:p text:style-name="P75">; <text:s text:c="14"/>in <text:s text:c="5"/>a,($e3)</text:p>
      <text:p text:style-name="P75">; <text:s text:c="14"/>ld <text:s text:c="5"/>b,a <text:s text:c="12"/>; save driver bank in B</text:p>
      <text:p text:style-name="P75">; <text:s text:c="14"/>pop <text:s text:c="4"/>af</text:p>
      <text:p text:style-name="P75">; <text:s text:c="14"/>set <text:s text:c="4"/>7,a <text:s text:c="12"/>; set bit 7 on DivMMC bank id to page</text:p>
      <text:p text:style-name="P75">; <text:s text:c="14"/>jp <text:s text:c="5"/>$2000 <text:s text:c="10"/>; jump to switch banks and "return"</text:p>
      <text:p text:style-name="P75">; <text:s text:c="38"/>; to routine HL in external DivMMC bank</text:p>
      <text:p text:style-name="P75">;</text:p>
      <text:p text:style-name="P75">; 3. To call a routine in one of your allocated DivMMC banks, use this in</text:p>
      <text:p text:style-name="P75">; <text:s text:c="3"/>your driver code:</text:p>
      <text:p text:style-name="P75">; <text:s text:c="14"/>ld <text:s text:c="5"/>hl,routineaddr</text:p>
      <text:p text:style-name="P75">; <text:s text:c="14"/>ld <text:s text:c="5"/>a,divmmcbankid <text:s/>; (to be patched by .INSTALL)</text:p>
      <text:p text:style-name="P75">; <text:s text:c="14"/>call <text:s text:c="3"/>call_externmmc</text:p>
      <text:p text:style-name="P75">;</text:p>
      <text:p text:style-name="P75">; 4. The routines in your allocated DivMMC banks should end with:</text:p>
      <text:p text:style-name="P75">; <text:s text:c="14"/>pop <text:s text:c="4"/>af <text:s text:c="13"/>; A=driver bank id</text:p>
      <text:p text:style-name="P75">; <text:s text:c="14"/>jp <text:s text:c="5"/>$2000 <text:s text:c="10"/>; switch back to driver and return</text:p>
      <text:p text:style-name="P75">;</text:p>
      <text:p text:style-name="P75">; Don't forget that the stack takes up the region $260d..$26ec and so you</text:p>
      <text:p text:style-name="P75">; should not use this region for any other purpose in your DivMMC banks if</text:p>
      <text:p text:style-name="P75">; you are using this mechanism.</text:p>
      <text:p text:style-name="P75"/>
      <text:p text:style-name="P75"/>
      <text:p text:style-name="P75">; ***************************************************************************</text:p>
      <text:p text:style-name="P75">; * Entry points <text:s text:c="59"/>*</text:p>
      <text:p text:style-name="P75">; ***************************************************************************</text:p>
      <text:p text:style-name="P75"/>
      <text:p text:style-name="P75"><text:s text:c="8"/>org <text:s text:c="4"/>$0000</text:p>
      <text:p text:style-name="P75"/>
      <text:p text:style-name="P75">; At $0000 is the entry point for API calls directed to your driver.</text:p>
      <text:p text:style-name="P75">; B,DE,HL are available as entry parameters.</text:p>
      <text:p text:style-name="P75"/>
      <text:p text:style-name="P75">; If your driver does not provide any API, just exit with A=0 and carry set.</text:p>
      <text:p text:style-name="P75">; eg:</text:p>
      <text:p text:style-name="P75">; <text:s text:c="6"/>xor <text:s text:c="4"/>a</text:p>
      <text:p text:style-name="P75">; <text:s text:c="6"/>scf</text:p>
      <text:p text:style-name="P75">; <text:s text:c="6"/>ret</text:p>
      <text:p text:style-name="P75"/>
      <text:p text:style-name="P75">api_entry:</text:p>
      <text:p text:style-name="P75"><text:s text:c="8"/>jr <text:s text:c="5"/>border_api</text:p>
      <text:p text:style-name="P75"><text:s text:c="8"/>nop</text:p>
      <text:p text:style-name="P75"/>
      <text:p text:style-name="P75">; At $0003 is the entry point for the interrupt handler. This will only be</text:p>
      <text:p text:style-name="P75">; called if bit 7 of the driver id byte has been set in your .DRV file, so</text:p>
      <text:p text:style-name="P75">; need not be implemented otherwise.</text:p>
      <text:p text:style-name="P75"/>
      <text:p text:style-name="P75"><text:soft-page-break/>im1_entry:</text:p>
      <text:p text:style-name="P75">reloc_1:</text:p>
      <text:p text:style-name="P75"><text:s text:c="8"/>ld <text:s text:c="5"/>a,(colour)</text:p>
      <text:p text:style-name="P75"><text:s text:c="8"/>inc <text:s text:c="4"/>a <text:s text:c="22"/>; increment stored border colour</text:p>
      <text:p text:style-name="P75"><text:s text:c="8"/>and <text:s text:c="4"/>$07</text:p>
      <text:p text:style-name="P75">reloc_2:</text:p>
      <text:p text:style-name="P75"><text:s text:c="8"/>ld <text:s text:c="5"/>(colour),a</text:p>
      <text:p text:style-name="P75"><text:s text:c="8"/>out <text:s text:c="4"/>($fe),a <text:s text:c="16"/>; set it</text:p>
      <text:p text:style-name="P75"><text:s text:c="8"/>ret</text:p>
      <text:p text:style-name="P75"/>
      <text:p text:style-name="P75"/>
      <text:p text:style-name="P75">; ***************************************************************************</text:p>
      <text:p text:style-name="P75">; * Simple example API <text:s text:c="53"/>*</text:p>
      <text:p text:style-name="P75">; ***************************************************************************</text:p>
      <text:p text:style-name="P75">; On entry, use B=call id with HL,DE other parameters.</text:p>
      <text:p text:style-name="P75">; (NOTE: HL will contain the value that was either provided in HL (when called</text:p>
      <text:p text:style-name="P75">; <text:s text:c="7"/>from dot commands) or IX (when called from a standard program).</text:p>
      <text:p text:style-name="P75">;</text:p>
      <text:p text:style-name="P75">; When called from the DRIVER command, DE is the first input and HL is the second.</text:p>
      <text:p text:style-name="P75">;</text:p>
      <text:p text:style-name="P75">; When returning values, the DRIVER command will place the contents of BC into</text:p>
      <text:p text:style-name="P75">; the first return variable, then DE and then HL.</text:p>
      <text:p text:style-name="P75"/>
      <text:p text:style-name="P75">border_api:</text:p>
      <text:p text:style-name="P75"><text:s text:c="8"/>bit <text:s text:c="4"/>7,b <text:s text:c="20"/>; check if B&gt;=$80</text:p>
      <text:p text:style-name="P75"><text:s text:c="8"/>jr <text:s text:c="5"/>nz,standard_api <text:s text:c="8"/>; on for standard API functions if so</text:p>
      <text:p text:style-name="P75"/>
      <text:p text:style-name="P75"><text:s text:c="8"/>djnz <text:s text:c="3"/>bnot1 <text:s text:c="18"/>; On if B&lt;&gt;1</text:p>
      <text:p text:style-name="P75"/>
      <text:p text:style-name="P75">; B=1: set values.</text:p>
      <text:p text:style-name="P75"/>
      <text:p text:style-name="P75">reloc_3:</text:p>
      <text:p text:style-name="P75"><text:s text:c="8"/>ld <text:s text:c="5"/>(value1),de</text:p>
      <text:p text:style-name="P75">reloc_4:</text:p>
      <text:p text:style-name="P75"><text:s text:c="8"/>ld <text:s text:c="5"/>(value2),hl</text:p>
      <text:p text:style-name="P75"><text:s text:c="8"/>and <text:s text:c="4"/>a <text:s text:c="22"/>; clear carry to indicate success</text:p>
      <text:p text:style-name="P75"><text:s text:c="8"/>ret</text:p>
      <text:p text:style-name="P75"/>
      <text:p text:style-name="P75">; B=2: get values.</text:p>
      <text:p text:style-name="P75"/>
      <text:p text:style-name="P75">bnot1:</text:p>
      <text:p text:style-name="P75"><text:s text:c="8"/>djnz <text:s text:c="3"/>bnot2 <text:s text:c="18"/>; On if B&lt;&gt;2</text:p>
      <text:p text:style-name="P75">reloc_5:</text:p>
      <text:p text:style-name="P75"><text:s text:c="8"/>ld <text:s text:c="5"/>a,(colour)</text:p>
      <text:p text:style-name="P75"><text:s text:c="8"/>ld <text:s text:c="5"/>b,0</text:p>
      <text:p text:style-name="P75"><text:s text:c="8"/>ld <text:s text:c="5"/>c,a</text:p>
      <text:p text:style-name="P75">reloc_6:</text:p>
      <text:p text:style-name="P75"><text:s text:c="8"/>ld <text:s text:c="5"/>de,(value1)</text:p>
      <text:p text:style-name="P75">reloc_7:</text:p>
      <text:p text:style-name="P75"><text:s text:c="8"/>ld <text:s text:c="5"/>hl,(value2)</text:p>
      <text:p text:style-name="P75"><text:s text:c="8"/>and <text:s text:c="4"/>a <text:s text:c="22"/>; clear carry to indicate success</text:p>
      <text:p text:style-name="P75"><text:s text:c="8"/>ret</text:p>
      <text:p text:style-name="P75"/>
      <text:p text:style-name="P75">; Unsupported values of B.</text:p>
      <text:p text:style-name="P75"/>
      <text:p text:style-name="P75">bnot2:</text:p>
      <text:p text:style-name="P75">api_error:</text:p>
      <text:p text:style-name="P75"><text:s text:c="8"/>xor <text:s text:c="4"/>a <text:s text:c="22"/>; A=0, unsupported call id</text:p>
      <text:p text:style-name="P75"><text:s text:c="8"/>scf <text:s text:c="28"/>; Fc=1, signals error</text:p>
      <text:p text:style-name="P75"><text:s text:c="8"/>ret</text:p>
      <text:p text:style-name="P75"/>
      <text:p text:style-name="P75"><text:soft-page-break/></text:p>
      <text:p text:style-name="P75">; ***************************************************************************</text:p>
      <text:p text:style-name="P75">; * Standard API functions <text:s text:c="49"/>*</text:p>
      <text:p text:style-name="P75">; ***************************************************************************</text:p>
      <text:p text:style-name="P75">; API calls $80..$ff are used in a standard way by NextZXOS.</text:p>
      <text:p text:style-name="P75">;</text:p>
      <text:p text:style-name="P75">; If (and only if) you have set bit 7 of the "mmcbanks" value in your</text:p>
      <text:p text:style-name="P75">; driver file's header, then 2 special calls are made to allow you to</text:p>
      <text:p text:style-name="P75">; perform any necessary initialisation or shutdown of your driver</text:p>
      <text:p text:style-name="P75">; when it is .INSTALLed and .UNINSTALLed:</text:p>
      <text:p text:style-name="P75">;</text:p>
      <text:p text:style-name="P75">; B=$80: initialise</text:p>
      <text:p text:style-name="P75">; B=$81: shutdown</text:p>
      <text:p text:style-name="P75">;</text:p>
      <text:p text:style-name="P75">; Each of these calls is made with the following parameters:</text:p>
      <text:p text:style-name="P75">; <text:s/>HL=address of structure containing:</text:p>
      <text:p text:style-name="P75">; <text:s text:c="6"/>byte 0: # of 8K ZX RAM banks allocated (as specified in .DRV header)</text:p>
      <text:p text:style-name="P75">; <text:s text:c="6"/>bytes 1+: list of bank ids for the allocated 8K ZX RAM banks</text:p>
      <text:p text:style-name="P75">; <text:s/>DE=address of structure containing:</text:p>
      <text:p text:style-name="P75">; <text:s text:c="6"/>byte 0: # of 8K DivMMC RAM banks allocated (as specified in .DRV header)</text:p>
      <text:p text:style-name="P75">; <text:s text:c="6"/>bytes 1+: list of bank ids for the allocated 8K DivMMC RAM banks</text:p>
      <text:p text:style-name="P75">;</text:p>
      <text:p text:style-name="P75">; These bank lists are in main RAM ($4000-$ffff) so be careful not to</text:p>
      <text:p text:style-name="P75">; page them out during use. They are temporary structures and only</text:p>
      <text:p text:style-name="P75">; available during the initialise ($80) and shutdown ($81) calls.</text:p>
      <text:p text:style-name="P75">;</text:p>
      <text:p text:style-name="P75">; Note that the initialise ($80) call is made after the allocated RAM</text:p>
      <text:p text:style-name="P75">; banks have been erased and preloaded with data from your .DRV file.</text:p>
      <text:p text:style-name="P75">; Most drivers will therefore probably not need to use these lists, as</text:p>
      <text:p text:style-name="P75">; the allocated bank ids can also be patched directly into your driver</text:p>
      <text:p text:style-name="P75">; code during the .INSTALL process.</text:p>
      <text:p text:style-name="P75">;</text:p>
      <text:p text:style-name="P75">; The shutdown ($81) call does NOT need to deallocate the RAM banks -</text:p>
      <text:p text:style-name="P75">; this will be done by the .UNINSTALL dot command.</text:p>
      <text:p text:style-name="P75">;</text:p>
      <text:p text:style-name="P75">; When exiting the calls, return with carry clear to indicate success.</text:p>
      <text:p text:style-name="P75">; If carry is set on call $80, the .INSTALL procedure will be aborted.</text:p>
      <text:p text:style-name="P75">; If carry is set on call $81, the .UNINSTALL procedure will be aborted.</text:p>
      <text:p text:style-name="P75"/>
      <text:p text:style-name="P75">standard_api:</text:p>
      <text:p text:style-name="P75"><text:s text:c="8"/>; The example border driver sets bit 7 of mmcbanks,</text:p>
      <text:p text:style-name="P75"><text:s text:c="8"/>; so needs to provide API calls $80 and $81.</text:p>
      <text:p text:style-name="P75"><text:s text:c="8"/>ld <text:s text:c="5"/>a,b</text:p>
      <text:p text:style-name="P75"><text:s text:c="8"/>and <text:s text:c="4"/>$7f</text:p>
      <text:p text:style-name="P75"><text:s text:c="8"/>jr <text:s text:c="5"/>z,driver_init <text:s text:c="10"/>; on for call $80, initialise</text:p>
      <text:p text:style-name="P75"><text:s text:c="8"/>dec <text:s text:c="4"/>a</text:p>
      <text:p text:style-name="P75"><text:s text:c="8"/>jr <text:s text:c="5"/>nz,channel_api <text:s text:c="9"/>; if not $81, must be a channel API call</text:p>
      <text:p text:style-name="P75"/>
      <text:p text:style-name="P75">; B=$81: shutdown driver</text:p>
      <text:p text:style-name="P75">; <text:s text:c="7"/>This call is optional and should be provided if you set bit 7 of</text:p>
      <text:p text:style-name="P75">; <text:s text:c="7"/>the mmcbanks value in the driver header.</text:p>
      <text:p text:style-name="P75">; <text:s text:c="7"/>Exit with carry clear if the driver can be safely UNINSTALLed, or</text:p>
      <text:p text:style-name="P75">; <text:s text:c="7"/>carry set to abort the UNINSTALL process.</text:p>
      <text:p text:style-name="P75"/>
      <text:p text:style-name="P75">driver_shutdown:</text:p>
      <text:p text:style-name="P75"><text:s text:c="8"/>and <text:s text:c="4"/>a <text:s text:c="22"/>; always safe to uninstall this driver</text:p>
      <text:p text:style-name="P75"><text:s text:c="8"/>ret</text:p>
      <text:p text:style-name="P75"/>
      <text:p text:style-name="P75">; B=$80: initialise driver</text:p>
      <text:p text:style-name="P75">; <text:s text:c="7"/>This call is optional and should be provided if you set bit 7 of</text:p>
      <text:p text:style-name="P75">; <text:s text:c="7"/>the mmcbanks value in the driver header.</text:p>
      <text:p text:style-name="P75">; <text:s text:c="7"/>Exit with carry clear if the driver can be safely INSTALLed, or</text:p>
      <text:p text:style-name="P75"><text:soft-page-break/>; <text:s text:c="7"/>carry set to abort the INSTALL process.</text:p>
      <text:p text:style-name="P75">; <text:s text:c="7"/>This call is provided for drivers that might need additional</text:p>
      <text:p text:style-name="P75">; <text:s text:c="7"/>hardware initialisation.</text:p>
      <text:p text:style-name="P75"/>
      <text:p text:style-name="P75">driver_init:</text:p>
      <text:p text:style-name="P75"><text:s text:c="8"/>and <text:s text:c="4"/>a <text:s text:c="22"/>; always safe to install this driver</text:p>
      <text:p text:style-name="P75"><text:s text:c="8"/>ret</text:p>
      <text:p text:style-name="P75"/>
      <text:p text:style-name="P75">; The following calls are used to allow your driver to support</text:p>
      <text:p text:style-name="P75">; channels for i/o (manipulated with BASIC commands like OPEN #).</text:p>
      <text:p text:style-name="P75">; Each call is optional - just return with carry set and A=0</text:p>
      <text:p text:style-name="P75">; for any calls that you don't want to provide.</text:p>
      <text:p text:style-name="P75">;</text:p>
      <text:p text:style-name="P78">; B=$f6: copy screen (usually for printer drivers)</text:p>
      <text:p text:style-name="P78">; B=$f7: return output status</text:p>
      <text:p text:style-name="P75">; B=$f8: return input status</text:p>
      <text:p text:style-name="P75">; B=$f9: open channel</text:p>
      <text:p text:style-name="P75">; B=$fa: close channel</text:p>
      <text:p text:style-name="P75">; B=$fb: output character</text:p>
      <text:p text:style-name="P75">; B=$fc: input character</text:p>
      <text:p text:style-name="P75">; B=$fd: get current stream pointer</text:p>
      <text:p text:style-name="P75">; B=$fe: set current stream pointer</text:p>
      <text:p text:style-name="P75">; B=$ff: get stream size/extent</text:p>
      <text:p text:style-name="P75"/>
      <text:p text:style-name="P75">channel_api:</text:p>
      <text:p text:style-name="P75"><text:s text:c="8"/>ld <text:s text:c="5"/>a,b</text:p>
      <text:p text:style-name="P75"><text:s text:c="8"/>sub <text:s text:c="4"/>$f7 <text:s text:c="20"/>; set zero flag if call $f7</text:p>
      <text:p text:style-name="P75"><text:s text:c="40"/>; (return output status)</text:p>
      <text:p text:style-name="P75"><text:s text:c="8"/>jr <text:s text:c="5"/>c,api_error <text:s text:c="12"/>; exit if unsupported (&lt;$f7)</text:p>
      <text:p text:style-name="P75"><text:s text:c="8"/>ld <text:s text:c="5"/>b,a <text:s text:c="20"/>; B=0..8</text:p>
      <text:p text:style-name="P75"><text:s text:c="8"/>jr <text:s text:c="5"/>nz,bnotf7 <text:s text:c="14"/>; on if not $f7 (output status)</text:p>
      <text:p text:style-name="P75"/>
      <text:p text:style-name="P75"/>
      <text:p text:style-name="P75">; B=$f7: return output status</text:p>
      <text:p text:style-name="P75">; This call is entered with D=handle.</text:p>
      <text:p text:style-name="P75">; You should return BC=$ffff if the device is ready to accept a character</text:p>
      <text:p text:style-name="P75">; to be output, or BC=$0000 if it is not ready.</text:p>
      <text:p text:style-name="P75">; NOTE: NextBASIC does not use this call for standard channel i/o, but it</text:p>
      <text:p text:style-name="P75">; <text:s text:c="6"/>may be useful to provide it for use by machine-code programs or</text:p>
      <text:p text:style-name="P75">; <text:s text:c="6"/>for NextBASIC programs using the DRIVER command.</text:p>
      <text:p text:style-name="P75">; This call is also used by CP/M for printer drivers (with id "P") and</text:p>
      <text:p text:style-name="P75">; AUX drivers (with id "X").</text:p>
      <text:p text:style-name="P75"/>
      <text:p text:style-name="P75"><text:s text:c="8"/>ld <text:s text:c="5"/>bc,$ffff <text:s text:c="15"/>; our device always ready for output</text:p>
      <text:p text:style-name="P75"><text:s text:c="8"/>and <text:s text:c="4"/>a <text:s text:c="22"/>; clear carry to indicate success</text:p>
      <text:p text:style-name="P75"><text:s text:c="8"/>ret</text:p>
      <text:p text:style-name="P75"/>
      <text:p text:style-name="P75"/>
      <text:p text:style-name="P75">; B=$f8: return input status</text:p>
      <text:p text:style-name="P75">; This call is entered with D=handle.</text:p>
      <text:p text:style-name="P75">; You should return BC=$ffff if the device has an input character available</text:p>
      <text:p text:style-name="P75">; to be read, or BC=$0000 if there is no character currently available.</text:p>
      <text:p text:style-name="P75">; NOTE: NextBASIC does not use this call for standard channel i/o, but it</text:p>
      <text:p text:style-name="P75">; <text:s text:c="6"/>may be useful to provide it for use by machine-code programs or</text:p>
      <text:p text:style-name="P75">; <text:s text:c="6"/>for NextBASIC programs using the DRIVER command.</text:p>
      <text:p text:style-name="P75">; This call is also used by CP/M for AUX drivers (with id "X").</text:p>
      <text:p text:style-name="P75"/>
      <text:p text:style-name="P75">bnotf7:</text:p>
      <text:p text:style-name="P75"><text:s text:c="8"/>djnz <text:s text:c="3"/>bnotf8</text:p>
      <text:p text:style-name="P75"><text:s text:c="8"/>ld <text:s text:c="5"/>bc,$ffff <text:s text:c="15"/>; our device always ready for input</text:p>
      <text:p text:style-name="P75"><text:s text:c="8"/>and <text:s text:c="4"/>a <text:s text:c="22"/>; clear carry to indicate success</text:p>
      <text:p text:style-name="P75"><text:s text:c="8"/>ret</text:p>
      <text:p text:style-name="P75"><text:soft-page-break/></text:p>
      <text:p text:style-name="P75"/>
      <text:p text:style-name="P75">; B=$f9: open channel</text:p>
      <text:p text:style-name="P75">; In the documentation for your driver you should describe how it should be</text:p>
      <text:p text:style-name="P75">; opened. The command used will determine the input parameters provided to</text:p>
      <text:p text:style-name="P75">; this call (this example assumes your driver id is ASCII 'X', ie $58):</text:p>
      <text:p text:style-name="P75">; OPEN #n,"D&gt;X" <text:s text:c="8"/>; simple open: HL=DE=0</text:p>
      <text:p text:style-name="P75">; OPEN #n,"D&gt;X&gt;string" <text:s/>; open with string: HL=address, DE=length</text:p>
      <text:p text:style-name="P75">; <text:s text:c="22"/>; NOTE: be sure to check for zero-length strings</text:p>
      <text:p text:style-name="P75">; OPEN #n,"D&gt;X,p1,p2" <text:s text:c="2"/>; open with numbers: DE=p1, HL=p2 (zeros if not provided)</text:p>
      <text:p text:style-name="P75">;</text:p>
      <text:p text:style-name="P75">; This call should return a channel handle in A. This allows your driver</text:p>
      <text:p text:style-name="P75">; to support multiple different concurrent channels if desired.</text:p>
      <text:p text:style-name="P75">; If your device is simple you may choose to ignore the channel handles</text:p>
      <text:p text:style-name="P75">; in this and other calls.</text:p>
      <text:p text:style-name="P75">;</text:p>
      <text:p text:style-name="P75">; If you return with any error (carry set), "Invalid filename" will be reported</text:p>
      <text:p text:style-name="P75">; and no stream will be opened.</text:p>
      <text:p text:style-name="P75">;</text:p>
      <text:p text:style-name="P75">; For this example, we will only allow a single channel to be opened at</text:p>
      <text:p text:style-name="P75">; a time, by performing a simple check:</text:p>
      <text:p text:style-name="P75"/>
      <text:p text:style-name="P75">bnotf8:</text:p>
      <text:p text:style-name="P75"><text:s text:c="8"/>djnz <text:s text:c="3"/>bnotf9</text:p>
      <text:p text:style-name="P75">reloc_8:</text:p>
      <text:p text:style-name="P75"><text:s text:c="8"/>ld <text:s text:c="5"/>a,(chanopen_flag)</text:p>
      <text:p text:style-name="P75"><text:s text:c="8"/>and <text:s text:c="4"/>a</text:p>
      <text:p text:style-name="P75"><text:s text:c="8"/>jr <text:s text:c="5"/>nz,api_error <text:s text:c="11"/>; exit with error if already open</text:p>
      <text:p text:style-name="P75"><text:s text:c="8"/>ld <text:s text:c="5"/>a,1</text:p>
      <text:p text:style-name="P75">reloc_9:</text:p>
      <text:p text:style-name="P75"><text:s text:c="8"/>ld <text:s text:c="5"/>(chanopen_flag),a <text:s text:c="6"/>; signal "channel open"</text:p>
      <text:p text:style-name="P75"><text:s text:c="8"/>ret <text:s text:c="28"/>; exit with carry reset (from AND above)</text:p>
      <text:p text:style-name="P75"><text:s text:c="40"/>; and A=handle=1</text:p>
      <text:p text:style-name="P75"/>
      <text:p text:style-name="P75"/>
      <text:p text:style-name="P75">; Subroutine to validate handle for our simple channel</text:p>
      <text:p text:style-name="P75"/>
      <text:p text:style-name="P75">validate_handle:</text:p>
      <text:p text:style-name="P75"><text:s text:c="8"/>dec <text:s text:c="4"/>d <text:s text:c="22"/>; D should have been 1</text:p>
      <text:p text:style-name="P75"><text:s text:c="8"/>ret <text:s text:c="4"/>z <text:s text:c="22"/>; return if so</text:p>
      <text:p text:style-name="P75"><text:s text:c="8"/>pop <text:s text:c="4"/>af <text:s text:c="21"/>; otherwise discard return address</text:p>
      <text:p text:style-name="P75"><text:s text:c="8"/>jr <text:s text:c="5"/>api_error <text:s text:c="14"/>; and exit with error</text:p>
      <text:p text:style-name="P75"/>
      <text:p text:style-name="P75"/>
      <text:p text:style-name="P75">; B=$fa: close channel</text:p>
      <text:p text:style-name="P75">; This call is entered with D=handle, and should close the channel</text:p>
      <text:p text:style-name="P75">; If it cannot be closed for some reason, exit with an error (this will be</text:p>
      <text:p text:style-name="P75">; reported as "In use").</text:p>
      <text:p text:style-name="P75"/>
      <text:p text:style-name="P75">bnotf9:</text:p>
      <text:p text:style-name="P75"><text:s text:c="8"/>djnz <text:s text:c="3"/>bnotfa <text:s text:c="17"/>; on if not call $fa</text:p>
      <text:p text:style-name="P75">reloc_10:</text:p>
      <text:p text:style-name="P75"><text:s text:c="8"/>call <text:s text:c="3"/>validate_handle <text:s text:c="8"/>; check D is our handle (does not return</text:p>
      <text:p text:style-name="P75"><text:s text:c="40"/>; if invalid)</text:p>
      <text:p text:style-name="P75"><text:s text:c="8"/>xor <text:s text:c="4"/>a</text:p>
      <text:p text:style-name="P75">reloc_11:</text:p>
      <text:p text:style-name="P75"><text:s text:c="8"/>ld <text:s text:c="5"/>(chanopen_flag),a <text:s text:c="6"/>; signal "channel closed"</text:p>
      <text:p text:style-name="P75"><text:s text:c="8"/>ret <text:s text:c="28"/>; exit with carry reset (from XOR)</text:p>
      <text:p text:style-name="P75"/>
      <text:p text:style-name="P75">; B=$fb: output character</text:p>
      <text:p text:style-name="P75">; This call is entered with D=handle and E=character.</text:p>
      <text:p text:style-name="P75"><text:soft-page-break/>; If you return with carry set and A=$fe, the error "End of file" will be</text:p>
      <text:p text:style-name="P75">; reported. If you return with carry set and A&lt;$fe, the error</text:p>
      <text:p text:style-name="P75">; "Invalid I/O device" will be reported.</text:p>
      <text:p text:style-name="P75">; Do not return with A=$ff and carry set; this will be treated as a successful</text:p>
      <text:p text:style-name="P75">; call.</text:p>
      <text:p text:style-name="P75"/>
      <text:p text:style-name="P75">bnotfa:</text:p>
      <text:p text:style-name="P75"><text:s text:c="8"/>djnz <text:s text:c="3"/>bnotfb <text:s text:c="17"/>; on if not call $fb</text:p>
      <text:p text:style-name="P75">reloc_12:</text:p>
      <text:p text:style-name="P75"><text:s text:c="8"/>call <text:s text:c="3"/>validate_handle <text:s text:c="8"/>; check D is our handle (does not return</text:p>
      <text:p text:style-name="P75"><text:s text:c="40"/>; if invalid)</text:p>
      <text:p text:style-name="P75">reloc_13:</text:p>
      <text:p text:style-name="P75"><text:s text:c="8"/>ld <text:s text:c="5"/>a,(output_ptr)</text:p>
      <text:p text:style-name="P75">reloc_14:</text:p>
      <text:p text:style-name="P75"><text:s text:c="8"/>call <text:s text:c="3"/>calc_buffer_add <text:s text:c="8"/>; HL=address within buffer</text:p>
      <text:p text:style-name="P75"><text:s text:c="8"/>ld <text:s text:c="5"/>(hl),e <text:s text:c="17"/>; store character</text:p>
      <text:p text:style-name="P75"><text:s text:c="8"/>inc <text:s text:c="4"/>a</text:p>
      <text:p text:style-name="P75"><text:s text:c="8"/>and <text:s text:c="4"/>$1f</text:p>
      <text:p text:style-name="P75">reloc_15:</text:p>
      <text:p text:style-name="P75"><text:s text:c="8"/>ld <text:s text:c="5"/>(output_ptr),a <text:s text:c="9"/>; update pointer</text:p>
      <text:p text:style-name="P75"><text:s text:c="8"/>ret <text:s text:c="28"/>; exit with carry reset (from AND)</text:p>
      <text:p text:style-name="P75"/>
      <text:p text:style-name="P75">; B=$fc: input character</text:p>
      <text:p text:style-name="P75">; This call is entered with D=handle.</text:p>
      <text:p text:style-name="P75">; You should return the character in A (with carry reset).</text:p>
      <text:p text:style-name="P75">; If no character is currently available, return with A=$ff and carry set.</text:p>
      <text:p text:style-name="P75">; This will cause INPUT # or NEXT # to continue calling until a character</text:p>
      <text:p text:style-name="P75">; is available.</text:p>
      <text:p text:style-name="P75">; If you return with carry set and A=$fe, the error "End of file" will be</text:p>
      <text:p text:style-name="P75">; reported. If you return with carry set and any other value of A, the error</text:p>
      <text:p text:style-name="P75">; "Invalid I/O device" will be reported.</text:p>
      <text:p text:style-name="P75"/>
      <text:p text:style-name="P75">bnotfb:</text:p>
      <text:p text:style-name="P75"><text:s text:c="8"/>djnz <text:s text:c="3"/>bnotfc <text:s text:c="17"/>; on if not call $fc</text:p>
      <text:p text:style-name="P75">reloc_16:</text:p>
      <text:p text:style-name="P75"><text:s text:c="8"/>call <text:s text:c="3"/>validate_handle <text:s text:c="8"/>; check D is our handle (does not return</text:p>
      <text:p text:style-name="P75"><text:s text:c="40"/>; if invalid)</text:p>
      <text:p text:style-name="P75">reloc_17:</text:p>
      <text:p text:style-name="P75"><text:s text:c="8"/>ld <text:s text:c="5"/>a,(input_ptr)</text:p>
      <text:p text:style-name="P75">reloc_18:</text:p>
      <text:p text:style-name="P75"><text:s text:c="8"/>call <text:s text:c="3"/>calc_buffer_add <text:s text:c="8"/>; HL=address within buffer</text:p>
      <text:p text:style-name="P75"><text:s text:c="8"/>ld <text:s text:c="5"/>e,(hl) <text:s text:c="17"/>; get character</text:p>
      <text:p text:style-name="P75"><text:s text:c="8"/>inc <text:s text:c="4"/>a</text:p>
      <text:p text:style-name="P75"><text:s text:c="8"/>and <text:s text:c="4"/>$1f</text:p>
      <text:p text:style-name="P75">reloc_19:</text:p>
      <text:p text:style-name="P75"><text:s text:c="8"/>ld <text:s text:c="5"/>(input_ptr),a <text:s text:c="10"/>; update pointer</text:p>
      <text:p text:style-name="P75"><text:s text:c="8"/>ld <text:s text:c="5"/>a,e <text:s text:c="20"/>; A=character</text:p>
      <text:p text:style-name="P75"><text:s text:c="8"/>ret <text:s text:c="28"/>; exit with carry reset (from AND)</text:p>
      <text:p text:style-name="P75"/>
      <text:p text:style-name="P75">; B=$fd: get current stream pointer</text:p>
      <text:p text:style-name="P75">; This call is entered with D=handle.</text:p>
      <text:p text:style-name="P75">; You should return the pointer in DEHL (with carry reset).</text:p>
      <text:p text:style-name="P75"/>
      <text:p text:style-name="P75">bnotfc:</text:p>
      <text:p text:style-name="P75"><text:s text:c="8"/>djnz <text:s text:c="3"/>bnotfd <text:s text:c="17"/>; on if not call $fd</text:p>
      <text:p text:style-name="P75">reloc_20:</text:p>
      <text:p text:style-name="P75"><text:s text:c="8"/>call <text:s text:c="3"/>validate_handle <text:s text:c="8"/>; check D is our handle (does not return</text:p>
      <text:p text:style-name="P75"><text:s text:c="40"/>; if invalid)</text:p>
      <text:p text:style-name="P75">reloc_21:</text:p>
      <text:p text:style-name="P75"><text:s text:c="8"/>ld <text:s text:c="5"/>a,(input_ptr)</text:p>
      <text:p text:style-name="P75"><text:s text:c="8"/>ld <text:s text:c="5"/>l,a</text:p>
      <text:p text:style-name="P75"><text:s text:c="8"/>ld <text:s text:c="5"/>h,0 <text:s text:c="20"/>; HL=stream pointer</text:p>
      <text:p text:style-name="P75"><text:soft-page-break/><text:s text:c="8"/>ld <text:s text:c="5"/>d,h</text:p>
      <text:p text:style-name="P75"><text:s text:c="8"/>ld <text:s text:c="5"/>e,h</text:p>
      <text:p text:style-name="P75"><text:s text:c="8"/>and <text:s text:c="4"/>a <text:s text:c="22"/>; reset carry (successful call)</text:p>
      <text:p text:style-name="P75"><text:s text:c="8"/>ret</text:p>
      <text:p text:style-name="P75"/>
      <text:p text:style-name="P75"/>
      <text:p text:style-name="P75">; B=$fe: set current stream pointer</text:p>
      <text:p text:style-name="P75">; This call is entered with D=handle and IXHL=pointer.</text:p>
      <text:p text:style-name="P75">; Exit with A=$fe and carry set if the pointer is invalid (will result in</text:p>
      <text:p text:style-name="P75">; an "end of file" error).</text:p>
      <text:p text:style-name="P75">; NOTE: Normally you should not use IX as an input parameter, as it cannot</text:p>
      <text:p text:style-name="P75">; <text:s text:c="6"/>be set differently to HL if calling via the esxDOS-compatible API.</text:p>
      <text:p text:style-name="P75">; <text:s text:c="6"/>This call is a special case that is only made by NextZXOS.</text:p>
      <text:p text:style-name="P75"/>
      <text:p text:style-name="P75">bnotfd:</text:p>
      <text:p text:style-name="P75"><text:s text:c="8"/>djnz <text:s text:c="3"/>bnotfe <text:s text:c="17"/>; on if not call $fe</text:p>
      <text:p text:style-name="P75">reloc_22:</text:p>
      <text:p text:style-name="P75"><text:s text:c="8"/>call <text:s text:c="3"/>validate_handle <text:s text:c="8"/>; check D is our handle (does not return</text:p>
      <text:p text:style-name="P75"><text:s text:c="40"/>; if invalid)</text:p>
      <text:p text:style-name="P75"><text:s text:c="8"/>ld <text:s text:c="5"/>a,l <text:s text:c="20"/>; check if pointer &gt;$1f</text:p>
      <text:p text:style-name="P75"><text:s text:c="8"/>and <text:s text:c="4"/>$e0</text:p>
      <text:p text:style-name="P75"><text:s text:c="8"/>or <text:s text:c="5"/>h</text:p>
      <text:p text:style-name="P75"><text:s text:c="8"/>or <text:s text:c="5"/>ixl</text:p>
      <text:p text:style-name="P75"><text:s text:c="8"/>or <text:s text:c="5"/>ixh</text:p>
      <text:p text:style-name="P75"><text:s text:c="8"/>scf</text:p>
      <text:p text:style-name="P75"><text:s text:c="8"/>ld <text:s text:c="5"/>a,$fe</text:p>
      <text:p text:style-name="P75"><text:s text:c="8"/>ret <text:s text:c="4"/>nz <text:s text:c="21"/>; exit with A=$fe and carry set if so</text:p>
      <text:p text:style-name="P75"><text:s text:c="8"/>ld <text:s text:c="5"/>a,l</text:p>
      <text:p text:style-name="P75">reloc_23:</text:p>
      <text:p text:style-name="P75"><text:s text:c="8"/>ld <text:s text:c="5"/>(input_ptr),a <text:s text:c="10"/>; set the pointer</text:p>
      <text:p text:style-name="P75"><text:s text:c="8"/>and <text:s text:c="4"/>a <text:s text:c="22"/>; reset carry (successful call)</text:p>
      <text:p text:style-name="P75"><text:s text:c="8"/>ret</text:p>
      <text:p text:style-name="P75"/>
      <text:p text:style-name="P75"/>
      <text:p text:style-name="P75">; B=$ff: get stream size/extent</text:p>
      <text:p text:style-name="P75">; This call is entered with D=handle</text:p>
      <text:p text:style-name="P75">; You should return the size/extent in DEHL (with carry reset).</text:p>
      <text:p text:style-name="P75"/>
      <text:p text:style-name="P75">bnotfe:</text:p>
      <text:p text:style-name="P75">reloc_24:</text:p>
      <text:p text:style-name="P75"><text:s text:c="8"/>call <text:s text:c="3"/>validate_handle <text:s text:c="8"/>; check D is our handle (does not return</text:p>
      <text:p text:style-name="P75"><text:s text:c="40"/>; if invalid)</text:p>
      <text:p text:style-name="P75"><text:s text:c="8"/>ld <text:s text:c="5"/>hl,32 <text:s text:c="18"/>; our simple channel is always size 32</text:p>
      <text:p text:style-name="P75"><text:s text:c="8"/>ld <text:s text:c="5"/>d,h</text:p>
      <text:p text:style-name="P75"><text:s text:c="8"/>ld <text:s text:c="5"/>e,h</text:p>
      <text:p text:style-name="P75"><text:s text:c="8"/>and <text:s text:c="4"/>a <text:s text:c="22"/>; reset carry (successful call)</text:p>
      <text:p text:style-name="P75"><text:s text:c="8"/>ret</text:p>
      <text:p text:style-name="P75"/>
      <text:p text:style-name="P75"/>
      <text:p text:style-name="P75">; ***************************************************************************</text:p>
      <text:p text:style-name="P75">; * Validate handle for our simple channel <text:s text:c="33"/>*</text:p>
      <text:p text:style-name="P75">; ***************************************************************************</text:p>
      <text:p text:style-name="P75"/>
      <text:p text:style-name="P75">calc_buffer_add:</text:p>
      <text:p text:style-name="P75"><text:s text:c="8"/>push <text:s text:c="3"/>af <text:s text:c="21"/>; save offset into buffer</text:p>
      <text:p text:style-name="P75">reloc_25:</text:p>
      <text:p text:style-name="P75"><text:s text:c="8"/>ld <text:s text:c="5"/>hl,channel_data <text:s text:c="8"/>; base address</text:p>
      <text:p text:style-name="P75"><text:s text:c="8"/>add <text:s text:c="4"/>a,l <text:s text:c="20"/>; add on offset</text:p>
      <text:p text:style-name="P75"><text:s text:c="8"/>ld <text:s text:c="5"/>l,a</text:p>
      <text:p text:style-name="P75"><text:s text:c="8"/>ld <text:s text:c="5"/>a,0</text:p>
      <text:p text:style-name="P75"><text:s text:c="8"/>adc <text:s text:c="4"/>a,h</text:p>
      <text:p text:style-name="P75"><text:s text:c="8"/>ld <text:s text:c="5"/>h,a</text:p>
      <text:p text:style-name="P75"><text:soft-page-break/><text:s text:c="8"/>pop <text:s text:c="4"/>af <text:s text:c="21"/>; restore offset</text:p>
      <text:p text:style-name="P75"><text:s text:c="8"/>ret</text:p>
      <text:p text:style-name="P75"/>
      <text:p text:style-name="P75"/>
      <text:p text:style-name="P75">; ***************************************************************************</text:p>
      <text:p text:style-name="P75">; * Data <text:s text:c="67"/>*</text:p>
      <text:p text:style-name="P75">; ***************************************************************************</text:p>
      <text:p text:style-name="P75"/>
      <text:p text:style-name="P75">colour:</text:p>
      <text:p text:style-name="P75"><text:s text:c="8"/>defb <text:s text:c="3"/>0</text:p>
      <text:p text:style-name="P75"/>
      <text:p text:style-name="P75">value1:</text:p>
      <text:p text:style-name="P75"><text:s text:c="8"/>defw <text:s text:c="3"/>0</text:p>
      <text:p text:style-name="P75"/>
      <text:p text:style-name="P75">value2:</text:p>
      <text:p text:style-name="P75"><text:s text:c="8"/>defw <text:s text:c="3"/>0</text:p>
      <text:p text:style-name="P75"/>
      <text:p text:style-name="P75">chanopen_flag:</text:p>
      <text:p text:style-name="P75"><text:s text:c="8"/>defb <text:s text:c="3"/>0</text:p>
      <text:p text:style-name="P75"/>
      <text:p text:style-name="P75">input_ptr:</text:p>
      <text:p text:style-name="P75"><text:s text:c="8"/>defb <text:s text:c="3"/>0</text:p>
      <text:p text:style-name="P75"/>
      <text:p text:style-name="P75">output_ptr:</text:p>
      <text:p text:style-name="P75"><text:s text:c="8"/>defb <text:s text:c="3"/>0</text:p>
      <text:p text:style-name="P75"/>
      <text:p text:style-name="P75">channel_data:</text:p>
      <text:p text:style-name="P75"><text:s text:c="8"/>defs <text:s text:c="3"/>32</text:p>
      <text:p text:style-name="P75"/>
      <text:p text:style-name="P75">; Our driver header will specify these values to be patched with the ids</text:p>
      <text:p text:style-name="P75">; of the external banks allocated to us.</text:p>
      <text:p text:style-name="P75">bankid_mmc0:</text:p>
      <text:p text:style-name="P75"><text:s text:c="8"/>defb <text:s text:c="3"/>0</text:p>
      <text:p text:style-name="P75">bankid_zx0:</text:p>
      <text:p text:style-name="P75"><text:s text:c="8"/>defb <text:s text:c="3"/>0</text:p>
      <text:p text:style-name="P75">bankid_zx1:</text:p>
      <text:p text:style-name="P75"><text:s text:c="8"/>defb <text:s text:c="3"/>0</text:p>
      <text:p text:style-name="P75">bankid_zx2:</text:p>
      <text:p text:style-name="P75"><text:s text:c="8"/>defb <text:s text:c="3"/>0</text:p>
      <text:p text:style-name="P75"/>
      <text:p text:style-name="P75"/>
      <text:p text:style-name="P75">; ***************************************************************************</text:p>
      <text:p text:style-name="P75">; * Relocation table <text:s text:c="55"/>*</text:p>
      <text:p text:style-name="P75">; ***************************************************************************</text:p>
      <text:p text:style-name="P75">; This follows directly after the full 512 bytes of the driver.</text:p>
      <text:p text:style-name="P75"/>
      <text:p text:style-name="P75">if ($ &gt; 512)</text:p>
      <text:p text:style-name="P75">.ERROR Driver code exceeds 512 bytes</text:p>
      <text:p text:style-name="P75">else</text:p>
      <text:p text:style-name="P75"><text:s text:c="8"/>defs <text:s text:c="3"/>512-$</text:p>
      <text:p text:style-name="P75">endif</text:p>
      <text:p text:style-name="P75"/>
      <text:p text:style-name="P75">; Each relocation is the offset of the high byte of an address to be relocated.</text:p>
      <text:p text:style-name="P75"/>
      <text:p text:style-name="P75">reloc_start:</text:p>
      <text:p text:style-name="P75"><text:s text:c="8"/>defw <text:s text:c="3"/>reloc_1+2</text:p>
      <text:p text:style-name="P75"><text:s text:c="8"/>defw <text:s text:c="3"/>reloc_2+2</text:p>
      <text:p text:style-name="P75"><text:s text:c="8"/>defw <text:s text:c="3"/>reloc_3+3</text:p>
      <text:p text:style-name="P75"><text:s text:c="8"/>defw <text:s text:c="3"/>reloc_4+2</text:p>
      <text:p text:style-name="P75"><text:s text:c="8"/>defw <text:s text:c="3"/>reloc_5+2</text:p>
      <text:p text:style-name="P75"><text:s text:c="8"/>defw <text:s text:c="3"/>reloc_6+3</text:p>
      <text:p text:style-name="P75"><text:s text:c="8"/>defw <text:s text:c="3"/>reloc_7+2</text:p>
      <text:p text:style-name="P75"><text:soft-page-break/><text:s text:c="8"/>defw <text:s text:c="3"/>reloc_8+2</text:p>
      <text:p text:style-name="P75"><text:s text:c="8"/>defw <text:s text:c="3"/>reloc_9+2</text:p>
      <text:p text:style-name="P75"><text:s text:c="8"/>defw <text:s text:c="3"/>reloc_10+2</text:p>
      <text:p text:style-name="P75"><text:s text:c="8"/>defw <text:s text:c="3"/>reloc_11+2</text:p>
      <text:p text:style-name="P75"><text:s text:c="8"/>defw <text:s text:c="3"/>reloc_12+2</text:p>
      <text:p text:style-name="P75"><text:s text:c="8"/>defw <text:s text:c="3"/>reloc_13+2</text:p>
      <text:p text:style-name="P75"><text:s text:c="8"/>defw <text:s text:c="3"/>reloc_14+2</text:p>
      <text:p text:style-name="P75"><text:s text:c="8"/>defw <text:s text:c="3"/>reloc_15+2</text:p>
      <text:p text:style-name="P75"><text:s text:c="8"/>defw <text:s text:c="3"/>reloc_16+2</text:p>
      <text:p text:style-name="P75"><text:s text:c="8"/>defw <text:s text:c="3"/>reloc_17+2</text:p>
      <text:p text:style-name="P75"><text:s text:c="8"/>defw <text:s text:c="3"/>reloc_18+2</text:p>
      <text:p text:style-name="P75"><text:s text:c="8"/>defw <text:s text:c="3"/>reloc_19+2</text:p>
      <text:p text:style-name="P75"><text:s text:c="8"/>defw <text:s text:c="3"/>reloc_20+2</text:p>
      <text:p text:style-name="P75"><text:s text:c="8"/>defw <text:s text:c="3"/>reloc_21+2</text:p>
      <text:p text:style-name="P75"><text:s text:c="8"/>defw <text:s text:c="3"/>reloc_22+2</text:p>
      <text:p text:style-name="P75"><text:s text:c="8"/>defw <text:s text:c="3"/>reloc_23+2</text:p>
      <text:p text:style-name="P75"><text:s text:c="8"/>defw <text:s text:c="3"/>reloc_24+2</text:p>
      <text:p text:style-name="P75"><text:s text:c="8"/>defw <text:s text:c="3"/>reloc_25+2</text:p>
      <text:p text:style-name="P75">reloc_end:</text:p>
      <text:p text:style-name="P75"/>
      <text:p text:style-name="P480"><text:span text:style-name="T169">Driver</text:span> example <text:span text:style-name="T169">(file 2 of 2) </text:span>- <text:span text:style-name="T169">border_drv</text:span>.asm</text:p>
      <text:p text:style-name="P54"/>
      <text:p text:style-name="P75">; ***************************************************************************</text:p>
      <text:p text:style-name="P75">; * Simple example NextZXOS driver file <text:s text:c="36"/>*</text:p>
      <text:p text:style-name="P75">; ***************************************************************************</text:p>
      <text:p text:style-name="P75">;</text:p>
      <text:p text:style-name="P75">; This file generates the actual border.drv file which can be installed or</text:p>
      <text:p text:style-name="P75">; uninstalled using the .install/.uninstall commands.</text:p>
      <text:p text:style-name="P75">;</text:p>
      <text:p text:style-name="P75">; The driver itself (border.asm) must first be built.</text:p>
      <text:p text:style-name="P75">;</text:p>
      <text:p text:style-name="P75">; Assemble this file with: pasmo border_drv.asm border.drv</text:p>
      <text:p text:style-name="P75"/>
      <text:p text:style-name="P75"/>
      <text:p text:style-name="P75">; ***************************************************************************</text:p>
      <text:p text:style-name="P75">; * Definitions <text:s text:c="60"/>*</text:p>
      <text:p text:style-name="P75">; ***************************************************************************</text:p>
      <text:p text:style-name="P75">; Pull in the symbol file for the driver itself and calculate the number of</text:p>
      <text:p text:style-name="P75">; relocations used.</text:p>
      <text:p text:style-name="P75"/>
      <text:p text:style-name="P75"><text:s text:c="8"/>include "border.sym"</text:p>
      <text:p text:style-name="P75"/>
      <text:p text:style-name="P75">relocs <text:s/>equ <text:s text:c="4"/>(reloc_end-reloc_start)/2</text:p>
      <text:p text:style-name="P75"/>
      <text:p text:style-name="P75"/>
      <text:p text:style-name="P75">; ***************************************************************************</text:p>
      <text:p text:style-name="P75">; * .DRV file header <text:s text:c="55"/>*</text:p>
      <text:p text:style-name="P75">; ***************************************************************************</text:p>
      <text:p text:style-name="P76">; The driver id must be unique, so please consult the list of existing</text:p>
      <text:p text:style-name="P76">; driver ids (c:/docs/nextzxos/DriverIDs.txt) for information on obtaining</text:p>
      <text:p text:style-name="P76">; a suitable id for your driver.</text:p>
      <text:p text:style-name="P76"/>
      <text:p text:style-name="P75"/>
      <text:p text:style-name="P75"><text:s text:c="8"/>org <text:s text:c="4"/>$0000</text:p>
      <text:p text:style-name="P75"/>
      <text:p text:style-name="P75"><text:s text:c="8"/>defm <text:s text:c="3"/>"NDRV" <text:s text:c="9"/>; .DRV file signature</text:p>
      <text:p text:style-name="P75"/>
      <text:p text:style-name="P75"><text:s text:c="8"/>defb <text:s text:c="3"/>$<text:span text:style-name="T220">01</text:span>+$80 <text:s text:c="8"/>; 7-bit unique driver id in bits 0..6</text:p>
      <text:p text:style-name="P75"><text:s text:c="32"/>; bit 7=1 if to be called on IM1 interrupts</text:p>
      <text:p text:style-name="P75"/>
      <text:p text:style-name="P75"><text:s text:c="8"/>defb <text:s text:c="3"/>relocs <text:s text:c="9"/>; number of relocation entries (0..255)</text:p>
      <text:p text:style-name="P75"/>
      <text:p text:style-name="P75"><text:s text:c="8"/>defb <text:s text:c="3"/>$80+$01 <text:s text:c="8"/>; number of additional 8K DivMMC RAM banks</text:p>
      <text:p text:style-name="P75"><text:s text:c="32"/>; required (0..8); call init/shutdown</text:p>
      <text:p text:style-name="P75"><text:s text:c="8"/>; NOTE: If bit 7 of the "mmcbanks" value above is set, .INSTALL and</text:p>
      <text:p text:style-name="P75"><text:s text:c="8"/>; <text:s text:c="6"/>.UNINSTALL will call your driver's $80 and $81 functions</text:p>
      <text:p text:style-name="P75"><text:s text:c="8"/>; <text:s text:c="6"/>to allow you to perform initialisation/shutdown tasks</text:p>
      <text:p text:style-name="P75"><text:s text:c="8"/>; <text:s text:c="6"/>(see border.asm for more details)</text:p>
      <text:p text:style-name="P75"/>
      <text:p text:style-name="P75"><text:s text:c="8"/>defb <text:s text:c="3"/>3 <text:s text:c="14"/>; number of additional 8K Spectrum RAM banks</text:p>
      <text:p text:style-name="P75"><text:s text:c="32"/>; required (0..200)</text:p>
      <text:p text:style-name="P75"/>
      <text:p text:style-name="P75"/>
      <text:p text:style-name="P75">; ***************************************************************************</text:p>
      <text:p text:style-name="P75">; * Driver binary <text:s text:c="58"/>*</text:p>
      <text:p text:style-name="P75">; ***************************************************************************</text:p>
      <text:p text:style-name="P75">; The driver + relocation table should now be included.</text:p>
      <text:p text:style-name="P75"/>
      <text:p text:style-name="P75"><text:s text:c="8"/>incbin <text:s/>"border.bin"</text:p>
      <text:p text:style-name="P75"/>
      <text:p text:style-name="P75"/>
      <text:p text:style-name="P75">; ***************************************************************************</text:p>
      <text:p text:style-name="P75"><text:soft-page-break/>; * Additional bank images and patches <text:s text:c="37"/>*</text:p>
      <text:p text:style-name="P75">; ***************************************************************************</text:p>
      <text:p text:style-name="P75">; If any 8K DivMMC RAM banks or 8K Spectrum RAM banks were requested, then</text:p>
      <text:p text:style-name="P75">; preloaded images and patch lists should be provided.</text:p>
      <text:p text:style-name="P75">;</text:p>
      <text:p text:style-name="P75">; <text:s text:c="6"/>First, for each mmcbank requested:</text:p>
      <text:p text:style-name="P75">;</text:p>
      <text:p text:style-name="P75">; <text:s text:c="6"/>defb <text:s text:c="3"/>bnk_patches <text:s text:c="4"/>; number of driver patches for this bank id</text:p>
      <text:p text:style-name="P75">; <text:s text:c="6"/>defw <text:s text:c="3"/>bnk_size <text:s text:c="7"/>; size of data to pre-load into bank (0..8192)</text:p>
      <text:p text:style-name="P75">; <text:s text:c="30"/>; (remaining space will be erased to zeroes)</text:p>
      <text:p text:style-name="P75">; <text:s text:c="6"/>defs <text:s text:c="3"/>bnk_size <text:s text:c="7"/>; data to pre-load into bank</text:p>
      <text:p text:style-name="P75">; <text:s text:c="6"/>defs <text:s text:c="3"/>bnk_patches*2 <text:s text:c="2"/>; for each patch, a 2-byte offset (0..511) in</text:p>
      <text:p text:style-name="P75">; <text:s text:c="30"/>; the 512-byte driver to write the bank id to</text:p>
      <text:p text:style-name="P75">; <text:s text:c="6"/>NOTE: The first patch for each mmcbank should never be changed by your</text:p>
      <text:p text:style-name="P75">; <text:s text:c="12"/>driver code, as .uninstall will use the value for deallocating.</text:p>
      <text:p text:style-name="P75">;</text:p>
      <text:p text:style-name="P75">; <text:s text:c="6"/>Then, for each zxbank requested:</text:p>
      <text:p text:style-name="P75">;</text:p>
      <text:p text:style-name="P75">; <text:s text:c="6"/>defb <text:s text:c="3"/>bnk_patches <text:s text:c="4"/>; number of driver patches for this bank id</text:p>
      <text:p text:style-name="P75">; <text:s text:c="6"/>defw <text:s text:c="3"/>bnk_size <text:s text:c="7"/>; size of data to pre-load into bank (0..8192)</text:p>
      <text:p text:style-name="P75">; <text:s text:c="30"/>; (remaining space will be erased to zeroes)</text:p>
      <text:p text:style-name="P75">; <text:s text:c="6"/>defs <text:s text:c="3"/>bnk_size <text:s text:c="7"/>; data to pre-load into bank</text:p>
      <text:p text:style-name="P75">; <text:s text:c="6"/>defs <text:s text:c="3"/>bnk_patches*2 <text:s text:c="2"/>; for each patch, a 2-byte offset (0..511) in</text:p>
      <text:p text:style-name="P75">; <text:s text:c="30"/>; the 512-byte driver to write the bank id to</text:p>
      <text:p text:style-name="P75">; <text:s text:c="6"/>NOTE: The first patch for each zxbank should never be changed by your</text:p>
      <text:p text:style-name="P75">; <text:s text:c="12"/>driver code, as .uninstall will use the value for deallocating.</text:p>
      <text:p text:style-name="P75"/>
      <text:p text:style-name="P75">; Although our simple driver doesn't actually need any additional memory banks,</text:p>
      <text:p text:style-name="P75">; we have requested 1 DivMMC bank and 3 Spectrum RAM banks as an example.</text:p>
      <text:p text:style-name="P75"/>
      <text:p text:style-name="P75">; First, the 1 DivMMC bank that was requested:</text:p>
      <text:p text:style-name="P75"/>
      <text:p text:style-name="P75"><text:s text:c="8"/>defb <text:s text:c="3"/>1 <text:s text:c="22"/>; 1 patch</text:p>
      <text:p text:style-name="P75"><text:s text:c="8"/>defw <text:s text:c="3"/>0 <text:s text:c="22"/>; no data to be preloaded into this bank</text:p>
      <text:p text:style-name="P75"><text:s text:c="40"/>; (it will be erased to zeroes)</text:p>
      <text:p text:style-name="P75"><text:s text:c="8"/>; List of patches to be replaced with this bank's id</text:p>
      <text:p text:style-name="P75"><text:s text:c="8"/>defw <text:s text:c="3"/>bankid_mmc0 <text:s text:c="12"/>; offset in driver to patch the bank id</text:p>
      <text:p text:style-name="P75"/>
      <text:p text:style-name="P75">; Then the 3 Spectrum RAM banks that were requested:</text:p>
      <text:p text:style-name="P75"/>
      <text:p text:style-name="P75">; First bank:</text:p>
      <text:p text:style-name="P75"><text:s text:c="8"/>defb <text:s text:c="3"/>1 <text:s text:c="22"/>; 1 patch</text:p>
      <text:p text:style-name="P75"><text:s text:c="8"/>defw <text:s text:c="3"/>b0data_end-b0data <text:s text:c="6"/>; size of preload data</text:p>
      <text:p text:style-name="P75"/>
      <text:p text:style-name="P75"><text:s text:c="8"/>; The actual preloaded data follows (the remainder of the 8K bank will</text:p>
      <text:p text:style-name="P75"><text:s text:c="8"/>; be erased to zeroes)</text:p>
      <text:p text:style-name="P75">b0data:</text:p>
      <text:p text:style-name="P75"><text:s text:c="8"/>defs <text:s text:c="3"/>800,$aa <text:s text:c="16"/>; 800 bytes filled with $AA</text:p>
      <text:p text:style-name="P75"><text:s text:c="8"/>defm <text:s text:c="3"/>"This is the first allocated ZX bank"</text:p>
      <text:p text:style-name="P75"><text:s text:c="8"/>defs <text:s text:c="3"/>20,$55 <text:s text:c="17"/>; 20 bytes filled with $55</text:p>
      <text:p text:style-name="P75">b0data_end:</text:p>
      <text:p text:style-name="P75"><text:s text:c="8"/>; List of patches to be replaced with this bank's id</text:p>
      <text:p text:style-name="P75"><text:s text:c="8"/>defw <text:s text:c="3"/>bankid_zx0 <text:s text:c="13"/>; offset in driver to patch the bank id</text:p>
      <text:p text:style-name="P75"/>
      <text:p text:style-name="P75">; Second bank:</text:p>
      <text:p text:style-name="P75"><text:s text:c="8"/>defb <text:s text:c="3"/>1 <text:s text:c="22"/>; 1 patch</text:p>
      <text:p text:style-name="P75"><text:s text:c="8"/>defw <text:s text:c="3"/>0 <text:s text:c="22"/>; no data to be preloaded into this bank</text:p>
      <text:p text:style-name="P75"><text:s text:c="40"/>; (it will be erased to zeroes)</text:p>
      <text:p text:style-name="P75"><text:s text:c="8"/>; List of patches to be replaced with this bank's id</text:p>
      <text:p text:style-name="P75"><text:s text:c="8"/>defw <text:s text:c="3"/>bankid_zx1 <text:s text:c="13"/>; offset in driver to patch the bank id</text:p>
      <text:p text:style-name="P75"/>
      <text:p text:style-name="P75">; Third bank:</text:p>
      <text:p text:style-name="P75"><text:soft-page-break/><text:s text:c="8"/>defb <text:s text:c="3"/>1 <text:s text:c="22"/>; 1 patch</text:p>
      <text:p text:style-name="P75"><text:s text:c="8"/>defw <text:s text:c="3"/>b2data_end-b2data <text:s text:c="6"/>; size of preload data</text:p>
      <text:p text:style-name="P75"/>
      <text:p text:style-name="P75"><text:s text:c="8"/>; The actual preloaded data follows (the remainder of the 8K bank will</text:p>
      <text:p text:style-name="P75"><text:s text:c="8"/>; be erased to zeroes)</text:p>
      <text:p text:style-name="P75">b2data:</text:p>
      <text:p text:style-name="P75"><text:s text:c="8"/>defm <text:s text:c="3"/>"This is the third allocated ZX bank"</text:p>
      <text:p text:style-name="P75">b2data_end:</text:p>
      <text:p text:style-name="P75"><text:s text:c="8"/>; List of patches to be replaced with this bank's id</text:p>
      <text:p text:style-name="P75"><text:s text:c="8"/>defw <text:s text:c="3"/>bankid_zx2 <text:s text:c="13"/>; offset in driver to patch the bank id</text:p>
      <text:p text:style-name="P482"><text:span text:style-name="T184">Printer driver</text:span> example <text:span text:style-name="T169">(file 1 of 2) </text:span>- <text:span text:style-name="T184">sample_prt</text:span>.asm</text:p>
      <text:p text:style-name="P56"/>
      <text:p text:style-name="P75">; ***************************************************************************</text:p>
      <text:p text:style-name="P75">; * Example NextZXOS printer driver <text:s text:c="40"/>*</text:p>
      <text:p text:style-name="P75">; ***************************************************************************</text:p>
      <text:p text:style-name="P75">;</text:p>
      <text:p text:style-name="P75">; This file is the 512-byte NextZXOS driver itself, plus relocation table.</text:p>
      <text:p text:style-name="P75">;</text:p>
      <text:p text:style-name="P75">; Assemble with: pasmo sample_prt.asm sample_prt.bin sample_prt.sym</text:p>
      <text:p text:style-name="P75">;</text:p>
      <text:p text:style-name="P75">; After this, sample_prt_drv.asm needs to be built to generate the actual</text:p>
      <text:p text:style-name="P75">; driver file.</text:p>
      <text:p text:style-name="P75">;</text:p>
      <text:p text:style-name="P75">; GENERAL NOTES ON PRINTER/AUX DRIVERS:</text:p>
      <text:p text:style-name="P75">;</text:p>
      <text:p text:style-name="P75">; A printer driver should use "P" as its driver id. This allows the user</text:p>
      <text:p text:style-name="P75">; to install whatever printer driver is appropriate for them, and for</text:p>
      <text:p text:style-name="P75">; software to use it in a standardised way.</text:p>
      <text:p text:style-name="P98">;</text:p>
      <text:p text:style-name="P79">; NextZXOS contains a built-in "P" driver suitable for the ZX Printer,</text:p>
      <text:p text:style-name="P79">; Alphacom 32 and Timex 2040. This will be overridden by any user-installed</text:p>
      <text:p text:style-name="P79">; "P" driver for alternative printers.</text:p>
      <text:p text:style-name="P79">;</text:p>
      <text:p text:style-name="P75">; In particular, NextBASIC will automatically send data LPRINT/LLISTed</text:p>
      <text:p text:style-name="P75">; (or PRINTed to #3, or any other stream that has been opened to</text:p>
      <text:p text:style-name="P75">; BASIC channel "P") to any installed driver with id "P".</text:p>
      <text:p text:style-name="P75">;</text:p>
      <text:p text:style-name="P75">; Similarly, if a "P" driver has been installed, CP/M will use this for</text:p>
      <text:p text:style-name="P75">; output to its logical LST: device (also referred to as the physical</text:p>
      <text:p text:style-name="P75">; LPT device).</text:p>
      <text:p text:style-name="P75">;</text:p>
      <text:p text:style-name="P75">; In order to support NextBASIC and CP/M, a printer driver only needs to</text:p>
      <text:p text:style-name="P75">; support the standard calls $f7 (return output status) and $fb (output</text:p>
      <text:p text:style-name="P79">; character).</text:p>
      <text:p text:style-name="P79">;</text:p>
      <text:p text:style-name="P79">; Optionally, you can support the COPY command which uses call $f6. The</text:p>
      <text:p text:style-name="P79">; built-in ZX printer driver always copies the standard Spectrum screen</text:p>
      <text:p text:style-name="P79">; in this case, even if other modes such as layer 2 are active. Drivers for</text:p>
      <text:p text:style-name="P79">; more capable printers may want to support colour copies, layer2, hi-res,</text:p>
      <text:p text:style-name="P79">; lo-res, tilemaps etc. Note that if you are doing this, you should use the</text:p>
      <text:p text:style-name="P79">; state of the appropriate Next ports and registers to determine which screen</text:p>
      <text:p text:style-name="P79">; is currently active (eg the Layer2 and Timex ports, and the Sprites/Layers</text:p>
      <text:p text:style-name="P79">; and Tilemap next registers). Don't rely on system variable information,</text:p>
      <text:p text:style-name="P79">; since this call may be made when system variables are not valid (eg from</text:p>
      <text:p text:style-name="P79">; the Multiface).</text:p>
      <text:p text:style-name="P79">;</text:p>
      <text:p text:style-name="P79">; You may of course support any other standard calls that;</text:p>
      <text:p text:style-name="P75">; CP/M also supports an AUX physical device (with default input/output</text:p>
      <text:p text:style-name="P75">; through the logical AUXIN: and AUXOUT: devices). This will</text:p>
      <text:p text:style-name="P75">; automatically be routed to any installed driver with id "X".</text:p>
      <text:p text:style-name="P75">; An AUX driver can be written in the same way as a printer driver, but</text:p>
      <text:p text:style-name="P75">; should additionally support standard calls $f8 (return input status)</text:p>
      <text:p text:style-name="P75">; and $fc (input character).</text:p>
      <text:p text:style-name="P75">;</text:p>
      <text:p text:style-name="P75">; See the example border.asm/border_drv.asm driver if your driver needs to</text:p>
      <text:p text:style-name="P75">; be run on the IM1 interrupt, or if it needs additional 8K DivMMC/ZX RAM</text:p>
      <text:p text:style-name="P75">; banks. This sample printer driver (and probably most printer drivers) do not</text:p>
      <text:p text:style-name="P75">; require these, so discussion of them is not present in the example</text:p>
      <text:p text:style-name="P75">; printer driver.</text:p>
      <text:p text:style-name="P75"/>
      <text:p text:style-name="P75"/>
      <text:p text:style-name="P75">; ***************************************************************************</text:p>
      <text:p text:style-name="P75"><text:soft-page-break/>; * Definitions <text:s text:c="60"/>*</text:p>
      <text:p text:style-name="P75">; ***************************************************************************</text:p>
      <text:p text:style-name="P75">; The port used by our hypothetical printer. Don't try and use this driver</text:p>
      <text:p text:style-name="P75">; as it won't do anything!</text:p>
      <text:p text:style-name="P75"/>
      <text:p text:style-name="P75">printer_port <text:s text:c="3"/>equ <text:s text:c="4"/>$ff</text:p>
      <text:p text:style-name="P75"/>
      <text:p text:style-name="P75"/>
      <text:p text:style-name="P75">; ***************************************************************************</text:p>
      <text:p text:style-name="P75">; * Entry points <text:s text:c="59"/>*</text:p>
      <text:p text:style-name="P75">; ***************************************************************************</text:p>
      <text:p text:style-name="P75"/>
      <text:p text:style-name="P75"><text:s text:c="8"/>org <text:s text:c="4"/>$0000</text:p>
      <text:p text:style-name="P75"/>
      <text:p text:style-name="P75">; At $0000 is the entry point for API calls directed to the printer</text:p>
      <text:p text:style-name="P75">; driver.</text:p>
      <text:p text:style-name="P75">; NOTE: If your printer driver needs to be called on the IM1 interrupt</text:p>
      <text:p text:style-name="P75">; <text:s text:c="6"/>you will need to provide an entry point at $0003 for this (see</text:p>
      <text:p text:style-name="P75">; <text:s text:c="6"/>border.asm example driver for full details).</text:p>
      <text:p text:style-name="P75">; <text:s text:c="6"/>This simple printer driver doesn't need interrupts so there is</text:p>
      <text:p text:style-name="P75">; <text:s text:c="6"/>no need to provide the $0003 entry point.</text:p>
      <text:p text:style-name="P75"/>
      <text:p text:style-name="P75">api_entry:</text:p>
      <text:p text:style-name="P75"/>
      <text:p text:style-name="P75">; On entry, B=call id with HL,DE other parameters.</text:p>
      <text:p text:style-name="P75">; You may provide any standard or driver-specific calls that you wish.</text:p>
      <text:p text:style-name="P75">; See the example border.asm driver for a description of the standard calls.</text:p>
      <text:p text:style-name="P75">; However, a standard printer driver that supports NextBASIC and CP/M only</text:p>
      <text:p text:style-name="P75">; needs to provide 2 standard calls:</text:p>
      <text:p text:style-name="P75">; <text:s text:c="2"/>B=$f7: return output status</text:p>
      <text:p text:style-name="P75">; <text:s text:c="2"/>B=$fb: output character</text:p>
      <text:p text:style-name="P75"/>
      <text:p text:style-name="P75"><text:s text:c="8"/>ld <text:s text:c="5"/>a,b</text:p>
      <text:p text:style-name="P75"><text:s text:c="8"/>cp <text:s text:c="5"/>$fb <text:s text:c="20"/>; "output character" call?</text:p>
      <text:p text:style-name="P75"><text:s text:c="8"/>jr <text:s text:c="5"/>z,output_char <text:s text:c="10"/>; on if so</text:p>
      <text:p text:style-name="P75"><text:s text:c="8"/>cp <text:s text:c="5"/>$f7 <text:s text:c="20"/>; "return output status" call?</text:p>
      <text:p text:style-name="P75"><text:s text:c="8"/>jr <text:s text:c="5"/>z,return_status <text:s text:c="8"/>; on if so</text:p>
      <text:p text:style-name="P75"/>
      <text:p text:style-name="P75">api_error:</text:p>
      <text:p text:style-name="P75"><text:s text:c="8"/>xor <text:s text:c="4"/>a <text:s text:c="22"/>; A=0, unsupported call id</text:p>
      <text:p text:style-name="P75"><text:s text:c="8"/>scf <text:s text:c="28"/>; Fc=1, signals error</text:p>
      <text:p text:style-name="P75"><text:s text:c="8"/>ret</text:p>
      <text:p text:style-name="P75"/>
      <text:p text:style-name="P75"/>
      <text:p text:style-name="P75">; ***************************************************************************</text:p>
      <text:p text:style-name="P75">; * Return output status ($f7) <text:s text:c="45"/>*</text:p>
      <text:p text:style-name="P75">; ***************************************************************************</text:p>
      <text:p text:style-name="P75">; This call is entered with D=handle.</text:p>
      <text:p text:style-name="P75">; CP/M always calls with D=1 (system handle) and a printer</text:p>
      <text:p text:style-name="P75">; driver can generally ignore the handle id unless you support standard</text:p>
      <text:p text:style-name="P75">; calls for opening/closing multiple different streams and wish them all</text:p>
      <text:p text:style-name="P75">; to be handled independently.</text:p>
      <text:p text:style-name="P75">; This call should return with carry clear to indicate success and</text:p>
      <text:p text:style-name="P75">; BC=$ffff if the printer is ready to accept a character for output, or</text:p>
      <text:p text:style-name="P75">; BC=$0000 if the printer is not ready.</text:p>
      <text:p text:style-name="P75"/>
      <text:p text:style-name="P75">; Our hypothetical printer interface has a BUSY signal connected to bit</text:p>
      <text:p text:style-name="P75">; 0 of the input data on the printer port, so we will check this and</text:p>
      <text:p text:style-name="P75">; return the status accordingly.</text:p>
      <text:p text:style-name="P75"/>
      <text:p text:style-name="P75">return_status:</text:p>
      <text:p text:style-name="P75"><text:s text:c="8"/>ld <text:s text:c="5"/>bc,$ffff</text:p>
      <text:p text:style-name="P75"><text:soft-page-break/><text:s text:c="8"/>and <text:s text:c="4"/>a <text:s text:c="22"/>; clear carry to indicate success</text:p>
      <text:p text:style-name="P75"><text:s text:c="8"/>in <text:s text:c="5"/>a,(printer_port) <text:s text:c="7"/>; get signals from printer</text:p>
      <text:p text:style-name="P75"><text:s text:c="8"/>bit <text:s text:c="4"/>0,a <text:s text:c="20"/>; check BUSY signal</text:p>
      <text:p text:style-name="P75"><text:s text:c="8"/>ret <text:s text:c="4"/>z <text:s text:c="22"/>; exit with BC=$ffff if not busy</text:p>
      <text:p text:style-name="P75"><text:s text:c="8"/>inc <text:s text:c="4"/>bc</text:p>
      <text:p text:style-name="P75"><text:s text:c="8"/>ret <text:s text:c="28"/>; exit with BC=$0000 if bust</text:p>
      <text:p text:style-name="P75"/>
      <text:p text:style-name="P75"/>
      <text:p text:style-name="P75">; ***************************************************************************</text:p>
      <text:p text:style-name="P75">; * Output character ($fb) <text:s text:c="49"/>*</text:p>
      <text:p text:style-name="P75">; ***************************************************************************</text:p>
      <text:p text:style-name="P75">; This call is entered with D=handle and E=character.</text:p>
      <text:p text:style-name="P75">; NextBASIC and CP/M always call with D=1 (system handle) and a printer</text:p>
      <text:p text:style-name="P75">; driver can generally ignore the handle id unless you support standard</text:p>
      <text:p text:style-name="P75">; calls for opening/closing multiple different streams and wish them all</text:p>
      <text:p text:style-name="P75">; to be handled independently.</text:p>
      <text:p text:style-name="P75">; This call should return with carry clear to indicate success.</text:p>
      <text:p text:style-name="P75">; If you return with carry set and A=$fe, the error "End of file" will be</text:p>
      <text:p text:style-name="P75">; reported. If you return with carry set and A&lt;$fe, the error</text:p>
      <text:p text:style-name="P75">; "Invalid I/O device" will be reported.</text:p>
      <text:p text:style-name="P75">; Do not return with A=$ff and carry set; this will be treated as a successful</text:p>
      <text:p text:style-name="P75">; call.</text:p>
      <text:p text:style-name="P75"/>
      <text:p text:style-name="P75">output_char:</text:p>
      <text:p text:style-name="P75"><text:s text:c="8"/>; It's good practice to allow the user to abort with BREAK if</text:p>
      <text:p text:style-name="P75"><text:s text:c="8"/>; the printer is stuck in a busy loop.</text:p>
      <text:p text:style-name="P75"><text:s text:c="8"/>ld <text:s text:c="5"/>a,$7f</text:p>
      <text:p text:style-name="P75"><text:s text:c="8"/>in <text:s text:c="5"/>a,($fe)</text:p>
      <text:p text:style-name="P75"><text:s text:c="8"/>rra</text:p>
      <text:p text:style-name="P75"><text:s text:c="8"/>jr <text:s text:c="5"/>c,check_printer <text:s text:c="8"/>; on if SPACE not pressed</text:p>
      <text:p text:style-name="P75"><text:s text:c="8"/>ld <text:s text:c="5"/>a,$fe</text:p>
      <text:p text:style-name="P75"><text:s text:c="8"/>in <text:s text:c="5"/>a,($fe)</text:p>
      <text:p text:style-name="P75"><text:s text:c="8"/>rra</text:p>
      <text:p text:style-name="P75"><text:s text:c="8"/>jr <text:s text:c="5"/>c,check_printer <text:s text:c="8"/>; on if CAPS SHIFT not pressed</text:p>
      <text:p text:style-name="P75"><text:s text:c="8"/>ld <text:s text:c="5"/>a,$fe <text:s text:c="18"/>; exit with A=$fe and carry set</text:p>
      <text:p text:style-name="P75"><text:s text:c="8"/>scf <text:s text:c="28"/>; so "End of file" reported</text:p>
      <text:p text:style-name="P75"><text:s text:c="8"/>ret</text:p>
      <text:p text:style-name="P75">check_printer:</text:p>
      <text:p text:style-name="P75"><text:s text:c="8"/>; Wait for the printer to become ready.</text:p>
      <text:p text:style-name="P75"><text:s text:c="8"/>in <text:s text:c="5"/>a,(printer_port) <text:s text:c="7"/>; get signals from printer</text:p>
      <text:p text:style-name="P75"><text:s text:c="8"/>bit <text:s text:c="4"/>0,a <text:s text:c="20"/>; check BUSY signal</text:p>
      <text:p text:style-name="P75"><text:s text:c="8"/>jr <text:s text:c="5"/>nz,output_char <text:s text:c="9"/>; loop back if printer is busy</text:p>
      <text:p text:style-name="P75"><text:s text:c="8"/>ld <text:s text:c="5"/>a,e <text:s text:c="20"/>; A=character to output</text:p>
      <text:p text:style-name="P75"><text:s text:c="8"/>out <text:s text:c="4"/>(printer_port),a <text:s text:c="7"/>; send to the printer</text:p>
      <text:p text:style-name="P75"><text:s text:c="8"/>and <text:s text:c="4"/>a <text:s text:c="22"/>; clear carry to indicate success</text:p>
      <text:p text:style-name="P75"><text:s text:c="8"/>ret</text:p>
      <text:p text:style-name="P75"/>
      <text:p text:style-name="P75"/>
      <text:p text:style-name="P75">; ***************************************************************************</text:p>
      <text:p text:style-name="P75">; * Relocation table <text:s text:c="55"/>*</text:p>
      <text:p text:style-name="P75">; ***************************************************************************</text:p>
      <text:p text:style-name="P75">; This follows directly after the full 512 bytes of the driver.</text:p>
      <text:p text:style-name="P75"/>
      <text:p text:style-name="P75">if ($ &gt; 512)</text:p>
      <text:p text:style-name="P75">.ERROR Driver code exceeds 512 bytes</text:p>
      <text:p text:style-name="P75">else</text:p>
      <text:p text:style-name="P75"><text:s text:c="8"/>defs <text:s text:c="3"/>512-$</text:p>
      <text:p text:style-name="P75">endif</text:p>
      <text:p text:style-name="P75"/>
      <text:p text:style-name="P75">; Each relocation is the offset of the high byte of an address to be relocated.</text:p>
      <text:p text:style-name="P75">; This particular driver is so simple it doesn't contain any absolute addresses</text:p>
      <text:p text:style-name="P75">; needing to be relocated. (border.asm is a slightly more complex driver that</text:p>
      <text:p text:style-name="P75"><text:soft-page-break/>; does have a relocation table).</text:p>
      <text:p text:style-name="P75"/>
      <text:p text:style-name="P75">reloc_start:</text:p>
      <text:p text:style-name="P75">reloc_end:</text:p>
      <text:p text:style-name="P75"/>
      <text:p text:style-name="P482"><text:span text:style-name="T184">Printer driver</text:span> example <text:span text:style-name="T169">(file 2 of 2) </text:span>- <text:span text:style-name="T184">sample_prt_drv</text:span>.asm</text:p>
      <text:p text:style-name="P56"/>
      <text:p text:style-name="P75">; ***************************************************************************</text:p>
      <text:p text:style-name="P75">; * Example NextZXOS printer driver file <text:s text:c="35"/>*</text:p>
      <text:p text:style-name="P75">; ***************************************************************************</text:p>
      <text:p text:style-name="P75">;</text:p>
      <text:p text:style-name="P75">; This file generates the actual sample_prt.drv file which can be installed or</text:p>
      <text:p text:style-name="P75">; uninstalled using the .install/.uninstall commands.</text:p>
      <text:p text:style-name="P75">;</text:p>
      <text:p text:style-name="P75">; The driver itself (sample_prt.asm) must first be built.</text:p>
      <text:p text:style-name="P75">;</text:p>
      <text:p text:style-name="P75">; Assemble this file with: pasmo sample_prt_drv.asm sample_prt.drv</text:p>
      <text:p text:style-name="P75">;</text:p>
      <text:p text:style-name="P75">; GENERAL NOTES ON PRINTER/AUX DRIVERS:</text:p>
      <text:p text:style-name="P75">;</text:p>
      <text:p text:style-name="P75">; A printer driver should use "P" as its driver id. This allows the user</text:p>
      <text:p text:style-name="P75">; to install whatever printer driver is appropriate for them, and for</text:p>
      <text:p text:style-name="P75">; software to use it in a standardised way.</text:p>
      <text:p text:style-name="P75">;</text:p>
      <text:p text:style-name="P75">; In particular, NextBASIC will automatically send data LPRINT/LLISTed</text:p>
      <text:p text:style-name="P75">; (or PRINTed to #3, or any other stream that has been opened to</text:p>
      <text:p text:style-name="P75">; BASIC channel "P") to any installed driver with id "P".</text:p>
      <text:p text:style-name="P75">;</text:p>
      <text:p text:style-name="P75">; Similarly, if a "P" driver has been installed, CP/M will use this for</text:p>
      <text:p text:style-name="P75">; output to its logical LST: device (also referred to as the physical</text:p>
      <text:p text:style-name="P75">; LPT device).</text:p>
      <text:p text:style-name="P75">;</text:p>
      <text:p text:style-name="P75">; In order to support NextBASIC and CP/M, a printer driver only needs to</text:p>
      <text:p text:style-name="P75">; support the standard calls $f7 (return output status) and $fb (output</text:p>
      <text:p text:style-name="P75">; character). You may of course support any other standard calls that</text:p>
      <text:p text:style-name="P75">; you like (or additional driver-specific calls, for example to set the</text:p>
      <text:p text:style-name="P75">; communications parameters for a serial printer).</text:p>
      <text:p text:style-name="P75">;</text:p>
      <text:p text:style-name="P75">; CP/M also supports an AUX physical device (with default input/output</text:p>
      <text:p text:style-name="P75">; through the logical AUXIN: and AUXOUT: devices). This will</text:p>
      <text:p text:style-name="P75">; automatically be routed to any installed driver with id "X".</text:p>
      <text:p text:style-name="P75">; An AUX driver can be written in the same way as a printer driver, but</text:p>
      <text:p text:style-name="P75">; should additionally support standard calls $f8 (return input status)</text:p>
      <text:p text:style-name="P75">; and $fc (input character).</text:p>
      <text:p text:style-name="P75">;</text:p>
      <text:p text:style-name="P75">; See the example border.asm/border_drv.asm driver if your driver needs to</text:p>
      <text:p text:style-name="P75">; be run on the IM1 interrupt, or if it needs additional 8K DivMMC/ZX RAM</text:p>
      <text:p text:style-name="P75">; banks. This sample printer driver (and probably most printer drivers) do not</text:p>
      <text:p text:style-name="P75">; require these, so discussion of them is not present in the example</text:p>
      <text:p text:style-name="P75">; printer driver.</text:p>
      <text:p text:style-name="P75"/>
      <text:p text:style-name="P75"/>
      <text:p text:style-name="P75">; ***************************************************************************</text:p>
      <text:p text:style-name="P75">; * Definitions <text:s text:c="60"/>*</text:p>
      <text:p text:style-name="P75">; ***************************************************************************</text:p>
      <text:p text:style-name="P75">; Pull in the symbol file for the driver itself and calculate the number of</text:p>
      <text:p text:style-name="P75">; relocations used.</text:p>
      <text:p text:style-name="P75"/>
      <text:p text:style-name="P75"><text:s text:c="8"/>include "sample_prt.sym"</text:p>
      <text:p text:style-name="P75"/>
      <text:p text:style-name="P75">relocs <text:s/>equ <text:s text:c="4"/>(reloc_end-reloc_start)/2</text:p>
      <text:p text:style-name="P75"/>
      <text:p text:style-name="P75"/>
      <text:p text:style-name="P75">; ***************************************************************************</text:p>
      <text:p text:style-name="P75">; * .DRV file header <text:s text:c="55"/>*</text:p>
      <text:p text:style-name="P75">; ***************************************************************************</text:p>
      <text:p text:style-name="P75"/>
      <text:p text:style-name="P75"><text:soft-page-break/><text:s text:c="8"/>org <text:s text:c="4"/>$0000</text:p>
      <text:p text:style-name="P75"/>
      <text:p text:style-name="P75"><text:s text:c="8"/>defm <text:s text:c="3"/>"NDRV" <text:s text:c="9"/>; .DRV file signature</text:p>
      <text:p text:style-name="P75"/>
      <text:p text:style-name="P75"><text:s text:c="8"/>defb <text:s text:c="3"/>"P" <text:s text:c="12"/>; standard driver id for printer device.</text:p>
      <text:p text:style-name="P75"/>
      <text:p text:style-name="P75"><text:s text:c="8"/>defb <text:s text:c="3"/>relocs <text:s text:c="9"/>; number of relocation entries (0..255)</text:p>
      <text:p text:style-name="P75"/>
      <text:p text:style-name="P75"><text:s text:c="8"/>defb <text:s text:c="3"/>0 <text:s text:c="14"/>; number of 8K DivMMC RAM banks needed</text:p>
      <text:p text:style-name="P75"><text:s text:c="8"/>defb <text:s text:c="3"/>0 <text:s text:c="14"/>; number of 8K Spectrum RAM banks needed</text:p>
      <text:p text:style-name="P75"/>
      <text:p text:style-name="P75"/>
      <text:p text:style-name="P75">; ***************************************************************************</text:p>
      <text:p text:style-name="P75">; * Driver binary <text:s text:c="58"/>*</text:p>
      <text:p text:style-name="P75">; ***************************************************************************</text:p>
      <text:p text:style-name="P75">; The driver + relocation table should now be included.</text:p>
      <text:p text:style-name="P75"/>
      <text:p text:style-name="P75"><text:s text:c="8"/>incbin <text:s/>"sample_prt.bin"</text:p>
      <text:p text:style-name="P75"/>
      <text:p text:style-name="P482"><text:span text:style-name="T171">Keyboard driver</text:span> example <text:span text:style-name="T169">(file 1 of 2) </text:span>- <text:span text:style-name="T171">keyboard</text:span>.asm</text:p>
      <text:p text:style-name="P55"/>
      <text:p text:style-name="P63"/>
      <text:p text:style-name="P91">; ***************************************************************************</text:p>
      <text:p text:style-name="P91">; * Example NextZXOS keyboard driver <text:s text:c="39"/>*</text:p>
      <text:p text:style-name="P91">; ***************************************************************************</text:p>
      <text:p text:style-name="P91">; The keyboard driver used by NextZXOS may be replaced by installing a</text:p>
      <text:p text:style-name="P91">; special driver with id 0.</text:p>
      <text:p text:style-name="P91"/>
      <text:p text:style-name="P91">; This file is the 512-byte NextZXOS driver itself, plus relocation table.</text:p>
      <text:p text:style-name="P91">;</text:p>
      <text:p text:style-name="P91">; Assemble with: pasmo keyboard.asm keyboard.bin keyboard.sym</text:p>
      <text:p text:style-name="P91">;</text:p>
      <text:p text:style-name="P91">; After this, keyboard_drv.asm needs to be built to generate the actual</text:p>
      <text:p text:style-name="P91">; driver file.</text:p>
      <text:p text:style-name="P91"/>
      <text:p text:style-name="P91">; Keyboard drivers are installed using the same .install dot command</text:p>
      <text:p text:style-name="P91">; as standard drivers, and immediately replace the existing keyboard</text:p>
      <text:p text:style-name="P91">; driver (the keyboard driver does not count towards the total number</text:p>
      <text:p text:style-name="P91">; of standard installable NextZXOS drivers).</text:p>
      <text:p text:style-name="P91">;</text:p>
      <text:p text:style-name="P91">; The main differences between the keyboard driver and standard drivers</text:p>
      <text:p text:style-name="P91">; are as follows:</text:p>
      <text:p text:style-name="P91">; <text:s text:c="6"/>1. The keyboard driver always has driver id 0.</text:p>
      <text:p text:style-name="P91">; <text:s text:c="6"/>2. The keyboard driver cannot provide an API.</text:p>
      <text:p text:style-name="P91">; <text:s text:c="6"/>3. The keyboard driver is always called at every IM1 interrupt.</text:p>
      <text:p text:style-name="P91">; <text:s text:c="6"/>4. The keyboard driver has just a single entry point, at $0000,</text:p>
      <text:p text:style-name="P91">; <text:s text:c="9"/>which is called during IM1 interrupts.</text:p>
      <text:p text:style-name="P91">;</text:p>
      <text:p text:style-name="P91">; Replacement keyboard drivers should perform the same effective</text:p>
      <text:p text:style-name="P91">; functionality as the standard KEYBOARD routine at $02bf in the ROM of</text:p>
      <text:p text:style-name="P91">; the original 48K Spectrum.</text:p>
      <text:p text:style-name="P91">;</text:p>
      <text:p text:style-name="P91">; The following driver replicates the code from the original</text:p>
      <text:p text:style-name="P91">; ROM (although slightly re-ordered). It additionally reads the Kempston</text:p>
      <text:p text:style-name="P91">; joystick port so a joystick may be used for navigation purposes within</text:p>
      <text:p text:style-name="P91">; NextZXOS. It may be used as a base for a replacement driver.</text:p>
      <text:p text:style-name="P91">;</text:p>
      <text:p text:style-name="P91">; Possible uses for replacement keyboard drivers might be:</text:p>
      <text:p text:style-name="P91">; <text:s text:c="6"/>* For use with alternative international keyboard layouts</text:p>
      <text:p text:style-name="P91">; <text:s text:c="6"/>* Adding a multi-byte buffer to allow faster typing</text:p>
      <text:p text:style-name="P91">;</text:p>
      <text:p text:style-name="P91">; Be aware that the driver is called by all ROMs, so should support</text:p>
      <text:p text:style-name="P91">; keyword tokens (unless you don't intend to use 48K BASIC mode, or only</text:p>
      <text:p text:style-name="P91">; intend to use 48K BASIC mode using the Gosh Wonderful ROM in standard</text:p>
      <text:p text:style-name="P91">; single-letter entry).</text:p>
      <text:p text:style-name="P91"/>
      <text:p text:style-name="P91"/>
      <text:p text:style-name="P91">; ***************************************************************************</text:p>
      <text:p text:style-name="P91">; * System variable definitions <text:s text:c="44"/>*</text:p>
      <text:p text:style-name="P91">; ***************************************************************************</text:p>
      <text:p text:style-name="P91"/>
      <text:p text:style-name="P91">KSTATE <text:s/>equ <text:s text:c="4"/>$5c00</text:p>
      <text:p text:style-name="P91">LAST_K <text:s/>equ <text:s text:c="4"/>$5c08</text:p>
      <text:p text:style-name="P91">REPDEL <text:s/>equ <text:s text:c="4"/>$5c09</text:p>
      <text:p text:style-name="P91">REPPER <text:s/>equ <text:s text:c="4"/>$5c0a</text:p>
      <text:p text:style-name="P91"/>
      <text:p text:style-name="P91"/>
      <text:p text:style-name="P91">; ***************************************************************************</text:p>
      <text:p text:style-name="P91">; * KEYBOARD routine (at $02bf in original 48K ROM) <text:s text:c="24"/>*</text:p>
      <text:p text:style-name="P91">; ***************************************************************************</text:p>
      <text:p text:style-name="P91"/>
      <text:p text:style-name="P91"><text:soft-page-break/><text:s text:c="8"/>org <text:s text:c="4"/>$0000 <text:s text:c="10"/>; this is the entry point for the driver</text:p>
      <text:p text:style-name="P91"/>
      <text:p text:style-name="P91">keyboard:</text:p>
      <text:p text:style-name="P91">reloc_1:</text:p>
      <text:p text:style-name="P91"><text:s text:c="8"/>call <text:s text:c="3"/>key_scan</text:p>
      <text:p text:style-name="P91"><text:s text:c="8"/>ret <text:s text:c="4"/>nz</text:p>
      <text:p text:style-name="P91"><text:s text:c="8"/>ld <text:s text:c="5"/>hl,KSTATE</text:p>
      <text:p text:style-name="P91">keyboard_2:</text:p>
      <text:p text:style-name="P91"><text:s text:c="8"/>bit <text:s text:c="4"/>7,(hl)</text:p>
      <text:p text:style-name="P91"><text:s text:c="8"/>jr <text:s text:c="5"/>nz,keyboard_3</text:p>
      <text:p text:style-name="P91"><text:s text:c="8"/>inc <text:s text:c="4"/>hl</text:p>
      <text:p text:style-name="P91"><text:s text:c="8"/>dec <text:s text:c="4"/>(hl)</text:p>
      <text:p text:style-name="P91"><text:s text:c="8"/>dec <text:s text:c="4"/>hl</text:p>
      <text:p text:style-name="P91"><text:s text:c="8"/>jr <text:s text:c="5"/>nz,keyboard_3</text:p>
      <text:p text:style-name="P91"><text:s text:c="8"/>ld <text:s text:c="5"/>(hl),$ff</text:p>
      <text:p text:style-name="P91">keyboard_3:</text:p>
      <text:p text:style-name="P91"><text:s text:c="8"/>ld <text:s text:c="5"/>a,l</text:p>
      <text:p text:style-name="P91"><text:s text:c="8"/>ld <text:s text:c="5"/>hl,KSTATE+$04</text:p>
      <text:p text:style-name="P91"><text:s text:c="8"/>cp <text:s text:c="5"/>l</text:p>
      <text:p text:style-name="P91"><text:s text:c="8"/>jr <text:s text:c="5"/>nz,keyboard_2</text:p>
      <text:p text:style-name="P91">reloc_2:</text:p>
      <text:p text:style-name="P91"><text:s text:c="8"/>call <text:s text:c="3"/>k_test</text:p>
      <text:p text:style-name="P91"/>
      <text:p text:style-name="P91">; NOTE: At this point, the driver in the original ZX ROM simply returned</text:p>
      <text:p text:style-name="P91">; <text:s text:c="6"/>if no key is pressed (carry clear). In the NextZXOS driver, we</text:p>
      <text:p text:style-name="P91">; <text:s text:c="6"/>additionally check for the Kempston joystick.</text:p>
      <text:p text:style-name="P91"/>
      <text:p text:style-name="P91"><text:s text:c="8"/>jr <text:s text:c="5"/>c,lk_gotkey <text:s text:c="12"/>; on if valid keycode</text:p>
      <text:p text:style-name="P91"><text:s text:c="8"/>in <text:s text:c="5"/>a,($1f) <text:s text:c="16"/>; else read kempston port</text:p>
      <text:p text:style-name="P91"><text:s text:c="8"/>cp <text:s text:c="5"/>$ff</text:p>
      <text:p text:style-name="P91"><text:s text:c="8"/>ret <text:s text:c="4"/>z <text:s text:c="22"/>; exit if $ff (no Kempston port)</text:p>
      <text:p text:style-name="P91"><text:s text:c="8"/>and <text:s text:c="4"/>$3f</text:p>
      <text:p text:style-name="P91"><text:s text:c="8"/>ret <text:s text:c="4"/>z <text:s text:c="22"/>; exit if none of bits 0..5 set</text:p>
      <text:p text:style-name="P91">reloc_13:</text:p>
      <text:p text:style-name="P91"><text:s text:c="8"/>ld <text:s text:c="5"/>hl,kempston_keys-1</text:p>
      <text:p text:style-name="P91">kemp_decode_loop:</text:p>
      <text:p text:style-name="P91"><text:s text:c="8"/>inc <text:s text:c="4"/>hl <text:s text:c="21"/>; next table address</text:p>
      <text:p text:style-name="P91"><text:s text:c="8"/>srl <text:s text:c="4"/>a <text:s text:c="22"/>; next port bit to carry</text:p>
      <text:p text:style-name="P91"><text:s text:c="8"/>jr <text:s text:c="5"/>nc,kemp_decode_loop <text:s text:c="4"/>; until found a set bit</text:p>
      <text:p text:style-name="P91"><text:s text:c="8"/>ret <text:s text:c="4"/>nz <text:s text:c="21"/>; exit if more than one set bit</text:p>
      <text:p text:style-name="P91"><text:s text:c="8"/>ld <text:s text:c="5"/>a,(hl) <text:s text:c="17"/>; A=code</text:p>
      <text:p text:style-name="P91"/>
      <text:p text:style-name="P91">; The standard ZX ROM keyboard routines now continue.</text:p>
      <text:p text:style-name="P91"/>
      <text:p text:style-name="P91">lk_gotkey:</text:p>
      <text:p text:style-name="P91"><text:s text:c="8"/>ld <text:s text:c="5"/>hl,KSTATE</text:p>
      <text:p text:style-name="P91"><text:s text:c="8"/>cp <text:s text:c="5"/>(hl)</text:p>
      <text:p text:style-name="P91"><text:s text:c="8"/>jr <text:s text:c="5"/>z,k_repeat</text:p>
      <text:p text:style-name="P91"><text:s text:c="8"/>ex <text:s text:c="5"/>de,hl</text:p>
      <text:p text:style-name="P91"><text:s text:c="8"/>ld <text:s text:c="5"/>hl,KSTATE+$04</text:p>
      <text:p text:style-name="P91"><text:s text:c="8"/>cp <text:s text:c="5"/>(hl)</text:p>
      <text:p text:style-name="P91"><text:s text:c="8"/>jr <text:s text:c="5"/>z,k_repeat</text:p>
      <text:p text:style-name="P91"><text:s text:c="8"/>bit <text:s text:c="4"/>7,(hl)</text:p>
      <text:p text:style-name="P91"><text:s text:c="8"/>jr <text:s text:c="5"/>nz,keyboard_4</text:p>
      <text:p text:style-name="P91"><text:s text:c="8"/>ex <text:s text:c="5"/>de,hl</text:p>
      <text:p text:style-name="P91"><text:s text:c="8"/>bit <text:s text:c="4"/>7,(hl)</text:p>
      <text:p text:style-name="P91"><text:s text:c="8"/>ret <text:s text:c="4"/>z</text:p>
      <text:p text:style-name="P91">keyboard_4:</text:p>
      <text:p text:style-name="P91"><text:s text:c="8"/>ld <text:s text:c="5"/>e,a</text:p>
      <text:p text:style-name="P91"><text:s text:c="8"/>ld <text:s text:c="5"/>(hl),a</text:p>
      <text:p text:style-name="P91"><text:s text:c="8"/>inc <text:s text:c="4"/>hl</text:p>
      <text:p text:style-name="P91"><text:s text:c="8"/>ld <text:s text:c="5"/>(hl),$05</text:p>
      <text:p text:style-name="P91"><text:soft-page-break/><text:s text:c="8"/>inc <text:s text:c="4"/>hl</text:p>
      <text:p text:style-name="P91"><text:s text:c="8"/>ld <text:s text:c="5"/>a,(REPDEL)</text:p>
      <text:p text:style-name="P91"><text:s text:c="8"/>ld <text:s text:c="5"/>(hl),a</text:p>
      <text:p text:style-name="P91"><text:s text:c="8"/>inc <text:s text:c="4"/>hl</text:p>
      <text:p text:style-name="P91"><text:s text:c="8"/>ld <text:s text:c="5"/>c,(iy+$07)</text:p>
      <text:p text:style-name="P91"><text:s text:c="8"/>ld <text:s text:c="5"/>d,(iy+$01)</text:p>
      <text:p text:style-name="P91"><text:s text:c="8"/>push <text:s text:c="3"/>hl</text:p>
      <text:p text:style-name="P91">reloc_3:</text:p>
      <text:p text:style-name="P91"><text:s text:c="8"/>call <text:s text:c="3"/>k_decode</text:p>
      <text:p text:style-name="P91"><text:s text:c="8"/>pop <text:s text:c="4"/>hl</text:p>
      <text:p text:style-name="P91"><text:s text:c="8"/>ld <text:s text:c="5"/>(hl),a</text:p>
      <text:p text:style-name="P91">keyboard_5:</text:p>
      <text:p text:style-name="P91"><text:s text:c="8"/>ld <text:s text:c="5"/>(LAST_K),a</text:p>
      <text:p text:style-name="P91"><text:s text:c="8"/>set <text:s text:c="4"/>5,(iy+$01)</text:p>
      <text:p text:style-name="P91"><text:s text:c="8"/>ret</text:p>
      <text:p text:style-name="P91"/>
      <text:p text:style-name="P91"/>
      <text:p text:style-name="P91">; ***************************************************************************</text:p>
      <text:p text:style-name="P91">; * Kempston key translation table <text:s text:c="41"/>*</text:p>
      <text:p text:style-name="P91">; ***************************************************************************</text:p>
      <text:p text:style-name="P91"/>
      <text:p text:style-name="P91">kempston_keys:</text:p>
      <text:p text:style-name="P91"><text:s text:c="8"/>defb <text:s text:c="3"/>9 <text:s text:c="22"/>; cursor right</text:p>
      <text:p text:style-name="P91"><text:s text:c="8"/>defb <text:s text:c="3"/>8 <text:s text:c="22"/>; cursor left</text:p>
      <text:p text:style-name="P91"><text:s text:c="8"/>defb <text:s text:c="3"/>10 <text:s text:c="21"/>; cursor down</text:p>
      <text:p text:style-name="P91"><text:s text:c="8"/>defb <text:s text:c="3"/>11 <text:s text:c="21"/>; cursor up</text:p>
      <text:p text:style-name="P91"><text:s text:c="8"/>defb <text:s text:c="3"/>13 <text:s text:c="21"/>; fire (ENTER)</text:p>
      <text:p text:style-name="P91"><text:s text:c="8"/>defb <text:s text:c="3"/>32 <text:s text:c="21"/>; button 2 (SPACE)</text:p>
      <text:p text:style-name="P91"/>
      <text:p text:style-name="P91"/>
      <text:p text:style-name="P91">; ***************************************************************************</text:p>
      <text:p text:style-name="P91">; * K-REPEAT routine (at $0310 in original 48K ROM) <text:s text:c="24"/>*</text:p>
      <text:p text:style-name="P91">; ***************************************************************************</text:p>
      <text:p text:style-name="P91"/>
      <text:p text:style-name="P91">k_repeat:</text:p>
      <text:p text:style-name="P91"><text:s text:c="8"/>inc <text:s text:c="4"/>hl</text:p>
      <text:p text:style-name="P91"><text:s text:c="8"/>ld <text:s text:c="5"/>(hl),$05</text:p>
      <text:p text:style-name="P91"><text:s text:c="8"/>inc <text:s text:c="4"/>hl</text:p>
      <text:p text:style-name="P91"><text:s text:c="8"/>dec <text:s text:c="4"/>(hl)</text:p>
      <text:p text:style-name="P91"><text:s text:c="8"/>ret <text:s text:c="4"/>nz</text:p>
      <text:p text:style-name="P91"><text:s text:c="8"/>ld <text:s text:c="5"/>a,(REPPER)</text:p>
      <text:p text:style-name="P91"><text:s text:c="8"/>ld <text:s text:c="5"/>(hl),a</text:p>
      <text:p text:style-name="P91"><text:s text:c="8"/>inc <text:s text:c="4"/>hl</text:p>
      <text:p text:style-name="P91"><text:s text:c="8"/>ld <text:s text:c="5"/>a,(hl)</text:p>
      <text:p text:style-name="P91"><text:s text:c="8"/>jr <text:s text:c="5"/>keyboard_5</text:p>
      <text:p text:style-name="P91"/>
      <text:p text:style-name="P91"/>
      <text:p text:style-name="P91">; ***************************************************************************</text:p>
      <text:p text:style-name="P91">; * Keytables <text:s text:c="62"/>*</text:p>
      <text:p text:style-name="P91">; ***************************************************************************</text:p>
      <text:p text:style-name="P91">; These are copies of the key tables from original 48K ROM</text:p>
      <text:p text:style-name="P91"/>
      <text:p text:style-name="P91">; The L-mode keytable with CAPS-SHIFT</text:p>
      <text:p text:style-name="P91"/>
      <text:p text:style-name="P91">keytable_l:</text:p>
      <text:p text:style-name="P91"><text:s text:c="8"/>defm <text:s text:c="3"/>"BHY65TGV"</text:p>
      <text:p text:style-name="P91"><text:s text:c="8"/>defm <text:s text:c="3"/>"NJU74RFC"</text:p>
      <text:p text:style-name="P91"><text:s text:c="8"/>defm <text:s text:c="3"/>"MKI83EDX"</text:p>
      <text:p text:style-name="P91"><text:s text:c="8"/>defm <text:s text:c="3"/>$0e,"LO92WSZ"</text:p>
      <text:p text:style-name="P91"><text:s text:c="8"/>defm <text:s text:c="3"/>" ",$0d,"P01QA"</text:p>
      <text:p text:style-name="P91"/>
      <text:p text:style-name="P91">; The extended-mode keytable (unshifted letters)</text:p>
      <text:p text:style-name="P91"><text:soft-page-break/></text:p>
      <text:p text:style-name="P91">keytable_e:</text:p>
      <text:p text:style-name="P91"><text:s text:c="8"/>defb <text:s text:c="3"/>$e3,$c4,$e0,$e4</text:p>
      <text:p text:style-name="P91"><text:s text:c="8"/>defb <text:s text:c="3"/>$b4,$bc,$bd,$bb</text:p>
      <text:p text:style-name="P91"><text:s text:c="8"/>defb <text:s text:c="3"/>$af,$b0,$b1,$c0</text:p>
      <text:p text:style-name="P91"><text:s text:c="8"/>defb <text:s text:c="3"/>$a7,$a6,$be,$ad</text:p>
      <text:p text:style-name="P91"><text:s text:c="8"/>defb <text:s text:c="3"/>$b2,$ba,$e5,$a5</text:p>
      <text:p text:style-name="P91"><text:s text:c="8"/>defb <text:s text:c="3"/>$c2,$e1,$b3,$b9</text:p>
      <text:p text:style-name="P91"><text:s text:c="8"/>defb <text:s text:c="3"/>$c1,$b8</text:p>
      <text:p text:style-name="P91"/>
      <text:p text:style-name="P91">; The extended mode keytable (shifted letters)</text:p>
      <text:p text:style-name="P91"/>
      <text:p text:style-name="P91">keytable_e_s:</text:p>
      <text:p text:style-name="P91"><text:s text:c="8"/>defb <text:s text:c="3"/>$7e,$dc,$da,$5c</text:p>
      <text:p text:style-name="P91"><text:s text:c="8"/>defb <text:s text:c="3"/>$b7,$7b,$7d,$d8</text:p>
      <text:p text:style-name="P91"><text:s text:c="8"/>defb <text:s text:c="3"/>$bf,$ae,$aa,$ab</text:p>
      <text:p text:style-name="P91"><text:s text:c="8"/>defb <text:s text:c="3"/>$dd,$de,$df,$7f</text:p>
      <text:p text:style-name="P91"><text:s text:c="8"/>defb <text:s text:c="3"/>$b5,$d6,$7c,$d5</text:p>
      <text:p text:style-name="P91"><text:s text:c="8"/>defb <text:s text:c="3"/>$5d,$db,$b6,$d9</text:p>
      <text:p text:style-name="P91"><text:s text:c="8"/>defb <text:s text:c="3"/>$5b,$d7</text:p>
      <text:p text:style-name="P91"/>
      <text:p text:style-name="P91">; The control code keytable (CAPS-SHIFTed digits)</text:p>
      <text:p text:style-name="P91"/>
      <text:p text:style-name="P91">keytable_cc:</text:p>
      <text:p text:style-name="P91"><text:s text:c="8"/>defb <text:s text:c="3"/>$0c,$07,$06,$04</text:p>
      <text:p text:style-name="P91"><text:s text:c="8"/>defb <text:s text:c="3"/>$05,$08,$0a,$0b</text:p>
      <text:p text:style-name="P91"><text:s text:c="8"/>defb <text:s text:c="3"/>$09,$0f</text:p>
      <text:p text:style-name="P91"/>
      <text:p text:style-name="P91">; The symbol code keytable (letters with symbol shift)</text:p>
      <text:p text:style-name="P91"/>
      <text:p text:style-name="P91">keytable_sym:</text:p>
      <text:p text:style-name="P91"><text:s text:c="8"/>defb <text:s text:c="3"/>$e2,$2a,$3f,$cd</text:p>
      <text:p text:style-name="P91"><text:s text:c="8"/>defb <text:s text:c="3"/>$c8,$cc,$cb,$5e</text:p>
      <text:p text:style-name="P91"><text:s text:c="8"/>defb <text:s text:c="3"/>$ac,$2d,$2b,$3d</text:p>
      <text:p text:style-name="P91"><text:s text:c="8"/>defb <text:s text:c="3"/>$2e,$2c,$3b,$22</text:p>
      <text:p text:style-name="P91"><text:s text:c="8"/>defb <text:s text:c="3"/>$c7,$3c,$c3,$3e</text:p>
      <text:p text:style-name="P91"><text:s text:c="8"/>defb <text:s text:c="3"/>$c5,$2f,$c9,$60</text:p>
      <text:p text:style-name="P91"><text:s text:c="8"/>defb <text:s text:c="3"/>$c6,$3a</text:p>
      <text:p text:style-name="P91"/>
      <text:p text:style-name="P91">; The extended mode keytable (SYM-SHIFTed digits)</text:p>
      <text:p text:style-name="P91"/>
      <text:p text:style-name="P91">keytable_e_d:</text:p>
      <text:p text:style-name="P91"><text:s text:c="8"/>defb <text:s text:c="3"/>$d0,$ce,$a8,$ca</text:p>
      <text:p text:style-name="P91"><text:s text:c="8"/>defb <text:s text:c="3"/>$d3,$d4,$d1,$d2</text:p>
      <text:p text:style-name="P91"><text:s text:c="8"/>defb <text:s text:c="3"/>$a9,$cf</text:p>
      <text:p text:style-name="P91"/>
      <text:p text:style-name="P91"/>
      <text:p text:style-name="P91">; ***************************************************************************</text:p>
      <text:p text:style-name="P91">; * KEY-SCAN routine (at $028e in original 48K ROM) <text:s text:c="24"/>*</text:p>
      <text:p text:style-name="P91">; ***************************************************************************</text:p>
      <text:p text:style-name="P91"/>
      <text:p text:style-name="P91">key_scan:</text:p>
      <text:p text:style-name="P91"><text:s text:c="8"/>ld <text:s text:c="5"/>l,$2f</text:p>
      <text:p text:style-name="P91"><text:s text:c="8"/>ld <text:s text:c="5"/>de,$ffff</text:p>
      <text:p text:style-name="P91"><text:s text:c="8"/>ld <text:s text:c="5"/>bc,$fefe</text:p>
      <text:p text:style-name="P91">key_scan_2:</text:p>
      <text:p text:style-name="P91"><text:s text:c="8"/>in <text:s text:c="5"/>a,(c)</text:p>
      <text:p text:style-name="P91"><text:s text:c="8"/>cpl</text:p>
      <text:p text:style-name="P91"><text:s text:c="8"/>and <text:s text:c="4"/>$1f</text:p>
      <text:p text:style-name="P91"><text:s text:c="8"/>jr <text:s text:c="5"/>z,key_scan_5</text:p>
      <text:p text:style-name="P91"><text:s text:c="8"/>ld <text:s text:c="5"/>h,a</text:p>
      <text:p text:style-name="P91"><text:s text:c="8"/>ld <text:s text:c="5"/>a,l</text:p>
      <text:p text:style-name="P91"><text:soft-page-break/>key_scan_3:</text:p>
      <text:p text:style-name="P91"><text:s text:c="8"/>inc <text:s text:c="4"/>d</text:p>
      <text:p text:style-name="P91"><text:s text:c="8"/>ret <text:s text:c="4"/>nz</text:p>
      <text:p text:style-name="P91">key_scan_4:</text:p>
      <text:p text:style-name="P91"><text:s text:c="8"/>sub <text:s text:c="4"/>$08</text:p>
      <text:p text:style-name="P91"><text:s text:c="8"/>srl <text:s text:c="4"/>h</text:p>
      <text:p text:style-name="P91"><text:s text:c="8"/>jr <text:s text:c="5"/>nc,key_scan_4</text:p>
      <text:p text:style-name="P91"><text:s text:c="8"/>ld <text:s text:c="5"/>d,e</text:p>
      <text:p text:style-name="P91"><text:s text:c="8"/>ld <text:s text:c="5"/>e,a</text:p>
      <text:p text:style-name="P91"><text:s text:c="8"/>jr <text:s text:c="5"/>nz,key_scan_3</text:p>
      <text:p text:style-name="P91">key_scan_5:</text:p>
      <text:p text:style-name="P91"><text:s text:c="8"/>dec <text:s text:c="4"/>l</text:p>
      <text:p text:style-name="P91"><text:s text:c="8"/>rlc <text:s text:c="4"/>b</text:p>
      <text:p text:style-name="P91"><text:s text:c="8"/>jr <text:s text:c="5"/>c,key_scan_2</text:p>
      <text:p text:style-name="P91"><text:s text:c="8"/>ld <text:s text:c="5"/>a,d</text:p>
      <text:p text:style-name="P91"><text:s text:c="8"/>inc <text:s text:c="4"/>a</text:p>
      <text:p text:style-name="P91"><text:s text:c="8"/>ret <text:s text:c="4"/>z</text:p>
      <text:p text:style-name="P91"><text:s text:c="8"/>cp <text:s text:c="5"/>$28</text:p>
      <text:p text:style-name="P91"><text:s text:c="8"/>ret <text:s text:c="4"/>z</text:p>
      <text:p text:style-name="P91"><text:s text:c="8"/>cp <text:s text:c="5"/>$19</text:p>
      <text:p text:style-name="P91"><text:s text:c="8"/>ret <text:s text:c="4"/>z</text:p>
      <text:p text:style-name="P91"><text:s text:c="8"/>ld <text:s text:c="5"/>a,e</text:p>
      <text:p text:style-name="P91"><text:s text:c="8"/>ld <text:s text:c="5"/>e,d</text:p>
      <text:p text:style-name="P91"><text:s text:c="8"/>ld <text:s text:c="5"/>d,a</text:p>
      <text:p text:style-name="P91"><text:s text:c="8"/>cp <text:s text:c="5"/>$18</text:p>
      <text:p text:style-name="P91"><text:s text:c="8"/>ret</text:p>
      <text:p text:style-name="P91"/>
      <text:p text:style-name="P91"/>
      <text:p text:style-name="P91">; ***************************************************************************</text:p>
      <text:p text:style-name="P91">; * K-TEST routine (at $031e in original 48K ROM) <text:s text:c="26"/>*</text:p>
      <text:p text:style-name="P91">; ***************************************************************************</text:p>
      <text:p text:style-name="P91"/>
      <text:p text:style-name="P91">k_test:</text:p>
      <text:p text:style-name="P91"><text:s text:c="8"/>ld <text:s text:c="5"/>b,d</text:p>
      <text:p text:style-name="P91"><text:s text:c="8"/>ld <text:s text:c="5"/>d,$00</text:p>
      <text:p text:style-name="P91"><text:s text:c="8"/>ld <text:s text:c="5"/>a,e</text:p>
      <text:p text:style-name="P91"><text:s text:c="8"/>cp <text:s text:c="5"/>$27</text:p>
      <text:p text:style-name="P91"><text:s text:c="8"/>ret <text:s text:c="4"/>nc</text:p>
      <text:p text:style-name="P91"><text:s text:c="8"/>cp <text:s text:c="5"/>$18</text:p>
      <text:p text:style-name="P91"><text:s text:c="8"/>jr <text:s text:c="5"/>nz,k_test2</text:p>
      <text:p text:style-name="P91"><text:s text:c="8"/>bit <text:s text:c="4"/>7,b</text:p>
      <text:p text:style-name="P91"><text:s text:c="8"/>ret <text:s text:c="4"/>nz</text:p>
      <text:p text:style-name="P91">k_test2:</text:p>
      <text:p text:style-name="P91">reloc_4:</text:p>
      <text:p text:style-name="P91"><text:s text:c="8"/>ld <text:s text:c="5"/>hl,keytable_l <text:s text:c="2"/>; the main keytable</text:p>
      <text:p text:style-name="P91"><text:s text:c="8"/>add <text:s text:c="4"/>hl,de</text:p>
      <text:p text:style-name="P91"><text:s text:c="8"/>ld <text:s text:c="5"/>a,(hl)</text:p>
      <text:p text:style-name="P91"><text:s text:c="8"/>scf</text:p>
      <text:p text:style-name="P91"><text:s text:c="8"/>ret</text:p>
      <text:p text:style-name="P91"/>
      <text:p text:style-name="P91"/>
      <text:p text:style-name="P91">; ***************************************************************************</text:p>
      <text:p text:style-name="P91">; * K-DECODE routine (at $0333 in original 48K ROM) <text:s text:c="24"/>*</text:p>
      <text:p text:style-name="P91">; ***************************************************************************</text:p>
      <text:p text:style-name="P91"/>
      <text:p text:style-name="P91">k_decode:</text:p>
      <text:p text:style-name="P91"><text:s text:c="8"/>ld <text:s text:c="5"/>a,e</text:p>
      <text:p text:style-name="P91"><text:s text:c="8"/>cp <text:s text:c="5"/>$3a</text:p>
      <text:p text:style-name="P91"><text:s text:c="8"/>jr <text:s text:c="5"/>c,k_decode_6</text:p>
      <text:p text:style-name="P91"><text:s text:c="8"/>dec <text:s text:c="4"/>c</text:p>
      <text:p text:style-name="P91">reloc_5:</text:p>
      <text:p text:style-name="P91"><text:s text:c="8"/>jp <text:s text:c="5"/>m,k_decode_4</text:p>
      <text:p text:style-name="P91"><text:soft-page-break/><text:s text:c="8"/>jr <text:s text:c="5"/>z,k_decode_2</text:p>
      <text:p text:style-name="P91"><text:s text:c="8"/>add <text:s text:c="4"/>a,$4f</text:p>
      <text:p text:style-name="P91"><text:s text:c="8"/>ret</text:p>
      <text:p text:style-name="P91">k_decode_2:</text:p>
      <text:p text:style-name="P91">reloc_6:</text:p>
      <text:p text:style-name="P91"><text:s text:c="8"/>ld <text:s text:c="5"/>hl,keytable_e-'A'</text:p>
      <text:p text:style-name="P91"><text:s text:c="8"/>inc <text:s text:c="4"/>b</text:p>
      <text:p text:style-name="P91"><text:s text:c="8"/>jr <text:s text:c="5"/>z,k_decode_3</text:p>
      <text:p text:style-name="P91">reloc_7:</text:p>
      <text:p text:style-name="P91"><text:s text:c="8"/>ld <text:s text:c="5"/>hl,keytable_e_s-'A'</text:p>
      <text:p text:style-name="P91">k_decode_3:</text:p>
      <text:p text:style-name="P91"><text:s text:c="8"/>ld <text:s text:c="5"/>d,$00</text:p>
      <text:p text:style-name="P91"><text:s text:c="8"/>add <text:s text:c="4"/>hl,de</text:p>
      <text:p text:style-name="P91"><text:s text:c="8"/>ld <text:s text:c="5"/>a,(hl)</text:p>
      <text:p text:style-name="P91"><text:s text:c="8"/>ret</text:p>
      <text:p text:style-name="P91">k_decode_4:</text:p>
      <text:p text:style-name="P91">reloc_8:</text:p>
      <text:p text:style-name="P91"><text:s text:c="8"/>ld <text:s text:c="5"/>hl,keytable_sym-'A'</text:p>
      <text:p text:style-name="P91"><text:s text:c="8"/>bit <text:s text:c="4"/>0,b</text:p>
      <text:p text:style-name="P91"><text:s text:c="8"/>jr <text:s text:c="5"/>z,k_decode_3</text:p>
      <text:p text:style-name="P91"><text:s text:c="8"/>bit <text:s text:c="4"/>3,d</text:p>
      <text:p text:style-name="P91"><text:s text:c="8"/>jr <text:s text:c="5"/>z,k_decode_5</text:p>
      <text:p text:style-name="P91"><text:s text:c="8"/>bit <text:s text:c="4"/>3,(iy+$30)</text:p>
      <text:p text:style-name="P91"><text:s text:c="8"/>ret <text:s text:c="4"/>nz</text:p>
      <text:p text:style-name="P91"><text:s text:c="8"/>inc <text:s text:c="4"/>b</text:p>
      <text:p text:style-name="P91"><text:s text:c="8"/>ret <text:s text:c="4"/>nz</text:p>
      <text:p text:style-name="P91"><text:s text:c="8"/>add <text:s text:c="4"/>a,$20</text:p>
      <text:p text:style-name="P91"><text:s text:c="8"/>ret</text:p>
      <text:p text:style-name="P91">k_decode_5:</text:p>
      <text:p text:style-name="P91"><text:s text:c="8"/>add <text:s text:c="4"/>a,$a5</text:p>
      <text:p text:style-name="P91"><text:s text:c="8"/>ret</text:p>
      <text:p text:style-name="P91">k_decode_6:</text:p>
      <text:p text:style-name="P91"><text:s text:c="8"/>cp <text:s text:c="5"/>$30</text:p>
      <text:p text:style-name="P91"><text:s text:c="8"/>ret <text:s text:c="4"/>c</text:p>
      <text:p text:style-name="P91"><text:s text:c="8"/>dec <text:s text:c="4"/>c</text:p>
      <text:p text:style-name="P91">reloc_9:</text:p>
      <text:p text:style-name="P91"><text:s text:c="8"/>jp <text:s text:c="5"/>m,k_decode_9</text:p>
      <text:p text:style-name="P91"><text:s text:c="8"/>jr <text:s text:c="5"/>nz,k_decode_8</text:p>
      <text:p text:style-name="P91">reloc_10:</text:p>
      <text:p text:style-name="P91"><text:s text:c="8"/>ld <text:s text:c="5"/>hl,keytable_e_d-'0'</text:p>
      <text:p text:style-name="P91"><text:s text:c="8"/>bit <text:s text:c="4"/>5,b</text:p>
      <text:p text:style-name="P91"><text:s text:c="8"/>jr <text:s text:c="5"/>z,k_decode_3</text:p>
      <text:p text:style-name="P91"><text:s text:c="8"/>cp <text:s text:c="5"/>$38</text:p>
      <text:p text:style-name="P91"><text:s text:c="8"/>jr <text:s text:c="5"/>nc,k_decode_7</text:p>
      <text:p text:style-name="P91"><text:s text:c="8"/>sub <text:s text:c="4"/>$20</text:p>
      <text:p text:style-name="P91"><text:s text:c="8"/>inc <text:s text:c="4"/>b</text:p>
      <text:p text:style-name="P91"><text:s text:c="8"/>ret <text:s text:c="4"/>z</text:p>
      <text:p text:style-name="P91"><text:s text:c="8"/>add <text:s text:c="4"/>a,$08</text:p>
      <text:p text:style-name="P91"><text:s text:c="8"/>ret</text:p>
      <text:p text:style-name="P91">k_decode_7:</text:p>
      <text:p text:style-name="P91"><text:s text:c="8"/>sub <text:s text:c="4"/>$36</text:p>
      <text:p text:style-name="P91"><text:s text:c="8"/>inc <text:s text:c="4"/>b</text:p>
      <text:p text:style-name="P91"><text:s text:c="8"/>ret <text:s text:c="4"/>z</text:p>
      <text:p text:style-name="P91"><text:s text:c="8"/>add <text:s text:c="4"/>a,$fe</text:p>
      <text:p text:style-name="P91"><text:s text:c="8"/>ret</text:p>
      <text:p text:style-name="P91">k_decode_8:</text:p>
      <text:p text:style-name="P91">reloc_11:</text:p>
      <text:p text:style-name="P91"><text:s text:c="8"/>ld <text:s text:c="5"/>hl,keytable_cc-'0'</text:p>
      <text:p text:style-name="P91"><text:s text:c="8"/>cp <text:s text:c="5"/>$39</text:p>
      <text:p text:style-name="P91"><text:s text:c="8"/>jr <text:s text:c="5"/>z,k_decode_3</text:p>
      <text:p text:style-name="P91"><text:s text:c="8"/>cp <text:s text:c="5"/>$30</text:p>
      <text:p text:style-name="P91"><text:s text:c="8"/>jr <text:s text:c="5"/>z,k_decode_3</text:p>
      <text:p text:style-name="P91"><text:soft-page-break/><text:s text:c="8"/>and <text:s text:c="4"/>$07</text:p>
      <text:p text:style-name="P91"><text:s text:c="8"/>add <text:s text:c="4"/>a,$80</text:p>
      <text:p text:style-name="P91"><text:s text:c="8"/>inc <text:s text:c="4"/>b</text:p>
      <text:p text:style-name="P91"><text:s text:c="8"/>ret <text:s text:c="4"/>z</text:p>
      <text:p text:style-name="P91"><text:s text:c="8"/>xor <text:s text:c="4"/>$0f</text:p>
      <text:p text:style-name="P91"><text:s text:c="8"/>ret</text:p>
      <text:p text:style-name="P91">k_decode_9:</text:p>
      <text:p text:style-name="P91"><text:s text:c="8"/>inc <text:s text:c="4"/>b</text:p>
      <text:p text:style-name="P91"><text:s text:c="8"/>ret <text:s text:c="4"/>z</text:p>
      <text:p text:style-name="P91"><text:s text:c="8"/>bit <text:s text:c="4"/>5,b</text:p>
      <text:p text:style-name="P91">reloc_12:</text:p>
      <text:p text:style-name="P91"><text:s text:c="8"/>ld <text:s text:c="5"/>hl,keytable_cc-'0'</text:p>
      <text:p text:style-name="P91"><text:s text:c="8"/>jr <text:s text:c="5"/>nz,k_decode_3</text:p>
      <text:p text:style-name="P91"><text:s text:c="8"/>sub <text:s text:c="4"/>$10</text:p>
      <text:p text:style-name="P91"><text:s text:c="8"/>cp <text:s text:c="5"/>$22</text:p>
      <text:p text:style-name="P91"><text:s text:c="8"/>jr <text:s text:c="5"/>z,k_decode_10</text:p>
      <text:p text:style-name="P91"><text:s text:c="8"/>cp <text:s text:c="5"/>$20</text:p>
      <text:p text:style-name="P91"><text:s text:c="8"/>ret <text:s text:c="4"/>nz</text:p>
      <text:p text:style-name="P91"><text:s text:c="8"/>ld <text:s text:c="5"/>a,$5f</text:p>
      <text:p text:style-name="P91"><text:s text:c="8"/>ret</text:p>
      <text:p text:style-name="P91">k_decode_10:</text:p>
      <text:p text:style-name="P91"><text:s text:c="8"/>ld <text:s text:c="5"/>a,$40</text:p>
      <text:p text:style-name="P91"><text:s text:c="8"/>ret</text:p>
      <text:p text:style-name="P91"/>
      <text:p text:style-name="P91"/>
      <text:p text:style-name="P91">; ***************************************************************************</text:p>
      <text:p text:style-name="P91">; * Relocation table <text:s text:c="55"/>*</text:p>
      <text:p text:style-name="P91">; ***************************************************************************</text:p>
      <text:p text:style-name="P91">; This follows directly after the full 512 bytes of the driver.</text:p>
      <text:p text:style-name="P91"/>
      <text:p text:style-name="P91"/>
      <text:p text:style-name="P91">if ($ &gt; 512)</text:p>
      <text:p text:style-name="P91">.ERROR Driver code exceeds 512 bytes</text:p>
      <text:p text:style-name="P91">else</text:p>
      <text:p text:style-name="P91"><text:s text:c="8"/>defs <text:s text:c="3"/>512-$</text:p>
      <text:p text:style-name="P91">endif</text:p>
      <text:p text:style-name="P91"/>
      <text:p text:style-name="P91">; Each relocation is the offset of the high byte of an address to be relocated.</text:p>
      <text:p text:style-name="P91"/>
      <text:p text:style-name="P91">reloc_start:</text:p>
      <text:p text:style-name="P91"><text:s text:c="8"/>defw <text:s text:c="3"/>reloc_1+2</text:p>
      <text:p text:style-name="P91"><text:s text:c="8"/>defw <text:s text:c="3"/>reloc_2+2</text:p>
      <text:p text:style-name="P91"><text:s text:c="8"/>defw <text:s text:c="3"/>reloc_3+2</text:p>
      <text:p text:style-name="P91"><text:s text:c="8"/>defw <text:s text:c="3"/>reloc_4+2</text:p>
      <text:p text:style-name="P91"><text:s text:c="8"/>defw <text:s text:c="3"/>reloc_5+2</text:p>
      <text:p text:style-name="P91"><text:s text:c="8"/>defw <text:s text:c="3"/>reloc_6+2</text:p>
      <text:p text:style-name="P91"><text:s text:c="8"/>defw <text:s text:c="3"/>reloc_7+2</text:p>
      <text:p text:style-name="P91"><text:s text:c="8"/>defw <text:s text:c="3"/>reloc_8+2</text:p>
      <text:p text:style-name="P91"><text:s text:c="8"/>defw <text:s text:c="3"/>reloc_9+2</text:p>
      <text:p text:style-name="P91"><text:s text:c="8"/>defw <text:s text:c="3"/>reloc_10+2</text:p>
      <text:p text:style-name="P91"><text:s text:c="8"/>defw <text:s text:c="3"/>reloc_11+2</text:p>
      <text:p text:style-name="P91"><text:s text:c="8"/>defw <text:s text:c="3"/>reloc_12+2</text:p>
      <text:p text:style-name="P91"><text:s text:c="8"/>defw <text:s text:c="3"/>reloc_13+2</text:p>
      <text:p text:style-name="P91">reloc_end:</text:p>
      <text:p text:style-name="P91"/>
      <text:p text:style-name="P481"><text:span text:style-name="T171">Keyboard driver</text:span> example <text:span text:style-name="T169">(file 2 of 2) </text:span>- <text:span text:style-name="T171">keyboard_drv</text:span>.asm</text:p>
      <text:p text:style-name="P55"/>
      <text:p text:style-name="P63"/>
      <text:p text:style-name="P64">; ***************************************************************************</text:p>
      <text:p text:style-name="P64">; * Example Next<text:span text:style-name="T180">ZX</text:span>OS keyboard driver file <text:s text:c="34"/>*</text:p>
      <text:p text:style-name="P64">; ***************************************************************************</text:p>
      <text:p text:style-name="P64">;</text:p>
      <text:p text:style-name="P64">; This file generates the actual keyboard.drv file which can be installed</text:p>
      <text:p text:style-name="P64">; using the .install command, to replace the built-in keyboard driver.</text:p>
      <text:p text:style-name="P64">;</text:p>
      <text:p text:style-name="P64">; The driver itself (keyboard.asm) must first be built.</text:p>
      <text:p text:style-name="P64">;</text:p>
      <text:p text:style-name="P64">; Assemble this file with: pasmo keyboard_drv.asm keyboard.drv</text:p>
      <text:p text:style-name="P64"/>
      <text:p text:style-name="P64"/>
      <text:p text:style-name="P64">; ***************************************************************************</text:p>
      <text:p text:style-name="P64">; * Definitions <text:s text:c="60"/>*</text:p>
      <text:p text:style-name="P64">; ***************************************************************************</text:p>
      <text:p text:style-name="P64">; Pull in the symbol file for the driver itself and calculate the number of</text:p>
      <text:p text:style-name="P64">; relocations used.</text:p>
      <text:p text:style-name="P64"/>
      <text:p text:style-name="P64"><text:s text:c="8"/>include "keyboard.sym"</text:p>
      <text:p text:style-name="P64"/>
      <text:p text:style-name="P64">relocs <text:s/>equ <text:s text:c="4"/>(reloc_end-reloc_start)/2</text:p>
      <text:p text:style-name="P64"/>
      <text:p text:style-name="P64"/>
      <text:p text:style-name="P64">; ***************************************************************************</text:p>
      <text:p text:style-name="P64">; * .DRV file header <text:s text:c="55"/>*</text:p>
      <text:p text:style-name="P64">; ***************************************************************************</text:p>
      <text:p text:style-name="P64">; The keyboard driver id is always zero (bit 7 may be set but will always be</text:p>
      <text:p text:style-name="P64">; treated as if it is set, since the keyboard driver is always called on</text:p>
      <text:p text:style-name="P64">; interrupts).</text:p>
      <text:p text:style-name="P64"/>
      <text:p text:style-name="P64"><text:s text:c="8"/>org <text:s text:c="4"/>$0000</text:p>
      <text:p text:style-name="P64"/>
      <text:p text:style-name="P64"><text:s text:c="8"/>defm <text:s text:c="3"/>"NDRV" <text:s text:c="9"/>; .DRV file signature</text:p>
      <text:p text:style-name="P64"/>
      <text:p text:style-name="P64"><text:s text:c="8"/>defb <text:s text:c="3"/>$00 <text:s text:c="12"/>; keyboard driver id</text:p>
      <text:p text:style-name="P64"/>
      <text:p text:style-name="P64"><text:s text:c="8"/>defb <text:s text:c="3"/>relocs <text:s text:c="9"/>; number of relocation entries (0..255)</text:p>
      <text:p text:style-name="P64"/>
      <text:p text:style-name="P64"><text:s text:c="8"/>defb <text:s text:c="3"/>0 <text:s text:c="14"/>; number of additional 8K DivMMC RAM banks</text:p>
      <text:p text:style-name="P64"/>
      <text:p text:style-name="P64"><text:s text:c="8"/>defb <text:s text:c="3"/>0 <text:s text:c="14"/>; number of additional 8K Spectrum RAM banks</text:p>
      <text:p text:style-name="P64"/>
      <text:p text:style-name="P64"/>
      <text:p text:style-name="P64">; ***************************************************************************</text:p>
      <text:p text:style-name="P64">; * Driver binary <text:s text:c="58"/>*</text:p>
      <text:p text:style-name="P64">; ***************************************************************************</text:p>
      <text:p text:style-name="P64">; The driver + relocation table should now be included.</text:p>
      <text:p text:style-name="P64"/>
      <text:p text:style-name="P64"><text:s text:c="8"/>incbin <text:s/>"keyboard.bin"</text:p>
      <text:p text:style-name="P64"/>
      <text:p text:style-name="P483">List of updates</text:p>
      <text:p text:style-name="P489"/>
      <text:p text:style-name="P489"/>
      <text:p text:style-name="P528">Updates: 31 March 2022</text:p>
      <text:p text:style-name="P528"/>
      <text:p text:style-name="P527">Removed obsolete note about layer2.</text:p>
      <text:p text:style-name="P527"/>
      <text:p text:style-name="P527"/>
      <text:p text:style-name="P494">Updates: 2<text:span text:style-name="T247">6</text:span> February 2022</text:p>
      <text:p text:style-name="P495"/>
      <text:p text:style-name="P526">Added documentation for newly-implemented M_AUTOLOAD esxDOS hook.</text:p>
      <text:p text:style-name="P514"/>
      <text:p text:style-name="P514">Removed comment about "usual" drivers DivMMC RAM paging value as this is no longer accurate.</text:p>
      <text:p text:style-name="P513"/>
      <text:p text:style-name="P513"/>
      <text:p text:style-name="P493">Updates: 1<text:span text:style-name="T244">7</text:span> February 2022</text:p>
      <text:p text:style-name="P506"/>
      <text:p text:style-name="P506">Noted the M_TAPEIN/M_TAPEOUT now always return '*' as the esxDOS drive specifier.</text:p>
      <text:p text:style-name="P506"/>
      <text:p text:style-name="P507">Clarified data returned by F_STAT/F_FSTAT.</text:p>
      <text:p text:style-name="P507"/>
      <text:p text:style-name="P508">Clarified default sorting in DOS_CATALOG.</text:p>
      <text:p text:style-name="P508"/>
      <text:p text:style-name="P509">Updated IDE_BROWSER with additional colour scheme features.</text:p>
      <text:p text:style-name="P506"/>
      <text:p text:style-name="P510">Updated DOS_OPEN with new shared-write and shared-read-write access modes.</text:p>
      <text:p text:style-name="P506"/>
      <text:p text:style-name="P511">Updated example driver sources to match standalone source files (in src/asm/).</text:p>
      <text:p text:style-name="P511"/>
      <text:p text:style-name="P512">Fixed typos.</text:p>
      <text:p text:style-name="P506"/>
      <text:p text:style-name="P506"/>
      <text:p text:style-name="P492">Updates: <text:span text:style-name="T237">19</text:span> <text:span text:style-name="T236">September</text:span> 2021</text:p>
      <text:p text:style-name="P492"/>
      <text:p text:style-name="P502">Updated IDE_SNAPLOAD notes.</text:p>
      <text:p text:style-name="P502"/>
      <text:p text:style-name="P502">Updated IDE_BROWSER, <text:span text:style-name="T229">DOS_CATALOG,</text:span> F_OPENDIR and F_READDIR descriptions to include the new sorting, filtering and preferences features added in NextZXOS v2.07.</text:p>
      <text:p text:style-name="P502"/>
      <text:p text:style-name="P503">Updated IDE_WINDOW_LINEIN with the new functionality provided in NextZXOS v2.07.</text:p>
      <text:p text:style-name="P503"/>
      <text:p text:style-name="P504">Updated IDE_SWAP_OPEN to note that any unfragmented file can now be specified as a swap file.</text:p>
      <text:p text:style-name="P504"/>
      <text:p text:style-name="P505">Updated IDE_DOS_MAPPING with new alternative usage.</text:p>
      <text:p text:style-name="P502"/>
      <text:p text:style-name="P502"/>
      <text:p text:style-name="P491">Updates: 2<text:span text:style-name="T223">6</text:span> <text:span text:style-name="T223">October</text:span> 2020</text:p>
      <text:p text:style-name="P500"/>
      <text:p text:style-name="P500">Clarifications to IDE_BANK, <text:span text:style-name="T228">IDE_WINDOW_LINEIN and IDE_MODE</text:span> notes.</text:p>
      <text:p text:style-name="P500"/>
      <text:p text:style-name="P501">Clarifications to stack requirements when using M_P3DOS.</text:p>
      <text:p text:style-name="P500"/>
      <text:p text:style-name="P491"/>
      <text:p text:style-name="P490">Updates: 28 July 2020</text:p>
      <text:p text:style-name="P490"/>
      <text:p text:style-name="P498">Clarifications about driver IDs.</text:p>
      <text:p text:style-name="P498"/>
      <text:p text:style-name="P499">Clarified use of DISK_FILEMAP in stream.asm example.</text:p>
      <text:p text:style-name="P498"><text:soft-page-break/></text:p>
      <text:p text:style-name="P498">Removed duplicated entry for IDE_MOUNT.</text:p>
      <text:p text:style-name="P498"/>
      <text:p text:style-name="P37"/>
      <text:p text:style-name="P38">Updates: 25 March 2020</text:p>
      <text:p text:style-name="P38"/>
      <text:p text:style-name="P100">Updated lists of supported +3DOS calls, as v2.06+ now support various low-level calls for use with legacy software running from .DSK images.</text:p>
      <text:p text:style-name="P38"/>
      <text:p text:style-name="P38"/>
      <text:p text:style-name="P37">Updates: 30 January 2020</text:p>
      <text:p text:style-name="P99"/>
      <text:p text:style-name="P99">Updated NextZXOS version number referred to, for day zero release (v2.04).</text:p>
      <text:p text:style-name="P518"/>
      <text:p text:style-name="P518"/>
      <text:p text:style-name="P488">Updates: 1 Dec 2019</text:p>
      <text:p text:style-name="P497">Corrected outputs of IDE_RTC and M_GETDATE to include the values returned in HL.</text:p>
      <text:p text:style-name="P497"/>
      <text:p text:style-name="P488"/>
      <text:p text:style-name="P487">Updates: 4 Nov 2019</text:p>
      <text:p text:style-name="P496">Fixed incorrect mentions of “extensions” in the text; these are properly referred to as “types”.</text:p>
      <text:p text:style-name="P486"/>
      <text:p text:style-name="P35"/>
      <text:p text:style-name="P36">Updates: 4 Aug 2019</text:p>
      <text:p text:style-name="P97">Clarified that F_CHDIR does not change the current drive.</text:p>
      <text:p text:style-name="P97"/>
      <text:p text:style-name="P20"/>
      <text:p text:style-name="P34">Updates: 17 July 2019</text:p>
      <text:p text:style-name="P96">Added reminder in each individual esxDOS hook that IX entry parameters need to instead be passed in HL from a dot command.</text:p>
      <text:p text:style-name="P33"/>
      <text:p text:style-name="P33"/>
      <text:p text:style-name="P33">Updates: <text:span text:style-name="T209">14</text:span> July 2019</text:p>
      <text:p text:style-name="P93">Clarified notes on stack usage in M_P3DOS.</text:p>
      <text:p text:style-name="P95"/>
      <text:p text:style-name="P95"><text:span text:style-name="T210">Added clarifying</text:span> <text:span text:style-name="T210">notes for</text:span> IDE_BASIC call.</text:p>
      <text:p text:style-name="P95"/>
      <text:p text:style-name="P94">Added new IDE_TOKENISER call.</text:p>
      <text:p text:style-name="P94"/>
      <text:p text:style-name="P32"/>
      <text:p text:style-name="P30">Updates: 18 May 2019</text:p>
      <text:p text:style-name="P92">Added clarifying notes to DISK_FILEMAP and M_DRVAPI hooks.</text:p>
      <text:p text:style-name="P30"/>
      <text:p text:style-name="P30"/>
      <text:p text:style-name="P29">Updates: 11 Jan 2019</text:p>
      <text:p text:style-name="P91">Added Kempston joystick support to sample keyboard driver.</text:p>
      <text:p text:style-name="P91"/>
      <text:p text:style-name="P91">Clarified that some calls in the +3DOS API require IY to be unchanged from the standard value set by BASIC (ERR_NR, $5c3a).</text:p>
      <text:p text:style-name="P29"/>
      <text:p text:style-name="P29"/>
      <text:p text:style-name="P28">Updates: 22 Sep 2018</text:p>
      <text:p text:style-name="P90">Added more notes on usage of IDE_BROWSER.</text:p>
      <text:p text:style-name="P90"/>
      <text:p text:style-name="P90">Added option to DISK_STRMSTART to avoid the initial wait for the data token, to allow the user to cover the latency (from v2.01).</text:p>
      <text:p text:style-name="P27"/>
      <text:p text:style-name="P27"/>
      <text:p text:style-name="P27">Updates: <text:span text:style-name="T203">8</text:span> Sep 2018</text:p>
      <text:p text:style-name="P89">Added option for <text:span text:style-name="T203">F_OPENDIR/</text:span>F_READDIR to use wildcards.</text:p>
      <text:p text:style-name="P89"/>
      <text:p text:style-name="P89"><text:soft-page-break/></text:p>
      <text:p text:style-name="P26">Updates: 2 Sep 2018</text:p>
      <text:p text:style-name="P88">Noted that the IDE_MODE call also returns the mode window handle in IX.</text:p>
      <text:p text:style-name="P88"/>
      <text:p text:style-name="P20"/>
      <text:p text:style-name="P25">Updates: <text:span text:style-name="T198">30</text:span> Aug 2018</text:p>
      <text:p text:style-name="P86">Enhanced F_GETCWD call to additionally allow a consistently named path to be returned for any supplied filespec. </text:p>
      <text:p text:style-name="P85"/>
      <text:p text:style-name="P85">Noted that M_GETSETDRV now ignores the lower 3 bits, so these can be used to ensure A&lt;&gt;0 if needing to set the current drive.</text:p>
      <text:p text:style-name="P85"/>
      <text:p text:style-name="P87">Clarified entry parameters for M_P3DOS.</text:p>
      <text:p text:style-name="P25"/>
      <text:p text:style-name="P25"/>
      <text:p text:style-name="P24">Updates: 25 Aug 2018</text:p>
      <text:p text:style-name="P83">The M_TAPEIN hook with B=in_flags now also returns the original setting of the flags in A.</text:p>
      <text:p text:style-name="P83"/>
      <text:p text:style-name="P84">Clarified that command-lines for dot commands may include ':' as part of the line if enclosed within double-quotes.</text:p>
      <text:p text:style-name="P24"/>
      <text:p text:style-name="P24"/>
      <text:p text:style-name="P23">Updates: <text:span text:style-name="T190">24</text:span> Aug 2018</text:p>
      <text:p text:style-name="P81">Added new IDE_MO<text:span text:style-name="T190">DE</text:span> call in the +3DOS API for <text:span text:style-name="T190">querying the current NextBASIC display mode setting, or changing mode.</text:span></text:p>
      <text:p text:style-name="P23"/>
      <text:p text:style-name="P23"/>
      <text:p text:style-name="P23">Updates: 1<text:span text:style-name="T187">9</text:span> Aug 2018</text:p>
      <text:p text:style-name="P82">Noted that dot commands are now loaded from C:/DOT rather than C:/BIN. This makes it easier for esxDOS and NextZXOS to co-exist.</text:p>
      <text:p text:style-name="P22"/>
      <text:p text:style-name="P22"/>
      <text:p text:style-name="P22">Updates: 17 Aug 2018</text:p>
      <text:p text:style-name="P80">Added new IDE_MOUNT call in the +3DOS API for unmounting/remounting SD cards.</text:p>
      <text:p text:style-name="P21"/>
      <text:p text:style-name="P20"/>
      <text:p text:style-name="P20">Updates: 15 Aug 2018</text:p>
      <text:p text:style-name="P74">Added new reason to the system driver API <text:span text:style-name="T185">us</text:span>ed by .UNINSTALL.</text:p>
      <text:p text:style-name="P74">Added more information to the driver section.</text:p>
      <text:p text:style-name="P74">Updated example driver (border.asm and border_drv.asm) with sample code for bank allocation and usage.</text:p>
      <text:p text:style-name="P74">Added sample printer driver.</text:p>
      <text:p text:style-name="P20"/>
      <text:p text:style-name="P20"/>
      <text:p text:style-name="P19">Updates: 6 Aug 2018</text:p>
      <text:p text:style-name="P73">Updated <text:span text:style-name="T15">M_DOSVERSION </text:span>which now additionally provides ROM language information.</text:p>
      <text:p text:style-name="P73">Updated lists of deprecated +3DOS/IDEDOS calls.</text:p>
      <text:p text:style-name="P19"/>
      <text:p text:style-name="P73"/>
      <text:p text:style-name="P18">Updates: <text:span text:style-name="T181">31</text:span> Jul 2018</text:p>
      <text:p text:style-name="P72">Added further notes on <text:span text:style-name="T15">IDE_SNAPLOAD</text:span>.</text:p>
      <text:p text:style-name="P18"/>
      <text:p text:style-name="P18"/>
      <text:p text:style-name="P18">Updates: 15 Jul 2018</text:p>
      <text:p text:style-name="P71">Added BROWSERCAPS_UNMOUNT capability to <text:span text:style-name="T15">IDE_BROWSER</text:span>.</text:p>
      <text:p text:style-name="P17"/>
      <text:p text:style-name="P17"/>
      <text:p text:style-name="P16">Updates: 13 Jul 2018</text:p>
      <text:p text:style-name="P69">Added new rc_fragmented error code.</text:p>
      <text:p text:style-name="P69">Added new options to <text:span text:style-name="T15">IDE_SWAP_OPEN </text:span>to allow any named (unfragmented) file to be opened and used as a swap file.</text:p>
      <text:p text:style-name="P69"><text:soft-page-break/>Deprecated <text:span text:style-name="T15">IDE_SWAP_EX</text:span>.</text:p>
      <text:p text:style-name="P70">Noted that <text:span text:style-name="T15">DOS_READ/DOS_WRITE/IDE_SWAP_IN/IDE_SWAP_OUT </text:span>can take any valid 16K RAM page number 0-111, not just 0-7 as on the +3/+3e.</text:p>
      <text:p text:style-name="P16"/>
      <text:p text:style-name="P15"/>
      <text:p text:style-name="P15">Updates: 8 Jul 2018</text:p>
      <text:p text:style-name="P68">Updated IDE_DOS_MAP and IDE_DOS_MAPPING calls with special device $ff indicating a mounted filesystem image (.P3D or .DSK file).</text:p>
      <text:p text:style-name="P15"/>
      <text:p text:style-name="P15"/>
      <text:p text:style-name="P14">Updates: 28 Jun 2018</text:p>
      <text:p text:style-name="P67">Added new rc_bank_available reason to the IDE_BANK call.</text:p>
      <text:p text:style-name="P67">Added note about the order of bank allocation.</text:p>
      <text:p text:style-name="P67"/>
      <text:p text:style-name="P67"/>
      <text:p text:style-name="P13">Updates: 26 Jun 2018</text:p>
      <text:p text:style-name="P66">Added M_SETCAPS hook to modify behaviour of other calls. Currently allows F_FTRUNCATE/F_TRUNCATE to be sped up by omitting to zeroise any new file sections.</text:p>
      <text:p text:style-name="P66"/>
      <text:p text:style-name="P12"/>
      <text:p text:style-name="P12">Updates: 8 Jun 2018</text:p>
      <text:p text:style-name="P65">The IDE_BROWSER call now returns the address of an LFN (in DE), as well as the short name (in HL).</text:p>
      <text:p text:style-name="P12"/>
      <text:p text:style-name="P12"/>
      <text:p text:style-name="P11">Updates: 12 Mar 2018</text:p>
      <text:p text:style-name="P64">Updated driver API to allow an additional driver for the keyboard to be installed, replacing the standard keyboard driver.</text:p>
      <text:p text:style-name="P64"/>
      <text:p text:style-name="P64">Added example keyboard driver (keyboard.asm &amp; keyboard_drv.asm).</text:p>
      <text:p text:style-name="P11"/>
      <text:p text:style-name="P11"/>
      <text:p text:style-name="P10">Updates: 2<text:span text:style-name="T165">8</text:span> Jan 2018</text:p>
      <text:p text:style-name="P61">Added new M_DRVAPI hook providing acceess to a new API for installable drivers.</text:p>
      <text:p text:style-name="P60"/>
      <text:p text:style-name="P60">Added new IDE_DRIVER call to access new driver API from +3DOS.</text:p>
      <text:p text:style-name="P60"/>
      <text:p text:style-name="P62">Added notes on the new driver API and optional driver channel API, with a worked example (border.asm &amp; border_drv.asm).</text:p>
      <text:p text:style-name="P10"/>
      <text:p text:style-name="P59">Rewrote the notes about dot commands.</text:p>
      <text:p text:style-name="P59"/>
      <text:p text:style-name="P59">Added <text:span text:style-name="T15">RST $20 </text:span>facility to terminate a dot command and bootstrap a game/application.</text:p>
      <text:p text:style-name="P9"/>
      <text:p text:style-name="P9"/>
      <text:p text:style-name="P9">Updates: 1<text:span text:style-name="T155">8</text:span> Jan 2018</text:p>
      <text:p text:style-name="P58">Added more information about dot commands.</text:p>
      <text:p text:style-name="P58"/>
      <text:p text:style-name="P58">Added <text:span text:style-name="T15">M_GETHANDLE</text:span>, <text:span text:style-name="T24">M_EXECCMD</text:span><text:span text:style-name="T156"> and </text:span><text:span text:style-name="T25">M_GETERR</text:span><text:span text:style-name="T15"> </text:span>hook<text:span text:style-name="T156">s</text:span>.</text:p>
      <text:p text:style-name="P50"/>
      <text:p text:style-name="P50"/>
      <text:p text:style-name="P8">Updates: 17 Jan 2018</text:p>
      <text:p text:style-name="P49">Added note about turning off layer 2 writes.</text:p>
      <text:p text:style-name="P49"/>
      <text:p text:style-name="P51">Added note about layer 2 banks in IDE_BANK call.</text:p>
      <text:p text:style-name="P8"/>
      <text:p text:style-name="P8"/>
      <text:p text:style-name="P4">Updates: 15 Jan 2018</text:p>
      <text:p text:style-name="P42">Added <text:span text:style-name="T143">general </text:span>description<text:span text:style-name="T143">s</text:span> <text:span text:style-name="T143">of </text:span>the <text:span text:style-name="T15">+3DOS</text:span>-compatible <text:span text:style-name="T143">and </text:span><text:span text:style-name="T22">esxDOS</text:span><text:span text:style-name="T143">-compatible </text:span>APIs.</text:p>
      <text:p text:style-name="P42"/>
      <text:p text:style-name="P45"><text:soft-page-break/>Added full documentation for the <text:span text:style-name="T15">esxDOS</text:span>-compatible API.</text:p>
      <text:p text:style-name="P42"/>
      <text:p text:style-name="P104"/>
      <text:p text:style-name="P5">Updates: <text:span text:style-name="T133">12</text:span> Dec 2017</text:p>
      <text:p text:style-name="P46">Updated details of the <text:span text:style-name="T15">IDE_GET_LFN </text:span>call. This now additionally returns the file's size and last update time &amp; date.</text:p>
      <text:p text:style-name="P104"/>
      <text:p text:style-name="P113">Added new <text:span text:style-name="T15">IDE_RTC </text:span><text:span text:style-name="T2">call for querying the real-time-clock (if present).</text:span></text:p>
      <text:p text:style-name="P104"/>
      <text:p text:style-name="P104"/>
      <text:p text:style-name="P6">Updates: <text:span text:style-name="T123">30</text:span> Nov 2017</text:p>
      <text:p text:style-name="P47">Updated details of the <text:span text:style-name="T15">IDE_BROWSER </text:span>call. This now has a capabilities mask allowing selected functionality to be enabled or disabled as desired. <text:span text:style-name="T129">Also added note about using as a save file dialog.</text:span></text:p>
      <text:p text:style-name="P47"/>
      <text:p text:style-name="P6"/>
      <text:p text:style-name="P6">Updates: <text:span text:style-name="T123">23</text:span> Nov 2017</text:p>
      <text:p text:style-name="P48">The <text:span text:style-name="T15">IDE_STREAM_LINEIN</text:span> call has been removed and replaced by a new <text:span text:style-name="T15">IDE_WINDOW_LINEIN</text:span> call.</text:p>
      <text:p text:style-name="P371"/>
      <text:p text:style-name="P371">Added new <text:span text:style-name="T15">IDE_INTEGER_VAR </text:span>call <text:span text:style-name="T128">for accessing NextBASIC integer variables.</text:span></text:p>
      <text:p text:style-name="P371"/>
      <text:p text:style-name="P371"><text:span text:style-name="T125">Noted that the</text:span><text:span text:style-name="T20"> IDE_STREAM_* </text:span><text:span text:style-name="T125">calls may corrupt the alternate register set, in addition to the effects on the standard register set noted for each individual call. (The special note about memory configuration has also been removed for the </text:span><text:span text:style-name="T21">IDE_WINDOW_* </text:span><text:span text:style-name="T127">calls; this applies only to the </text:span><text:span text:style-name="T21">IDE_STREAM_* </text:span><text:span text:style-name="T127">calls).</text:span></text:p>
      <text:p text:style-name="P102"/>
      <text:p text:style-name="P102"/>
      <text:p text:style-name="P6">Updates: 14 Nov 2017</text:p>
      <text:p text:style-name="P515">Added note that it is now possible to use the wildcard character <text:span text:style-name="T15">* </text:span>in the <text:span text:style-name="T116">IDE_BROWSER</text:span> c<text:span text:style-name="T116">all</text:span> to match remaining characters in the filetype (with examples).</text:p>
      <text:p text:style-name="P515"/>
      <text:p text:style-name="P516">Added more notes on the IDE_STREAM_LINEIN call.</text:p>
      <text:p text:style-name="P516"/>
      <text:p text:style-name="P517">Added new IDE_WINDOW_STRING call.</text:p>
      <text:p text:style-name="P107"/>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cc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Mono1" fo:font-size="8pt" officeooo:paragraph-rsid="004f2d8a" style:font-size-asian="8pt" style:font-size-complex="8pt"/>
    </style:style>
    <style:style style:name="MT1" style:family="text">
      <style:text-properties officeooo:rsid="004f2d8a"/>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96</text:page-number><text:s/><text:span text:style-name="MT1">of </text:span><text:page-count>9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1:03:12.518316728</meta:creation-date>
    <dc:date>2022-03-31T13:57:02.492995972</dc:date>
    <meta:editing-duration>P19DT10H37M46S</meta:editing-duration>
    <meta:editing-cycles>400</meta:editing-cycles>
    <meta:generator>LibreOffice/6.1.5.2$Linux_ARM_EABI LibreOffice_project/10$Build-2</meta:generator>
    <meta:print-date>2018-01-15T22:40:02.004066159</meta:print-date>
    <meta:document-statistic meta:table-count="0" meta:image-count="0" meta:object-count="0" meta:page-count="96" meta:paragraph-count="3588" meta:word-count="23992" meta:character-count="173348" meta:non-whitespace-character-count="128249"/>
  </office:meta>
</office:document-meta>
</file>